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paragraph-rsid="0009129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paragraph-rsid="0009129b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9129b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trebuchet ms" fo:font-size="12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Text_20_body" style:list-style-name="L1">
      <style:paragraph-properties fo:text-align="justify" style:justify-single-word="false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 style:list-style-name="L3">
      <style:paragraph-properties fo:margin-top="0cm" fo:margin-bottom="0cm" loext:contextual-spacing="false"/>
    </style:style>
    <style:style style:name="P20" style:family="paragraph" style:parent-style-name="Text_20_body" style:list-style-name="L4">
      <style:paragraph-properties fo:margin-top="0cm" fo:margin-bottom="0cm" loext:contextual-spacing="false"/>
    </style:style>
    <style:style style:name="P21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officeooo:rsid="0009b92d"/>
    </style:style>
    <style:style style:name="T2" style:family="text">
      <style:text-properties fo:font-weight="bold"/>
    </style:style>
    <style:style style:name="T3" style:family="text">
      <style:text-properties style:font-name="trebuchet ms" fo:font-size="12pt"/>
    </style:style>
    <style:style style:name="T4" style:family="text">
      <style:text-properties style:font-name="trebuchet ms" fo:font-size="12pt" fo:font-weight="bold"/>
    </style:style>
    <style:style style:name="T5" style:family="text">
      <style:text-properties fo:font-style="italic"/>
    </style:style>
    <style:style style:name="T6" style:family="text">
      <style:text-properties fo:font-size="14pt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zdaságinformatikus BSc záróvizsga tételek</text:p>
      <text:p text:style-name="P1"/>
      <text:p text:style-name="P2"/>
      <text:p text:style-name="P3">Informatikai tételek:</text:p>
      <text:p text:style-name="P2"/>
      <text:p text:style-name="P4">1. Adatbázis-kezelő rendszerek felépítése. Relációs adatbázis szerkezete és jellemzése (reláció és tulajdonságai, sémák, megszorítások, szuperkulcs, kulcs, elsődleges kulcs és külső kulcs (idegen kulcs) fogalma). A relációs modell absztrakt lekérdező nyelve: relációalgebra.</text:p>
      <text:p text:style-name="P6">Az adatbázis-adminisztrátor munkájának az egyik feladata az adatbázis-kezelő rendszer kiválasztása és annak telepítése, frissítése. A kiválasztásban a szakmai szempontok mellett természetesen nagy szerepet játszik a teljes felépítendő környezetnek, és a támogatásnak a költsége is. Ezért azt kell mondjuk, hogy a legtöbb cégnél a cég vezetősége dönt arról, hogy milyen adatbázis-kezelő rendszert választanak. Az adatbázis-adminisztrátornak nagy feladat a szakmai érvek felsorolása az egyes adatbázis-kezelő rendszerek, illetve környezetek mellett vagy ellen. Természetesen a telepítés és a frissítés az ő dolga lesz, ha nincs külön rendszer-adminisztrátori csoport. </text:p>
      <text:p text:style-name="P7">Az adatbáziskezelőrendszer-architektúráknak általában 3 szintje áll rendelkezésre: vállalati (enterprise), személyi (personal) és mobil.</text:p>
      <text:p text:style-name="Text_20_body">A vállalati adatbázis-kezelő rendszer skálázhatósághoz és nagy teljesítményhez van tervezve. A vállalati adatbázis-kezelő rendszer képes nagyon nagy adatbázisokat, nagyon sok konkurens felhasználót, és többféle típusú alkalmazást támogatni. A vállalati adatbázis-kezelő rendszer nagygépeken fut, több processzort, párhuzamos lekérdezéseket támogat, stb.</text:p>
      <text:p text:style-name="Text_20_body">A személyi adatbázis-kezelő rendszer egyfelhasználós, általában PC-n fut. Ilyen például a Microsoft Access. De a nagy adatbázis-kezelő rendszerek szállítói is tudnak személyi változatot ajánlani, mint amilyen az Oracle Express. Ezek általában sokkal kevesebbe kerülnek, mint a vállalati adatbázis-kezelő rendszerek, nem skálázhatóak, és nem alkalmasak többfelhasználós alkalmazásokhoz.</text:p>
      <text:p text:style-name="Text_20_body">A mobil adatbázis-kezelő rendszer egy különleges változata a vállalati adatbázis-kezelő rendszernek. A távoli felhasználókhoz tervezték, akik nem rendszeresen kapcsolódnak a hálózathoz. A mobil adatbázis-kezelő rendszer a laptop vagy a kézi eszköz helyi adatbázisát éri el és módosítja. Amikor a laptopot vagy a kézi eszközt a hálózathoz kapcsoljuk, akkor az adatbázis-kezelő rendszer lehetőséget kap, hogy a központi adatbázis-szerverrel szinkronizálja a helyi adatbázist. </text:p>
      <text:p text:style-name="Text_20_body"/>
      <text:p text:style-name="Standard"/>
      <text:section text:style-name="Sect1" text:name="id41">
        <text:section text:style-name="Sect1" text:name="ta41_1">
          <text:p text:style-name="P8">A relációs adatbázis az adatokat relációkban (kapcsolatokban) tárolja, amelyek a felhasználó számára táblák formájában jelennek meg. A táblában egy sort rekordnak neveznek, a rekord mezőkből áll össze. </text:p>
          <text:p text:style-name="P9"><text:span text:style-name="T4">Tábla</text:span> </text:p>
          <text:p text:style-name="P8">A táblák az adatbázis legfontosabb szerkezetei, minden tábla egyetlen, jól meghatározott tárgyat ír le. A rekordok és a mezők sorrendje lényegtelen, minden tábla tartalmaz legalább egy olyan mezőt, amely egyedi módon azonosítja a tábla rekordjait, ezt elsődleges kulcsnak nevezzük. Azokat a táblákat, amelyek a tárolt adatok alapján információt szolgáltatnak, adattábláknak nevezik. Az ilyen táblákban tárolt adatok általában dinamikusak, mivel módosíthatók és többféle módon feldolgozhatók. </text:p>
          <text:p text:style-name="P9"><text:soft-page-break/><text:span text:style-name="T4">Mező</text:span> </text:p>
          <text:p text:style-name="P8">A mező az adatbázis legkisebb szerkezete, amely a tábla tárgyának egy jellemzőjét adja meg. A mezők tárolják a tényleges adatokat. Egy jól megtervezett adatbázisban minden mező egy vagy több értéket tartalmaz, és a mező neve utal a tárolt értékre. </text:p>
          <text:p text:style-name="P9"><text:span text:style-name="T4">Rekord</text:span> </text:p>
          <text:p text:style-name="P8">Az adatbázis egy sora, amelyet rekordnak is neveznek, a tábla tárgyának egy egyedi példányát írja le. A rekord a teljes mezőkészletet magában foglalja, függetlenül attól, hogy az adott mezők tartalmaznak-e értékeket. Az elsődleges kulcsként használt mező azonosítja a tábla sorait, vagyis a rekordokat. </text:p>
          <text:p text:style-name="P9"><text:span text:style-name="T4">Kulcsok</text:span> </text:p>
          <text:p text:style-name="P8">A kulcsok olyan mezők, amelyek különleges szerepet töltenek be a táblában. Egy tábla számos különféle típusú kulcsot tartalmazhat, a legfontosabbak az elsődleges és a másodlagos kulcsok. Az elsődleges kulcs olyan mező, vagy mezőcsoport, amely egyedi módon azonosítja a rekordokat a táblán belül. Ha az elsődleges kulcs több mezőből áll, akkor összetett elsődleges kulcsnak nevezik. Az elsődleges kulcs a tábla legfontosabb kulcsa. </text:p>
          <text:list xml:id="list546442804" text:style-name="L1">
            <text:list-item>
              <text:p text:style-name="P17"><text:span text:style-name="T3">Az elsődleges kulcs értéke egy rekordot azonosít az adatbázisban.</text:span> </text:p>
            </text:list-item>
            <text:list-item>
              <text:p text:style-name="P17"><text:span text:style-name="T3">Az elsődleges kulcs mező egy táblát azonosít az adatbázisban.</text:span> </text:p>
            </text:list-item>
            <text:list-item>
              <text:p text:style-name="P17"><text:span text:style-name="T3">Az elsődleges kulcs táblaszintű épséget biztosít, és segít a táblák összekapcsolásában.</text:span> </text:p>
            </text:list-item>
            <text:list-item>
              <text:p text:style-name="P12"><text:span text:style-name="T3">Az adatbázis minden táblájának kell, hogy legyen elsődleges kulcsa.</text:span> </text:p>
            </text:list-item>
          </text:list>
          <text:p text:style-name="P9"><text:span text:style-name="T4">Nézettábla</text:span> </text:p>
          <text:p text:style-name="P8">A nézettábla egy virtuális tábla, amely az adatbázis egy vagy több táblájának mezőiből áll, és a nézettáblát felépítő táblákat együttesen alaptábláknak nevezzük. A nézettáblák tartalmukat más táblákból nyerik. Ezek a táblák lehetővé teszik, hogy többféle nézőpontból lehessen vizsgálni az adatbázis tartalmát. </text:p>
          <text:p text:style-name="P9"><text:span text:style-name="T4">Kapcsolatok</text:span> </text:p>
          <text:p text:style-name="P8">Ha két tábla rekordjai valamilyen értelemben összetartoznak akkor a két tábla kapcsolódik egymáshoz. A táblák közötti kapcsolatok elsődleges és másodlagos kulcsokkal, és kapcsolótábla segítségével valósíthatók meg. </text:p>
        </text:section>
      </text:section>
      <text:p text:style-name="Text_20_body"><text:span text:style-name="T2">Relációs adatbázisnak</text:span> nevezzük a <text:a xlink:type="simple" xlink:href="https://hu.wikipedia.org/wiki/Relációs_adatmodell" text:style-name="Internet_20_link" text:visited-style-name="Visited_20_Internet_20_Link">relációs adatmodell</text:a> elvén létrehozott adatok összességét, a <text:a xlink:type="simple" xlink:href="https://hu.wikipedia.org/wiki/Relációs_adatmodell" text:style-name="Internet_20_link" text:visited-style-name="Visited_20_Internet_20_Link">relációs adatmodell</text:a> fogalomrendszerében meghatározott ún. relációk egy véges halmazát. Relációs adatbázisokat <text:a xlink:type="simple" xlink:href="https://hu.wikipedia.org/wiki/Relációsadatbázis-kezelő_rendszer" text:style-name="Internet_20_link" text:visited-style-name="Visited_20_Internet_20_Link">relációsadatbázis-kezelőkkel</text:a> hozhatunk létre, szerkeszthetünk és törölhetünk. </text:p>
      <text:p text:style-name="Text_20_body">Reláció (azaz kapcsolati viszony) jön létre egy adatbázisban például azzal, hogy a tárolt nevek mindegyikéhez tartozik egy a tárolt <text:a xlink:type="simple" xlink:href="https://hu.wikipedia.org/wiki/Személyi_azonosító" text:style-name="Internet_20_link" text:visited-style-name="Visited_20_Internet_20_Link">személyi számok</text:a> közül. Technikai, adattárolási szempontból ezt kétféle módon is megoldhatjuk. Az egyik: külön tároljuk a neveket és külön a személyi számokat, és a nevekhez hozzákapcsolunk egy mutatót, amely megmutatja, hogy a személyi számok közül melyik tartozik egy névhez. Ez technikai reláció, amikor a kapcsolatot egy rövid közvetítő adattal <text:soft-page-break/>tároljuk. A másik: minden névvel együtt tároljuk a hozzájuk tartozó személyi számot. Ez elvi reláció, amelyben nincs közvetítő adat, a reláció csak névleges, technikailag a relációban álló két elem egyszerre érhető el.</text:p>
      <text:p text:style-name="Text_20_body">Adatbázis séma: az adatbázis leírása. Az adatbázis szerkezetének, az adatípusoknak és a</text:p>
      <text:p text:style-name="Text_20_body">megszorításoknak a leírását tartalmazza.</text:p>
      <text:p text:style-name="Text_20_body">A relációs modell megszorításai:</text:p>
      <text:p text:style-name="Text_20_body">• Az adatmodellben benne rejlő megszorítások: modellalapú vagy implicit megszorítások.</text:p>
      <text:p text:style-name="Text_20_body">• Az adatmodell sémáiban közvetlenül kifejezet megszorítások: sémaalapú vagy explicit</text:p>
      <text:p text:style-name="Text_20_body">megszorítások.</text:p>
      <text:p text:style-name="Text_20_body">• Olyan megszorítások, amelyeket nem lehet közvetlenül az adatmodell sémáiban kifejezni,</text:p>
      <text:p text:style-name="Text_20_body">és ezért az alkalmazói programokkal kell kifejezni és érvényre jutatni őket :</text:p>
      <text:p text:style-name="Text_20_body">alkalmazásalapú vagy szemantikus megszorítások vagy üzleti szabályok.</text:p>
      <text:p text:style-name="Text_20_body">Sémaalapú megszorítások:</text:p>
      <text:p text:style-name="Text_20_body">• tartomány megszorítások</text:p>
      <text:p text:style-name="Text_20_body">• kulcsmegszorítások és a NULL értékekre vonatkozó megszorítások</text:p>
      <text:p text:style-name="Text_20_body">• egyedintegritási megszorítások</text:p>
      <text:p text:style-name="Text_20_body">• hivatkozási integritási megszorításokTartománymegszorítás: A tartománymegszorítás kimondja, hogy minden rekordban minden</text:p>
      <text:p text:style-name="Text_20_body">egyes A atribútumhoz tartozó értéknek a dom(A) tartományból kell származnia, és ezen dom(A)</text:p>
      <text:p text:style-name="Text_20_body">tartományok minden elemének atomi értéknek kell lennie.</text:p>
      <text:p text:style-name="Text_20_body">Szuperkulcs: Az R relációsémának létezik egy olyan atribútumhalmaza, amely olyan</text:p>
      <text:p text:style-name="Text_20_body">tulajdonságú, hogy tekintve R bármelyik r relációját, az adot relációban nincs két olyan rekord,</text:p>
      <text:p text:style-name="Text_20_body">amelynek az értékei azonosak lennének ezen atribútumokra vonatkozóan. Az atribútumoknak</text:p>
      <text:p text:style-name="Text_20_body">egy ilyen részhalmazát SK-val jelölve, bármely két különböző t 1 és t 2 rekordot kiválasztva R egy r</text:p>
      <text:p text:style-name="Text_20_body">relációjából: t 1 [SK] ≠ t 2 [SK].</text:p>
      <text:p text:style-name="Text_20_body">Minden ilyen SK atribútumhalmaz az R relációséma szuperkulcsa.</text:p>
      <text:p text:style-name="Text_20_body">• Vagy: Egy R = {A 1 , A 2 ,...,A n } relációséma szuperkulcsa minden olyan S ⊆ R atribútum</text:p>
      <text:p text:style-name="Text_20_body">halmaz, amelyre igaz, hogy bármely R feleti legális r relációban nincs két olyan t 1 és t 2</text:p>
      <text:p text:style-name="Text_20_body">rekord, amelyekre t 1 [S] = t 2 [S] teljesül.</text:p>
      <text:p text:style-name="Text_20_body">Kulcs: A K kulcs egy olyan szuperkulcs, amelyből bármely atribútum eltávolítása azt</text:p>
      <text:p text:style-name="Text_20_body">eredményezi, hogy K már nem lesz szuperkulcs többé. Egy kulcs kielégíti a következő két feltételt:</text:p>
      <text:p text:style-name="Text_20_body">• Bármilyen relációt tekintve, a reláció két különböző rekordjának nem lehetnek azonosak a</text:p>
      <text:p text:style-name="Text_20_body">kulcsban szereplő atribútumokhoz tartozó értékei.</text:p>
      <text:p text:style-name="Text_20_body"><text:soft-page-break/>• Minimális szuperkulcs, azaz egy szuperkulcs, amelyből nem tudunk úgy eltávolítani egyetlen</text:p>
      <text:p text:style-name="Text_20_body">atribútumot sem, hogy az egyediségre vonatkozó feltétel továbbra is fennálljon.</text:p>
      <text:p text:style-name="Text_20_body">Egy K kulcs egyszerű, ha egyetlen atribútum alkotja, egyébként összetet.</text:p>
      <text:p text:style-name="Text_20_body">Kulcsjelölt: Egy relációsémának egynél több kulcsa is lehet. Ilyen esetben a kulcsok mindegyikét</text:p>
      <text:p text:style-name="Text_20_body">kulcsjelöltnek hívjuk. A kulcsjelöltek közül egy tetszőlegesen kiválasztot lesz az elsődleges kulcs,</text:p>
      <text:p text:style-name="Text_20_body">a többit másodlagos kulcsoknak nevezzük. Minden relációsémának kell, hogy legyen elsődleges</text:p>
      <text:p text:style-name="Text_20_body">kulcsa.</text:p>
      <text:p text:style-name="Text_20_body">Elsődleges kulcs: A modellező feladata, hogy a kulcsjelöltek közül kiválasszon egyet a</text:p>
      <text:p text:style-name="Text_20_body">relációséma elsődleges kulcsául. Ez a kulcsjelölt lesz az, amelynek az értékeit a relációkban</text:p>
      <text:p text:style-name="Text_20_body">szereplő rekordok azonosítására fogjuk használni. A kulcsmegszorítás szerint a relációsémának</text:p>
      <text:p text:style-name="Text_20_body">mindig rendelkeznie kell elsődleges kulccsal.</text:p>
      <text:p text:style-name="Text_20_body">Külső kulcs: Egy R 1 relációséma FK-val jelölt atribútumhalmaza külső (idegen) kulcsa R 1 -nek,</text:p>
      <text:p text:style-name="Text_20_body">amely hivatkozik az R 2 relációsémára, ha eleget tesz a következő feltételeknek:</text:p>
      <text:p text:style-name="Text_20_body">• Az FK-beli atribútumoknak és az R 2 PK-val jelölt elsődleges kulcsatribútumainak páronként</text:p>
      <text:p text:style-name="Text_20_body">azonos a tartományat; ekkor azt mondjuk, hogy az FK atribútumok hivatkoznak az R 2</text:p>
      <text:p text:style-name="Text_20_body">relációsémára.</text:p>
      <text:p text:style-name="Text_20_body">• Bármely r 1 (R 1 ) aktuális állapotának egy t 1 rekordjában egy FK-beli érték vagy megjelenik egy</text:p>
      <text:p text:style-name="Text_20_body">r 2 (R 2 ) aktuális állapotának valamely t 2 rekordjában PK értékeként, vagy az értéke NULL. Az előbbi</text:p>
      <text:p text:style-name="Text_20_body">esetben t 1 [FK ] = t 2 [PK ], ekkor azt mondjuk, hogy a t 1 rekord hivatkozik a t 2 rekordra.</text:p>
      <text:p text:style-name="Text_20_body">Ha e két feltétel teljesül, egy hivatkozási integtritási megszotrítás áll fenn R 1 -ről R 2 -re</text:p>
      <text:p text:style-name="Text_20_body">vonatkozóan.</text:p>
      <text:p text:style-name="Text_20_body">Relációalgebra: A matematikai halmazelméleten alapuló lekérdező nyelv. A lekérdezés egy</text:p>
      <text:p text:style-name="Text_20_body">kifejezés, amelyben az operátorok relációalgebrai műveletek, az operandusok pedig relációk. A</text:p>
      <text:p text:style-name="Text_20_body">lekérdezés eredménye szintén egy reláció.</text:p>
      <text:p text:style-name="Text_20_body">Relációkalkulus: Az elsőrendű predikátumkalkulusra épülő lekérdező nyelv. A lekérdezés egy</text:p>
      <text:p text:style-name="Text_20_body">speciális alakú kifejezés, amely egy halmazt defniál. A lekérdezés eredménye az előbb említet</text:p>
      <text:p text:style-name="Text_20_body">halmaz által meghatározot reláció.</text:p>
      <text:p text:style-name="Text_20_body">A relációalgebra műveletei:</text:p>
      <text:p text:style-name="Text_20_body">• szelekció (σ)</text:p>
      <text:p text:style-name="Text_20_body">• általános összekapcsolás (theta join)</text:p>
      <text:p text:style-name="Text_20_body">• projekció (π)</text:p>
      <text:p text:style-name="Text_20_body"><text:soft-page-break/>• egyenlőségalapú összekapcsolás (equijoin)t;</text:p>
      <text:p text:style-name="Text_20_body">• átnevezés (ρ)</text:p>
      <text:p text:style-name="Text_20_body">• természetes összekapcsolás (natural join)</text:p>
      <text:p text:style-name="Text_20_body">• halmazműveletek</text:p>
      <text:p text:style-name="Text_20_body">• bal</text:p>
      <text:p text:style-name="Text_20_body">oldali/jobb</text:p>
      <text:p text:style-name="Text_20_body">oldali/teljes</text:p>
      <text:p text:style-name="Text_20_body">külső</text:p>
      <text:p text:style-name="Text_20_body">összekapcsolás (lef/right/full outer join)</text:p>
      <text:p text:style-name="Text_20_body">• unió (U), metszet (∩), különbség (-)</text:p>
      <text:p text:style-name="Text_20_body">• hányados (÷)</text:p>
      <text:p text:style-name="Text_20_body">• Descartes-szorzat (belső szorzat, X)</text:p>
      <text:p text:style-name="Text_20_body">• összekapcsolás (join)</text:p>
      <text:p text:style-name="Text_20_body">Szelekció: Általános alakja: σ〈szelekciós feltétel〉(R)</text:p>
      <text:p text:style-name="Text_20_body">R azt a relációt jelöli, amelyből a 〈szelekciós feltétel〉-nek eleget tevő rekordokat válogatjuk ki. A</text:p>
      <text:p text:style-name="Text_20_body">szelekciós feltétel egy logikai kifejezés, amely logikai operátorokkal összekapcsolt</text:p>
      <text:p text:style-name="Text_20_body">részkifejezésekből épül föl.</text:p>
      <text:p text:style-name="Text_20_body">A részkifejezések alakja a következők valamelyike lehet:</text:p>
      <text:p text:style-name="Text_20_body">• 〈atribútum〉〈hasonlító op.〉〈konstans〉 vagy</text:p>
      <text:p text:style-name="Text_20_body">• 〈atribútum〉〈hasonlító op.〉〈atribútum〉,</text:p>
      <text:p text:style-name="Text_20_body">ahol az 〈atribútum〉 az R egy atribútumának neve, a 〈hasonlító op.〉 a { =, ≠, &lt;, &gt;, ≤, ≥ }</text:p>
      <text:p text:style-name="Text_20_body">operátorok egyike, a 〈konstans〉 pedig egy konstans érték az atribútum tartományából.</text:p>
      <text:p text:style-name="Text_20_body">Egy általános szelekciós feltételben a részkifejezéseket az és, a vag és a nem logikai operátorokkal</text:p>
      <text:p text:style-name="Text_20_body">kapcsolhatjuk össze.</text:p>
      <text:p text:style-name="Text_20_body">Pl.: Válasszuk ki azokat a dolgozókat, akik vagy a 4-es osztályon dolgoznak, és többet keresnek</text:p>
      <text:p text:style-name="Text_20_body">325 000 Ft-nál, vagy az 5-ös osztályon dolgoznak, és többet keresnek 390 000 Ft-nál!</text:p>
      <text:p text:style-name="Text_20_body">Megoldás: σ(Osz=4 AND Fizetés&gt;3250000) OR(Osz=5 AND Fizetés&gt;3900000) (DOLGOZÓ)</text:p>
      <text:p text:style-name="Text_20_body">Szelekció tulajdonságai:</text:p>
      <text:p text:style-name="Text_20_body">• A szelekció unáris művelet.</text:p>
      <text:p text:style-name="Text_20_body">• Az eredményül kapot reláció foka és sémája megegyezik R fokával, illetve sémájával.</text:p>
      <text:p text:style-name="Text_20_body">• Az eredményül kapot reláció számossága mindig kisebb vagy egyenlő R számosságánál,</text:p>
      <text:p text:style-name="Text_20_body"><text:soft-page-break/>azaz bármely f feltétel esetén |σ f (R)|≤ |R|</text:p>
      <text:p text:style-name="Text_20_body">• Két egymásba ágyazot szelekciós művelet végrehajtási sorrendje felcserélhető:</text:p>
      <text:p text:style-name="Text_20_body">σfelt 1 (σfelt 2 (R)) = σfelt 2 (σfelt 1 (R))</text:p>
      <text:p text:style-name="Text_20_body">• Minden többszörösen egymásba ágyazot (kaszkádolt) szelekció átírható egyetlen</text:p>
      <text:p text:style-name="Text_20_body">szelekcióvá,</text:p>
      <text:p text:style-name="Text_20_body">amelynek</text:p>
      <text:p text:style-name="Text_20_body">a</text:p>
      <text:p text:style-name="Text_20_body">feltétele</text:p>
      <text:p text:style-name="Text_20_body">az</text:p>
      <text:p text:style-name="Text_20_body">eredeti</text:p>
      <text:p text:style-name="Text_20_body">feltételek</text:p>
      <text:p text:style-name="Text_20_body">konjunkciója:</text:p>
      <text:p text:style-name="Text_20_body">σfelt 1 (σfelt 2 (...(σfelt n (R))...)) = σfelt 1 AND felt 2 AND...AND felt n (R)A projekció tulajdonságai:</text:p>
      <text:p text:style-name="Text_20_body">• A projekció unáris művelet.</text:p>
      <text:p text:style-name="Text_20_body">• Az eredményül kapot reláció fokát és sémáját az atribútum listában szereplő</text:p>
      <text:p text:style-name="Text_20_body">atribútumok határozzák meg: az eredmény sémájában az atribútumok sorrendje</text:p>
      <text:p text:style-name="Text_20_body">megegyezik a listában megadot atribútumok sorrendjével. A fokszám a listában megadot</text:p>
      <text:p text:style-name="Text_20_body">atribútumok darabszáma lesz.</text:p>
      <text:p text:style-name="Text_20_body">• Ha az atribútum lista nem tartalmaz kulcs atribútumot, akkor az eredményül kapot</text:p>
      <text:p text:style-name="Text_20_body">reláció számossága kisebb lehet R számosságánál, ugyanis az eredményben nem</text:p>
      <text:p text:style-name="Text_20_body">jelenhetnek meg duplikált rekordok. Ha az atribútum lista R szuperkulcsa, akkor az</text:p>
      <text:p text:style-name="Text_20_body">eredmény számossága megegyezik R számosságával.</text:p>
      <text:p text:style-name="Text_20_body">• Két egymásba ágyazot projekciós művelet eredménye megegyezik a külső projekció</text:p>
      <text:p text:style-name="Text_20_body">eredményével: πlista 1 (πlista 2 (R)) = πlista 1 (R), ha lista 2 tartalmazza a lista 1 -beli</text:p>
      <text:p text:style-name="Text_20_body">atribútumokat, egyébként a bal oldal nem értelmezhető.</text:p>
      <text:p text:style-name="Text_20_body">Projekció: Általános alakja:: : π〈atribútumlista〉(R), ahol az 〈atribútumlista〉 az R reláció</text:p>
      <text:p text:style-name="Text_20_body">lekérdezni kívánt atribútumainak listája.</text:p>
      <text:p text:style-name="Text_20_body">Pl.: Adjuk meg a dolgozók vezetéknevét, keresztnevét és fzetését!</text:p>
      <text:p text:style-name="Text_20_body">Megoldás: πVnév,Knév,Fizetés (DOLGOZÓ)</text:p>
      <text:p text:style-name="Text_20_body">Szelekció és projekció:</text:p>
      <text:p text:style-name="Text_20_body">Adjuk meg az 5-ös osztályon dolgozók vezetéknevét, keresztnevét és fzetését!</text:p>
      <text:p text:style-name="Text_20_body"><text:soft-page-break/>Megoldás: πVnév,Knév,Fizetés (σOsz=5 (DOLGOZÓ))</text:p>
      <text:p text:style-name="Text_20_body">Átnevezés: Megváltoztathatjuk a relációnk jelölését és átnevezhetjük az atribútumait is</text:p>
      <text:p text:style-name="Text_20_body">értékadás végrehajtásakor: TEMP ←σOsz=5(DOLGOZÓ) Általános alakja:ρS(B 1 , B 2 , ..., B n )(R)</text:p>
      <text:p text:style-name="Text_20_body">vagy ρS(R) vagy ρ(B 1 , B 2 , ..., B n )(R). A S a reláció jelölésére használt új szimbólum, B 1 , B 2 , ..., B n az</text:p>
      <text:p text:style-name="Text_20_body">új atribútumnevek.</text:p>
      <text:p text:style-name="Text_20_body">Átnevezés tulajdonságai: Az átnevezés unáris művelet. Az eredményül kapot reláció foka és</text:p>
      <text:p text:style-name="Text_20_body">számossága megegyezik R fokával, illetve számosságával. Az eredményül kapot reláció sémája: a</text:p>
      <text:p text:style-name="Text_20_body">B 1 , B 2 , ..., B n atribútumokkal meghatározot séma lesz, ha megadtuk őkett; megegyezik az R</text:p>
      <text:p text:style-name="Text_20_body">sémájával, ha a B 1 , B 2 , ..., B n nem soroltuk fel.</text:p>
      <text:p text:style-name="Text_20_body">Uniókompatibilitás: Az R(A 1 , A 2 , ..., A n ) és S(B 1, B 2 , ..., B n ) relációkat egymással</text:p>
      <text:p text:style-name="Text_20_body">uniókompatibilisnek (típuskompatibilisnek) mondjuk, ha azonos a fokszámuk, és dom(A i ) =</text:p>
      <text:p text:style-name="Text_20_body">dom(B i ) minden 1≤ i≤ n esetén. (Az uniókompatibilitás tehát azt jelenti, hogy a két relációnak</text:p>
      <text:p text:style-name="Text_20_body">ugyanannyi atribútuma van, és atribútumaik tartományai páronként megegyeznek egymással.)</text:p>
      <text:p text:style-name="Text_20_body">Unió, metszet, különbség:</text:p>
      <text:p text:style-name="Text_20_body">• unió: R ∪ S</text:p>
      <text:p text:style-name="Text_20_body">• metszet: R ∩ S</text:p>
      <text:p text:style-name="Text_20_body">• különbség: R − S</text:p>
      <text:p text:style-name="Text_20_body">A műveletek tulajdonságai:</text:p>
      <text:p text:style-name="Text_20_body">• Az unió, a metszet és a különbség bináris műveletek.</text:p>
      <text:p text:style-name="Text_20_body">• Az eredményül kapot reláció sémája – megállapodás szerint – az első (R) reláció</text:p>
      <text:p text:style-name="Text_20_body">sémájával egyezik meg.</text:p>
      <text:p text:style-name="Text_20_body">• Az unió és a metszet műveletek kommutatívak: R∪S =S∪R és R∩S = S∩R.</text:p>
      <text:p text:style-name="Text_20_body">• Az unió és a metszet műveletek asszociatívak: R∪(S∪T) = (R∪S)∪T és R∩(S∩T) = (R∩S)∩T.</text:p>
      <text:p text:style-name="Text_20_body">• A különbség művelet általában nem kommutatív: R−S ≠ S−R.</text:p>
      <text:p text:style-name="Text_20_body">Descartes-szorzat, belső szorzat:</text:p>
      <text:p text:style-name="Text_20_body">• Általános alakja: R(A 1 , A 2 , ..., A n ) × S(B 1, B 2 , ..., B m ). Két tetszőleges sémájú reláció közöt</text:p>
      <text:p text:style-name="Text_20_body">elvégezhető bináris művelet.</text:p>
      <text:p text:style-name="Text_20_body">• Az eredményül kapot Q reláció egy n + m fokszámú reláció, melynek sémája:</text:p>
      <text:p text:style-name="Text_20_body">Q( A 1 , A 2 , ..., A n , B 1, B 2 , ..., B m )</text:p>
      <text:p text:style-name="Text_20_body"><text:soft-page-break/>• |R|-rel és |S|-sel jelölve az eredeti két reláció számosságát, az eredményül kapot relációszámossága : |R × S| = |R| · |S|</text:p>
      <text:p text:style-name="Text_20_body">• Az eredményül kapot relációban az eredeti két reláció minden rekordjának összes</text:p>
      <text:p text:style-name="Text_20_body">lehetséges kombinációja szerepelni fog.</text:p>
      <text:p text:style-name="Text_20_body">Általános összekapcsolás:</text:p>
      <text:p text:style-name="Text_20_body">• Általános alakja: R ⋈ 〈összekapcsolási feltétel〉S</text:p>
      <text:p text:style-name="Text_20_body">• Bináris művelet, operandusai R(A 1 , A 2 , ..., A n ) és S(B 1 , B 2 , ..., B m ) sémájú relációk.</text:p>
      <text:p text:style-name="Text_20_body">• Az eredményül kapot Q egy n+m fokszámú reláció, melynek sémája:</text:p>
      <text:p text:style-name="Text_20_body">Q(A 1 , A 2 , ..., A n , B 1 , B 2 , ..., B m ).</text:p>
      <text:p text:style-name="Text_20_body">• Az eredményül kapot relációban benne lesz az R és az S relációk rekordjainak minden</text:p>
      <text:p text:style-name="Text_20_body">olyan kombinációja, amely kielégíti az összekapcsolási feltételt.</text:p>
      <text:p text:style-name="Text_20_body">Egyenlőségen alapuló összekapcsolás: Azt az általános összekapcsolási műveletet, amelynek</text:p>
      <text:p text:style-name="Text_20_body">összekapcsolási feltételében csak az egyenlőségjel (=) szerepel összehasonlító műveleti jelként,</text:p>
      <text:p text:style-name="Text_20_body">egyenlőségen alapuló összekapcsolásnak vagy más szóval equijoin műveletnek nevezzük.</text:p>
      <text:p text:style-name="Text_20_body">Az egyenlőségen alapuló összekapcsolás eredményeként kapot reláció minden rekordjában van</text:p>
      <text:p text:style-name="Text_20_body">legalább egy pár azonos érték.</text:p>
      <text:p text:style-name="Text_20_body">Természetes összekapcsolás: Az egyenlőségen alapuló összekapcsolás eredményeként kapot</text:p>
      <text:p text:style-name="Text_20_body">relációban – a rekordokban felbukkanó azonos értékpárok miat – mindig találhatók „felesleges”</text:p>
      <text:p text:style-name="Text_20_body">értékek. A természetes összekapcsolás műveletét az egyenlőségen alapuló összekapcsolás</text:p>
      <text:p text:style-name="Text_20_body">műveletéből származtatjuk oly módon, hogy az ot kapot relációból eltávolítjuk az összekapcsolás</text:p>
      <text:p text:style-name="Text_20_body">alapjául szolgáló, a hozzájuk tartozó értékek egyenlősége miat felesleges atribútumok egyikét.</text:p>
      <text:p text:style-name="Text_20_body">Az összekapcsolandó két relációban az összekapcsolás alapjául szolgáló atribútumok nevének</text:p>
      <text:p text:style-name="Text_20_body">meg kell egyezniük. Általános alakja: R ∗ S.</text:p>
      <text:p text:style-name="Text_20_body">Az eredményül kapot reláció sémája az eredeti két reláció sémájának az atribútumait</text:p>
      <text:p text:style-name="Text_20_body">tartalmazza, ám az összekapcsolás alapjául szolgáló atribútumok közül páronként csak egyet. Az</text:p>
      <text:p text:style-name="Text_20_body">eredményül kapot reláció foka az eredeti két reláció fokszámának az összegénél annyival</text:p>
      <text:p text:style-name="Text_20_body">kevesebb, ahány azonos nevű atribútumot tartalmaznak. Az eredményül kapot reláció</text:p>
      <text:p text:style-name="Text_20_body">számossága 0-tól az eredeti relációk számosságainak szorzatáig terjedhet.</text:p>
      <text:p text:style-name="Text_20_body">A relációalgebrai műveletek teljes halmaza: Bebizonyítható, hogy a relációalgebrai</text:p>
      <text:p text:style-name="Text_20_body">operátorok {σ, π, ∪, −, ×} halmaza teljes halmaz, azaz bármelyik másik relációalgebrai művelet</text:p>
      <text:p text:style-name="Text_20_body">kifejezhető ezen halmazbeli operátorokkal végzet műveletek sorozataként.</text:p>
      <text:p text:style-name="Text_20_body">Osztás, hányados:</text:p>
      <text:p text:style-name="Text_20_body"><text:soft-page-break/>• Általános alakja: R÷S.</text:p>
      <text:p text:style-name="Text_20_body">• Jelöljük Z-vel az R sémáját alkotó atribútumok halmazát, X-szel az S sémáját alkotó</text:p>
      <text:p text:style-name="Text_20_body">atribútumok halmazát! Az osztás művelete akkor hajtható végre, ha X ⊆ Z.</text:p>
      <text:p text:style-name="Text_20_body">• Jelöljük T-vel az eredmény relációt! Legyen Y = Z − X! Ekkor Y lesz a T sémáját alkotó</text:p>
      <text:p text:style-name="Text_20_body">atribútumok halmaza.</text:p>
      <text:p text:style-name="Text_20_body">• A hányados művelet az alábbi műveletek sorozataként fogható fel:</text:p>
      <text:p text:style-name="Text_20_body">• T1 ← πY (R)</text:p>
      <text:p text:style-name="Text_20_body">• T2 ← πY ((S × T1) − R)</text:p>
      <text:p text:style-name="Text_20_body">• T ← T1 − T2</text:p>
      <text:p text:style-name="Text_20_body">Pl.: Adjuk meg az összes olyan dolgozó nevét és lakcímét, aki a ’Kutatás’ osztályon dolgozik!</text:p>
      <text:p text:style-name="Text_20_body">Megoldás:</text:p>
      <text:p text:style-name="Text_20_body">• KUTATÁS_OSZT ← σ Onév=’Kutatás’ (OSZTÁLY)</text:p>
      <text:p text:style-name="Text_20_body">• KUTATÁS_DOLG ← (KUTATÁS_OSZT ⋈ Oszám=Osz DOLGOZÓ)</text:p>
      <text:p text:style-name="Text_20_body">• EREDMÉNY ← π Vnév,Knév,Lakcím (KUTATÁS_DOLG)</text:p>
      <text:p text:style-name="Text_20_body">• Egyben felírva: π Vnév,Knév,Lakcím (σ Onév= Kutatás (OSZTÁLY ⋈ Oszám=Osz DOLGOZÓ))</text:p>
      <text:p text:style-name="Text_20_body">Pl.: Adjuk meg azon projektek projektszámait, amelyekhez köze van ’Kovács’ vezetéknevű</text:p>
      <text:p text:style-name="Text_20_body">dolgozónak, akár a projekten munkálkodó dolgozóként, akár a projektet irányító osztály</text:p>
      <text:p text:style-name="Text_20_body">vezetőjeként!</text:p>
      <text:p text:style-name="P6"/>
      <text:p text:style-name="P4"/>
      <text:p text:style-name="P4"/>
      <text:p text:style-name="P4">2. Egyed–kapcsolat (ER) modell. A kapcsolat osztályozási lehetőségei. Atomi, összetett, többértékű és származtatott attribútum. ER diagram és leképezése relációkra. Redundancia, dekompozíció, funkcionális függés. Normálformák. SQL parancsok.</text:p>
      <text:p text:style-name="P4"/>
      <text:p text:style-name="P4"/>
      <text:p text:style-name="P4">3. Adatközpontú tevékenységek a rendszerfejlesztési életciklusban (SDLC). Adatbázis</text:p>
      <text:p text:style-name="P4">adminisztráció és monitorozás. Az adatbázis adminisztrátor feladatai. Metaadat és adatminőség menedzsment.</text:p>
      <text:p text:style-name="P4"/>
      <text:p text:style-name="P4"/>
      <text:p text:style-name="P5">4. Legkisebb négyzetek módszere: mérési eredmények modellezése, a paraméterek meghatározása a Gauss-féle normálegyenleteken keresztül; a normálegyenlet megoldhatósága, az esetleges szingularitás jelentése és kezelése. Interpoláció: a Lagrange-féle interpolációs feladat megfogalmazása, a megoldhatóságáról szóló tétel, a Lagrange-polinom Newton-alakja.</text:p>
      <text:p text:style-name="P5"/>
      <text:p text:style-name="P4">5. Nemlineáris egyenletek numerikus megoldása: felező módszer, húrmódszer, Newton-módszer, szelőmódszer, egyszerű (fixpont) iteráció. Nemlineáris egyenletrendszerek numerikus megoldása: Newton módszer, egyszerű (fixpont) iteráció.</text:p>
      <text:p text:style-name="P4"><text:soft-page-break/></text:p>
      <text:p text:style-name="P4"/>
      <text:p text:style-name="P4">6. A hipotézisvizsgálat alapfogalmai. Egy- és kétmintás paraméteres próbák. Kis- és nagymintás nemparaméteres próbák. Több független mintás próbák.</text:p>
      <text:p text:style-name="P4"/>
      <text:p text:style-name="P4"/>
      <text:p text:style-name="P4">7. A standard lineáris regressziós modell, a legkisebb négyzetek elvének alkalmazása. Becslések, tesztek a regressziós modellben. Nemlineáris regresszió. A többváltozós regressziós modell. Determinisztikus idősorelemzés, trendbecslés, a szezonalitás vizsgálata.</text:p>
      <text:p text:style-name="P4"/>
      <text:p text:style-name="P4"/>
      <text:p text:style-name="P4">8. Az informatikai biztonság fogalma, legfontosabb biztonsági célok. Fizikai, emberi, technikai</text:p>
      <text:p text:style-name="P4">fenyegetések és ellenük való védekezés. Az informatikai biztonság szabályozása.</text:p>
      <text:p text:style-name="P6">Elfogadva, hogy a biztonság egy kedvező állapot, amellyel szemben elvárható, hogy a fenyegetések bekövetkezésének lehetősége, valamint az esetlegesen bekövetkező fenyegetés által okozott kár a lehető legkisebb legyen. Ahhoz azonban, hogy teljes legyen ez a biztonság az szükséges, hogy minden valós fenyegetésre valamilyen védelmet nyújtson, ugyanakkor körkörös legyen, vagyis minden támadható ponton biztosítson valamilyen akadályt a támadó számára. Mindezek</text:p>
      <text:p text:style-name="P6">mellett elvárható, hogy folyamatosan létezzen. A fentiek alapján a biztonság a rendszer olyan — az érintett számára kielégítő mértékű — állapota, amelyben zárt, teljes körű, folytonos és a</text:p>
      <text:p text:style-name="P6">kockázatokkal arányos védelem valósul meg. Ahol a zárt védelem az összes releváns fenyegetést figyelembe vevő védelmet, a teljes körű védelem, pedig a rendszer valamennyi elemére kiterjedő védelmi intézkedések összességét jelenti. A folytonos védelem az időben változó körülmények és viszonyok ellenére is megszakítás nélkül valósul meg.</text:p>
      <text:p text:style-name="P7"><text:span text:style-name="T2">bizalmasság</text:span>: az adat tulajdonsága, amely arra vonatkozik, hogy az adatot csak az arra jogosultak és csak a jogosultságuk szerint ismerhetik meg, használhatják fel, illetve rendelkezhetnek a felhasználásáról </text:p>
      <text:list xml:id="list16688168" text:style-name="L2">
        <text:list-item>
          <text:p text:style-name="P18"><text:span text:style-name="T2">sértetlenség</text:span>: az adat tulajdonsága, amely arra vonatkozik, hogy az adat tartalma és tulajdonságai az elvárttal megegyeznek, ideértve a bizonyosságot abban, hogy az elvárt forrásból származik (<text:a xlink:type="simple" xlink:href="https://hu.wikipedia.org/w/index.php?title=Hitelesség&amp;action=edit&amp;redlink=1" text:style-name="Internet_20_link" text:visited-style-name="Visited_20_Internet_20_Link">hitelesség</text:a>) és a származás megtörténtének bizonyosságát (<text:a xlink:type="simple" xlink:href="https://hu.wikipedia.org/w/index.php?title=Letagadhatatlanság&amp;action=edit&amp;redlink=1" text:style-name="Internet_20_link" text:visited-style-name="Visited_20_Internet_20_Link">letagadhatatlanság</text:a>) is, illetve a rendszerelem tulajdonsága, amely arra vonatkozik, hogy a rendszerelem rendeltetésének megfelelően használható </text:p>
        </text:list-item>
        <text:list-item>
          <text:p text:style-name="P18"><text:span text:style-name="T2">rendelkezésre állás</text:span>: az adat, illetve az informatikai rendszer elemeinek tulajdonsága, amely arra vonatkozik, hogy az arra jogosultak által a szükséges időben és időtartamra használható </text:p>
        </text:list-item>
        <text:list-item>
          <text:p text:style-name="P18"><text:span text:style-name="T2">zárt védelem</text:span>: olyan védelem, amely az összes <text:a xlink:type="simple" xlink:href="https://hu.wikipedia.org/w/index.php?title=Releváns_fenyegetés&amp;action=edit&amp;redlink=1" text:style-name="Internet_20_link" text:visited-style-name="Visited_20_Internet_20_Link">releváns fenyegetést</text:a> figyelembe veszi </text:p>
        </text:list-item>
        <text:list-item>
          <text:p text:style-name="P18"><text:span text:style-name="T2">teljes körű</text:span>: a védelmi intézkedések a rendszer összes elemére kiterjednek </text:p>
        </text:list-item>
        <text:list-item>
          <text:p text:style-name="P18"><text:span text:style-name="T2">folytonosság</text:span>: a védelem az időben változó körülmények és viszonyok ellenére is folyamatosan megvalósul </text:p>
        </text:list-item>
        <text:list-item>
          <text:p text:style-name="P13"><text:span text:style-name="T2">kockázatokkal arányosság</text:span>: egy kellően nagy intervallumban a védelem költségei arányosak a potenciális kárértékkel</text:p>
        </text:list-item>
      </text:list>
      <text:p text:style-name="P6"/>
      <text:p text:style-name="P6">A biztonság fenti meghatározását elfogadva, levezethetjük az informatikai biztonság fogalmát. Ehhez kiindulópont, hogy a védelem alapvető tárgya az adat, de az adatot kezelő rendszerelemek is védendőek, hiszen ezek megfelelő állapota feltétele az adat védelmének. Mint már rögzítettük a fenyegetések az adatok bizalmasságát, sértetlenségét és rendelkezésre állását veszélyeztetik, de nem közvetlenül érik az adatokat, hanem az azokat kezelő rendszerelemeken (pl. a hardver, szoftver,</text:p>
      <text:p text:style-name="P6">hálózat, személyek, ...) keresztül érvényesülnek. Ennek figyelembe vételével, a biztonság általános definíciója alapján az infokommunikációs biztonságot a következőképpen határozom meg: Az informatikai biztonság az informatikai rendszer olyan – az érintett számára kielégítő mértékű – <text:soft-page-break/>állapota, amelyben annak védelme az informatikai rendszerben kezelt adatok bizalmassága, sértetlensége és rendelkezésre állása, valamint a rendszer elemeinek sértetlensége és rendelkezésre állása szempontjából zárt, teljes körű, folytonos és a kockázatokkal arányos. A fenyegetések elsősorban az adatok bizalmasságát, sértetlenségét és rendelkezésre állását veszélyeztetik, de nem közvetlenül érik az adatokat, hanem az azokat kezelő rendszerelemeken keresztül érvényesülnek. A</text:p>
      <text:p text:style-name="P6">rendszer elemei a korábbi meghatározások <text:span text:style-name="T1">s</text:span>zerint a következők:</text:p>
      <text:p text:style-name="P6">1. az informatikai rendszer fizikai környezete és a működéséhez</text:p>
      <text:p text:style-name="P6">szükséges infrastruktúra;</text:p>
      <text:p text:style-name="P6">2. hardver;</text:p>
      <text:p text:style-name="P6">3. szoftver;</text:p>
      <text:p text:style-name="P6">4. kommunikációs eszközök és hálózat;</text:p>
      <text:p text:style-name="P6">5. adathordozók;</text:p>
      <text:p text:style-name="P6">6. dokumentumok és dokumentáció;</text:p>
      <text:p text:style-name="P6">7. személyek.</text:p>
      <text:p text:style-name="P4"/>
      <text:p text:style-name="P6">Csak akkor tudjuk hatékonyan és gazdaságosan védeni adatainkat, ha számba vesszük</text:p>
      <text:p text:style-name="P6">a lehetséges veszélyforrásokat. Ezek egy része általános jellegű, mindenféle érték védelme</text:p>
      <text:p text:style-name="P6">során figyelni kell rájuk. Mások az informatikai rendszerek jellegzetességéből adódnak, azok</text:p>
      <text:p text:style-name="P6">specifikus veszélyforrásai. Konkrét esetben természetesen nem minden, az alábbiakban</text:p>
      <text:p text:style-name="P6">részletezett, kockázati tényező jelentkezik és a súlyuk is különböző lehet. Egy banki</text:p>
      <text:p text:style-name="P6">ügyintéző munkaidőn kívül, az otthonából nem léphet be ebben a szerepkörben</text:p>
      <text:p text:style-name="P6">munkahelyének rendszerébe. Az egyetemi oktatók ezzel szemben bármikor elérik</text:p>
      <text:p text:style-name="P6">munkahelyük erőforrásait. Folyamatos üzemben működő adatszolgáltatónak fel kell készülnie</text:p>
      <text:p text:style-name="P6">az áramkimaradásra és védekezni kell ellene, egy péküzem raktári informatikai rendszerében,</text:p>
      <text:p text:style-name="P6">ezzel szemben, nem keletkezik áramkimaradás miatt óriási kár.</text:p>
      <text:p text:style-name="P6">Informatikai rendszerek üzemeltetőinek tehát fel kell mérni a releváns kockázati</text:p>
      <text:p text:style-name="P6">tényezőket, elemezni kell azok hatását és meg kell tervezni az ellenük való védelmet. A</text:p>
      <text:p text:style-name="P6">szervezetben bekövetkező változások és a gyors technikai fejlődés következtében újabb</text:p>
      <text:p text:style-name="P6">veszélyforrások jelenhetnek meg, a korábbiak súlya csökkenhet, sőt elhanyagolhatóvá is</text:p>
      <text:p text:style-name="P6">válhat. Ezért rendszeresen meg kell ismételni a kockázatelemzést és szükség esetén megfelelő</text:p>
      <text:p text:style-name="P6">intézkedésekkel reagálni kell az új helyzetre.</text:p>
      <text:p text:style-name="P6">Fizikai veszélyforrások .</text:p>
      <text:p text:style-name="P6">A terminálok, a szerverek és a hálózatot működtető aktív elemek nagy értékű</text:p>
      <text:p text:style-name="P6">berendezések, amelyek elektromos árammal működnek, így azokra alkalmazni kell az</text:p>
      <text:p text:style-name="P6">általános tűz- és vagyonvédelmi szabályokat. Ezeket nem tárgyaljuk részletesen, de néhány</text:p>
      <text:p text:style-name="P6">kiemelten fontos szempontot felsorolunk. A számítógép, mint minden elektromos árammal</text:p>
      <text:p text:style-name="P6">működő berendezés, tűzveszélyes, ezért a közvetlen közelébe ne tartsunk könnye gyúló</text:p>
      <text:p text:style-name="P6">anyagokat. A számítástechnika hőskorában a számítógépek áramfelvétele és terjedelme</text:p>
      <text:p text:style-name="P6">lényegesen nagyobb, míg teljesítménye csak töredéke volt a mai gépekének. A PC-k</text:p>
      <text:p text:style-name="P6">teljesítményének növekedésével azonban a hőtermelésük is megnőtt. Ma már külön</text:p>
      <text:p text:style-name="P6">ventillátorral kell gondoskodni a processzorok hűtéséről. A nagy teljesítményű szerverek</text:p>
      <text:p text:style-name="P6">pedig olyan jelentős hőt termelnek, hogy klímatizált helységben kell elhelyezni őket.</text:p>
      <text:p text:style-name="P6">Váratlan áramkimaradás jelentős veszteséget okozhat az el nem mentett</text:p>
      <text:p text:style-name="P6">adatállományok elvesztésével, hosszabb ideig tartó munkafolyamat félbeszakításával és az</text:p>
      <text:p text:style-name="P6">érzékeny szoftverrendszerek hirtelen leállásával. Olyan munkahelyeken tehát, ahol a váratlan,</text:p>
      <text:p text:style-name="P6">akár csak néhány másodpercig tartó, áramkimaradás károkat okozhat, szünetmentes</text:p>
      <text:p text:style-name="P6">áramforrást (UPS, Uninterrupted Power Supply) kell beszerelni. A szünetmentes</text:p>
      <text:p text:style-name="P6">áramforrásokban akkumulátorok vannak. Áramkimaradás esetén ezekből kapnak áramot a</text:p>
      <text:p text:style-name="P6">számítástechnikai berendezések. Ezen kívül az eszköz figyelmezteti a rákötött eszközöket,hogy készüljenek fel a leállásra. Sokkal drágább beruházást igényel, de ennek megfelelően</text:p>
      <text:p text:style-name="P6">sokkal nagyobb biztonságot nyújt saját áramfejlesztő generátor telepítése.</text:p>
      <text:p text:style-name="P6">Az informatikai rendszerek legértékesebb elemeit, amelyeken az adatbázisok</text:p>
      <text:p text:style-name="P6"><text:soft-page-break/>találhatóak és az alkalmazások futnak, tehát a szervereket és a tárolókat lehetőleg olyan</text:p>
      <text:p text:style-name="P6">helyiségbe kell elhelyezni, amelyik egy nagyobb épület központjában található, így nincs a</text:p>
      <text:p text:style-name="P6">külvilággal közvetlenül érintkező fala. Szigorúan szabályozni és naplózni kell az ilyen</text:p>
      <text:p text:style-name="P6">helységekbe való belépést is. Ezekkel az intézkedésekkel a fizikai betörés lehetőségét</text:p>
      <text:p text:style-name="P6">nehezítjük meg. Elektromos berendezések egyik fő ellensége a nedves környezet. A központi</text:p>
      <text:p text:style-name="P6">erőforrásokat ne telepítsék olyan helyiségbe, amely fölött vagy mellett vizes helyiségek,</text:p>
      <text:p text:style-name="P6">például mosdók, konyha, található. Lehetőleg vízvezeték se vezessen keresztül ilyen</text:p>
      <text:p text:style-name="P6">helységen.</text:p>
      <text:p text:style-name="P6">Számítástechnikai berendezések érzékenyek a mágneses térre és az elektromágneses</text:p>
      <text:p text:style-name="P6">sugárzásra. A hatás kétféle irányú; egyrészt az erős mágneses tér vagy sugárzás károsíthatja a</text:p>
      <text:p text:style-name="P6">tárolt adatokat, másrészt a berendezések maguk is sugárforrások és a sugárzásukból</text:p>
      <text:p text:style-name="P6">következtetni lehet a berendezés által végzett munkára. Először a külső sugárzás hatásaival</text:p>
      <text:p text:style-name="P6">foglalkozunk. Korábbi berendezések mágnesszalagokon és mágneslemezeken tárolták az</text:p>
      <text:p text:style-name="P6">adatokat és ezeken még ma is megtalálhatóak az adatok. Ezen tárolókon nagyon sok elemei</text:p>
      <text:p text:style-name="P6">mágnes található, amelyeknek polaritása a biteket reprezentálja. Erős mágneses térbe</text:p>
      <text:p text:style-name="P6">helyezve az elemi mágnesek polaritása megváltozik, a bitek törlődnek. Sok mágneslemezről</text:p>
      <text:p text:style-name="P6">tűntek el adatok villamoson való utazás közben.</text:p>
      <text:p text:style-name="P6">A ma használatos adathordozók: CD, DVD lemezek, flash memóriák már nem</text:p>
      <text:p text:style-name="P6">mágneses elven tárolják az adatokat, így ez a veszély nem fenyegeti őket. A CD és DVD</text:p>
      <text:p text:style-name="P6">lemezekre lézerrel írják fel az információt reprezentáló bitsorozatokat. Ha a lézer egy nagyon</text:p>
      <text:p text:style-name="P6">kis lyukat éget a lemez felületébe, akkor az jelöli az 1-et, ahová nem váj lyukat, ott 0 van. A</text:p>
      <text:p text:style-name="P6">biteket igen sűrűn helyezik el a lemezen, így lehetséges sok adat tárolása. Ez a tárolási mód</text:p>
      <text:p text:style-name="P6">igen biztonságos, nagyon kicsi a valószínűsége, hogy egy bit megváltozzon. A nagy sűrűség</text:p>
      <text:p text:style-name="P6">miatt azonban a kozmikus sugárzás következményében is néhány bit óhatatlanul megváltozik.</text:p>
      <text:p text:style-name="P6">Ennek kivédésére hibajavító kódot alkalmaznak ezeken az adathordozókon és az olvasók</text:p>
      <text:p text:style-name="P6">online dekódolják az adatokat.</text:p>
      <text:p text:style-name="P6">A számítástechnikai berendezések közül különösen a processzorok és a régebbi,</text:p>
      <text:p text:style-name="P6">katódsugárcsöves, monitorok bocsátanak ki elektromágneses sugárzást. Ezek erőssége kicsi,</text:p>
      <text:p text:style-name="P6">az egészségre ártalmatlan, de megfelelő berendezéssel néhány méter távolságból is felfogható.</text:p>
      <text:p text:style-name="P6">Az ilyen illetéktelen megfigyelés különösen veszélyes, hiszen arról az adat tulajdonosa</text:p>
      <text:p text:style-name="P6">egyáltalán nem szerez tudomást, így csak megelőző intézkedésekkel védekezhet ellene. A</text:p>
      <text:p text:style-name="P6">monitor lényegében a rajta levő képet sugározza, amelyből a támadó megismerheti a</text:p>
      <text:p text:style-name="P6">képernyőn megjelenő adatokat és az aktuális munkafolyamatot. Fontos dokumentumokról,</text:p>
      <text:p text:style-name="P6">esetleg belépési kódokról is információt szerezhet. Hasonlóan ahhoz, amikor a terminált úgy</text:p>
      <text:p text:style-name="P6">helyezik el egy irodában, hogy azt az ügyfelek is nézhessék.</text:p>
      <text:p text:style-name="P6">A processzorok által kibocsátott sugárzás az éppen folyó számításokról nyújt</text:p>
      <text:p text:style-name="P6">információt. Ezt a sugárzást már egyszerű eszközökkel is hanghullámokká lehet alakítani, ami</text:p>
      <text:p text:style-name="P6">hallhatóvá teszi a processzorok „zenéjét”. A processzorok, mint tudjuk, csak néhány egyszerű</text:p>
      <text:p text:style-name="P6">műveletet tudnak végrehajtani, de ezek időigénye különböző. A zene finomabb elemzésébőlkövetkeztetni lehet arra, hogy a processzor éppen milyen műveletsort hajt végre. A</text:p>
      <text:p text:style-name="P6">megfigyelés eredménye általában nem túl érdekes, de nem megfelelő körültekintéssel</text:p>
      <text:p text:style-name="P6">implementált titkosító algoritmusok megfigyelésével akár a titkos kulcsot is ki lehet nyerni. A</text:p>
      <text:p text:style-name="P6">szakirodalomban másodlagos csatorna támadásnak (side chanel attack) nevezett támadási</text:p>
      <text:p text:style-name="P6">lehetőség egyik legnevezetesebb fajtáját, a timing attackot az RSA algoritmusról szóló</text:p>
      <text:p text:style-name="P6">részben írunk részletesen.</text:p>
      <text:p text:style-name="P6">Különösen érzékeny adatok kezelése esetén (például banki rendszerek, hitelesítő</text:p>
      <text:p text:style-name="P6">szervezetek, stb.) biztosítani kell az elektromágneses sugárzást leárnyékoló berendezéseket a</text:p>
      <text:p text:style-name="P6">szerverek és a szenzitív adatokat megjelenítő terminálok számára is. Manapság a legjobb</text:p>
      <text:p text:style-name="P6">azonosító és digitális aláírást végző eszköznek a smart kártyákat tartják. Egyszerűek, könnyen</text:p>
      <text:p text:style-name="P6">kezelhetőek és olcsóak. Ugyanakkor ezek processzora is bocsát ki elektromágneses sugárzást,</text:p>
      <text:p text:style-name="P6">amelynek megfigyelésével akár a tulajdonos privát kulcsa is az ellenséghez kerülhet. Ezek és</text:p>
      <text:p text:style-name="P6">az azonosításban ugyancsak nagy jövő előtt álló mobiltelefonok árnyékolására még nem</text:p>
      <text:p text:style-name="P6"><text:soft-page-break/>ismeretes megnyugtató eljárás.</text:p>
      <text:p text:style-name="P6">Emberi veszélyforrások</text:p>
      <text:p text:style-name="P6">Az informatikai rendszerek azon a pontjai leginkább veszélyeztetettek, amelyeknél</text:p>
      <text:p text:style-name="P6">ember-gép interakció történik. Nagy különbség van aközött, hogy az interakcióban részt vevő</text:p>
      <text:p text:style-name="P6">személy milyen gyakorlattal rendelkezik és mennyire tudatosan és figyelmesen végzi a</text:p>
      <text:p text:style-name="P6">feladatát. Attól függően, hogy a felhasználó mekkora hatáskörrel rendelkezik a rendszer</text:p>
      <text:p text:style-name="P6">működése során és milyen akciókat hajthat végre beszélhetünk ügyintézőről, üzemeltetőről,</text:p>
      <text:p text:style-name="P6">mérnökről és programozóról. Ez persze egy nagyon durva csoportosítás, de jelen célunknak</text:p>
      <text:p text:style-name="P6">megfelel és szükség esetén tovább lehet finomítani.</text:p>
      <text:p text:style-name="P6">Az ügyintéző szűk jogkörrel rendelkezik, elsősorban adatbevitelt végez és csak a</text:p>
      <text:p text:style-name="P6">hozzárendelt, korlátozott erőforrásokat használhatja. Egy jól implementált rendszernél még</text:p>
      <text:p text:style-name="P6">rosszakarattal is legfeljebb lokálisan okozhat kárt. Ennek a kategóriának a tagjai nagy szórást</text:p>
      <text:p text:style-name="P6">mutatnak abból a szempontból, hogy milyen gyakorlattal rendelkeznek a számítástechnika</text:p>
      <text:p text:style-name="P6">felhasználásában. A gyakorlatlan felhasználók körében a legnagyobb problémát az jelenti,</text:p>
      <text:p text:style-name="P6">hogy nem érzik át az azonosítás fontosságát. Gyakran egyszerűen kitalálható jelszót</text:p>
      <text:p text:style-name="P6">választanak, nem változtatják meg rendszeresen a jelszavaikat vagy a jelszót, PIN kódot, stb.</text:p>
      <text:p text:style-name="P6">a monitorra írják fel, ahol illetéktelenek is láthatják azt. Smart kártyák használatakor tipikus</text:p>
      <text:p text:style-name="P6">probléma, hogy a PIN kódot a kártyával egy helyen tartják. A jelszómenedzsmenttel később</text:p>
      <text:p text:style-name="P6">részletesen fogunk foglalkozni.</text:p>
      <text:p text:style-name="P6">Annak ellenére, hogy az ügyintézők korlátozott jogkörrel rendelkeznek, jogosultságaik</text:p>
      <text:p text:style-name="P6">megszerzése és felhasználása ugródeszkát jelenthet egy támadás számára. A támadók minden</text:p>
      <text:p text:style-name="P6">eszközt, például megtévesztést és zsarolást is, felhasználnak információk gyűjtésére. Keresik</text:p>
      <text:p text:style-name="P6">a leggyengébb láncszeme(ke)t, amit sokszor az ügyintézők között találnak meg. Számos,</text:p>
      <text:p text:style-name="P6">tanulságos példát olvashat az érdeklődő Mitnick és Simon [21] könyvében.</text:p>
      <text:p text:style-name="P6">Az üzemeltető széleskörű ismerettel és jogosítvánnyal rendelkezik a rendszer</text:p>
      <text:p text:style-name="P6">felhasználásával kapcsolatban. Rendszerint munkaviszonyban áll az adattulajdonos</text:p>
      <text:p text:style-name="P6">szervezettel, de tevékenységét egyre gyakrabban kiszervezik. A szervezettel kapcsolatbanfontos információkkal rendelkezik, így titoktartási kötelezettsége van. Rendkívül fontos tehát,</text:p>
      <text:p text:style-name="P6">hogy ezen emberek ne csak szakmailag legyenek felkészültek, hanem erkölcsi szempontból is</text:p>
      <text:p text:style-name="P6">feddhetetlenek legyenek. A rendszer üzemszerű működéséért, paraméterezéséért és a</text:p>
      <text:p text:style-name="P6">hibaelhárítás megszervezéséért felelős.</text:p>
      <text:p text:style-name="P6">Feladatai közé tartozik a felhasználók nyilvántartása és jogosultságaik beállítása.</text:p>
      <text:p text:style-name="P6">Nyomon kell követnie a felhasználók életciklusát a munkahelyre való belépéstől kezdve</text:p>
      <text:p text:style-name="P6">kilépésükig. Munkába álláskor a felhasználó megkapja a rendszer felhasználásához szükséges</text:p>
      <text:p text:style-name="P6">információkat és kódokat. Ezen kívül az üzemeltető beállítja a hozzáférési jogosultságaikat is.</text:p>
      <text:p text:style-name="P6">Sok szervezetnél az üzemeltető dönti el azt is, hogy a felhasználók milyen erőforrásokhoz</text:p>
      <text:p text:style-name="P6">juthassanak hozzá, milyen jogosítványokkal rendelkezzenek. Ezt a gyakorlatot, különösen</text:p>
      <text:p text:style-name="P6">nagyobb szervezeteknél nem tartjuk helyesnek, mert az erőforrások és jogosítványok</text:p>
      <text:p text:style-name="P6">kiosztása felelős döntés, amelyet nem célszerű az üzemeltetőre hárítani. Sokkal jobb, ha</text:p>
      <text:p text:style-name="P6">ezeket a jogosultságokat a munkakör és beosztás függvényében szabályzatokban rögzítik és</text:p>
      <text:p text:style-name="P6">az üzemeltető csak a szabályzat végrehajtásával foglalkozik. Ez nemcsak a rendszer</text:p>
      <text:p text:style-name="P6">biztonságát védi, hanem az üzemeltető felelősségét is csökkenti.</text:p>
      <text:p text:style-name="P6">A jogosultság nem statikus, hanem vannak periódikusan változó, illetve egyszeri</text:p>
      <text:p text:style-name="P6">elemei is. Napi periodicitással történik például a munkába állás, amikor a dolgozó hozzáférhet</text:p>
      <text:p text:style-name="P6">a munkahelyén hozzá rendelt erőforrásokhoz, majd a munkaidő lejárta után a napi</text:p>
      <text:p text:style-name="P6">kijelentkezés, ami után a hozzáférését letiltják. Ilyen események kezelésére a biztonsági</text:p>
      <text:p text:style-name="P6">rendszert fel kell készíteni, nem szabad azt az üzemeltetőre bízni. Bizonyos munkahelyeken</text:p>
      <text:p text:style-name="P6">és munkakörökben a távoli és munkaidőn kívüli hozzáférés is megengedett. Előfordul, hogy a</text:p>
      <text:p text:style-name="P6">felhasználó elfelejti a jelszavát, a jelszava kompromittálódik, esetleg elveszíti vagy</text:p>
      <text:p text:style-name="P6">megrongálódik az azonosításra szolgáló eszköze. Ilyenkor az üzemeltetőnek, az előírásoknak</text:p>
      <text:p text:style-name="P6">megfelelően naplózva, cserélni kell az azonosítót. Megváltoznak a felhasználó jogosultságai</text:p>
      <text:p text:style-name="P6">akkor, ha új munkakörbe kerül. Ezek ritkán előforduló események, az üzemeltető felel a</text:p>
      <text:p text:style-name="P6"><text:soft-page-break/>változások átvezetéséért. A felhasználó rendszerrel kapcsolatos életciklusa befejeződik,</text:p>
      <text:p text:style-name="P6">amikor kilép a szervezetből. Ekkor a hozzáférési jogosultságait törölni kell.</text:p>
      <text:p text:style-name="P6">A mérnök magas szintű informatikai képzettséggel rendelkező személy, aki nagy</text:p>
      <text:p text:style-name="P6">informatikai rendszereket implementál. Általában nem áll azzal a szervezettel közvetlen</text:p>
      <text:p text:style-name="P6">alkalmazásban, ahol a tevékenységét végzi. Munkájának eredményes elvégzéséhez szükséges,</text:p>
      <text:p text:style-name="P6">hogy a szervezetet és az automatizálandó munkafolyamatokat jól megismerje. Sok bizalmas</text:p>
      <text:p text:style-name="P6">információt ismer meg, így titoktartási kötelezettsége van, amelyet szerződésben is biztosítani</text:p>
      <text:p text:style-name="P6">kell. Az általa készített dokumentumokat, implementációs terveket bizalmasan kell kezelni,</text:p>
      <text:p text:style-name="P6">illetéktelen kézbe jutva ugyanis hasznos információkat nyújthatnak egy esetleges támadónak.</text:p>
      <text:p text:style-name="P6">A programozó készíti azokat a programokat, amelyek informatikai rendszereinken</text:p>
      <text:p text:style-name="P6">működnek. Az informatika hőskorában a számítógépes „guruk” egyedül vagy kis</text:p>
      <text:p text:style-name="P6">csoportokban dolgoztak, így felkészültségük és tudásuk meghatározó volt az elkészített</text:p>
      <text:p text:style-name="P6">rendszerek biztonsága szempontjából is. Beépíthettek olyan funkciókat is, amelyek kárt</text:p>
      <text:p text:style-name="P6">okozhattak. A számítógépes folklórból ismert történet, amikor egy programozót egy banki</text:p>
      <text:p text:style-name="P6">rendszer elkészítésével bíztak meg. Észrevette, hogy a kamat kiszámításánál rendszeresen kell</text:p>
      <text:p text:style-name="P6">kerekíteni, ritkán jön ki pontos eredmény. A programot úgy készítette el, hogy az mindig</text:p>
      <text:p text:style-name="P6">lefelé kerekített és a kerekítési hiba összegét a saját számlájára tette át. Az egyedi hiba csaknéhány fillér, fel sem tűnik a tulajdonosnak, összesítve azonban nagy tétel. A programozó</text:p>
      <text:p text:style-name="P6">ezzel az ötletével, a szabályozás hiányosságát kihasználva jelentős bevételre tett szert.</text:p>
      <text:p text:style-name="P6">A nagy programrendszereket ma már jól szervezett vállalkozások készítik, a kódolást</text:p>
      <text:p text:style-name="P6">sokszor olcsó munkaerővel készíttetik. Az elkészített termékek minőségét komoly</text:p>
      <text:p text:style-name="P6">minőségbiztosítási rendszer felügyeli. Az egyéni hibák és rosszindulatú beavatkozások káros</text:p>
      <text:p text:style-name="P6">következményeit ezzel jelentősen lehet csökkenteni. A hibák kiszűrésének másik módja a</text:p>
      <text:p text:style-name="P6">nyílt forráskódú programok alkalmazása. Ebben az esetben a minőségbiztosítást az a közösség</text:p>
      <text:p text:style-name="P6">végzi, amelyik a programot fejleszti. Minden felhasználó más egyéniség, így sokféleképpen</text:p>
      <text:p text:style-name="P6">használják a programot, amelynek a hiányosságaira gyorsan fény derül.</text:p>
      <text:p text:style-name="P6">A programozók és a rendszert üzemeltető mérnökök jól ismerik az azonosítással</text:p>
      <text:p text:style-name="P6">kapcsolatos problémákat. Ha azonban ők maguk vagy jelszavuk korrumpálódik, akkor az</text:p>
      <text:p text:style-name="P6">nagy veszélyt jelent a rendszerre, hiszen eltulajdoníthatják a programok és adatbázisok fontos</text:p>
      <text:p text:style-name="P6">elemeit vagy a betolakodó megváltoztathatja a számítógép beállításait és a programokat.</text:p>
      <text:p text:style-name="P6">Azonosításukat ezért nagyon biztonságosan kell elvégezni. Egyszerű, de fontos szabály, hogy</text:p>
      <text:p text:style-name="P6">az üzemeltető csak akkor lépjen be a rendszerbe üzemeltetői szerepkörben, ha arra feltétlenül</text:p>
      <text:p text:style-name="P6">szükség van. Különben dolgozzon felhasználói szerepkörben.</text:p>
      <text:p text:style-name="P6">Informatikai rendszerek üzemeltetői egybehangzóan állítják, hogy a legtöbb kárt a</text:p>
      <text:p text:style-name="P6">social engineering alapú támadások okozzák. Azokat a támadási módszereket, amelyek az</text:p>
      <text:p text:style-name="P6">emberi viselkedés gyenge pontjait használják ki, nevezzük social engineeringnek. Magyar</text:p>
      <text:p text:style-name="P6">fordítása alkalmazott szociológia lehetne. Ezek a gyenge pontok lehetnek például a velünk</text:p>
      <text:p text:style-name="P6">született jóindulat, kíváncsiság; hiányos ismeretek és a memóriánk korlátai. A social</text:p>
      <text:p text:style-name="P6">engineering segítségével a bűnözők hozzáférést szerezhetnek a számítógéphez. A manipuláció</text:p>
      <text:p text:style-name="P6">célja többnyire az, hogy a számítógépkalózok titokban kémprogramot vagy más kártékony</text:p>
      <text:p text:style-name="P6">programot telepítsenek a számítógépre, vagy rávegyék a felhasználót, hogy kiadja jelszavait</text:p>
      <text:p text:style-name="P6">vagy más bizalmas pénzügyi és személyes adatait. Ezek a technikák régóta ismertek, a kémek</text:p>
      <text:p text:style-name="P6">és a detektívek évszázadok óta használják. Agatha Christie regényeinek egyik főszereplője,</text:p>
      <text:p text:style-name="P6">Miss Marple például ügyesen használja ki, hogy vele, a kedves, idős hölggyel szívesen</text:p>
      <text:p text:style-name="P6">csevegnek az emberek. Nem tételezik fel róla, hogy az információkat egy bonyolult bűnügy</text:p>
      <text:p text:style-name="P6">felderítésére használja. A történeteket a megtévesztéses támadás tipikus példáinak</text:p>
      <text:p text:style-name="P6">tekinthetjük. A számítástechnika fejlődésével a social engineering korábban nem ismert</text:p>
      <text:p text:style-name="P6">módszerei is kialakultak. Itt csak az adathalászattal foglalkozunk, sok más tanulságos példát</text:p>
      <text:p text:style-name="P6">találhat az olvasó Mitnick és Simon [21] könyvében.</text:p>
      <text:p text:style-name="P6">Az adathalászok célpontjai elsősorban a honlappal rendelkező pénzintézetek, de a</text:p>
      <text:p text:style-name="P6">támadás lényegében minden online szolgáltató ellen irányulhat. Olyan honlapot készítenek,</text:p>
      <text:p text:style-name="P6">amelyik nagyon hasonlít valamely pénzintézet honlapjára. Ilyen példát mutattunk be az 1.2.4</text:p>
      <text:p text:style-name="P6"><text:soft-page-break/>fejezetben. Nagyon sok, véletlenszerűen kiválasztott e-mail címre küldenek levelet, amelyben</text:p>
      <text:p text:style-name="P6">kérik a címzettet, hogy nyissa meg a hamis honlapot. Azon személyazonosítás céljából kérik a</text:p>
      <text:p text:style-name="P6">gyanútlan felhasználó adatait; felhasználói nevét és jelszavát. Ha a célszemély megadja a kért</text:p>
      <text:p text:style-name="P6">adatokat, akkor azok nem a pénzintézethez, hanem a csalókhoz kerülnek, akik ha gyorsan</text:p>
      <text:p text:style-name="P6">cselekednek, akkor kiüríthetik a felhasználó számláját.</text:p>
      <text:p text:style-name="P6">A felhasználók leveleinek tartalma is érdekli az adathalászokat. Az elektronikus</text:p>
      <text:p text:style-name="P6">levélforgalomból feltérképezhetik a felhasználó kapcsolatrendszerét, szokásait és érdeklődésikörét. Ezeket az információkat általában nem lehet közvetlenül hasznosítani, de támpontot</text:p>
      <text:p text:style-name="P6">jelenthetnek a támadásokhoz. A 3.1 ábrán bemutatott e-mailt a szerző 2010.10.09-én kapta és</text:p>
      <text:p text:style-name="P6">arra a webmasterservice@info.al címre kellett volna válaszolnia. Természetesen nem tette és azt</text:p>
      <text:p text:style-name="P6">tanácsolja, hogy senki se válaszoljon hasonló tartalmú levelekre.</text:p>
      <text:p text:style-name="P6">Ez a teljes fiókja ellenőrzési folyamat</text:p>
      <text:p text:style-name="P6">elmúlt évben a karbantartásáról a Webmail fiók. Ön</text:p>
      <text:p text:style-name="P6">van szükség ahhoz, hogy ezt az üzenetet és adja meg azonosítóját</text:p>
      <text:p text:style-name="P6">és JELSZÓ tér (*******). Meg kell csinálni, így mielőtt a</text:p>
      <text:p text:style-name="P6">2.3 Technikai veszélyforrások</text:p>
      <text:p text:style-name="P6">következő 48 órában kézhezvételétől e-mailt, vagy a számla</text:p>
      <text:p text:style-name="P6">inaktiválódik, és töröljük adatbázisunkból.</text:p>
      <text:p text:style-name="P6">Teljes neve:</text:p>
      <text:p text:style-name="P6">Webmail felhasználói név:</text:p>
      <text:p text:style-name="P6">Webmail Jelszó:</text:p>
      <text:p text:style-name="P6">Jelszó megerősítése:</text:p>
      <text:p text:style-name="P6">Születési idő:</text:p>
      <text:p text:style-name="P6">Az Ön számlája is</text:p>
      <text:p text:style-name="P6">ellenőrizni;https://mail.unideb.hu/squirrelmail/src/login.php</text:p>
      <text:p text:style-name="P6">© Minden jog fenntartva. 2010 DEBRECENI EGYETEM H-4032 Debrecen, Egyetem tér 1.</text:p>
      <text:p text:style-name="P6">3.1 ábra</text:p>
      <text:p text:style-name="P6">A felsorolt cselekedetek közvetlenül a felhasználók számára okoznak kárt, csökkentik</text:p>
      <text:p text:style-name="P6">azonban a szolgáltató szervezetbe és általában a technikai civilizációnkba vetett bizalmat. Az</text:p>
      <text:p text:style-name="P6">adathalászat ellen különben egyrészt felvilágosítással, másrészt pedig aszimmetrikus</text:p>
      <text:p text:style-name="P6">titkosításon alapuló vagy biometrikus azonosítók alkalmazásával lehet eredményesen</text:p>
      <text:p text:style-name="P6">harcolni. Tudatosítani kell az informatikát használókban, hogy a kéretlen maileket hagyják</text:p>
      <text:p text:style-name="P6">figyelmen kívül és csak akkor fogadjanak el interneten érkező ajánlatokat, ha körültekintően</text:p>
      <text:p text:style-name="P6">megbizonyosodnak azok komolyságáról.</text:p>
      <text:p text:style-name="P6">Technikai veszélyforrások</text:p>
      <text:p text:style-name="P6">A fizikai és emberi veszélyforrások természete és szerepe időben lassan változik. Az</text:p>
      <text:p text:style-name="P6">áramkimaradás, a nedvesség vagy a számítástechnikai berendezések elektromágneses</text:p>
      <text:p text:style-name="P6">sugárzása olyan adottságok, amelyekkel az informatikai rendszerek üzemeltetőinek mindig</text:p>
      <text:p text:style-name="P6">számolni kell. Hasonló a helyzet az emberek fáradékonyságával, figyelmetlenségével vagy</text:p>
      <text:p text:style-name="P6">éppen hiszékenységével. Természetesen vannak olyan fizikai veszélyforrások, amelyek a</text:p>
      <text:p text:style-name="P6">technika fejlődésével vesztenek jelentőségükből vagy éppen teljesen meg is szűnnek.</text:p>
      <text:p text:style-name="P6">Gondoljunk például a mágneses adathordozókra.</text:p>
      <text:p text:style-name="P6">Az ügyintézők felkészültsége is sokat változott az elmúlt évtizedekben. Tíz-húsz évvel</text:p>
      <text:p text:style-name="P6">ezelőtt középkorú embereknek kellett megtanulni egy számukra teljesen új eszköz kezelését.</text:p>
      <text:p text:style-name="P6">Sokuknak már a klaviatúra és az egér használata is gondot jelentett. Időközben felnövekedett</text:p>
      <text:p text:style-name="P6">egy olyan nemzedék, amely már gyerekkorában játékszerként találkozott a számítógéppel, de</text:p>
      <text:p text:style-name="P6">ha otthon nem is volt lehetősége számítógép használatára, akkor az iskolában sajátította el azinformatika alapjait. Bár a felhasználók tudása jelentősen nőtt és tudatossága javult, a social</text:p>
      <text:p text:style-name="P6">engineering típusú támadásoknak továbbra is ki vannak téve.</text:p>
      <text:p text:style-name="P6">Lényegesen más a helyzet a technikai veszélyforrásokkal kapcsolatban. Az eszközök</text:p>
      <text:p text:style-name="P6">és a szoftverek területén viharos fejlődés történt. A számítógépek sebessége exponenciálisan</text:p>
      <text:p text:style-name="P6">nőt és ugyanez igaz tárolókapacitásukra is. Ezzel párhuzamosan üzembiztonságuk is sokkal</text:p>
      <text:p text:style-name="P6"><text:soft-page-break/>nagyobb lett.</text:p>
      <text:p text:style-name="P6">A fejlődés jellemzésére szolgál a következő néhány példa. A KLTE Matematikai</text:p>
      <text:p text:style-name="P6">Épületének 3. emeletén 1989-ben épült meg az első informatikai hálózat, amelyre a</text:p>
      <text:p text:style-name="P6">Számítástudományi Tanszék oktatóinak irodái és egy tanterem csatlakozott. Utóbbiban 20</text:p>
      <text:p text:style-name="P6">PC-n dolgozhattak a programozó, majd a programtervező matematikus hallgatók. Az egyik</text:p>
      <text:p text:style-name="P6">szerző 1992-ben vásárolta meg az első PC-jét és büszke volt a 20 MB-os winchesterére. A</text:p>
      <text:p text:style-name="P6">Debreceni Universitas Egyesület tagintézményei 1 közötti nagy sebességű, üvegszálas</text:p>
      <text:p text:style-name="P6">informatikai hálózatot 1993-ban helyezték üzembe. Sebessége 100 Mbit/sec volt. A</text:p>
      <text:p text:style-name="P6">kapacitások szűkösségét jól jellemzi a következő, 1999-ből származó idézet: „Az Internet</text:p>
      <text:p text:style-name="P6">nem oktatási ill. kutatási célokra történő túlzott használata nem csak olyan kirívó példákat</text:p>
      <text:p text:style-name="P6">eredményezett, mint amikor például egyes játékprogramok felhasználása és letöltése akkora</text:p>
      <text:p text:style-name="P6">kapacitást foglalt le egyik egyetemünk informatikai rendszeréből, hogy szinte lebénult a</text:p>
      <text:p text:style-name="P6">hálózat.” ([31])</text:p>
      <text:p text:style-name="P6">Indokolt tehát, hogy a technikai veszélyforrásokról szóló fejezetet több részre bontsuk.</text:p>
      <text:p text:style-name="P6">Először azokat a veszélyforrásokat ismertetjük, amelyek a számítógépekkel és a hálózatokkal</text:p>
      <text:p text:style-name="P6">kapcsolatosak. A második részben a kártékony programokkal: vírusokkal, férgekkel és</text:p>
      <text:p text:style-name="P6">trójaiakkal foglalkozunk. A következő rész témája a kéretlen levél, amely nemcsak napi</text:p>
      <text:p text:style-name="P6">bosszúságforrás, hanem komoly károkat is okozhat. A klasszikus technikai veszélyforrások</text:p>
      <text:p text:style-name="P6">ismertetését a leterheléses támadás ismertetésével zárjuk, amelyet a felhasználók kevésbé, de</text:p>
      <text:p text:style-name="P6">a rendszergazdák nagyon jól ismernek. A XXI. század első évtizedében viharosan terjedtek el</text:p>
      <text:p text:style-name="P6">a mobil eszközök. Újabban ezek is ki vannak téve támadásnak és velük is lehet informatikai</text:p>
      <text:p text:style-name="P6">rendszereket támadni. Erről szól a befejező rész.</text:p>
      <text:p text:style-name="P6">3.3.1 A számítógépek és hálózatok, mint veszélyforrások</text:p>
      <text:p text:style-name="P6">Egy-két évtizeddel ezelőtt a számítógépek és a hálózatok üzembiztonsága lényegesen</text:p>
      <text:p text:style-name="P6">kisebb volt, mint a mai berendezéseké. A gépek gyakran meghibásodtak és a csatlakozók is</text:p>
      <text:p text:style-name="P6">könnyen kimozdultak a helyükről. A munkaidő utáni vagy előtti takarítás következtében az</text:p>
      <text:p text:style-name="P6">elektromos csatlakozók kiestek és ezt a „hibát” az ügyintézők sokszor csak a rendszergazda</text:p>
      <text:p text:style-name="P6">közreműködésével tudták kijavítani. Az informatikai hálózatok passzív elemeit gyakran</text:p>
      <text:p text:style-name="P6">elvágták, néha rágcsálók rongálták meg, lehetetlenné téve így a távoli hozzáférést. Komoly</text:p>
      <text:p text:style-name="P6">problémát jelentett az adathordozók, tipikusan a floppylemezek sérülékenysége is. Nagyon</text:p>
      <text:p text:style-name="P6">költséges volt és ezért kevés vállalat engedhette meg magának az adatbázisok tükrözését. A</text:p>
      <text:p text:style-name="P6">1</text:p>
      <text:p text:style-name="P6">Debreceni Agrártudományi Egyetem, Debreceni orvostudományi Egyetem, Kossuth Lajos Tudományegyetem,</text:p>
      <text:p text:style-name="P6">Debreceni Református Hittudományi Egyetem, MTA Atommagkutató Intézet.technika sérülékenysége párosulva az üzemeltetők fegyelmezetlenségével többször vezetett</text:p>
      <text:p text:style-name="P6">évek alatt felépített nagy adatbázisok megsemmisüléséhez. Adatbiztonság szempontjából</text:p>
      <text:p text:style-name="P6">tehát maguk a számítógépek és a hálózatok fontos technikai veszélyforrások voltak.</text:p>
      <text:p text:style-name="P6">Különösen vonatkozik ez a megállapítás az adatok elérhetőségére. Gál Zoltán 1993-ban a</text:p>
      <text:p text:style-name="P6">Kossuth Lajos Tudományegyetem elektronikus levelező rendszerét ismertetve írja: ”Ezt a</text:p>
      <text:p text:style-name="P6">kommunikációt az X.25 bizonytalan működése nagymértékben nehézkessé teszi, [...] Nagyon</text:p>
      <text:p text:style-name="P6">gyakran előfordul, hogy a forrás és a cél gépek nincsenek egyidőben bekapcsolva vagy</text:p>
      <text:p text:style-name="P6">közöttük nem lehet élő kapcsolatot felépíteni. Éppen ezért a küldő és a fogadó levelező</text:p>
      <text:p text:style-name="P6">rendszerek közötti „megegyezés” nem interaktívan, hanem kötegelt módon történik.” ([ 12 ] )</text:p>
      <text:p text:style-name="P6">A szoftverek sem működtek olyan biztonságosan, mint azt ma természetesnek tartjuk.</text:p>
      <text:p text:style-name="P6">A személyi számítógépek és hálózatok operációs rendszerei (DOS, DRDOS, Windows,</text:p>
      <text:p text:style-name="P6">Apple, MacIntosh, Novell, stb.) sok hibát tartalmaztak, aminek következtében gyakran</text:p>
      <text:p text:style-name="P6">összeomlottak, újra kellett installálni őket. Bár a UNIX-nál kezdetektől fogva az egyirányú</text:p>
      <text:p text:style-name="P6">függvényt alkalmazó azonosítási technikát alkalmazták, ez a többi, csoportmunkát támogató,</text:p>
      <text:p text:style-name="P6">operációs rendszerek körében csak az 1990-es évek közepén vált általánossá. A felhasználó</text:p>
      <text:p text:style-name="P6">azonosítás nagyon gyenge volt. Hálózatba kapcsolt számítógépek között a hálózati operációs</text:p>
      <text:p text:style-name="P6">rendszerek lehetővé tették az adatcserét. Ez lényegesen megkönnyítette a sokat utazó</text:p>
      <text:p text:style-name="P6"><text:soft-page-break/>felhasználók dolgát, hiszen nem kellett magukkal cipelni a munkájukhoz szükséges</text:p>
      <text:p text:style-name="P6">állományaikat. Ugyanakkor az adatok, beleértve a jelszót és a bizalmas adatokat is,</text:p>
      <text:p text:style-name="P6">kódolatlanul vándoroltak a nyilvános hálózaton. Megjegyezzük, hogy a bizalmas adatcseréhez</text:p>
      <text:p text:style-name="P6">szükséges technológia rendelkezésre állt, de az informatikai hálózatot még az 1990-es évek</text:p>
      <text:p text:style-name="P6">közepén is elsősorban az akadémiai szféra használta. A tervezők ennek megfelelően abból</text:p>
      <text:p text:style-name="P6">indultak ki, hogy a hálózaton alapvetően nyilvános tartalmakat forgalmaznak. Az Internet</text:p>
      <text:p text:style-name="P6">üzleti felhasználásának és a felhasználók számának növekedésével a hálózati morál</text:p>
      <text:p text:style-name="P6">lényegesen megváltozott. Nyilvánosan küldött bejelentkezési adatok a hekkerek kezébe</text:p>
      <text:p text:style-name="P6">kerülve lehetővé teszik számukra bizalmas adatbázisokhoz való hozzáférést, amivel gyakran</text:p>
      <text:p text:style-name="P6">élnek is. Az 1995 februárjában, a Netscape által kifejlesztett SSL protokoll megjelenése</text:p>
      <text:p text:style-name="P6">oldotta meg ezt a problémát.</text:p>
      <text:p text:style-name="P6">Ma a számítástechnikai berendezések már sokkal biztonságosabban működnek. Az</text:p>
      <text:p text:style-name="P6">infrastruktúra aktív és passzív elemei ritkán hibásodnak meg; különösen akkor igaz ez a</text:p>
      <text:p text:style-name="P6">megállapítás, ha figyelembe vesszük életciklusuk hosszát. Három-négy évenként az aktív</text:p>
      <text:p text:style-name="P6">elemek erkölcsileg elavulnak, az újabb programokat, programverziókat már nem lehet rajtuk</text:p>
      <text:p text:style-name="P6">hatékonyan futtatni. Az Informatikai Kar hallgatói laboratóriumai szinte folyamatos üzemben</text:p>
      <text:p text:style-name="P6">működnek és a hallgatók ritkán bánnak velük kesztyűs kézzel. A terminálok döntő többségét</text:p>
      <text:p text:style-name="P6">azonban elegendő három évenként cserélni.</text:p>
      <text:p text:style-name="P6">Az informatikai hálózatok sűrűsége és sebessége is jelentősen nőtt. Ma már hazánk</text:p>
      <text:p text:style-name="P6">legtöbb települését eléri a szélessávú hálózat. Jelentős változást jelentett ebből a szempontból</text:p>
      <text:p text:style-name="P6">a vezetékes és mobil telefonhálózatok elterjedése és ezzel párhuzamosan az informatika és</text:p>
      <text:p text:style-name="P6">kommunikáció konvergenciája. Mobil eszközökkel az Internet ma már hazánk szinte minden</text:p>
      <text:p text:style-name="P6">pontjáról elérhető. Lényegesen javult a hálózatos infrastruktúra üzembiztonsága is. Mindezek</text:p>
      <text:p text:style-name="P6">miatt az aktív és passzív eszközök hibái a korábbinál jóval kisebb szerepet játszanak az</text:p>
      <text:p text:style-name="P6">adatbiztonság szempontjából.Ugyanakkor a mai informatikai rendszerek igen bonyolultak, nagy méretűek, így</text:p>
      <text:p text:style-name="P6">óhatatlanul tartalmaznak hibákat. Komoly biztonsági kockázatot jelent az eszközök</text:p>
      <text:p text:style-name="P6">heterogenitása is. Ugyanarra a lokális hálózatra nagyon sok, különböző korú és teljesítményű</text:p>
      <text:p text:style-name="P6">berendezés van felfűzve. Ezeknek a berendezéseknek az operációs rendszerei is különböznek,</text:p>
      <text:p text:style-name="P6">összehangolásuk közben komoly hibákat lehet véteni. Kockázatot jelentenek a rutin munkából</text:p>
      <text:p text:style-name="P6">ideiglenesen vagy véglegesen kivont azon berendezések, amelyeket nem kapcsoltak le a</text:p>
      <text:p text:style-name="P6">hálózatról. Ezeken csak alkalomszerűen vagy sohasem frissítik a szoftvereket, a régebbi</text:p>
      <text:p text:style-name="P6">verziók ismert hibáin keresztül pedig rés nyílhat a támadók számára, amit azok adandó</text:p>
      <text:p text:style-name="P6">alkalommal ki is használnak. Célszerű tehát a használaton kívül helyezett berendezéseket</text:p>
      <text:p text:style-name="P6">rögtön lekapcsolni az élő hálózatról.</text:p>
      <text:p text:style-name="P6">Itt kell szólnunk az adattárolókkal kapcsolatos problémákról is. Ezek kapacitása is</text:p>
      <text:p text:style-name="P6">drámaian nőtt, a tárolást hosszú időtartamra, biztonságosan megoldják ugyanakkor méretük</text:p>
      <text:p text:style-name="P6">lényegesen csökkent. A hekkerek által, interneten keresztül végrehajtott akciók jelentik az</text:p>
      <text:p text:style-name="P6">adatlopás látványos és nagy médiavisszhangot kiváltó módját. A szervezeteknek azonban</text:p>
      <text:p text:style-name="P6">összességében sokkal nagyobb kárt okoznak a belső munkatársak által eltulajdonított adatok.</text:p>
      <text:p text:style-name="P6">Nagy Britanniában, 2008-ban például 277 jelentős adatlopási eset történt, amelyeknek átlagos</text:p>
      <text:p text:style-name="P6">értéke 1,73 millió font volt. Ezek oka főként az volt, hogy a szervezetek nem szabályozzák</text:p>
      <text:p text:style-name="P6">megfelelően az USB tárolók munkahelyi használatát, pontosabban nem tiltják meg az</text:p>
      <text:p text:style-name="P6">ügyintézőknek ilyen eszközök használatát. Márpedig ezeken a nagy kapacitású, de kis helyen</text:p>
      <text:p text:style-name="P6">elférő eszközökön nagyon sok, fontos adatot el lehet tulajdonítani.</text:p>
      <text:p text:style-name="P6">A központi adattárolóknak is megvan a maguk életciklusa, bizonyos idő után</text:p>
      <text:p text:style-name="P6">nagyobbra és korszerűbbre kell cserélni azokat. Ilyenkor nem elegendő a rajtuk levő adatok</text:p>
      <text:p text:style-name="P6">logikai törlése, hanem gondoskodni kell az adattárolók biztonságos megsemmisítéséről.</text:p>
      <text:p text:style-name="P6">Üzemen kívül helyezett vagy lecserélt, de még használható számítógépeket a vállalatok</text:p>
      <text:p text:style-name="P6">szívesen ajándékozzák iskoláknak vagy szociális intézményeknek. Ilyenkor is gondoskodni</text:p>
      <text:p text:style-name="P6">kell a gépen levő adatok visszafordíthatatlan törléséről.</text:p>
      <text:p text:style-name="P6">Informatikai biztonság szempontjából természetesen az operációs rendszerek és</text:p>
      <text:p text:style-name="P6"><text:soft-page-break/>alkalmazói szoftverek is nagyon fontosak. A nagyon változatos funkciókat ellátó szoftverek</text:p>
      <text:p text:style-name="P6">biztonságáról általánosságban nem lehet véleményt mondani, azokat egyedi esetben kell</text:p>
      <text:p text:style-name="P6">megvizsgálni. Az elmúlt évtizedekben azonban kialakultak azok a szoftverfejlesztési és</text:p>
      <text:p text:style-name="P6">tesztelési technikák, amelyek garanciát adnak a durva hibák elkerülésére. A szoftvergyártók</text:p>
      <text:p text:style-name="P6">rendszeresen figyelik a termékükkel kapcsolatos tapasztalatokat és az esetleges hibákat a</text:p>
      <text:p text:style-name="P6">regisztrált felhasználóknál frissítő programokkal javítják. Fontos, hogy a frissítéseket rögtön</text:p>
      <text:p text:style-name="P6">telepítsük, mert ezzel sok bosszúságot lehet megtakarítani. Előfordul ugyanis, hogy egy</text:p>
      <text:p text:style-name="P6">program régebbi verziójában olyan biztonsági rést találtak, amelyen keresztül be tudnak</text:p>
      <text:p text:style-name="P6">hatolni a rendszerünkbe. Ezek az információk a világhálón gyorsan elterjednek és a hekkerek</text:p>
      <text:p text:style-name="P6">igyekeznek megtámadni a hasonló programmal dolgozó számítógépeket. A frissített</text:p>
      <text:p text:style-name="P6">programmal működőknél már nem érnek célt, hiszen a rést betömték, a régi verzióval</text:p>
      <text:p text:style-name="P6">dolgozókhoz azonban be tudnak hatolni.</text:p>
      <text:p text:style-name="P6">3.3.2 Kártékony programokA sokszor bizonytalanul működő hardverelemek és infrastruktúra mellett a</text:p>
      <text:p text:style-name="P6">rosszindulatú programok (malware) is gyakran előforduló károkozók az informatikai</text:p>
      <text:p text:style-name="P6">rendszerekben. Ennek a programfajtának tipikus képviselői a vírusok, a férgek és a trójaiak.</text:p>
      <text:p text:style-name="P6">3.3.2.1</text:p>
      <text:p text:style-name="P6">Vírusok</text:p>
      <text:p text:style-name="P6">Bár a vírusok ma is eminens veszélyforrások, történetük visszanyúlik az 1970-es</text:p>
      <text:p text:style-name="P6">évekre. A vírusok (és a férgek) legfontosabb jellemzője, hogy reprodukcióra képes</text:p>
      <text:p text:style-name="P6">számítógépes programok. Biológiai névrokonaikhoz hasonlóan felépítésük nagyon egyszerű,</text:p>
      <text:p text:style-name="P6">méretük pedig kicsi. Elsősorban bosszúságot és időveszteséget okoznak, nemcsak a lokális</text:p>
      <text:p text:style-name="P6">erőforrásokat terhelik, de az Internet forgalmának is jelentős hányadát lefoglalják. A vírusok</text:p>
      <text:p text:style-name="P6">közvetlen kárt is okozhatnak, adatokat törölhetnek és módosíthatnak a számítógépeken.</text:p>
      <text:p text:style-name="P6">Rendszerint az operációs rendszerek vagy olyan alkalmazói programok hiányosságait</text:p>
      <text:p text:style-name="P6">használják ki, amelyek futtatható állományokat tartalmazhatnak. Első példányaik az 1970-es</text:p>
      <text:p text:style-name="P6">években jelentek meg (pl. Brain, Jerusalem). A „computer virus” elnevezést Fred Cohen egy</text:p>
      <text:p text:style-name="P6">1983-as dolgozatában vezette be. Az elmúlt évtizedekben folyamatos volt a versenyfutás a</text:p>
      <text:p text:style-name="P6">vírusfejlesztők és a vírusirtók között. Ma már több tízezer számítógépes vírust ismerünk,</text:p>
      <text:p text:style-name="P6">amelyek azonban néhány alapfajta változatai mutációi. A kártékony programok, közöttük a</text:p>
      <text:p text:style-name="P6">vírusok, korai történetéről nagyon alapos elemzés található Denning [ 8 ], az újabb vírusokról</text:p>
      <text:p text:style-name="P6">pedig Hunter [15235] könyvében, illetve az [16235] tanulmányban.</text:p>
      <text:p text:style-name="P6">A vírusok három részből állnak, úgymint kereső, reprodukáló és akciót végrehajtó</text:p>
      <text:p text:style-name="P6">részből. Bizonyos esetekben a harmadik rész hiányozhat. A kereső rész figyeli a számítógép</text:p>
      <text:p text:style-name="P6">működését és a reprodukálásra kedvező helyzetet érzékelve rögtön akcióba lép. Kedvező</text:p>
      <text:p text:style-name="P6">helyzetet jelent az, ha megfertőzhető állományt, állományokat talál az elérhető</text:p>
      <text:p text:style-name="P6">memóriaterületen. A kereső rész ügyessége határozza meg a vírus fertőzőképességét, azaz</text:p>
      <text:p text:style-name="P6">terjedési sebességét. A kereső rész által felkutatott állományokba a reprodukáló rész másolja</text:p>
      <text:p text:style-name="P6">be a vírus kódját, esetleg a kódnak valamilyen variánsát. A másolás csak akkor történik meg,</text:p>
      <text:p text:style-name="P6">ha az állomány még nem fertőzött. Többször ugyanis nem érdemes megfertőzni egy</text:p>
      <text:p text:style-name="P6">állományt, mert a vírusok viharosan terjednek és a többszörös infekciót sokkal könnyebb</text:p>
      <text:p text:style-name="P6">észrevenni. Az akciót végrehajtó rész, ha egyáltalán tartozik ilyen a vírushoz, valamilyen</text:p>
      <text:p text:style-name="P6">egyszerű műveletet indít el. Ez lehet egy üzenet megjelenítése a képernyőn, állományok</text:p>
      <text:p text:style-name="P6">törlése vagy átnevezése. Az 1980-as évek végén nevezetes volt a „potyogtatós” vírus. Az</text:p>
      <text:p text:style-name="P6">adatokat abban az időben nem grafikusan, hanem alfanumerikusan, azaz karakterenként</text:p>
      <text:p text:style-name="P6">jelenítették meg. Ha egy „potyogtatós” vírus volt a számítógépen, akkor a képernyőn a sorok</text:p>
      <text:p text:style-name="P6">elkezdtek összekuszálódni, majd a karakterek sorra lehullottak. Végül a képernyő teljesen</text:p>
      <text:p text:style-name="P6">üres volt. Sokan megijedtek a látvány következtében, pedig csak egy ártalmatlan csínytevés</text:p>
      <text:p text:style-name="P6">áldozatai voltak, a vírus kiirtása után a számítógép rendben működött tovább.</text:p>
      <text:p text:style-name="P6">Kezdetben a fájlvírusok és a boot szektort fertőző (BSI) vírusok terjedtek el a</text:p>
      <text:p text:style-name="P6">legjobban. Az előbbiek azt használták ki, hogy a WINDOWS operációs rendszerben a .exe</text:p>
      <text:p text:style-name="P6">illetve a .com kiterjesztésű fájlok közvetlenül futtathatóak. Ha a vírus valamilyen módon,</text:p>
      <text:p text:style-name="P6"><text:soft-page-break/>leginkább egy fertőzött fájllal, bekerül egy számítógépbe és a fertőzött fájlt elindítják, akkor a</text:p>
      <text:p text:style-name="P6">vezérlés átkerül a vírusra. A kereső modul a memóriában egy még nem fertőzött, futtathatófájl után kutat. Ha talál ilyet, akkor annak a végéhez hozzáfűzi saját másolatát és az érintett</text:p>
      <text:p text:style-name="P6">fájl belépési pontját úgy módosítja, hogy a vezérlés indításakor a vírusra kerüljön, majd a</text:p>
      <text:p text:style-name="P6">vírusban foglalt utasítások végrehajtása után visszakerüljön az eredeti belépési pontra. Ezzel</text:p>
      <text:p text:style-name="P6">megtörténik egy újabb állomány fertőzése, a vírus esetleg végrehajt még egy akciót, majd</text:p>
      <text:p text:style-name="P6">visszaadja a vezérlést az eredetileg elindított programnak. Az egész eljárás nagyon gyorsan</text:p>
      <text:p text:style-name="P6">lejátszódik, így a felhasználó nem veszi észre, hogy a gépe fertőzést kapott. Egy idő után</text:p>
      <text:p text:style-name="P6">azonban lelassul a gépének a működése és, kártékony vírussal történő fertőzés esetén,</text:p>
      <text:p text:style-name="P6">adatvesztés is történhet.</text:p>
      <text:p text:style-name="P6">A BSI vírusok más terjedési mechanizmust alkalmaznak. A számítógépre kerülve</text:p>
      <text:p text:style-name="P6">megkeresik valamely lemez boot szektorának ritkán használt szektorát és ide másolják</text:p>
      <text:p text:style-name="P6">magukat. Amikor a számítógép a fertőzött lemezről olvas, akkor azt a boot szektorral kezdi. A</text:p>
      <text:p text:style-name="P6">vírus úgy intézi, hogy átmásolhassa magát egy még nem fertőzött lemezre, majd visszaadja a</text:p>
      <text:p text:style-name="P6">vezérlést a fájlkeresőnek. A BSI vírusok főként fertőzött floppy lemezekkel terjedtek, így</text:p>
      <text:p text:style-name="P6">azok jelentőségének csökkenése miatt a BSI vírusok lényegében eltűntek.</text:p>
      <text:p text:style-name="P6">Napjainkban a makró és az e-mail vírusok okozzák a legtöbb problémát. A Microsoft</text:p>
      <text:p text:style-name="P6">Office alkalmazások: World, Excel, PowerPoint és sok Java alkalmazásban is el lehet</text:p>
      <text:p text:style-name="P6">helyezni olyan végrehajtható programokat, közismert néven makrókat, amelyek a sokszor</text:p>
      <text:p text:style-name="P6">végrehajtandó lépések végrehajtását automatizálják. A makró vírusokat ugyanazon a nyelven</text:p>
      <text:p text:style-name="P6">írják, mint a hasznos makrókat, majd megfertőzve velük egy fájlt eljuttatják azt egy</text:p>
      <text:p text:style-name="P6">felhasználónak. Kinyitva a fertőzött fájlt a vírus keres egy hasonló alkalmazást és megfertőzi</text:p>
      <text:p text:style-name="P6">azt. A legtöbb makró vírus World állományokat fertőz, utána következnek az Excel</text:p>
      <text:p text:style-name="P6">állományok, ami az alkalmazások gyakorisága miatt természetes.</text:p>
      <text:p text:style-name="P6">Az utóbbi időben az e-mail vírusok vették át a főszerepet. Elektronikus levelek</text:p>
      <text:p text:style-name="P6">mellékleteként terjednek. Amikor a felhasználó kinyitja a mail a fertőzött mellékletet, akkor</text:p>
      <text:p text:style-name="P6">aktivizálódik, ami vagy valamely rezidens fájl vagy az áldozat által küldött mailek fertőzését</text:p>
      <text:p text:style-name="P6">jelenti.</text:p>
      <text:p text:style-name="P6">3.3.2.2</text:p>
      <text:p text:style-name="P6">Férgek</text:p>
      <text:p text:style-name="P6">A férgek (worm) is reprodukcióra képes programok ellentétben azonban a vírusokkal</text:p>
      <text:p text:style-name="P6">terjedésükhöz nincs szükségük hordozó állományokra. Bár az első féreg programot már 1982-</text:p>
      <text:p text:style-name="P6">ben elkészítette John Shoch és John Hupp eleinte kevés követőjük akadt, mert csak</text:p>
      <text:p text:style-name="P6">informatikai hálózatokon terjednek. Káros tevékenységük ma már kiterjed a mobiltelefon</text:p>
      <text:p text:style-name="P6">hálózatokra is. A férgek leggyakrabban e-maillel jutnak el újabb felhasználókhoz. Tipikus</text:p>
      <text:p text:style-name="P6">forgatókönyv az, hogy a felhasználó kap egy elektronikus levelet, amely tartalmaz egy</text:p>
      <text:p text:style-name="P6">mellékletet valamilyen hasznosnak tűnő információval. Ilyen lehet egy program</text:p>
      <text:p text:style-name="P6">regisztrációját feltörő kód vagy pornográf oldalak hozzáférési adatai. A linkre kattintva</text:p>
      <text:p text:style-name="P6">általában nem a hasznos adatot kapja meg, hanem aktivizálódik a féreg.</text:p>
      <text:p text:style-name="P6">Ma már olyan férgek is terjednek a világhálón, amelyek aktivizálásához nem kell</text:p>
      <text:p text:style-name="P6">megnyitni a mellékletet, elég a levelet elolvasni. A Bubbleboy és a KAKWorm voltak az első</text:p>
      <text:p text:style-name="P6">ilyen típusú férgek. Ezek azt használták ki, hogy az Outlook és az Outlook Express levelező</text:p>
      <text:p text:style-name="P6">programok HTML formátumú leveleket is meg tudnak jeleníteni. A HTML-ben írt levelekbeazonban el lehet rejteni VBScript betéteket és ActiveX vezérlőket is. Ha ezek futtatását a</text:p>
      <text:p text:style-name="P6">felhasználó engedélyezi, akkor rögtön aktivizálódik a féreg.</text:p>
      <text:p text:style-name="P6">3.3.2.3</text:p>
      <text:p text:style-name="P6">Trójaiak</text:p>
      <text:p text:style-name="P6">A trójaiak az internetes korszak termékei, csak hálózatba kapcsolt számítógépeken</text:p>
      <text:p text:style-name="P6">tudják kifejteni tevékenységüket. Ezek is kicsi programok, de a vírusoktól és férgektől</text:p>
      <text:p text:style-name="P6">eltérően reprodukcióra képtelenek, így maguktól nem is terjednek. Általában valamilyen</text:p>
      <text:p text:style-name="P6">hasznosnak látszó programban rejtik el őket. Innen származik az elnevezésük is, amelyik a</text:p>
      <text:p text:style-name="P6">Homérosz híres eposzában, az Iliászban, szereplő trójai falóra utal 2 .</text:p>
      <text:p text:style-name="P6"><text:soft-page-break/>Az e-mail vírusokhoz és férgekhez hasonlóan elektronikus levél mellékleteként</text:p>
      <text:p text:style-name="P6">kaphatjuk meg őket. Terjedhetnek weboldalakról letöltött, fertőzött állományokkal is.</text:p>
      <text:p text:style-name="P6">Feladatuk, hogy telepedjenek rá számítógépekre és azokról információkat juttassanak el</text:p>
      <text:p text:style-name="P6">gazdájuknak. Általában a háttérben, csendben meghúzódva gyűjtik vagy küldik gazdájuknak</text:p>
      <text:p text:style-name="P6">az adatokat.</text:p>
      <text:p text:style-name="P6">A jelszólopó trójaiak a billentyűzetet figyelik és közben összegyűjtik a felhasználó</text:p>
      <text:p text:style-name="P6">által használt felhasználói neveket és jelszavakat. Egy másik típusuk a felhasználó jelszavait</text:p>
      <text:p text:style-name="P6">tartalmazó kódolt vagy kódolatlan állományokat keresi a számítógép memóriájában.</text:p>
      <text:p text:style-name="P6">Feladatukat teljesítve elküldik a begyűjtött adatokat egy meghatározott e-mail címre.</text:p>
      <text:p text:style-name="P6">A backdoor programok igyekeznek felderíteni a nem eléggé védett és így kinyitható</text:p>
      <text:p text:style-name="P6">kommunikációs portokat. Ha találnak ilyet, akkor kinyitják azt, értesítik a gazdájukat a sikeres</text:p>
      <text:p text:style-name="P6">akcióról, aki a nyitott porton keresztül bejuthat a számítógépbe, ahonnan már hatékonyan tud</text:p>
      <text:p text:style-name="P6">további támadásokat indítani.</text:p>
      <text:p text:style-name="P6">A letöltő trójaiak egy számítógépbe kerülve további programokat töltenek le a gépre.</text:p>
      <text:p text:style-name="P6">Ezek persze további, bonyolultabb akció végrehajtására képes programok is lehetnek.</text:p>
      <text:p text:style-name="P6">A kémprogramok (spyware), a jelszólopókhoz hasonlóan települnek a gépekre, de nem</text:p>
      <text:p text:style-name="P6">jelszavakat, hanem a felhasználó személyes adatait, esetleg számítógép használati szokásait</text:p>
      <text:p text:style-name="P6">gyűjtik össze és továbbítják.</text:p>
      <text:p text:style-name="P6">A 3.2 ábra 3 a 2010. március havi vírusstatisztika első 20 helyezettjét mutatja. Sok,</text:p>
      <text:p text:style-name="P6">különböző rosszindulatú program képviseli magát ezen a listán. Hasonló összegzés havi és évi</text:p>
      <text:p text:style-name="P6">felbontásban rendszeresen készül, így meg lehet figyelni ezeknek a veszélyes programoknak</text:p>
      <text:p text:style-name="P6">az életciklusát is.</text:p>
      <text:p text:style-name="P6">2</text:p>
      <text:p text:style-name="P6">Az eposz szerint a görögök hosszú ideig, sikertelenül ostromolták Trója várát Ekkor Odüsszeusz tanácsára egy</text:p>
      <text:p text:style-name="P6">hatalmas falovat építettek, amelyet a város kapujához vontattak, majd színleg visszavonultak. A trójaiak</text:p>
      <text:p text:style-name="P6">megörültek az ellenség visszavonulásának és bevontatták falaikon belülre a falovat. Éjszaka, amikor a védők</text:p>
      <text:p text:style-name="P6">aludtak, a faló belsejéből görög katonák másztak ki, majd kinyitották a város kapuit. A támadók időközben</text:p>
      <text:p text:style-name="P6">visszalopakodtak a város közelébe és a nyitott kapun keresztül bevonultak Trójába, majd elfoglalták azt.</text:p>
      <text:p text:style-name="P6">3</text:p>
      <text:p text:style-name="P6">Forrás: Kártevő TOP 20 – 2010 március, http://www.viruspajzs.hu/kartevo-top-20-2010-marcius/3.2. ábra</text:p>
      <text:p text:style-name="P6">A vírusok, férgek és trójaiak ellen védekezhetünk úgy, hogy nem fogadunk el fájlokat</text:p>
      <text:p text:style-name="P6">ellenőrizetlen forrásból, nem nyitunk ki ismeretlen küldőtől érkező, mellékletet tartalmazó</text:p>
      <text:p text:style-name="P6">mailt és nem töltünk le állományokat bármilyen weboldalról. Rosszindulatú programokat</text:p>
      <text:p text:style-name="P6">gyakran kaphatunk erotikus vagy pornográf tartalmú weboldalakról. Sajnos ezekkel az</text:p>
      <text:p text:style-name="P6">intézkedésekkel csak rövid ideig lehet tisztán tartani a számítógépet. Ma már elengedhetetlen</text:p>
      <text:p text:style-name="P6">egy vírusirtó, sőt a komplexebb védelmet biztosító tűzfal használata.</text:p>
      <text:p text:style-name="P6">A vírusirtók nemcsak a vírusok, hanem a többi rosszindulatú program ellen is</text:p>
      <text:p text:style-name="P6">védelmet nyújtanak. Számolni kell azzal is, hogy a vírusirtó működéséhez is erőforrásra van</text:p>
      <text:p text:style-name="P6">szükség, amellyel csökken a hasznos tevékenységre fordítható teljesítmény. Érdemes tehát</text:p>
      <text:p text:style-name="P6">hatékonyan működő vírusirtót beszerezni. Vírusirtó kiválasztásakor a hatékonyság mellett, a</text:p>
      <text:p text:style-name="P6">folyamatos frissítés is nagyon fontos szempont. Folyamatosan jelennek meg ugyanis új</text:p>
      <text:p text:style-name="P6">rosszindulatú programok, amelyekkel a korábbi verziók nem tudnak mit kezdeni. A vírusirtó</text:p>
      <text:p text:style-name="P6">programok ugyanis tartalmazzák az ismert rosszindulatú programok lenyomatait és ezekkel</text:p>
      <text:p text:style-name="P6">megegyező mintákat keresnek a védendő számítógépen tárolt állományokban, pontosabban az</text:p>
      <text:p text:style-name="P6">állományok azon részében, ahol a rosszindulatú programok tapasztalatok szerint elő szoktak</text:p>
      <text:p text:style-name="P6">fordulni. Új rosszindulatú program lenyomata természetesen nem lehet benne egy korábbi</text:p>
      <text:p text:style-name="P6"><text:soft-page-break/>vírusirtó adatbázisában, így azt fel sem tudja ismerni. A frissítések tehát számítógépeink</text:p>
      <text:p text:style-name="P6">biztonságát szolgálják!</text:p>
      <text:p text:style-name="P6">3.3.3 Kéretlen levelek</text:p>
      <text:p text:style-name="P6">A kéretlen levelek (spam mail) mindennapjaink kellemetlen és, mint arra az előző</text:p>
      <text:p text:style-name="P6">fejezetben rámutattunk, sokszor kártékony tartalmat hordozó velejárói. Az egyre hatékonyabb</text:p>
      <text:p text:style-name="P6">szűrők ellenére elektronikus levelesládánkba számtalan ilyen üzenet érkezik. Nem mindig voltez így. Az elektronikus levelezés hazánkban 1989-ben indult el a Magyar Tudományos</text:p>
      <text:p text:style-name="P6">Akadémia kutatóintézetei, néhány egyetem és országos gyűjtőkörű könyvtár között. Az USA-</text:p>
      <text:p text:style-name="P6">ban és a nyugat Európai országokban már néhány évvel korábban elindult az Internet és azon</text:p>
      <text:p text:style-name="P6">a levelezés, de a technológiát a szocialista országok nem vásárolhatták meg. A szükséges</text:p>
      <text:p text:style-name="P6">szoftvert ezért az MTA Számítástechnikai és Automatizálási Kutató Intézete fejlesztette ki és</text:p>
      <text:p text:style-name="P6">ELLA-nak nevezték el. A hazai rendszer bekapcsolódott a nemzetközi forgalomba is, így</text:p>
      <text:p text:style-name="P6">külföldi partnerekkel is lehetet e-mailt váltani. A polgári célokat szolgáló hálózatot –</text:p>
      <text:p text:style-name="P6">hazánkhoz hasonlóan – külföldön is szinte kizárólag az egyetemek és kutatóintézetek</text:p>
      <text:p text:style-name="P6">használták. Az internetes etikett, azaz Netikett tiltotta üzleti reklámok, félrevezető vagy</text:p>
      <text:p text:style-name="P6">obszcén tartalmú mailek küldését.</text:p>
      <text:p text:style-name="P6">Az internet penetráció növekedésével, az alkalmazások egyszerűsödésével és</text:p>
      <text:p text:style-name="P6">bővülésével az üzleti szféra is egyre nagyobb érdeklődést mutatott az internet iránt. Az</text:p>
      <text:p text:style-name="P6">elektronikus levelezés előnye a hagyományossal szemben a gyorsaság mellett az is, hogy</text:p>
      <text:p text:style-name="P6">nagyon egyszerű körleveleket küldeni. Összeállítva e-mail címek egy listáját egyetlen</text:p>
      <text:p text:style-name="P6">gombnyomásra lehet ugyanazt a levelet a listán szereplő címekre továbbítani. Ezt a kényelmes</text:p>
      <text:p text:style-name="P6">funkciót a kutatók gyorsan felismerték és rendszeresen használták is tudományos</text:p>
      <text:p text:style-name="P6">konferenciák szervezésére vagy új kutatási eredmények széles körben való elterjesztésére. Az</text:p>
      <text:p text:style-name="P6">internet üzleti célú használatának kezdetekor kézenfekvő gondolat volt, hogy ezt a technikát</text:p>
      <text:p text:style-name="P6">reklámok továbbítására is fel lehet használni.</text:p>
      <text:p text:style-name="P6">Ettől kezdve folyamatosan bővült a kéretlen mailek tartalmának választéka. Küldenek</text:p>
      <text:p text:style-name="P6">reklámokat, üzleti ajánlatokat, nagy haszonnal kecsegtető befektetési ajánlatokat, politikai</text:p>
      <text:p text:style-name="P6">reklámokat; felhasználják az e-mailt kártékony programok terjesztésére és adathalászatra.</text:p>
      <text:p text:style-name="P6">Kereső robotokkal egyszerűen összegyűjthetőek a weblapokra kirakott e-mail címek, ezekből</text:p>
      <text:p text:style-name="P6">pedig könnyen lehet akár több millió címet tartalmazó listát is összeállítani. Néhány évvel</text:p>
      <text:p text:style-name="P6">ezelőtt az egyik szerző kéretlen levélben kapott ajánlatot ilyen lista megvásárlására.</text:p>
      <text:p text:style-name="P6">Az e-mail címek gyűjtésének megnehezítésére többféle technikát alkalmaznak: nem</text:p>
      <text:p text:style-name="P6">szövegesen, hanem képként teszik ki a weblapra a címet, A @ jel helyett at-et írnak, a .</text:p>
      <text:p text:style-name="P6">helyett pedig dot-ot. A szerző címe ebben az átírásban tehát így néz ki: Petho dot Attila at inf</text:p>
      <text:p text:style-name="P6">dot unideb dot hu. A címeket és regisztrációs kódokat elrejthetik olyan képekben is, amelyek</text:p>
      <text:p text:style-name="P6">különbséget tudnak tenni az ember és a robotok intelligenciája között. Ha egy szóban a</text:p>
      <text:p text:style-name="P6">karaktereket deformáljuk és különböző betűtípussal valamint mérettel írjuk és még hullámzik</text:p>
      <text:p text:style-name="P6">is a szöveg, akkor azt egy robot ma még nem tudja értelmezni, egy ember azonban olvasni és</text:p>
      <text:p text:style-name="P6">reprodukálni képes. A 3.3 ábra egy ilyen képbe elrejtett kódot mutat.</text:p>
      <text:p text:style-name="P6">3.3 ábraA kéretlen levelek nemcsak személyes bosszúságot és fölösleges munkát jelentenek,</text:p>
      <text:p text:style-name="P6">hanem az internet forgalmának is jelentős részét képezik. A 3.4 ábrán 4 a 100 %-ot jelző felső</text:p>
      <text:p text:style-name="P6">vonal az internet teljes e-mail forgalmát jelöli, a fekete hullámvonal pedig a spamek arányát a</text:p>
      <text:p text:style-name="P6">teljes forgalomból. A statisztika 2009 októberétől 2010 szeptemberéig mutatja a helyzetet</text:p>
      <text:p text:style-name="P6">napi bontásban. Látható, hogy a spamek aránya általában 90 % körül van, néha eléri a 95 %-ot</text:p>
      <text:p text:style-name="P6">is, nagyon ritkán megy azonban 80 % alá. Ez azt jelenti, hogy minden 100 e-mail közül 90</text:p>
      <text:p text:style-name="P6">spam.</text:p>
      <text:p text:style-name="P6">3.4 ábra</text:p>
      <text:p text:style-name="P6">A felhasználói fiókokba is bőven kerül kéretlen levél, ott azonban az arányuk sokkal</text:p>
      <text:p text:style-name="P6">alacsonyabb, tapasztalatom szerint a 10 %-ot sem éri el. Ha ugyanis a spamek aránya 90 %</text:p>
      <text:p text:style-name="P6">lenne, akkor a legtöbb felhasználó bezárná a levelesládáját. A levelező rendszerek üzemeltetői</text:p>
      <text:p text:style-name="P6">is tudják ezt és komoly erőfeszítéseket tesznek a kéretlen levelek korai kiszűrésére. Az egyik</text:p>
      <text:p text:style-name="P6">leghatásosabb eszköz erre az internet forgalmának monitorozása. Ha egy levelező gépről</text:p>
      <text:p text:style-name="P6"><text:soft-page-break/>spamek küldését észlelik, akkor azt a gépet tiltó listára teszik. Néhány évvel ezelőtt ez történt</text:p>
      <text:p text:style-name="P6">az Informatikai Kar levelező szerverével is. A lefolytatott vizsgálat során kiderült, hogy egy</text:p>
      <text:p text:style-name="P6">hallgató üzleti reklámokat tartalmazó spameket küldött az egyik számítógépről. Akcióját</text:p>
      <text:p text:style-name="P6">4</text:p>
      <text:p text:style-name="P6">Forrás: State of Spam &amp; Phishing, A Monthly Report, symantec, October 2010-11-02</text:p>
      <text:p text:style-name="P6">http://www.symantec.com/content/en/us/enterprise/other_resources/b-state_of_spam_and_phishing_report_10-</text:p>
      <text:p text:style-name="P6">2010.en-us.pdfnéhány perc alatt észlelték és le is tiltották a levelező szerverünket. A hallgató beismerte</text:p>
      <text:p text:style-name="P6">tettét, így az egyetem saját hatáskörében intézkedett és fél évre felfüggesztette a hallgatói</text:p>
      <text:p text:style-name="P6">jogviszonyát.</text:p>
      <text:p text:style-name="P6">Az internetet monitorozó szervezetek azt is összesítik, hogy mely országokból indul el</text:p>
      <text:p text:style-name="P6">a spamek áradata. A 3.5 ábrán 5 a 2010 áprilisi Kaspersky spam jelentést mutatjuk be. A</text:p>
      <text:p text:style-name="P6">diagramból látszik, hogy a vizsgált hónapban a legtöbb spam az USA-ból indult, amit kis</text:p>
      <text:p text:style-name="P6">különbséggel követ India és Vietnam. Megjegyzendő, hogy a számítógépek tulajdonosai vagy</text:p>
      <text:p text:style-name="P6">felhasználói – a mi hallgatónkkal ellentétben – sokszor egyáltalán nincsenek tudatában, hogy</text:p>
      <text:p text:style-name="P6">gépük kéretlen leveleket küld. Vannak ugyanis olyan technikák, amelyekkel úgynevezett</text:p>
      <text:p text:style-name="P6">zombihálózatokat (botnet) lehet létre hozni. Egy zombi hálózatnak több tízezer tagja is lehet.</text:p>
      <text:p text:style-name="P6">2010 júliusában őrizetbe vettek egy szlovén férfit, akit egy 12 millió számítógépből álló</text:p>
      <text:p text:style-name="P6">zombihálózat megszervezésével és üzemeltetésével gyanúsítanak 6 . Ezek erősen centralizált</text:p>
      <text:p text:style-name="P6">hálózatok, amelynek a tagjai nem is tudnak a tagságukról, a központtól és egymástól is nagy</text:p>
      <text:p text:style-name="P6">távolságban lehetnek. Egyébként normálisan működő számítógépek, amelyek időnként</text:p>
      <text:p text:style-name="P6">végrehajtják a központi számítógéptől érkező utasításokat. Zombihálózatokat rendszerint</text:p>
      <text:p text:style-name="P6">spam mailek küldésére és túlterheléses támadás végrehajtására hoznak létre.</text:p>
      <text:p text:style-name="P6">3.5 ábra</text:p>
      <text:p text:style-name="P6">A monitorozás hatásos megelőző eszköz, de az elküldött kéretlen levelek ellen is kell</text:p>
      <text:p text:style-name="P6">védekezni. Kéretlen leveleket olyan nyelvi elemző programokkal lehet kiszűrni, amelyek a</text:p>
      <text:p text:style-name="P6">küldő szokatlan címe, a tárgyban vagy a levél törzsében szereplő szavak alapján teszik</text:p>
      <text:p text:style-name="P6">karanténba a gyanús küldeményeket. A leveleket szűrni lehet abból a szempontból is, hogy</text:p>
      <text:p text:style-name="P6">5</text:p>
      <text:p text:style-name="P6">6</text:p>
      <text:p text:style-name="P6">Kaspersky spam jelentés: 2010 április, http://www.viruspajzs.hu/kaspersky-spam-jelentes-2010-aprilis/</text:p>
      <text:p text:style-name="P6">Forrás: http://www.msnbc.msn.com/id/38439213/ns/technology_and_science-securitytartalmaznak-e csatolmányként bizonyos típusú képfájlokat. Szűrőprogramokat már a</text:p>
      <text:p text:style-name="P6">tűzfalakban is alkalmaznak, amelyek az elsődleges, durva rostálást végzik. Másodlagos,</text:p>
      <text:p text:style-name="P6">finomabb hangolású szűrést végeznek a levelező szoftverek, amelyeknek ezt a funkcióját</text:p>
      <text:p text:style-name="P6">magunk is beállíthatjuk. Előfordulhat, hogy a levelező rendszer olyan levelet is spamnek</text:p>
      <text:p text:style-name="P6">minősít, amely pedig hasznos, sőt fontos információt tartalmaz. Ilyenkor célszerű a szűrési</text:p>
      <text:p text:style-name="P6">paraméterek újrakonfigurálása. A szűrőprogramok fontosságát mutatja, hogy például a</text:p>
      <text:p text:style-name="P6">Debreceni Egyetemre érkező mailek 90 %-át nem engedi tovább a címzetteknek.</text:p>
      <text:p text:style-name="P6">3.3.4 Túlterheléses támadás</text:p>
      <text:p text:style-name="P6">A túlterheléses támadás, amelynek a közismert angol rövidítése DoS (denial of</text:p>
      <text:p text:style-name="P6">service) jelenti az egyik legnagyobb kihívást a hálózatos szerverek üzemeltetői számára. Jól</text:p>
      <text:p text:style-name="P6">tudjuk, hogy minél több szolgáltatás kapcsolódik egy rendszerhez és azt minél többen veszik</text:p>
      <text:p text:style-name="P6">igénybe, annál nagyobb a kiszolgáló egységek leterheltsége, ami a felhasználók számára a</text:p>
      <text:p text:style-name="P6">válaszidők hosszának növekedéseként jelenik meg. Ha a rövid időn belül beérkező igények</text:p>
      <text:p text:style-name="P6">száma egy határértéket túllép, akkor a szerver terhelése olyan nagy lehet, hogy már nem tud új</text:p>
      <text:p text:style-name="P6">kéréseket fogadni.</text:p>
      <text:p text:style-name="P6">Hallgatók nagyon jól tudják, hogy a félévek illetve a vizsgaidőszak kezdetekor a</text:p>
      <text:p text:style-name="P6">tanulmányi rendszer nagyon leterhelt, sok türelem kell ahhoz, hogy egy közkedvelt tárgyat</text:p>
      <text:p text:style-name="P6">felvegyenek vagy kedvezőnek látszó vizsgaidőpontra bejelentkezzenek. Nemcsak az</text:p>
      <text:p text:style-name="P6"><text:soft-page-break/>egyetemen történhet ilyen esemény.</text:p>
      <text:p text:style-name="P6">A 2010/11-es tanévre 2010. február 15-én 24 óráig lehetett jelentkezni a felsőoktatási</text:p>
      <text:p text:style-name="P6">intézményekbe. Az utolsó pillanatban jelentkezők nagy száma miatt az online felvételi</text:p>
      <text:p text:style-name="P6">regisztrációs rendszer azonban lelassult, sőt időnként le is állt. Mivel sok jelentkező maradt</text:p>
      <text:p text:style-name="P6">hoppon, így a jelentkezési határidőt 22 órával meghosszabbították.</text:p>
      <text:p text:style-name="P6">2008. november 20-án kezdte meg működését az Európai Unió internetes könyvtára,</text:p>
      <text:p text:style-name="P6">az Europeana. Az informatikai hátteret a Koninklijke Bibliotheek, a holland nemzeti könyvtár</text:p>
      <text:p text:style-name="P6">biztosítja, amelyik óránként ötmillió látogatót még képes kiszolgálni. Az első napon azonban,</text:p>
      <text:p text:style-name="P6">a jól sikerült nemzetközi promóciónak köszönhetően, olyan nagy volt az érdeklődés, hogy</text:p>
      <text:p text:style-name="P6">óránként 20 millióan próbálták betölteni az Europeana oldalát. A rendszer ezt a terhelést nem</text:p>
      <text:p text:style-name="P6">bírta és két nappal később összeomlott. Szervezeti változtatásokat és technikai fejlesztéseket</text:p>
      <text:p text:style-name="P6">hajtottak végre az újraindítás előtt, amelyek hatásosnak bizonyultak, mert hasonló probléma</text:p>
      <text:p text:style-name="P6">később már nem fordult elő.</text:p>
      <text:p text:style-name="P6">Támadási céllal is elő lehet állítani ilyen helyzetet. Egy vagy néhány számítógépről</text:p>
      <text:p text:style-name="P6">nagyon sok kérést küldenek a célgépnek. A kérések generálása sokkal rövidebb időt vesz</text:p>
      <text:p text:style-name="P6">igénybe, mint azok kiszolgálása, így elő lehet állítani olyan helyzetet, amikor a célba vett</text:p>
      <text:p text:style-name="P6">szerver túlterhelése olyan nagy lesz, hogy a legális kéréseket már nem tudja kiszolgálni, a</text:p>
      <text:p text:style-name="P6">rendszer esetleg össze is omlik. Ha rosszul van konfigurálva a szerver, akkor a támadó akár be</text:p>
      <text:p text:style-name="P6">is juthat a rendszerbe. Néhány évvel ezelőtt ilyen támadási technikával jutott be egy hallgatóegyetemünk akkori tanulmányi rendszerébe, méghozzá rendszergazdai jogosultságokkal.</text:p>
      <text:p text:style-name="P6">Ezeket a jogokat csak arra használta, hogy körülnézett az állományokban.</text:p>
      <text:p text:style-name="P6">Az ilyen egyszerű támadások mechanizmusát ma már jól ismerjük és az újabb</text:p>
      <text:p text:style-name="P6">rendszerek fel vannak készítve azok elhárítására. Egy IP címről érkező tömeges igényt</text:p>
      <text:p text:style-name="P6">például nem veszik figyelembe, vagy egy korlátot elérve további kérések elől lezárják a</text:p>
      <text:p text:style-name="P6">kommunikációs portokat. A támadók ezért új technikát fejlesztettek ki, az úgynevezett</text:p>
      <text:p text:style-name="P6">szétosztott túlterheléses támadást, amit DDoS-nak (distributed denial of service) neveztek el.</text:p>
      <text:p text:style-name="P6">Ennek a lényege az, hogy sok számítógép összehangoltan intéz túlterheléses támadást egy</text:p>
      <text:p text:style-name="P6">szerver ellen. Az előző fejezetben említett zombihálózatok egyik fő alkalmazási területe a</text:p>
      <text:p text:style-name="P6">DDoS támadások végrehajtása.</text:p>
      <text:p text:style-name="P6">Nyomatékosan felhívjuk a figyelmet arra, hogy a számítógépek elleni támadások nem</text:p>
      <text:p text:style-name="P6">diákcsínyek, hanem bűncselekmények. A Büntetőtörvénykönyv 300/C paragrafusa szerint</text:p>
      <text:p text:style-name="P6">ugyanis: „Aki adat bevitelével, továbbításával, megváltoztatásával, törlésével, illetőleg egyéb</text:p>
      <text:p text:style-name="P6">művelet végzésével a számítástechnikai rendszer működését jogosulatlanul akadályozza,</text:p>
      <text:p text:style-name="P6">vétséget követ el, és két évig terjedő szabadságvesztéssel büntetendő.”</text:p>
      <text:p text:style-name="P6">Adatbiztonság szabályozása, magyar törvények</text:p>
      <text:p text:style-name="P6">Polgári társadalmakban a természetes és jogi személyek kötelességeit, tevékenységeik</text:p>
      <text:p text:style-name="P6">korlátait és egymással való együttműködéseik keretét, legmagasabb szinten, törvényekben</text:p>
      <text:p text:style-name="P6">fogalmazzák meg. A kézzel és géppel írott valamint nyomtatott dokumentumok kezelése és</text:p>
      <text:p text:style-name="P6">hitelességének biztosítása régen bekerült a törvénnyel szabályozandó témák közé. Életünk</text:p>
      <text:p text:style-name="P6">során nagyon sok, fontos dokumentum készül rólunk. Identitásunkat végső soron az</text:p>
      <text:p text:style-name="P6">anyakönyv bizonyítja, erről készül a születési anyakönyvi kivonat. A 4.1 ábrán egy 1902-ben</text:p>
      <text:p text:style-name="P6">készült anyakönyvi bejegyzést látunk. Tanulmányaink eredményét a képző helyek által</text:p>
      <text:p text:style-name="P6">kiállított bizonyítványok, nyelvtudásunkat a nyelvvizsga bizonyítvány igazolja, hogy csak</text:p>
      <text:p text:style-name="P6">néhány példát említsünk.</text:p>
      <text:p text:style-name="P6">4.1 ábra</text:p>
      <text:p text:style-name="P6">A jogi személyek identitását az alapító okirat bizonyítja. Ez rögzíti a tulajdonosok és a</text:p>
      <text:p text:style-name="P6">képviselők személyét. Működésük során folyamatosan keletkeznek hozzájuk kapcsolódó</text:p>
      <text:p text:style-name="P6">szerződések, számlák és még számtalan különböző dokumentum. Témánk szempontjából</text:p>
      <text:p text:style-name="P6">különösen fontosak a szerződések, hiszen konkrét esetben azok határozzák meg a felek jogait</text:p>
      <text:p text:style-name="P6">és kötelezettségeit. Vitás esetben csak hiteles szerződés alapján dönthet harmadik fél,</text:p>
      <text:p text:style-name="P6">általában a bíróság a felek között.</text:p>
      <text:p text:style-name="P6">Az informatika és a szórakoztató elektronika fejlődése következtében az 1970-as</text:p>
      <text:p text:style-name="P6"><text:soft-page-break/>években terjedt el adatok tömeges elektronikus rögzítése. A fejlődés motorja a szórakoztató</text:p>
      <text:p text:style-name="P6">elektronika volt és főként a mágnesszalagokon tárolt hangfelvételeket és filmeket jelentette.Ezek döntően analóg formában tárolták a jeleket. A számítógépek ezzel szemben digitális</text:p>
      <text:p text:style-name="P6">technikával dolgoztak. A két terület fejlődése alapvetően változtatta meg a dokumentumok</text:p>
      <text:p text:style-name="P6">fizikai megjelenését. A megfogható, lapozható, aláírható, lepecsételhető papírlapokról nagyon</text:p>
      <text:p text:style-name="P6">gyorsan átkerültek a számítógép memóriájába. Virtuális alakjuk persze materializálódhat is,</text:p>
      <text:p text:style-name="P6">de csak külön kívánságra. Jelen tananyag is virtuális formában készül. Talán nyomtatnak</text:p>
      <text:p text:style-name="P6">belőle néhány példányt, de az olvasókhoz főleg digitális formában jut majd el.</text:p>
      <text:p text:style-name="P6">Az új technológia sokkal egyszerűbbé és olcsóbbá tette például a hangfelvételek és a</text:p>
      <text:p text:style-name="P6">szoftverek tömeggyártását. Az elektronikusan rögzített – analóg és digitális - adatokat</text:p>
      <text:p text:style-name="P6">azonban könnyű másolni is. Erre persze a felhasználók is rájöttek és megindult az</text:p>
      <text:p text:style-name="P6">adathordozók magáncélú másolása, amely sokszor ipari méreteket is öltött. A szerzői jog</text:p>
      <text:p text:style-name="P6">klasszikus szabályozási mechanizmusait alaposan át kellett dolgozni ahhoz, hogy az új</text:p>
      <text:p text:style-name="P6">helyzetben is hatékonyan védje a szerzők és kiadók jogos érdekeit, de ne sértse a termékeket</text:p>
      <text:p text:style-name="P6">legálisan megszerzők érdekeit sem.</text:p>
      <text:p text:style-name="P6">Nagyjából ugyanebben az időben kezdték felismerni a polgárok, hogy egyre több</text:p>
      <text:p text:style-name="P6">adatot gyűjtenek róluk állami szervezetek és magánvállalkozások. Követhetetlen volt az</text:p>
      <text:p text:style-name="P6">adatok sorsa, egyre több emberben tudatosodott, hogy a kialakuló nagy adatbázisok lehetővé</text:p>
      <text:p text:style-name="P6">teszik bármelyik állampolgár kapcsolatrendszerének, egészségi állapotának, szokásainak és</text:p>
      <text:p text:style-name="P6">anyagi helyzetének feltérképezését. Erősödött az igény, hogy a személyes adatok gyűjtését és</text:p>
      <text:p text:style-name="P6">felhasználását törvény szabályozza. Nem az adatok védelme jelentette tehát az újdonságot, azt</text:p>
      <text:p text:style-name="P6">már régen gyakorolták, néhány példával rögtön szolgálunk. Új jelenség a személyes adatok</text:p>
      <text:p text:style-name="P6">felértékelődése volt.</text:p>
      <text:p text:style-name="P6">Székely Iván társadalmi informatikus a következőképpen foglalja össze a</text:p>
      <text:p text:style-name="P6">rendszerváltás után, az adatvédelem szempontjából leginkább meghatározó tényezőket:</text:p>
      <text:p text:style-name="P6">„Egyfelől [...] alapvetően átalakult az állam információkezelő rendszere. Másfelől [...] egy új</text:p>
      <text:p text:style-name="P6">információkezelő szektor nőtt fel az állami mellé: a nagy magáncégeké, a bankoké, a</text:p>
      <text:p text:style-name="P6">biztosítóké és egyéb vállalatoké. Úgy is mondhatnám, hogy a Nagy Testvérnek hirtelen nőtt</text:p>
      <text:p text:style-name="P6">egy második feje. Végül, a harmadik változás: igen nagy sebességgel megtörtént egy</text:p>
      <text:p text:style-name="P6">nagyszabású technikai modernizáció.” 7</text:p>
      <text:p text:style-name="P6">Bizonyos adatok védelme több évezredes múlttal rendelkezik. Hadvezérek például az</text:p>
      <text:p text:style-name="P6">utasításaikat tikosítva és futárral juttatták el az alvezéreknek. Julius Caesarnak tulajdonítják</text:p>
      <text:p text:style-name="P6">például az egyik egyszerű szimmetrikus titkosítást. A XVIII. század végén Thomas Jefferson</text:p>
      <text:p text:style-name="P6">(1743. április 13. – 1826. július 4.) az USA harmadik elnöke készített mechanikus titkosító</text:p>
      <text:p text:style-name="P6">eszközt, a Jefferson-kereket. A sort hosszan folytathatnánk, de akkor eltérnénk a fejezet</text:p>
      <text:p text:style-name="P6">témájától az adatvédelem szabályozásától.</text:p>
      <text:p text:style-name="P6">Az állam és vállalati titkok bizalmas kezelésének szabályait régen kidolgozták és a</text:p>
      <text:p text:style-name="P6">változó környezetben aktualizálták. Fontos döntések előkészítésének dokumentumai, az</text:p>
      <text:p text:style-name="P6">erőszakszervezetek működése, ellátottsága, de akár a stratégiai szempontból fontos</text:p>
      <text:p text:style-name="P6">infrastruktúra elhelyezkedése is államtitkot jelenthettek. A vállalatok is védik bizalmas</text:p>
      <text:p text:style-name="P6">7</text:p>
      <text:p text:style-name="P6">Talyigás Judit, E-világi beszélgetések.hu, Pesto Kiadó, 2003. Székely Iván, A történelemben lesz egy lyuk, 20.adataikat. Ebbe a körbe a kutatási eredmények, új termékek készítésének technológiája, terve,</text:p>
      <text:p text:style-name="P6">stb. tartozik.</text:p>
      <text:p text:style-name="P6">A legfontosabb informatikával kapcsolatos büntetőjogi rendelkezéseket három</text:p>
      <text:p text:style-name="P6">csoportba sorolhatjuk. Az első csoportban azok a bűncselekmények vannak, melyek eszköze</text:p>
      <text:p text:style-name="P6">maga az informatika. A másodikban az informatika nem az eszköz, hanem a bűncselekmény</text:p>
      <text:p text:style-name="P6">tárgya. Ide tartozik a Btk. 300/C. § (1) Aki számítástechnikai rendszerbe a számítástechnikai</text:p>
      <text:p text:style-name="P6">rendszer védelmét szolgáló intézkedés megsértésével vagy kijátszásával jogosulatlanul belép,</text:p>
      <text:p text:style-name="P6">vagy a belépési jogosultsága kereteit túllépve, illetőleg azt megsértve bent marad, vétséget</text:p>
      <text:p text:style-name="P6">követ el, és egy évig terjedő szabadságvesztéssel, közérdekű munkával vagy pénzbüntetéssel</text:p>
      <text:p text:style-name="P6"><text:soft-page-break/>büntetendő.</text:p>
      <text:p text:style-name="P6">A Büntető Törvénykönyv ezen, paragrafusa tartalmazza a jogosulatlan hozzáférés</text:p>
      <text:p text:style-name="P6">mellett a számítógépes rendszerek adatainak jogosulatlan bevitelével, módosításával,</text:p>
      <text:p text:style-name="P6">törlésével kapcsolatos eljárást.</text:p>
      <text:p text:style-name="P6">A Btk. 300/E. § a rendszerbe való belépéshez szükséges jelszavak, kódok</text:p>
      <text:p text:style-name="P6">előállításával, megszerzésével és kereskedésével kapcsolatos bűncselekmények is bővebb</text:p>
      <text:p text:style-name="P6">kifejtésre kerülnek, amelyek lényegében a cracker tevékenységet fogalmazzák meg. A</text:p>
      <text:p text:style-name="P6">harmadik csoportba a szellemi tulajdon tárgyát képező információ ellen irányuló</text:p>
      <text:p text:style-name="P6">bűncselekmények tartoznak.</text:p>
      <text:p text:style-name="P6">Az adatvédelem és az elektronikus szolgáltatások legmagasabb szintű, jogi</text:p>
      <text:p text:style-name="P6">szabályozása a törvényekben található. Nagyon szerteágazó problémakörről van szó, ami</text:p>
      <text:p text:style-name="P6">mutatja, hogy az elektronikus szolgáltatások lehetősége alaposan átformálja az állam- és a</text:p>
      <text:p text:style-name="P6">közigazgatást. Az alábbiakban felsoroljuk a legfontosabb releváns törvényeket és az</text:p>
      <text:p text:style-name="P6">elektronikus aláírást részletesen szabályozó két Kormányrendeletet.</text:p>
      <text:p text:style-name="P6"/>
      <text:p text:style-name="P6">1992. évi LXIII. tv. a személyes adatok védelméről és közérdekű adatok</text:p>
      <text:p text:style-name="P6">nyilvánosságra hozataláról</text:p>
      <text:p text:style-name="P6">1995. évi LXV. tv. az államtitokról és a szolgálati titokról</text:p>
      <text:p text:style-name="P6">1995. évi CXXV. tv. a Nemzetbiztonsági szolgálatokról</text:p>
      <text:p text:style-name="P6">1996. évi LVII. tv. a tisztességtelen piaci magatartás és versenykorlátozás</text:p>
      <text:p text:style-name="P6">tilalmáról (üzleti titok védelme)</text:p>
      <text:p text:style-name="P6">1997. évi CXLV. törvény és az ezt módosító 2003. évi LXXXI. Törvény az</text:p>
      <text:p text:style-name="P6">elektronikus cégeljárásról és a cégiratok elektronikus úton történő megismeréséről</text:p>
      <text:p text:style-name="P6">1998. LXXXV. tv. A Nemzeti Biztonsági Felügyeletekről</text:p>
      <text:p text:style-name="P6">2001. évi XXXV. tv. Az elektronikus aláírásról</text:p>
      <text:p text:style-name="P6">1996. évi CXII. tv. a hitelintézetekről és pénzügyi vállalkozásokról (banktitok, az</text:p>
      <text:p text:style-name="P6">értékpapírtitok stb. védelme)</text:p>
      <text:p text:style-name="P6">2001. évi XXXV. tv. az elektronikus aláírás (digitális aláírás, Hitelesítési Hatóság</text:p>
      <text:p text:style-name="P6">CA) jogi szabályozása</text:p>
      <text:p text:style-name="P6">2001. évi CVIII. tv. az elektronikus szolgáltatások</text:p>
      <text:p text:style-name="P6">78/2010. sz. Kormány rendelet az elektronikus aláírás közigazgatási használatához</text:p>
      <text:p text:style-name="P6">kapcsolódó követelményekről és az elektronikus kapcsolattartás egyes szabályairól4.1</text:p>
      <text:p text:style-name="P6">Az adatvédelmi törvény</text:p>
      <text:p text:style-name="P6">Az 1992. évi LXIII. tv. a személyes adatok védelméről és közérdekű adatok</text:p>
      <text:p text:style-name="P6">nyilvánosságra hozataláról című törvényt nevezi a köznyelv röviden adatvédelmi törvénynek.</text:p>
      <text:p text:style-name="P6">Fontosságát és elterjedtségét már az is mutatja, hogy van köznyelvi elnevezése. A törvény</text:p>
      <text:p text:style-name="P6">célja annak biztosítása, hogy - néhány kivételtől eltekintve - személyes adataival mindenki</text:p>
      <text:p text:style-name="P6">maga rendelkezzen és a közérdekű adatokat mindenki megismerhesse. Hatálya csak a</text:p>
      <text:p text:style-name="P6">természetes személyek adataira terjed ki. Informatikai biztonsági szempontból a személyes</text:p>
      <text:p text:style-name="P6">adatok védelméről szóló passzusok érdekesek, ezért a közérdekű adatokkal foglalkozókkal</text:p>
      <text:p text:style-name="P6">nem foglalkozunk.</text:p>
      <text:p text:style-name="P6">A törvény definiálja a</text:p>
      <text:p text:style-name="P6">1.1 személyes adat</text:p>
      <text:p text:style-name="P6">1.2 különleges adat</text:p>
      <text:p text:style-name="P6">1.3 bűnügyi személyes adat</text:p>
      <text:p text:style-name="P6">1.4 közérdekű adat és</text:p>
      <text:p text:style-name="P6">1.5 közérdekből nyilvános adat</text:p>
      <text:p text:style-name="P6">fogalmát. A különleges adatokat tételesen is felsorolja, ezek: a faji eredetre, a nemzeti és</text:p>
      <text:p text:style-name="P6">etnikai kisebbséghez tartozásra, a politikai véleményre vagy pártállásra, a vallásos vagy más</text:p>
      <text:p text:style-name="P6">világnézeti meggyőződésre, az érdekképviseleti tagságra, az egészségi állapotra, a kóros</text:p>
      <text:p text:style-name="P6">szenvedélyre, a szexuális életre vonatkozó adat, valamint a bűnügyi személyes adat. A többi</text:p>
      <text:p text:style-name="P6">esetben csak körülírja a megfelelő fogalmat. A jövedelem és a tulajdon általában személyes</text:p>
      <text:p text:style-name="P6"><text:soft-page-break/>adat, de közszereplők, például parlamenti, önkormányzati képviselők, magas rangú állami</text:p>
      <text:p text:style-name="P6">tisztviselők, esetén más törvény a közérdekből nyilvános adat körébe utalja.</text:p>
      <text:p text:style-name="P6">Adatkezelésnek számít az adatokon végrehajtott mindenféle művelet, beleértve azok</text:p>
      <text:p text:style-name="P6">védelmét is. Személyes vagy különleges adat csak akkor kezelhető, ha ahhoz az érintett</text:p>
      <text:p text:style-name="P6">hozzájárul vagy törvény, illetve önkormányzati rendelet írja elő. Adatkezelés csak</text:p>
      <text:p text:style-name="P6">meghatározott célból és csak az elengedhetetlenül szükséges mértékben végezhető. Ezen kívül</text:p>
      <text:p text:style-name="P6">meg lehet határozni az adatkezelés időtartamát is. Ez lehet határozott időtartam vagy a cél</text:p>
      <text:p text:style-name="P6">megvalósulásától függő is. Az adóbevallásokkal kapcsolatos adatokat például 5 évig kell</text:p>
      <text:p text:style-name="P6">megőrizni, a munkavállaló adatait addig, amíg a munkaviszonya fennáll.</text:p>
      <text:p text:style-name="P6">Az adatkezelés célját és a rögzített adatok körét közölni kell az érintettel. Tájékoztatni</text:p>
      <text:p text:style-name="P6">kell az érintettet arról is, hogy mely adatok szolgáltatása kötelező és melyeket lehet</text:p>
      <text:p text:style-name="P6">önkéntesen megadni. Amennyiben valaki nem adja meg a kötelezően előírt adatokat, akkor</text:p>
      <text:p text:style-name="P6">meghiúsul a közte és az adatkezelő közötti kapcsolat. Opcionális adatok közlése</text:p>
      <text:p text:style-name="P6">következmény nélkül megtagadható. Ha például valaki munkát vállal, akkor közölni kell vele,</text:p>
      <text:p text:style-name="P6">hogy a munkaadó milyen adatokat rögzít róla. Amennyiben az adatok körét túlságosan bőnek</text:p>
      <text:p text:style-name="P6">ítéli, elállhat a szerződéstől. Egészségügyi intézményben és élelmiszer kereskedésben</text:p>
      <text:p text:style-name="P6">megkövetelik a dolgozók egészségi állapotára vonatkozó adatok tárolását és folyamatos</text:p>
      <text:p text:style-name="P6">frissítését. Hasonló igény informatikai vállalkozásoknál nem jogos. Számlanyitáskor kérhetik</text:p>
      <text:p text:style-name="P6">az aláírás mintát és a személyi igazolvány másolatát. Utóbbihoz nem szükséges hozzájárulni.</text:p>
      <text:p text:style-name="P6">Az adattovábbítás is része az adatkezelésnek, így az általános rendelkezések erre a</text:p>
      <text:p text:style-name="P6">műveletre is vonatkoznak. Bizonyos esetben azonban szükség lehet arra, hogy adatokatkülföldre továbbítsanak. Külföldön is köthetünk házasságot, vállalhatunk munkát, lehetünk</text:p>
      <text:p text:style-name="P6">betegek vagy okozhatunk balesetet, hogy csak néhány példát említsünk. A törvény</text:p>
      <text:p text:style-name="P6">szempontjából az EGT országaira ugyanolyan megítélés vonatkozik, mintha a továbbítás</text:p>
      <text:p text:style-name="P6">hazánk területén belül történt volna. EGT-államok jelenleg az Európai Unió tagjai valamint</text:p>
      <text:p text:style-name="P6">Izland, Liechtenstein és Norvégia. Az EGT-n kívüli országokba adat csak akkor továbbítható,</text:p>
      <text:p text:style-name="P6">ha ahhoz az érintett hozzájárul vagy ott biztosított az átadott adatok megfelelő szintű védelme.</text:p>
      <text:p text:style-name="P6">Az állampolgár bármikor tájékoztatást kérhet a személyes adatai kezeléséről.</text:p>
      <text:p text:style-name="P6">Ellenőrizheti a kezelt adatai pontosságát és szükség esetén azok helyesbítését kérheti.</text:p>
      <text:p text:style-name="P6">Tájékoztatást kell kapnia arról, hogy hová és milyen céllal továbbították az adatait. Ha az</text:p>
      <text:p text:style-name="P6">adatkezelést nem törvény vagy önkormányzati rendelet írja elő, akkor kérheti adatainak</text:p>
      <text:p text:style-name="P6">törlését is. Annak következményét, például az adatkezelővel kötött szerződése felmondását,</text:p>
      <text:p text:style-name="P6">viselnie kell.</text:p>
      <text:p text:style-name="P6">Amennyiben az adatkezelés határideje elérkezik vagy - határozatlan idejű adatkezelés</text:p>
      <text:p text:style-name="P6">esetén - a célja megvalósul az adatokat meg kell semmisíteni.</text:p>
      <text:p text:style-name="P6">Az adatvédelmi törvény hozta létre az adatvédelmi biztos intézményét és rendelkezett</text:p>
      <text:p text:style-name="P6">az adatvédelmi nyilvántartás szabályairól. Az adatvédelmi biztos feladata az adatvédelmi</text:p>
      <text:p text:style-name="P6">törvény és más adatkezeléssel kapcsolatos jogszabályok megtartásának ellenőrzése.</text:p>
      <text:p text:style-name="P6">Figyelemmel követi a terület fejlődését és szükség esetén a törvények végrehajtására, esetleg</text:p>
      <text:p text:style-name="P6">azok módosítására ajánlásokat fogad el. Ő kezeli az adatvédelmi nyilvántartást, amelybe a</text:p>
      <text:p text:style-name="P6">személyes adatokat kezelő köteles az adatkezelés megkezdése előtt bejelenteni az adatkezelés</text:p>
      <text:p text:style-name="P6">legfontosabb adatait. A biztos az adatkezelés megkezdése előtt ellenőrizheti az adatkezelés</text:p>
      <text:p text:style-name="P6">jogalapjának és biztonságos végrehajtása feltételeinek meglétét.</text:p>
      <text:p text:style-name="P6">Végezetül a törvény rendelkezik arról, hogy az országos hatósági, munkaügyi vagy</text:p>
      <text:p text:style-name="P6">bűnügyi adatállományt kezelő, illetőleg feldolgozó adatkezelőnél és adatfeldolgozónál; a</text:p>
      <text:p text:style-name="P6">pénzügyi szervezetnél és a távközlési és közüzemi szolgáltatónál megfelelő végzettséggel</text:p>
      <text:p text:style-name="P6">rendelkező belső adatvédelmi felelőst kell kinevezni illetve megbízni. Ezen felül a felsorolt</text:p>
      <text:p text:style-name="P6">szervezeteknél és egyéb állami és önkormányzati adatkezelőknek adatvédelmi és</text:p>
      <text:p text:style-name="P6">adatbiztonsági szabályzatot kell készíteni.</text:p>
      <text:p text:style-name="P6">4.2</text:p>
      <text:p text:style-name="P6">Az elektronikus aláírásról szóló törvény</text:p>
      <text:p text:style-name="P6">Dokumentumok hitelesítése nagyon fontos aktus a polgári társadalmakban. A</text:p>
      <text:p text:style-name="P6"><text:soft-page-break/>társadalom szereplőinek egymáshoz és a közigazgatáshoz való konkrét viszonyát ugyanis</text:p>
      <text:p text:style-name="P6">nyilatkozatokban és szerződésekben fogalmazzák meg. Amennyiben vita támad a felek között</text:p>
      <text:p text:style-name="P6">a vállalt kötelezettségek teljesítése miatt, akkor független bírósághoz fordulhatnak. A</text:p>
      <text:p text:style-name="P6">bíróságok azonban csak olyan dokumentumokat használhatnak fel döntéseikben, amelyek</text:p>
      <text:p text:style-name="P6">hitelesek. A papír alakú dokumentumokat pecséttel és/vagy aláírással hitelesítették.</text:p>
      <text:p text:style-name="P6">Leckekönyvükben a vizsgajegy csak akkor érvényes, ha az oktató aláírta. Az orvos aláírása és</text:p>
      <text:p text:style-name="P6">személyes pecsétje nélkül a recept érvénytelen. Példáink sorát folytathatnánk, de már ennyi is</text:p>
      <text:p text:style-name="P6">eléggé illusztrálja az aláírás fontosságát és azt, hogy a társadalmi érintkezés sok területén</text:p>
      <text:p text:style-name="P6">szükséges az alkalmazása.A múlt század 80-as éveinek végétől kezdődően a dokumentumok egyre nagyobb</text:p>
      <text:p text:style-name="P6">hányadát elektronikus úton állították elő. Hitelesítéskor azonban ki kellett nyomtatni azokat és</text:p>
      <text:p text:style-name="P6">úgy bánni velük, mintha a korábbi technológiával készültek volna. Természetes módon</text:p>
      <text:p text:style-name="P6">vetődött fel az igény digitális dokumentumok digitális hitelesítésére. A technológiai feltétel</text:p>
      <text:p text:style-name="P6">1976 óta rendelkezésre állt és egyre jobban finomult. Ezek részletezésére később térünk</text:p>
      <text:p text:style-name="P6">vissza. A jogi szabályozás kidolgozása azonban hosszabb időt vett igénybe.</text:p>
      <text:p text:style-name="P6">Közel egy évtizedes előkészítő munka után 2001. május 29-én fogadta el az</text:p>
      <text:p text:style-name="P6">Országgyűlés az elektronikus aláírást szabályozó törvényt. Ezzel hazánk elsők között lépett be</text:p>
      <text:p text:style-name="P6">azon országok sorába, ahol a törvény erejénél fogva is lehet elektronikus dokumentumokat</text:p>
      <text:p text:style-name="P6">hitelesíteni. Napjainkban lényegében a világ minden országban van hasonló jogszabály.</text:p>
      <text:p text:style-name="P6">Teljes nevén 2001. évi XXXV. (V.26) törvény az elektronikus aláírásról preambuluma</text:p>
      <text:p text:style-name="P6">világosan megfogalmazza témájának fontosságát, ezért szó szerint idézzük: „Az Országgyűlés</text:p>
      <text:p text:style-name="P6">– felismerve és követve az egyetemes fejlődésnek az információs társadalom felé mutató</text:p>
      <text:p text:style-name="P6">irányát, az új évezred egyik legfontosabb kihívásának eleget téve – törvényt alkot az</text:p>
      <text:p text:style-name="P6">elektronikus aláírásról annak érdekében, hogy megteremtse a hiteles elektronikus</text:p>
      <text:p text:style-name="P6">nyilatkozattétel, illetőleg adattovábbítás jogszabályi feltételeit az üzleti életben, a</text:p>
      <text:p text:style-name="P6">közigazgatásban és az információs társadalom által érintett más életviszonyokban.”</text:p>
      <text:p text:style-name="P6">Ebben a fejezetben a törvény jogi tartalmára koncentrálunk, a technikai részleteket az</text:p>
      <text:p text:style-name="P6">9.2 fejezetben fejtjük ki. A törvény szerint „az elektronikus aláírás: elektronikusan aláírt</text:p>
      <text:p text:style-name="P6">elektronikus dokumentumhoz azonosítás céljából logikailag hozzárendelt vagy azzal</text:p>
      <text:p text:style-name="P6">elválaszthatatlanul összekapcsolt elektronikus adat.” A fokozott biztonságú elektronikus</text:p>
      <text:p text:style-name="P6">aláírás ezen kívül</text:p>
      <text:p text:style-name="P6">a) „alkalmas az aláíró azonosítására,</text:p>
      <text:p text:style-name="P6">b) egyedülállóan az aláíróhoz köthető,</text:p>
      <text:p text:style-name="P6">c) olyan eszközökkel hozták létre, amelyek kizárólag az aláíró befolyása alatt állnak</text:p>
      <text:p text:style-name="P6">d) és a dokumentum tartalmához olyan módon kapcsolódik, hogy minden – az aláírás</text:p>
      <text:p text:style-name="P6">elhelyezését követően a dokumentumban tett – módosítás érzékelhető.”</text:p>
      <text:p text:style-name="P6">Végezetül a minősített elektronikus aláírás: „olyan - fokozott biztonságú - elektronikus</text:p>
      <text:p text:style-name="P6">aláírás, amelyet az aláíró biztonságos aláírás-létrehozó eszközzel hozott létre, és amelynek</text:p>
      <text:p text:style-name="P6">hitelesítése céljából minősített tanúsítványt bocsátottak ki.”</text:p>
      <text:p text:style-name="P6">A három elektronikus aláírás csak a bizonyító erejükben és az abból következő</text:p>
      <text:p text:style-name="P6">alkalmazási körükben különbözik. Bírósági és közigazgatási hatósági eljárásokban az</text:p>
      <text:p text:style-name="P6">elektronikusan aláírt dokumentumok ugyanúgy használhatóak és ugyanolyan bizonyító</text:p>
      <text:p text:style-name="P6">erejűek, mint a hagyományosak. Kivételt képeznek az alapdokumentumnak számító</text:p>
      <text:p text:style-name="P6">anyakönyvi kivonatok. Ugyanakkor az új típusú aláírás nem tehető kötelezővé. Itt is van egy</text:p>
      <text:p text:style-name="P6">kivétel, mégpedig az adóbevallások, amelyeket jogi személyeknek elektronikusan kell</text:p>
      <text:p text:style-name="P6">benyújtani. A hagyományos aláírásnak is vannak fokozatai; „fokozott biztonságú”, ha tanúk</text:p>
      <text:p text:style-name="P6">előtt készül és „minősített”, ha közjegyző hitelesíti.</text:p>
      <text:p text:style-name="P6">Jelenlegi tudásunk szerint biztonságos elektronikus aláírás csak aszimmetrikus</text:p>
      <text:p text:style-name="P6">titkosító algoritmusokkal készíthető, de a törvény nyitva hagyja annak a lehetőségét, hogy</text:p>
      <text:p text:style-name="P6">más típusú elektronikus aláírást is felfedezhetnek. Ez kiderül abból, hogy a törvény aláírás-</text:p>
      <text:p text:style-name="P6"><text:soft-page-break/>ellenőrző adatról és aláírás-létrehozó adatról szól nem pedig a kriptográfiai szakirodalombanszokásos nyilvános-titkos kulcspárról. A szükséges kulcspár nyilvános felét a hitelesítés</text:p>
      <text:p text:style-name="P6">szolgáltatónál kell elhelyezni, a másik felét pedig az aláírónál. A hitelesítés szolgáltató</text:p>
      <text:p text:style-name="P6">lényegében azt igazolja, hogy az aláírás ellenőrző kulcs egy bizonyos jogi vagy természetes</text:p>
      <text:p text:style-name="P6">személy tulajdona. Az aláírás minősítése a hitelesítés szolgáltató minősítésétől jelentősen</text:p>
      <text:p text:style-name="P6">függ. A törvény lehetőséget ad arra a gyakorlatban szokásos megoldásra, hogy a kulcsokat</text:p>
      <text:p text:style-name="P6">magunk vagy a munkáltatónk hitelesítse. Így azonban nem kaphatunk fokozott biztonságú</text:p>
      <text:p text:style-name="P6">vagy minősített elektronikus aláírást. A hitelesítés szolgáltató jogot szerezhet további</text:p>
      <text:p text:style-name="P6">szolgáltatásokra is, úgymint időbélyegzés, elektronikus archiválás valamint aláíró kulcspár</text:p>
      <text:p text:style-name="P6">generálása és a privát kulcs elhelyezése az aláírást létrehozó eszközön.</text:p>
      <text:p text:style-name="P6">Az EGT valamely tagországában bejegyzett székhelyű hitelesítés szolgáltató által</text:p>
      <text:p text:style-name="P6">kibocsátott tanúsítvány egyenértékű a hazai kibocsátású tanúsítvánnyal.</text:p>
      <text:p text:style-name="P6">A törvény részletesen szabályozza a hitelesítés szolgáltatási tevékenység indításának</text:p>
      <text:p text:style-name="P6">és működésének feltételeit. A szolgáltatás megkezdését be kell jelenteni a felügyelő</text:p>
      <text:p text:style-name="P6">hatóságnak. A bejelentéshez csatolni kell a szolgáltatási szabályzatot valamint az általános</text:p>
      <text:p text:style-name="P6">szerződési feltételeket. Hiteles okirat másolatával kell bizonyítani a kérelmező és</text:p>
      <text:p text:style-name="P6">alkalmazottai büntetlen előéletét és szakképzettségét. Felelősségbiztosítással és megfelelő</text:p>
      <text:p text:style-name="P6">pénzügyi háttérrel kell rendelkeznie. A hitelesítés szolgáltatás tehát szakképesítéshez kötött,</text:p>
      <text:p text:style-name="P6">bizalmi tevékenység, amelyet csak megfelelő financiális erőforrással rendelkező szervezet</text:p>
      <text:p text:style-name="P6">folytathat. Ezt az állapotot működése során mindvégig fenn kell tartania. Érthető a szigorú</text:p>
      <text:p text:style-name="P6">szabályozás! Az elektronikus aláírás ugyanis – mint arra korábban rámutattunk – ugyanolyan</text:p>
      <text:p text:style-name="P6">bizonyító erejű, mint a hagyományos. Komoly értékekről folyó vitában lehet döntő</text:p>
      <text:p text:style-name="P6">jelentősége és a vitában esetleg kiderülhet, hogy az aláírás nem eléggé biztonságos. Ilyenkor a</text:p>
      <text:p text:style-name="P6">hitelesítés szolgáltatónak kell fizetnie.</text:p>
      <text:p text:style-name="P6">Lássunk néhány példát! A digitális aláírás alkalmazható nagy értékű szerződések</text:p>
      <text:p text:style-name="P6">aláírására. Természetes személyek benyújthatják az adóbevallásaikat elektronikus úton,</text:p>
      <text:p text:style-name="P6">digitálisan aláírva, jogi személyeknek ez kötelező. A példákat még hosszan sorolhatnánk. Ha</text:p>
      <text:p text:style-name="P6">a szerződő felek vagy az APEH és az adóalany között vita támad a kötelezettségek</text:p>
      <text:p text:style-name="P6">teljesítéséről, akkor a vita eldöntésében a digitálisan aláírt dokumentumnak alapvető szerepe</text:p>
      <text:p text:style-name="P6">van. Ilyenkor persze alaposan megvizsgálják azt is, hogy a digitális aláírás az előírásoknak</text:p>
      <text:p text:style-name="P6">megfelelően biztonságos-e. Belép tehát az eljárásba harmadik félként a hitelesítés szolgáltató</text:p>
      <text:p text:style-name="P6">és annak a terméke is. Ha bebizonyítható, hogy az alkalmazott aláírás nem elég biztonságos és</text:p>
      <text:p text:style-name="P6">a hibát a szolgáltató követte el, akkor neki kell viselni az anyagi felelősség megfelelő részét.</text:p>
      <text:p text:style-name="P6">Ilyenkor fontos a szolgáltató megfelelő anyagi háttere és felelősségbiztosítása.</text:p>
      <text:p text:style-name="P6">A szolgáltató a szerződést megelőzően köteles tájékoztatni az igénybe vevőt a</text:p>
      <text:p text:style-name="P6">szolgáltatás felhasználási módjáról, biztonsági fokáról és a szerződés feltételeiről. Minősített</text:p>
      <text:p text:style-name="P6">tanúsítvány szolgáltatása esetén meghatározhatja a felhasználás földrajzi korlátait és az egy</text:p>
      <text:p text:style-name="P6">aláírással vállalható kötelezettség felső határát. Utóbbi korlátozás a szolgáltatót védi attól a</text:p>
      <text:p text:style-name="P6">kockázattól, amelyről az előző bekezdésben írtunk.</text:p>
      <text:p text:style-name="P6">A hitelesítés szolgáltatás hosszú távú tevékenység. Az aláírt dokumentumok egy</text:p>
      <text:p text:style-name="P6">részére ugyanis jóval az aláírás után is szükség lehet. Gondoljanak például érettségi</text:p>
      <text:p text:style-name="P6">bizonyítványukra vagy jövendő diplomájukra, amelyekre életük során bármikor szükség lehet.</text:p>
      <text:p text:style-name="P6">A digitális aláírás ugyanakkor csak a tanúsítvánnyal együtt érvényes. A szolgáltatónak tehátbiztosítani kell a tanúsítvány archiválását. A törvény úgy rendelkezik, hogy a szolgáltató „a</text:p>
      <text:p text:style-name="P6">tanúsítványokkal kapcsolatos elektronikus információkat – beleértve az azok előállításával</text:p>
      <text:p text:style-name="P6">összefüggőeket is – és az ahhoz kapcsolódó személyes adatokat legalább a tanúsítvány</text:p>
      <text:p text:style-name="P6">érvényességének lejártától számított tíz évig, illetőleg az elektronikus aláírással, illetve az</text:p>
      <text:p text:style-name="P6">azzal aláírt elektronikus dokumentummal kapcsolatban felmerült jogvita jogerős lezárásáig</text:p>
      <text:p text:style-name="P6">megőrzi.” A tárolás történhet hitelesített archiválási szolgáltató igénybevételével is. A</text:p>
      <text:p text:style-name="P6">kötelezettség akkor is fennáll, ha a kapcsolat az ügyfél és a szolgáltató között megszűnik,</text:p>
      <text:p text:style-name="P6">például az ügyfél más szolgáltatót vesz igénybe vagy a szolgáltató befejezi tevékenységét.</text:p>
      <text:p text:style-name="P6"><text:soft-page-break/>Utóbbira még visszatérünk.</text:p>
      <text:p text:style-name="P6">A hitelesítés szolgáltató a törvény erejénél fogva jogosult a szolgáltatást igénybe vevő</text:p>
      <text:p text:style-name="P6">releváns adatait kezelni. Ellenőriznie kell az ügyfél személyazonosságát és az azonosítókat</text:p>
      <text:p text:style-name="P6">nyilván kell tartania. A személyes adatokat más célra természetesen nem használhatja fel és</text:p>
      <text:p text:style-name="P6">harmadik félnek az ügyfél beleegyezése nélkül nem adhatja tovább. Kivételt képez az az eset,</text:p>
      <text:p text:style-name="P6">amikor az elektronikus aláírással kapcsolatos bűncselekmény felderítése vagy megelőzése</text:p>
      <text:p text:style-name="P6">céljából az arra jogosított szervezetek kérik az adatokat.</text:p>
      <text:p text:style-name="P6">Minden szervezetnek - így a hitelesítés szolgáltatóknak is - van életciklusa, mely az</text:p>
      <text:p text:style-name="P6">alapítással kezdődik, és a megszűnéssel fejeződik be. Korábban rámutattunk, hogy az általa</text:p>
      <text:p text:style-name="P6">kiadott tanúsítványoknak tovább kell élni. A tevékenység befejezésének szándékáról legalább</text:p>
      <text:p text:style-name="P6">hatvan nappal a megszűnés előtt értesítést kell küldeni a vele szerződésben álló ügyfeleknek</text:p>
      <text:p text:style-name="P6">valamint a felügyelő hatóságnak is. A bejelentés után új tanúsítványt már nem bocsáthat ki. A</text:p>
      <text:p text:style-name="P6">tervezett megszűnés előtt húsz nappal vissza kell vonnia az összes még érvényes tanúsítványt.</text:p>
      <text:p text:style-name="P6">A szolgáltatónak gondoskodnia kell arról, hogy a nyilvántartásait valamint az archivált</text:p>
      <text:p text:style-name="P6">tanúsítványokat más, vele azonos besorolású hitelesítés szolgáltató átvegye. Az új</text:p>
      <text:p text:style-name="P6">szolgáltatóról a felügyelő hatóságot értesíteni kell. A törvény rendelkezik arról is, hogy mi a</text:p>
      <text:p text:style-name="P6">teendő, ha a megszűnéssel kapcsolatos kötelezettségeinek a szolgáltató nem vagy csak</text:p>
      <text:p text:style-name="P6">részben tesz eleget. A szabályozás arra törekszik, hogy a megszűnés következtében az</text:p>
      <text:p text:style-name="P6">ügyfeleknek a lehető legkevesebb kára keletkezzen.</text:p>
      <text:p text:style-name="P6">Biztonságos aszimmetrikus kulcspár létrehozása számelméleti algoritmusokkal</text:p>
      <text:p text:style-name="P6">történik. Ezeket részletesen tárgyaljuk a 9.2. fejezetben. Csak akkor lehetünk biztosak abban,</text:p>
      <text:p text:style-name="P6">hogy a kulcspárt más nem ismeri, ha azt magunk hoztuk létre. A szerzők véleménye az volt,</text:p>
      <text:p text:style-name="P6">hogy a kulcspárt a tulajdonosnak kell létrehoznia. Be kellett látniuk azonban, hogy a</text:p>
      <text:p text:style-name="P6">felhasználók nagy többsége csak könnyen kezelhető szoftverrel képes ilyen kulcspár</text:p>
      <text:p text:style-name="P6">létrehozására. Egy ilyen szoftver használata semmivel sem eredményezne biztonságosabb</text:p>
      <text:p text:style-name="P6">aláíró kulcspárt, mintha azt egy korrekt hitelesítés szolgáltató generálja. Másrészt az</text:p>
      <text:p text:style-name="P6">alkalmazások döntő többségénél az utóbbi megoldás megfelelő biztonságot nyújt a</text:p>
      <text:p text:style-name="P6">felhasználónak. A minősített hitelesítés szolgáltatás gyakorlatában az terjedt el, hogy a</text:p>
      <text:p text:style-name="P6">kulcspárt a szolgáltató generálja nem pedig az ügyfél, sőt nem is fogadják el az ügyfél által</text:p>
      <text:p text:style-name="P6">generált kulcsokat. A nem minősített szolgáltatások egy részénél a titkos kulcsokat az ügyfél a</text:p>
      <text:p text:style-name="P6">saját gépén generálja.</text:p>
      <text:p text:style-name="P6">A törvény a kialakult gyakorlatot a szabályozással is alátámasztja. Hitelesítés</text:p>
      <text:p text:style-name="P6">szolgáltató elhelyezheti az aláírás létrehozó eszközön az aláírást létrehozó adatot. Ekkor</text:p>
      <text:p text:style-name="P6">gondoskodnia kell az aláírást létrehozó kulcs titkosságáról és az aláírást ellenőrző adatsértetlenségéről. A titkos kulcsot a szolgáltatás során olyan módon kell kezelnie, hogy ne</text:p>
      <text:p text:style-name="P6">legyen visszafejthető, utána pedig meg kell semmisítenie. Tehát a szolgáltatónál sem</text:p>
      <text:p text:style-name="P6">maradhat meg az aláíró kulcs. Ha az ügyfél aláíró kulcsa elvész vagy megsemmisül, akkor új</text:p>
      <text:p text:style-name="P6">kulcspárt kell kérnie.</text:p>
      <text:p text:style-name="P6">A törvény szabályozza az időbélyegzés és az archiválás szolgáltatást is valamint a</text:p>
      <text:p text:style-name="P6">felügyelő hatóság feladatait és jogosítványait. Ezekre a jegyzetben nem térünk ki. A</text:p>
      <text:p text:style-name="P6">közigazgatásban nem elég az elektronikus aláírás általános jogi szabályozása, a technikai</text:p>
      <text:p text:style-name="P6">részleteket is specifikálni kell. Ez „A közigazgatási hatósági eljárásokban felhasznált</text:p>
      <text:p text:style-name="P6">elektronikus aláírásokra és az azokhoz tartozó tanúsítványokra, valamint a tanúsítványokat</text:p>
      <text:p text:style-name="P6">kibocsátó hitelesítés szolgáltatókra vonatkozó követelményekről szóló 78/2010. sz. Kormány</text:p>
      <text:p text:style-name="P6">rendelet”-ben található. Tekintettel arra, hogy a közigazgatás a digitális aláírás egyik</text:p>
      <text:p text:style-name="P6">legnagyobb felhasználója, a szabályozás az élet egyéb területein is iránymutató.5 Ügyviteli védelem.</text:p>
      <text:p text:style-name="P6">Az előző fejezetekből már kiderül, hogy az adatok védelme nagyon szerteágazó</text:p>
      <text:p text:style-name="P6">probléma. Otthoni számítógépeinket is óvni kell a különböző veszélyforrásoktól; nem visszük</text:p>
      <text:p text:style-name="P6">vizes helységbe, úgy helyezzük el, hogy az áramellátás és a hálózati kapcsolat folyamatos</text:p>
      <text:p text:style-name="P6">legyen; jogtiszta szoftvereket használunk, és hatékony eszközöket telepítünk a kártékony</text:p>
      <text:p text:style-name="P6">programok ellen. Óvjuk az általunk készített dokumentumokat az illetéktelen hozzáféréstől.</text:p>
      <text:p text:style-name="P6"><text:soft-page-break/>A vállalatoknak, az állami és önkormányzati szervezeteknek is egyre növekvő</text:p>
      <text:p text:style-name="P6">feladatot jelent az adatok védelme. Kis szervezeteknél elegendő a szabályok szóban történő</text:p>
      <text:p text:style-name="P6">ismertetése. Nagy, sok dolgozót alkalmazó szervezeteknél ez ma már nem elegendő. Ilyen</text:p>
      <text:p text:style-name="P6">szervezeteknél írásban kell megfogalmazni az adatok védelmével kapcsolatos szabályokat. Az</text:p>
      <text:p text:style-name="P6">ügyviteli védelem az informatikai rendszert üzemeltető szervezet ügymenetébe épített</text:p>
      <text:p text:style-name="P6">védelmi intézkedések, biztonsági szabályok, tevékenységi formák együttese. A védelemnek</text:p>
      <text:p text:style-name="P6">ezt a formáját adminisztratív védelemnek is szokták nevezni. A szabályozás alapját a</text:p>
      <text:p text:style-name="P6">vonatkozó törvények és jogszabályok jelentik, de ezeket a konkrét tevékenységnek</text:p>
      <text:p text:style-name="P6">megfelelően pontosítani kell.</text:p>
      <text:p text:style-name="P6">Az ügyviteli védelemnek két szintjét különböztethetjük meg, mégpedig a stratégiai,</text:p>
      <text:p text:style-name="P6">tervezési szintet és a mindennapi gyakorlatot érintő és szabályozó szintet. Előbbit az</text:p>
      <text:p text:style-name="P6">Informatikai Biztonsági Koncepció (IBK), utóbbit az Informatikai Biztonság Szabályzat</text:p>
      <text:p text:style-name="P6">(IBSz) tartalmazza. A szabályozás két formája szorosan összefügg egymással és a szervezet</text:p>
      <text:p text:style-name="P6">más szabályzataival. Fentebb már rámutattunk, hogy kisebb szervezeteknél nem is foglalják</text:p>
      <text:p text:style-name="P6">írásba a követendő szabályokat. Nagyobb szervezeteknél is összemosódhat a két szabályozás,</text:p>
      <text:p text:style-name="P6">esetleg az IBSz impliciten vagy expliciten tartalmazza a stratégiai elképzeléseket. Ez a</text:p>
      <text:p text:style-name="P6">megoldás nagy szervezeteknél azért nem célszerű, mert az IBSz-t sokkal gyakrabban kell a</text:p>
      <text:p text:style-name="P6">napi igényeknek megfelelően módosítani, mint az IBK-t.</text:p>
      <text:p text:style-name="P6">A szabályozás - jellegénél fogva – uniformizál, csökkenti az egyéni kreativitást,</text:p>
      <text:p text:style-name="P6">kisebb-nagyobb kényelmetlenséget okoz. Előírhatják például, hogy kik jogosultak a hardver-</text:p>
      <text:p text:style-name="P6">vagy szoftverhibák elhárítására. Ilyenkor az ügyintézőnek meg kell várnia az illetékes kolléga</text:p>
      <text:p text:style-name="P6">intézkedését, ami esetleg hosszabb időt is igénybe vehet, és addig nem tudja végezni a saját</text:p>
      <text:p text:style-name="P6">munkáját. Még akkor is így kell tennie, ha tudja, hogyan háríthatja el a hibát. A szabályozás a</text:p>
      <text:p text:style-name="P6">kényelmetlenségek mellett biztonságot is nyújt a dolgozóknak. A szabályok betartása esetén</text:p>
      <text:p text:style-name="P6">nem lehet őket felelősségre vonni. Ha nem szabályozzák megfelelően az ügyviteli védelmi</text:p>
      <text:p text:style-name="P6">megoldásokat, akkor hiba esetén a rendszergazdákra hárul a felelősség.</text:p>
      <text:p text:style-name="P6">A sorok írójával, aki akkor a DE Informatikai Intézetének igazgatója volt, tanulságos</text:p>
      <text:p text:style-name="P6">eset történt néhány évvel ezelőtt. Egy verőfényes tavaszi délutánon az irodámban ültem és</text:p>
      <text:p text:style-name="P6">már készültem a napi munka befejezésére, amikor felhívott az ügyeletes rektorhelyettes és</text:p>
      <text:p text:style-name="P6">közölte, hogy nem hagyhatom el az irodát és senkivel sem beszélhetek, amíg a rendőrség meg</text:p>
      <text:p text:style-name="P6">nem érkezik hozzám. A „vendégek” érkezéséig eltelt néhány percben lázasan gondolkodtam,</text:p>
      <text:p text:style-name="P6">hogy milyen törvénytelenséget követtem el, de semmi sem jutott eszembe. A nyomozók a</text:p>
      <text:p text:style-name="P6">számítógépeink elhelyezéséről és az általunk használt IP címekről érdeklődtek. Többszörikérdésükre sem tudtam kielégítő választ adni, hiszen az IP címek adminisztrálásával én nem</text:p>
      <text:p text:style-name="P6">foglalkoztam. Miután sikerült ezt megértetnem velük, engedélyezték a Rendszergazda</text:p>
      <text:p text:style-name="P6">Csoport vezetőjének bevonását a kihallgatásba. Ő már érdemi válaszokat tudott adni és átadta</text:p>
      <text:p text:style-name="P6">a keresett számítógépet is. A nyomozás nálunk jegyzőkönyv felvételével befejeződött, de az</text:p>
      <text:p text:style-name="P6">egyetemen még késő éjszakáig folytatódott.</text:p>
      <text:p text:style-name="P6">Kiderült, hogy a nyomozók – nemzetközi akció keretében – egy fájlcserélő hálózatra</text:p>
      <text:p text:style-name="P6">csaptak le. Egyetemünkön a nagy sávszélességet kihasználva néhány tárolót helyeztek el. A</text:p>
      <text:p text:style-name="P6">hálózatnak ebben segítséget nyújtott néhány kolléga, akik sajátjukként helyezték el a</text:p>
      <text:p text:style-name="P6">számítógépeket a szerverszobában és felügyelték azok működését. A szabályozás</text:p>
      <text:p text:style-name="P6">hiányosságát kihasználva csak a rendszergazdáktól kértek baráti segítséget a gépek</text:p>
      <text:p text:style-name="P6">elhelyezésére. Az esetből gyorsan levontuk a tanulságokat és szigorúan szabályoztuk a</text:p>
      <text:p text:style-name="P6">berendezések be- és kihozatalát az épületből, valamint azt, hogy milyen eszközöket és milyen</text:p>
      <text:p text:style-name="P6">engedélyekkel lehet a szerverszobában elhelyezni.</text:p>
      <text:p text:style-name="P6">Végezetül felhívjuk a figyelmet arra, hogy a legkörültekintőbb szabályozás sem lehet</text:p>
      <text:p text:style-name="P6">eredményes a dolgozók együttműködése nélkül. Csak a jól felkészült és a szabályokat</text:p>
      <text:p text:style-name="P6">tudatosan alkalmazó dolgozók képesek az elveket a gyakorlatba átültetni. Az informatikai</text:p>
      <text:p text:style-name="P6">biztonsági követelmények a technológia és szervezet fejlődése miatt folyamatosan változnak,</text:p>
      <text:p text:style-name="P6">amelyekre a munkatársakat nemcsak a betanulási időszakban, hanem rendszeres képzéssel</text:p>
      <text:p text:style-name="P6"><text:soft-page-break/>kell felkészíteni.</text:p>
      <text:p text:style-name="P6">Informatikai Biztonsági Szabályzat</text:p>
      <text:p text:style-name="P6">Az IBSz célja a technológiai megoldások részletezése nélkül, általánosan</text:p>
      <text:p text:style-name="P6">meghatározni az informatikai erőforrások biztonságos működéséhez szükséges feltételeket, a</text:p>
      <text:p text:style-name="P6">feladat- és felelősségi köröket. Az informatikai vezető és az informatikai biztonsági ellenőr</text:p>
      <text:p text:style-name="P6">készíti el, és a vállalat vezetője adja ki. A szabályozás az általános élethelyzetekre vonatkozik,</text:p>
      <text:p text:style-name="P6">speciális esetekben a szabályozás szellemének megfelelően kell eljárni.</text:p>
      <text:p text:style-name="P6">Elkészítése során figyelembe venni a szervezet más szabályzataival, úgymint</text:p>
      <text:p text:style-name="P6">Munkavédelmi előírás, Tűz- és vagyonvédelmi szabályzat, való összefüggéseket, valamint</text:p>
      <text:p text:style-name="P6">követni kell a magasabb szintű szabályozásokat.</text:p>
      <text:p text:style-name="P6">Személyi hatálya kiterjed a vállalat informatikai szolgáltatásaiban részt vevő</text:p>
      <text:p text:style-name="P6">munkatársaira, akik az informatikai alkalmazás folyamatában, mint szolgáltató vagy</text:p>
      <text:p text:style-name="P6">felhasználó, részt vesznek. Különösen fontosak a rendszer- valamint az adatgazdák jogait és</text:p>
      <text:p text:style-name="P6">kötelességeit meghatározó fejezetei.</text:p>
      <text:p text:style-name="P6">Tárgyi hatálya alá tartoznak a vállalat tulajdonában lévő, illetve az általa használt</text:p>
      <text:p text:style-name="P6">számítástechnikai berendezések, beleértve a szoftvereket is, a feldolgozás alatt lévő, tárolt és a</text:p>
      <text:p text:style-name="P6">feldolgozás során létrejött adatok, adathordozók. Részét képezik a következő típusú eszközök:</text:p>
      <text:p text:style-name="P6">passzív adatátviteli vonalak (típusuk szerint Ethernet, Token Ring, FDDI, ATM szegmensek,</text:p>
      <text:p text:style-name="P6">optikai és hagyományos összeköttetések), csatlakozók. Hatálya kiterjed a hálózati aktívelemekre (repeaterek, bridge-ek, switchek, routerek, transceiverek, modemek. terminál-</text:p>
      <text:p text:style-name="P6">szerverek), továbbá minden hálózatra kötött számítógépes munkahelyre (PC, workstation,</text:p>
      <text:p text:style-name="P6">terminál, hálózati nyomtató) és szerverre függetlenül attól, hogy az mely egység</text:p>
      <text:p text:style-name="P6">használatában van. Az IBSz előírja miden érintett dolgozó felelősségét a gondjaira bízott nagy</text:p>
      <text:p text:style-name="P6">értékű eszköz vagyonvédelmével kapcsolatban.</text:p>
      <text:p text:style-name="P6">Az informatikai rendszerbe állított ügyviteli szoftverek esetében tesztelési folyamatot</text:p>
      <text:p text:style-name="P6">kell lefolytatni. Más, nem a vállalat, által fejlesztett szoftver esetén csak jogtiszta forrásból</text:p>
      <text:p text:style-name="P6">származós szoftver telepítése végezhető el. A szoftver telepítését ezekre a gépekre csak az</text:p>
      <text:p text:style-name="P6">informatikai felelős végezhet, vagy ha ez nem lehetséges, akkor a telepítés csak az</text:p>
      <text:p text:style-name="P6">informatikai felelős tudtával és írásbeli beleegyezésével történhet. Nem jogtiszta, vagy</text:p>
      <text:p text:style-name="P6">vírusos programok tudatos feltelepítéséből származó károkért az azt okozó dolgozó</text:p>
      <text:p text:style-name="P6">felelősséggel tartozik.</text:p>
      <text:p text:style-name="P6">Az informatikai rendszer adatbázis elemeit, vagyis a felhasználói programrendszerek</text:p>
      <text:p text:style-name="P6">által létrehozott illetve felhasznált adatokat két üzembiztonsági zavar veszélyezteti. Egyrészt a</text:p>
      <text:p text:style-name="P6">hardver meghibásodása révén sérülhet fizikailag az adathordozó, ez adatvesztést jelenthet.</text:p>
      <text:p text:style-name="P6">Másrészt a szoftver (operációs rendszer vagy felhasználói program) meghibásodása miatt</text:p>
      <text:p text:style-name="P6">logikailag sérülhet az adatbázis, ez jelenthet adatvesztést vagy adat meghibásodást.</text:p>
      <text:p text:style-name="P4"/>
      <text:p text:style-name="P4">9. Algoritmikus védelem eszközei: titkosítás, digitális aláírás, hash függvények. Az AES és RSA algoritmusok. Nyilvános kulcs infrastruktúra, hitelesítő szervezetek.</text:p>
      <text:p text:style-name="P6">Klasszikus titkosítási eljárások</text:p>
      <text:p text:style-name="P6">A titkosítás több ezer éves múltra tekint vissza. Államférfiak és hadvezérek tudták,</text:p>
      <text:p text:style-name="P6">hogy ellenfeleik mindent megtesznek azért, hogy terveiket mielőbb megtudják és megelőzzék</text:p>
      <text:p text:style-name="P6">a lépéseiket. Elképzeléseiket ezért csak közvetlen bizalmasaikkal tárgyalták meg és</text:p>
      <text:p text:style-name="P6">utasításaikat a lehető legkésőbbi időben juttatták el alvezéreikhez. Modern terminológiával</text:p>
      <text:p text:style-name="P6">élve, a kommunikációra bizalmas csatornát, megbízható küldöncöt használtak. Még ezt sem</text:p>
      <text:p text:style-name="P6">tartották elég biztonságosnak, mert az üzenetet is kódolva adták át a küldöncnek. A címzettpersze csak akkor tudta megfejteni az üzenetet, ha korábban közölték vele a visszafejtő</text:p>
      <text:p text:style-name="P6">eljárást.</text:p>
      <text:p text:style-name="P6">Julius Caesar római császárról jegyezték fel, hogy üzeneteit úgy kódolta, hogy a</text:p>
      <text:p text:style-name="P6">szövegben előforduló betűket az abc-ben az adott betűtől előre megállapított távolságban levő</text:p>
      <text:p text:style-name="P6">másik betűvel helyettesítette. A helyettesítést úgy kell persze elképzelni, hogy az abc betűit</text:p>
      <text:p text:style-name="P6">egy kör kerületére írjuk fel, így az abc végén álló karakterek helyett az abc elején állókat kell</text:p>
      <text:p text:style-name="P6"><text:soft-page-break/>írni. Ezt a módszert ma Caesar titkosításnak nevezzük. Tekintsük például az angol abc-t és</text:p>
      <text:p text:style-name="P6">tegyük fel, hogy a távolság 7 akkor a megfelelő helyettesítést az alábbi táblázat mutatja:</text:p>
      <text:p text:style-name="P6">a b c d e f g</text:p>
      <text:p text:style-name="P6">h i j k l m n</text:p>
      <text:p text:style-name="P6">h i j k l m n o p q r</text:p>
      <text:p text:style-name="P6">o p q r s t u v w x y</text:p>
      <text:p text:style-name="P6">s t u v w x</text:p>
      <text:p text:style-name="P6">z a b c d e</text:p>
      <text:p text:style-name="P6">y z</text:p>
      <text:p text:style-name="P6">f g</text:p>
      <text:p text:style-name="P6">8.5 ábra</text:p>
      <text:p text:style-name="P6">A következő üzenet: „tizenegy orakor tamadunk” kódolt formája tehát így alakul:</text:p>
      <text:p text:style-name="P6">„apglnlnf vyhrvy ahthkbur”. A 8.1 fejezetben bevezetett terminológiát használva a Ceasar</text:p>
      <text:p text:style-name="P6">titkosítás a következőképpen írható le. A P és C az angol abc betűinek halmaza, míg K =</text:p>
      <text:p text:style-name="P6">{0,1,..., 25}. Az E kódoló függvény értékét az u üzenetre és a k t kulcsra úgy kell kiszámítani,</text:p>
      <text:p text:style-name="P6">hogy meghatározzuk u sorszámát az abc-ben, ehhez hozzáadjuk k t –t. Ha a kapott érték</text:p>
      <text:p text:style-name="P6">nagyobb, mint 26, akkor levonunk belőle 26-ot. Ezek után megkeressük az így kapott</text:p>
      <text:p text:style-name="P6">sorszámú betűt az abc-ben. A dekódoló kulcs megegyezik k t –vel, ha az 0 és 26 - k t –vel</text:p>
      <text:p text:style-name="P6">különben.</text:p>
      <text:p text:style-name="P6">Az előbbi leírás egy ember számára érthető, de számítógépnek nehézkes. Sokkal jobb</text:p>
      <text:p text:style-name="P6">eredményt érhetünk el, ha figyelembe vesszük, hogy a P és C halmazok végesek, így nem a</text:p>
      <text:p text:style-name="P6">betűket, hanem csak az abc-beli sorszámaikat vesszük figyelembe. A sorszámozást 0-val</text:p>
      <text:p text:style-name="P6">kezdve P = C = K = {0,1,..., 25} és ekkor E(u, k t ) = u + k t mod 26. Továbbá k d = 26 - k t mod</text:p>
      <text:p text:style-name="P6">26 és D(m, k d ) = m + k d mod 26.</text:p>
      <text:p text:style-name="P6">Világos, hogy a Caesar titkosítás kulcstere nagyon kicsi, csak 26 elemet tartalmaz, így</text:p>
      <text:p text:style-name="P6">számítógéppel nagyon gyorsan ki lehet próbálni az összes lehetőséget. Nagyobb kulcsterű</text:p>
      <text:p text:style-name="P6">eljárás az affin titkosítás, amelyre</text:p>
      <text:p text:style-name="P6">P = C = {0,1,..., 25} és K = {(a,b) : 0 ≤ a,b, ≤ 25,(a,26) = 1}.</text:p>
      <text:p text:style-name="P6">A titkosító függvény E(u,(a,b)) = au + b mod 26. Jelölje a - azt a 0 és 25 közötti egész számot,</text:p>
      <text:p text:style-name="P6">melyre aa - mod 26 = 1. Ilyen szám a xx fejezet szerint létezik és a kiterjesztett euklideszi</text:p>
      <text:p text:style-name="P6">algoritmussal meghatározható. A dekódoló kulcs (a - ,b) és a visszafejtő függvény D(m,( a - ,b) )</text:p>
      <text:p text:style-name="P6">= a - (m-b) mod 26. Ebben az esetben a kulcstér mérete 26 φ(26) = 26 13 = 338, ami</text:p>
      <text:p text:style-name="P6">lényegesen nagyobb, mint a Caesar titkosításnál, de a gyakorlatban még mindig nagyon kicsi.</text:p>
      <text:p text:style-name="P6">A Caesar és az affin titkosítás közös általánosítása a helyettesítéses titkosítás. Ekkor is</text:p>
      <text:p text:style-name="P6">teljesül, hogy P = C a kulcstér pedig a P permutációinak, azaz kölcsönösen egyértelmű</text:p>
      <text:p text:style-name="P6">leképezéseinek halmaza. Ha π a P egy permutációját jelenti, akkor E(u,π) = π(u). jelölje π - a π</text:p>
      <text:p text:style-name="P6">inverzét, akkor ez lesz a dekódoló kulcs és így D(m, π - ) = π - (m). Helyettesítéses titkosításnála kulcstér nagy; ha |P| jelöli a P elemeinek számát, akkor K elemszáma nyilván |P|!. A</text:p>
      <text:p text:style-name="P6">korábbi példáinkat tovább folytatva, ha P az angol abc betűinek halmaza, akkor |P| =26 és így</text:p>
      <text:p text:style-name="P6">K-é 26! = 403291461126605635584000000 ≈ 4,03 10 27 . Ez már a gyakorlatban is elegendően</text:p>
      <text:p text:style-name="P6">nagy lenne, ha csak a kulcstér méretét tekintjük. Természetes nyelvekben készült szövegekre</text:p>
      <text:p text:style-name="P6">azonban a helyettesítéses titkosítás nem elég biztonságos, mert a karakterek előfordulásának a</text:p>
      <text:p text:style-name="P6">gyakorisága szigorú szabályoknak tesznek eleget, amelyek egyszerűvé teszik a kulcs és</text:p>
      <text:p text:style-name="P6">meghatározását és így a szöveg visszafejtését is. A részletekbe, a jegyzet keretei miatt nem</text:p>
      <text:p text:style-name="P6">térünk ki.</text:p>
      <text:p text:style-name="P6">Az eddigiekben a betűnkénti, más terminológiával monoalfabetikus, titkosítás néhány</text:p>
      <text:p text:style-name="P6">egyszerű módszerét ismertettük. Ezek hiányosságai már a középkor végén is ismertek voltak,</text:p>
      <text:p text:style-name="P6">ezért biztonságosabb módszereket kerestek. Egy ilyen a Vigenère titkosítás, amelyet Blaise de</text:p>
      <text:p text:style-name="P6">Vigenère (1523–1596) francia diplomatáról neveztek el. A helyettesítéses titkosítás fő hibája,</text:p>
      <text:p text:style-name="P6">hogy a betűknek, azok minden előfordulásakor, ugyanazt a betűt feleltetik meg. Ki lehetne</text:p>
      <text:p text:style-name="P6">küszöbölni ezt a hiányosságot például úgy, hogy nem betűket, hanem betűcsoportokat</text:p>
      <text:p text:style-name="P6">helyettesítünk. Az ilyenek előfordulási gyakorisága már egyenletesebb, de a kódolás,</text:p>
      <text:p text:style-name="P6"><text:soft-page-break/>különösen, ha azt kézzel végzik, nagyon elbonyolódik.</text:p>
      <text:p text:style-name="P6">A Vigenère titkosítás során a simítást sokkal egyszerűbb eszközzel érjük el. A</text:p>
      <text:p text:style-name="P6">módszert ismét az angol abc-re ismertetjük. Készítsünk el egy olyan 26x26-os táblázatot,</text:p>
      <text:p text:style-name="P6">amelynek i-dik sora az abc i-dik betűjével kezdődik és az abc többi betűjével folytatódik úgy,</text:p>
      <text:p text:style-name="P6">mint azt a 8.5 ábrán bemutattuk. A kódoláshoz szükségünk van egy kulcsra, amely egy</text:p>
      <text:p text:style-name="P6">magunk választotta n betűs szó. Az üzenetet bontsuk fel n karakterből álló blokkokra úgy,</text:p>
      <text:p text:style-name="P6">hogy a szóközöket figyelmen kívül hagyjuk. Ha az üzenet hossza nem n többszöröse, akkor az</text:p>
      <text:p text:style-name="P6">utolsó blokk nem teljes. Írjuk a kódszót annyiszor egymás után az üzenet alá, ahány blokkot</text:p>
      <text:p text:style-name="P6">kaptunk (beleértve a nem teljes blokkot is). Ezek után egy blokkot úgy kódolunk, hogy</text:p>
      <text:p text:style-name="P6">megkeressük a blokk aktuális karakterét a táblázat első sorában, majd az alatta levő kódszó</text:p>
      <text:p text:style-name="P6">karaktert keressük meg a táblázat első oszlopában. Az a betű, amelyik a kiválasztott sor és</text:p>
      <text:p text:style-name="P6">oszlop találkozásában van, lesz a titkosított szöveg következő karaktere.</text:p>
      <text:p text:style-name="P6">Tekintsük példaként ismét a „tizenegy orakor tamadunk” üzenetet és legyen a kulcs:</text:p>
      <text:p text:style-name="P6">„roham”. A kódolás eredményét a következő táblázatban találjuk:</text:p>
      <text:p text:style-name="P6">t</text:p>
      <text:p text:style-name="P6">r</text:p>
      <text:p text:style-name="P6">k</text:p>
      <text:p text:style-name="P6">i z e</text:p>
      <text:p text:style-name="P6">o h a</text:p>
      <text:p text:style-name="P6">w g e</text:p>
      <text:p text:style-name="P6">n e</text:p>
      <text:p text:style-name="P6">m r</text:p>
      <text:p text:style-name="P6">z v</text:p>
      <text:p text:style-name="P6">g</text:p>
      <text:p text:style-name="P6">o</text:p>
      <text:p text:style-name="P6">u</text:p>
      <text:p text:style-name="P6">y</text:p>
      <text:p text:style-name="P6">h</text:p>
      <text:p text:style-name="P6">f</text:p>
      <text:p text:style-name="P6">o</text:p>
      <text:p text:style-name="P6">a</text:p>
      <text:p text:style-name="P6">o</text:p>
      <text:p text:style-name="P6">r a</text:p>
      <text:p text:style-name="P6">m r</text:p>
      <text:p text:style-name="P6">d r</text:p>
      <text:p text:style-name="P6">k</text:p>
      <text:p text:style-name="P6">o</text:p>
      <text:p text:style-name="P6">y</text:p>
      <text:p text:style-name="P6">o</text:p>
      <text:p text:style-name="P6">h</text:p>
      <text:p text:style-name="P6">v</text:p>
      <text:p text:style-name="P6">r</text:p>
      <text:p text:style-name="P6">a</text:p>
      <text:p text:style-name="P6">r</text:p>
      <text:p text:style-name="P6">t a</text:p>
      <text:p text:style-name="P6">m r</text:p>
      <text:p text:style-name="P6">f r</text:p>
      <text:p text:style-name="P6">m a d</text:p>
      <text:p text:style-name="P6">o h a</text:p>
      <text:p text:style-name="P6">a h d</text:p>
      <text:p text:style-name="P6">u n</text:p>
      <text:p text:style-name="P6">m r</text:p>
      <text:p text:style-name="P6"><text:soft-page-break/>g e</text:p>
      <text:p text:style-name="P6">k</text:p>
      <text:p text:style-name="P6">o</text:p>
      <text:p text:style-name="P6">y</text:p>
      <text:p text:style-name="P6">h a</text:p>
      <text:p text:style-name="P6">m</text:p>
      <text:p text:style-name="P6">8.6 ábra</text:p>
      <text:p text:style-name="P6">A titkosított üzenetet az utolsó sorban találjuk. Látható, hogy most ugyanazon betű különböző</text:p>
      <text:p text:style-name="P6">előfordulásaihoz más betűt rendeltünk. Például a t betű első előfordulásához a k-t, míg a</text:p>
      <text:p text:style-name="P6">másodikhoz az f-et. Bár a Vigenère titkosítás során lényegesen egyenletesebb lesz a betűk</text:p>
      <text:p text:style-name="P6">előfordulásának gyakorisága, mit a helyettesítéses titkosítás után, a kódszó periodikus</text:p>
      <text:p text:style-name="P6">alkalmazása mégis elegendő statisztikai információt szolgáltat ahhoz, hogy finomabb</text:p>
      <text:p text:style-name="P6">elemzéssel nagyon gyorsan feltörhető legyen.A Vigenère titkosítás formális leírásakor a betűk helyett, ugyanúgy, mint a Caesar</text:p>
      <text:p text:style-name="P6">titkosításnál, azok sorszámai halmazával dolgozunk. Ha az abc-ben m karakter van, akkor az</text:p>
      <text:p text:style-name="P6">abc-t azonosíthatjuk a {0,1,...,m-1} halmazzal, így P = C = K = {0,1,...,m-1} * , azaz az abc</text:p>
      <text:p text:style-name="P6">feletti véges szavak halmazával. Ha a titkosító kulcs, k t , hossza n, és az üzenet, u, hossza h,</text:p>
      <text:p text:style-name="P6">akkor bontsuk fel u-t n hosszúságú szavak konkatenációjára, azaz legyen u=u 1 ...u k . Ekkor</text:p>
      <text:p text:style-name="P6">teljesül, hogy n(k-1) &lt; h ≤ nk. Tegyük fel, hogy k t = k t1 ...k tn . Ha az u egyik részszava u i =</text:p>
      <text:p text:style-name="P6">u i1 ...u in , akkor</text:p>
      <text:p text:style-name="P6">E(u i ,k t ) = (u i1 + k t1 mod m) ... (u in + k tn mod m).</text:p>
      <text:p text:style-name="P6">Az E függvényt minden egyes részszóra alkalmazni kell és az eredmények konkatenációja</text:p>
      <text:p text:style-name="P6">adja a titkosított szöveget. A dekódolás nyilvánvalóan ugyanúgy történik, mint a kódolás</text:p>
      <text:p text:style-name="P6">azzal a különbséggel, hogy nem hozzáadjuk, hanem kivonjuk a kódszó egyes „karaktereit”.</text:p>
      <text:p text:style-name="P6">A 4. fejezetben említettük a Jefferson kereket, amely az első mechanikus titkosító</text:p>
      <text:p text:style-name="P6">eszköz volt. A XIX. majd a XX. században ezt az eszközt lényegesen tovább fejlesztették. A</text:p>
      <text:p text:style-name="P6">II. világháborúban a német hadsereg híres titkosító berendezése volt az ENIGMA. A</text:p>
      <text:p text:style-name="P6">szövetséges hadsered Normandiai partraszállásának sikerében fontos szerepet játszott, hogy</text:p>
      <text:p text:style-name="P6">az angol hadsereg zsákmányolt egy ENIGMÁ-t. A kriptoanalitikusoknak sikerült megérteni a</text:p>
      <text:p text:style-name="P6">működési elvét és így egyrészt megfejthették a németek üzeneteit, másrészt félrevezető</text:p>
      <text:p text:style-name="P6">üzeneteket küldhettek nekik. Teljesen más módszert választott az amerikai hadsereg a</text:p>
      <text:p text:style-name="P6">Csendes Óceáni hadműveletek során. Egy kis indián törzs, a navajok, tagjait alkalmazták</text:p>
      <text:p text:style-name="P6">üzenetek titkosítására. A törzs nyelvét nagyon kevesen beszélték, de elég kifejező volt ahhoz,</text:p>
      <text:p text:style-name="P6">hogy a hadvezetés üzeneteit le lehetett fordítani a navajo nyelvre. A fontos kommunikációs</text:p>
      <text:p text:style-name="P6">központokba tehát egy-egy navajo indiánt küldtek. Ők lefordították a parancsokat és elküldték</text:p>
      <text:p text:style-name="P6">azokat. A vevő oldalon is volt egy indián, aki megértette az üzenetet és visszafordította</text:p>
      <text:p text:style-name="P6">angolra, amit a helyi parancsnokok végre tudtak hajtani. Az amerikai hadsereg titkosítási</text:p>
      <text:p text:style-name="P6">módszerét nem tudták feltörni a világháborúban. Hasonlóan „titkosított” édesanyám és</text:p>
      <text:p text:style-name="P6">nagymamám. Amikor olyanról beszélgettek, amit nem akartak a gyerekek orrára kötni, akkor</text:p>
      <text:p text:style-name="P6">németre fordították a szót. Persze ez már nem működött akkor, amikor mi is megtanultunk</text:p>
      <text:p text:style-name="P6">németül. A titkosítás művészetéről szól Simon Singh nagyon olvasmányos könyve 16 .</text:p>
      <text:p text:style-name="P6">Digitális aláírás</text:p>
      <text:p text:style-name="P6">9.2.1 Digitális aláírásokról általában</text:p>
      <text:p text:style-name="P6">9.2.1.1</text:p>
      <text:p text:style-name="P6">Hagyományos és digitális aláírások összehasonlítása</text:p>
      <text:p text:style-name="P6">A hagyományos aláírási rendszer mindennapi életünk fontos részét képezi.</text:p>
      <text:p text:style-name="P6">Aláírásunkkal látjuk el a különböző szerződéseket, hivatalos dokumentumokat, kérvényeket,</text:p>
      <text:p text:style-name="P6">űrlapokat, valamint személyes leveleinket is. Az aláírt dokumentum igazolja az aláíró</text:p>
      <text:p text:style-name="P6">személyét vagy intézményét, valamint azt, hogy az adott személy/intézmény a dokumentum</text:p>
      <text:p text:style-name="P6">tartalmát ismeri, elfogadja, egyetért vele. Ezen kívül az aláírás igazolja, hogy a dokumentum</text:p>
      <text:p text:style-name="P6">tartalma nem változott meg; nem írtak bele új mondatokat és nem is töröltek belőle.</text:p>
      <text:p text:style-name="P6">9.3 ábra</text:p>
      <text:p text:style-name="P6"><text:soft-page-break/>A 9.3 ábrán néhány neves magyar személyiség aláírása látható, amelyet a Magyar</text:p>
      <text:p text:style-name="P6">Nagylexikon aláírás címszavából kölcsönöztünk. Érdemes megfigyelni, hogy az aláírások</text:p>
      <text:p text:style-name="P6">képe milyen sokat egyszerűsödött az évszázadok alatt. A 9.4 ábra kilenc aradi vértanú</text:p>
      <text:p text:style-name="P6">aláírását mutatja 21 .</text:p>
      <text:p text:style-name="P6">A hagyományos és digitális aláírások több szempontból is eltérnek egymástól. A</text:p>
      <text:p text:style-name="P6">hagyományos aláírás a fizikai dokumentum részét képezi, a fizikai hordozóhoz (pl. papírhoz)</text:p>
      <text:p text:style-name="P6">tartozik, ahhoz hozzáfűzött egyedi kézjegy. Módosítása és másolása csak az adathordozó</text:p>
      <text:p text:style-name="P6">(papír) manipulálásával érhető el. A digitális aláírás ezzel szemben az üzenthez csatlakozik,</text:p>
      <text:p text:style-name="P6">21</text:p>
      <text:p text:style-name="P6">Forrás: Aradi Vértanúk Albuma, Szerkesztette: Varga Ottó, Lampel R. (Wodianer F. és fia) könyvkiadása,</text:p>
      <text:p text:style-name="P6">Budapest, 1890.azaz az aláíró algoritmus hozzáfűzi az aláírást a konkrét elektronikus dokumentumhoz. Ha</text:p>
      <text:p text:style-name="P6">hagyományosan írunk alá egy hosszabb dokumentumot, akkor minden egyes oldalt</text:p>
      <text:p text:style-name="P6">kézjegyünkkel el kell látni, viszont mindössze egy digitális aláírást csatolunk bármilyen</text:p>
      <text:p text:style-name="P6">méretű elektronikus üzenethez.</text:p>
      <text:p text:style-name="P6">Jelentős különbség van az aláírás ellenőrzésének folyamatában is. A hagyományos</text:p>
      <text:p text:style-name="P6">aláírást egy – szükség esetén grafológus segítségével – hitelesített, aláírási mintához</text:p>
      <text:p text:style-name="P6">hasonlítják. Digitális aláírás érvényessége ellenőrző algoritmus futtatásával igazolható, mely</text:p>
      <text:p text:style-name="P6">bárki számára elérhető. Aláírás hamisítási szempontból a digitális aláírások sokkal</text:p>
      <text:p text:style-name="P6">megbízhatóbbak.</text:p>
      <text:p text:style-name="P6">9.4 ábra</text:p>
      <text:p text:style-name="P6">A harmadik jelentős különbség a már aláírt dokumentum másolhatóságában van. A</text:p>
      <text:p text:style-name="P6">hagyományosan aláírt dokumentum fénymásolata megkülönböztethető az eredetitől.</text:p>
      <text:p text:style-name="P6">Digitálisan aláírt dokumentum könnyen másolható és a másolat megegyezik az eredetivel.</text:p>
      <text:p text:style-name="P6">Egy megoldás speciális digitális aláírási rendszerek használata, a letagadhatatlan aláírások</text:p>
      <text:p text:style-name="P6">alkalmazása, mikor az aláírás ellenőrzéséhez az aláíró személy részvétele is szükséges.</text:p>
      <text:p text:style-name="P6">9.2.1.2</text:p>
      <text:p text:style-name="P6">Az elektronikus aláírások kategóriái</text:p>
      <text:p text:style-name="P6">Napjainkban mindennapi életünk lebonyolítása egyre inkább elektronikusan történik,</text:p>
      <text:p text:style-name="P6">így egyre több elektronikus dokumentumot használunk. Természetes igény a hagyományos</text:p>
      <text:p text:style-name="P6">aláírás eszközének megfelelő elektronikus megoldás alkalmazása.Az elektronikus aláírásokat három különböző kategóriába sorolhatjuk, a normál</text:p>
      <text:p text:style-name="P6">elektronikus aláírás, a fokozott biztonságú, valamint a minősített elektronikus aláírások</text:p>
      <text:p text:style-name="P6">kategóriájába.</text:p>
      <text:p text:style-name="P6">A normál elektronikus aláírás a legtágabb kör, bármely elektronikus formájú aláírás</text:p>
      <text:p text:style-name="P6">idesorolható. Példaként említhetjük az e-mailjeink végére begépelt nevünket, vagy a</text:p>
      <text:p text:style-name="P6">különböző digitális tollakkal írt aláírást is.</text:p>
      <text:p text:style-name="P6">Az elektronikus aláírásokról szóló törvény alapján a fokozott biztonságú elektronikus</text:p>
      <text:p text:style-name="P6">aláírás olyan "elektronikus aláírás, amely megfelel a következő követelményeknek”:</text:p>
      <text:p text:style-name="P6">1. Alkalmas az aláíró azonosítására, és egyedülállóan hozzá köthető,</text:p>
      <text:p text:style-name="P6">2. Olyan eszközzel hozták létre, mely kizárólag az aláíró befolyása alatt áll,</text:p>
      <text:p text:style-name="P6">3. A dokumentum tartalmához olyan módon kapcsolódik, hogy minden - az aláírás</text:p>
      <text:p text:style-name="P6">elhelyezését követően az iraton, illetve dokumentumon tett - módosítás</text:p>
      <text:p text:style-name="P6">érzékelhető</text:p>
      <text:p text:style-name="P6">A fokozott biztonságú elektronikus aláírás tehát a nyilvános kulcsú technológia, azaz a</text:p>
      <text:p text:style-name="P6">digitális aláírási technika felhasználásával készül. Amennyiben a fokozott biztonságú</text:p>
      <text:p text:style-name="P6">elektronikus aláírás minősített tanúsítványon alapul, akkor minősített elektronikus aláírásról</text:p>
      <text:p text:style-name="P6">beszélünk. A minősített tanúsítványokról a 0 fejezetben olvashatunk.</text:p>
      <text:p text:style-name="P6">Egyes bírósági eljárásokban legalább fokozott biztonságú elektronikus aláírással</text:p>
      <text:p text:style-name="P6">ellátott elektronikus iratokat fogadnak el, a minősített elektronikus aláírással ellátott</text:p>
      <text:p text:style-name="P6">elektronikus dokumentum teljes bizonyító erejű magánokiratnak minősül.</text:p>
      <text:p text:style-name="P6"><text:soft-page-break/>9.2.2 Digitális aláírási séma</text:p>
      <text:p text:style-name="P6">A digitális aláírási séma ismertetéséhez három algoritmust kell megadni. Szükség van</text:p>
      <text:p text:style-name="P6">egy olyan algoritmusra, mely az üzenet aláírására szolgál, és szükséges az üzenethez csatolt</text:p>
      <text:p text:style-name="P6">aláírás ellenőrzését végrehajtó eljárás is. A harmadik algoritmus a kulcsgeneráló algoritmus,</text:p>
      <text:p text:style-name="P6">mely során meghatározódnak az aláírás során, illetve az ellenőrzéshez használt kulcsok.</text:p>
      <text:p text:style-name="P6">Biztosítani kell, hogy az aláírás ellenőrzését bárki elvégezhesse, azaz az ellenőrző algoritmus</text:p>
      <text:p text:style-name="P6">és a szükséges paraméterek mindenki számára elérhetőek legyenek. Az aláíró entitás egy</text:p>
      <text:p text:style-name="P6">tetszőleges m Є P nyílt szöveghez – ahol P jelöli a lehetséges üzenetek halmazát – generál</text:p>
      <text:p text:style-name="P6">egy s Є A aláírást – ahol A jelöli az aláírások halmazát – az aláíró algoritmus segítségével</text:p>
      <text:p text:style-name="P6">úgy, hogy azt csak ő tudja kiszámítani. Ezt úgy lehet biztosítani, hogy felhasznál egy aláíró</text:p>
      <text:p text:style-name="P6">kulcsot, amit csak ő ismer. Következésképpen az s Є A aláírás értéke függ az m Є P nyílt</text:p>
      <text:p text:style-name="P6">szövegtől és a kulcsgeneráló algoritmus által létrehozott titkos aláíró kulcstól. Az így</text:p>
      <text:p text:style-name="P6">keletkezett aláírás a nyílt üzenethez csatolódik. Az aláírás tulajdonképpen egy a nyílt</text:p>
      <text:p text:style-name="P6">szöveghez csatolt bitsorozat. Az aláírást ellenőrző entitás, pedig a kapott (m,s) Є P ×A</text:p>
      <text:p text:style-name="P6">elempár és a rendelkezésre álló nyilvános információk alapján lefuttatja az ellenőrző</text:p>
      <text:p text:style-name="P6">algoritmust, melynek visszatérési értéke igaz, amennyiben az aláírás érvényes, és hamis, ha</text:p>
      <text:p text:style-name="P6">nem. Az ellenőrző entitás tehát az s Є A aláírás érvényességét a kapott m Є P nyílt szöveg és</text:p>
      <text:p text:style-name="P6">egy nyilvános ellenőrző kulcs segítségével dönti el.A digitális aláírási séma jellemzői alapján kézenfekvő, hogy a konkrét megoldások</text:p>
      <text:p text:style-name="P6">aszimmetrikus rendszereket alkalmaznak. Hiszen, mint ahogy azt a 8.7 fejezetben ismertettük,</text:p>
      <text:p text:style-name="P6">aszimmetrikus rendszerek esetén minden résztvevő egy kulcspárral rendelkezik, ami egy</text:p>
      <text:p text:style-name="P6">titkos és egy nyilvános kulcsból áll. Mivel a nyilvános kulcsból a titkos kulcs kiszámítására</text:p>
      <text:p text:style-name="P6">polinomiális algoritmus nem ismert, így nyugodtan – mint ahogy a nevében is szerepel –</text:p>
      <text:p text:style-name="P6">nyilvánosságra is hozható, a titkos kulcs titkossága nem sérül, biztonságosan alkalmazható.</text:p>
      <text:p text:style-name="P6">Digitális aláírási sémáknál a titkos kulcsot aláírásra használjuk, hiszen alapvető cél az aláíró</text:p>
      <text:p text:style-name="P6">entitás egyértelmű beazonosítása, a nyilvános kulcs pedig az aláírás ellenőrzésére szolgál,</text:p>
      <text:p text:style-name="P6">hiszen garantálni kell, hogy bárki képes legyen arra, hogy eldöntse az aláírás hitelességét.</text:p>
      <text:p text:style-name="P6">A digitális aláírási séma definíciója a következő:</text:p>
      <text:p text:style-name="P6">Definíció. Jelölje P a lehetséges üzenetek halmazát és A az aláírások halmazát. Az</text:p>
      <text:p text:style-name="P6">AS=(K, Sign, Ver) digitális aláírási séma három algoritmusból áll:</text:p>
      <text:p text:style-name="P6"> A K kulcsgeneráló algoritmus egy polinom idejű algoritmus, melynek inputja a k</text:p>
      <text:p text:style-name="P6">biztonsági paraméter, outputja egy véletlen (SK,PK) kulcspár, ahol SK jelöli a</text:p>
      <text:p text:style-name="P6">titkos kulcsot, PK pedig a nyilvános kulcsot. A generált kulcsok mérete függ a k</text:p>
      <text:p text:style-name="P6">biztonsági paramétertől, aminek értékét a konkrét rendszerrel szembeni sikeres</text:p>
      <text:p text:style-name="P6">támadások határozzák meg.</text:p>
      <text:p text:style-name="P6"> Az Sign aláíró algoritmus az m ЄP szöveg és az SK titkos kulcs felhasználásával</text:p>
      <text:p text:style-name="P6">egy s Є A aláírást generál. Vannak olyan rendszerek is, amelyek az aláírás</text:p>
      <text:p text:style-name="P6">generálásánál további véletlen paramétereket is alkalmaznak, így a kapott aláírás</text:p>
      <text:p text:style-name="P6">randomizált.</text:p>
      <text:p text:style-name="P6"> A Ver ellenőrző algoritmus az (m,s) Є P ×A elempárhoz, a PK nyilvános kulcs</text:p>
      <text:p text:style-name="P6">alkalmazásával igaz vagy hamis értéket rendel aszerint, hogy az s érvényes</text:p>
      <text:p text:style-name="P6">aláírása–e az m üzenetnek.</text:p>
      <text:p text:style-name="P6">Az előbbi definícióban szereplő Sign algoritmus az SK titkos kulcs ismeretében egy</text:p>
      <text:p text:style-name="P6">adott m üzenethez polinomiális időn belül számítja ki a megfelelő s aláírást. Viszont, ha a</text:p>
      <text:p text:style-name="P6">titkos kulcs nem ismert, akkor fontos az, hogy egy adott m üzenethez ne lehessen érvényes s</text:p>
      <text:p text:style-name="P6">aláírást létrehozni polinomiális időn belül. Ez a kitétel azt is jelenti, hogy a PK nyilvános</text:p>
      <text:p text:style-name="P6">kulcsból ne lehessen polinomiális időn belül a hozzátartozó SK titkos kulcsot kiszámítani.</text:p>
      <text:p text:style-name="P6">Természetesen az is feltétel, hogy tetszőleges szabályosan generált aláírásra lefuttatott</text:p>
      <text:p text:style-name="P6">ellenőrző algoritmus visszatérési értékének igaznak kell lennie.</text:p>
      <text:p text:style-name="P6">Amennyiben a Sign algoritmus randomizált, akkor ugyanazon m Є P üzenetnek,</text:p>
      <text:p text:style-name="P6">ugyanazon SK titkos kulcs esetén, különböző véletlen paraméter mellett különböző s Є A</text:p>
      <text:p text:style-name="P6">érvényes aláírása lesz. A különböző érvényes aláírások mindegyikének ellenőrzése ugyanazon</text:p>
      <text:p text:style-name="P6"><text:soft-page-break/>PK nyilvános kulccsal és ugyanazon m üzenet alapján történik, ahol az ellenőrző algoritmus</text:p>
      <text:p text:style-name="P6">determinisztikus.</text:p>
      <text:p text:style-name="P6">Az ellenőrző algoritmus az (m,s) Є P ×A elempár vizsgálatához a megfelelő PK</text:p>
      <text:p text:style-name="P6">nyilvános kulcsot használja fel. Csak abban az esetben lesz érvényes az s aláírás az adott m</text:p>
      <text:p text:style-name="P6">üzenettől függően, ha az aláíró entitás nyilvános kulcsával történik az ellenőrzés. Az aláíróentitás nyilvános kulcsát egy hitelesítés-szolgáltató által kibocsátott aláíró tanúsítvány</text:p>
      <text:p text:style-name="P6">tartalmazza. Mint ahogy ezt a 0 fejezetben ismertetjük, a megbízható hitelesítés-szolgáltató</text:p>
      <text:p text:style-name="P6">szigorú regisztrációs folyamat után egy adott személynek vagy cégnek kiállít egy aláíró</text:p>
      <text:p text:style-name="P6">tanúsítványt, mely a tulajdonos adatain kívül a nyilvános kulcsát is tartalmazza. Így a</text:p>
      <text:p text:style-name="P6">nyilvános tanúsítvány alapján biztosak lehetünk abban, hogy az aláírás ellenőrzése során</text:p>
      <text:p text:style-name="P6">alkalmazott nyilvános kulcs a megfelelő kulcs.</text:p>
      <text:p text:style-name="P6">A 9.5 ábra a digitális aláírás folyamatát mutatja be. Az ábrán is jól látható, hogy Kriszta,</text:p>
      <text:p text:style-name="P6">az aláíró entitás üzenetét titkos kulccsal írja alá, és az így kapott aláírást és az üzenetet is</text:p>
      <text:p text:style-name="P6">elküldi Aladárnak. Aladár, az aláírást ellenőrző személy az aláírásra Kriszta nyilvános kulcsát</text:p>
      <text:p text:style-name="P6">alkalmazza, majd az elküldött üzenetet is figyelembe véve ellenőrzést végez.</text:p>
      <text:p text:style-name="P6">9.5 ábra Digitális aláírás</text:p>
      <text:p text:style-name="P6">A 9.6 ábra a digitális aláírás gyakorlatban való megvalósítását mutatja. Az alapvető</text:p>
      <text:p text:style-name="P6">különbség az egyirányú hash függvény használatában van. Itt az üzenetre egy egyirányú hash</text:p>
      <text:p text:style-name="P6">függvényt alkalmazunk, melynek eredménye egy fix hosszúságú bitsorozat lesz. Majd erre az</text:p>
      <text:p text:style-name="P6">üzenetkivonatra alkalmazza Kriszta a titkos kulcsát. Az aláírt üzenetkivonat és az üzenet kerül</text:p>
      <text:p text:style-name="P6">elküldésre. Aladár az aláírt üzenetkivonatra alkalmazza Kriszta nyilvános kulcsát, illetve</text:p>
      <text:p text:style-name="P6">kiszámítja az üzenet egyirányú hash értékét. Amennyiben az így kapott üzenetkivonatok</text:p>
      <text:p text:style-name="P6">megegyeznek, akkor az aláírás érvényes. Az egyirányú hash függvény alkalmazásával a</text:p>
      <text:p text:style-name="P6">folyamat jelentősen felgyorsul, hiszen tetszőleges hosszúságú üzenet esetén is ugyanolyan</text:p>
      <text:p text:style-name="P6">hosszú kivonat (kb. 160 bit) kerül aláírásra, ami egy hatékony, de lassú folyamat. Az</text:p>
      <text:p text:style-name="P6">egyirányú hash függvény nemcsak felgyorsítja a folyamatot, de a rendszer biztonságát is</text:p>
      <text:p text:style-name="P6">jelentősen növeli.9.6 ábra Digitális aláírás labormodellje</text:p>
      <text:p text:style-name="P6">9.2.3 Digitális aláírás jellemzői</text:p>
      <text:p text:style-name="P6">Amennyiben az aláírás érvényes, akkor a következő tulajdonságok teljesülnek:</text:p>
      <text:p text:style-name="P6">1. Hitelesítés (authentication) (4):</text:p>
      <text:p text:style-name="P6">Hitelesítés során a fogadó félnek biztosítékot adunk arra, hogy az adott információ</text:p>
      <text:p text:style-name="P6">valamely támadó által nem lett megváltoztatva, vagy kicserélve. Ha a következő két</text:p>
      <text:p text:style-name="P6">tulajdonság egyszerre teljesül, akkor az adott üzenet hiteles.</text:p>
      <text:p text:style-name="P6"> Üzenet adatintegritása:</text:p>
      <text:p text:style-name="P6">A dokumentum aláírás után nem változtatható meg. Amennyiben az elküldött üzenet</text:p>
      <text:p text:style-name="P6">tartalmát egy támadó megváltoztatja, akkor annak lenyomata különbözni fog az</text:p>
      <text:p text:style-name="P6">eredetiétől, így ellenőrzésnél ez kiderül.</text:p>
      <text:p text:style-name="P6"> Üzenet eredetének igazolása:</text:p>
      <text:p text:style-name="P6">Az aláíró kiléte beazonosítható a kulcspárja segítségével, hiszen csak akkor lett</text:p>
      <text:p text:style-name="P6">szabályosan legenerálva az aláírás, ha az ellenőrzésnél felhasznált nyilvános kulcs</text:p>
      <text:p text:style-name="P6">titkos párjával lett aláírva. Azt hogy az adott nyilvános kulcs az aláíró személyéhez</text:p>
      <text:p text:style-name="P6">kötődik, valamely hitelesítés szolgáltató által hitelesített aláíró tanúsítvány igazolja. A</text:p>
      <text:p text:style-name="P6">digitális aláírás egy eszköz arra, hogy egy adott üzenet eredetét bárki ellenőrizhesse,</text:p>
      <text:p text:style-name="P6">azaz az ellenőrző entitás akár egy harmadik félnek is bizonyíthatja az üzenet</text:p>
      <text:p text:style-name="P6">küldőjének személyazonosságát (A MAC üzenethitelesítéssel ellentétben).</text:p>
      <text:p text:style-name="P6">2. Letagadhatatlan (non-repudiation):</text:p>
      <text:p text:style-name="P6">Mivel az aláírás érvényességét bárki ellenőrizheti (az adott üzenet és a nyilvános kulcs</text:p>
      <text:p text:style-name="P6">felhasználásával), így bárki meggyőződhet arról, hogy az adott dokumentumot vagy</text:p>
      <text:p text:style-name="P6">üzenetet egy adott entitás aláírta. Következésképpen a digitálisan aláírt dokumentum nem</text:p>
      <text:p text:style-name="P6">letagadható. Ha a dokumentumon időpecsét is szerepel, akkor az aláírás időpontjáról is</text:p>
      <text:p text:style-name="P6">van információnk.3. Hamisíthatatlan</text:p>
      <text:p text:style-name="P6">Adott dokumentumhoz egy A entitás helyett egy B entitás nem képes olyan digitális</text:p>
      <text:p text:style-name="P6"><text:soft-page-break/>aláírást készíteni, amelyet elfogadnának az A entitás aláírásaként. Hasonlóképpen a</text:p>
      <text:p text:style-name="P6">dokumentum sem hamisítható, hiszen két különböző dokumentum aláírásának</text:p>
      <text:p text:style-name="P6">különböznie kell. Az aszimmetrikus kriptográfiai rendszer jellemzői alapján a nyilvános</text:p>
      <text:p text:style-name="P6">információkból a titkos kulcs kiszámítása nehéz. Amennyiben csak a tulajdonos ismeri</text:p>
      <text:p text:style-name="P6">titkos kulcsát, akkor az aláírás nem hamisítható.</text:p>
      <text:p text:style-name="P6">4. Az aláírás nem átruházható</text:p>
      <text:p text:style-name="P6">Az aláírt üzenet kivonat egy adott üzenethez tartozik, más üzenethez nem csatolható,</text:p>
      <text:p text:style-name="P6">hiszen lenyomatuk különbözik.</text:p>
      <text:p text:style-name="P6">9.2.4 Támadások</text:p>
      <text:p text:style-name="P6">Áttérünk a digitális aláírási rendszer biztonsági fogalmaira. Elsőként a rendszerrel</text:p>
      <text:p text:style-name="P6">szembeni támadó lehetséges céljait adjuk meg, majd a támadásokat kategorizáljuk.</text:p>
      <text:p text:style-name="P6">Természetesen minden esetben a támadó alapvető célja az aláírás meghamisítása. Mégis a</text:p>
      <text:p text:style-name="P6">célokat négy fő kategóriába sorolhatjuk:</text:p>
      <text:p text:style-name="P6"> Teljes feltörés:</text:p>
      <text:p text:style-name="P6">Ez a legkomolyabb támadási cél. A támadó képes meghatározni az aláíró fél titkos</text:p>
      <text:p text:style-name="P6">kulcsát. Következésképpen a támadó tetszőleges üzenetet tud aláírni a titkos kulcs</text:p>
      <text:p text:style-name="P6">tulajdonosa nevében.</text:p>
      <text:p text:style-name="P6"> Univerzális hamisítás:</text:p>
      <text:p text:style-name="P6">A támadó célja egy olyan hatékony algoritmus konstruálása, mely tetszőleges üzenetek</text:p>
      <text:p text:style-name="P6">aláírására képes az aláíró nevében a titkos aláíró kulcs ismerete nélkül.</text:p>
      <text:p text:style-name="P6"> Szelektív hamisítás:</text:p>
      <text:p text:style-name="P6">A támadó célja egy olyan hatékony algoritmus konstruálása, mely az általa kiválasztott</text:p>
      <text:p text:style-name="P6">üzenethez képes az aláíró fél nevében érvényes aláírást generálni.</text:p>
      <text:p text:style-name="P6"> Egzisztenciális hamisítás:</text:p>
      <text:p text:style-name="P6">A támadó célja egy olyan algoritmus generálása, mely segítségével egy üzenethez tud</text:p>
      <text:p text:style-name="P6">érvényes aláírást készíteni az aláíró fél nevében. Az alapvető különbség a szelektív és</text:p>
      <text:p text:style-name="P6">az egzisztenciális hamisítás között, hogy míg a szelektív esetén a támadó egy általa</text:p>
      <text:p text:style-name="P6">választott üzenet aláírására képes, addig itt a támadó valamely (nem feltétlen a számára</text:p>
      <text:p text:style-name="P6">legelőnyösebb) üzenethez tud aláírást konstruálni.</text:p>
      <text:p text:style-name="P6">Sokszor az egzisztenciális hamisítás nem minősül veszélyes támadásnak, hiszen a</text:p>
      <text:p text:style-name="P6">hamisított aláírt szöveg nem értelmes, a támadó számára nem felhasználható üzenet lesz.</text:p>
      <text:p text:style-name="P6">Ennek ellenére mégis egy üzenethez érvényes aláírás tartozik, tehát az üzenet eredetét képes</text:p>
      <text:p text:style-name="P6">igazolni. Így az egzisztenciális hamisítás eredményeképpen létrejött aláírt bitsorozat magában</text:p>
      <text:p text:style-name="P6">igazolja az üzenet eredetét. Következésképpen az egzisztenciálisan hamisítható digitális</text:p>
      <text:p text:style-name="P6">aláírási sémák nem alkalmasak randomizált értékek – például kulcsok – aláírására. Tehát</text:p>
      <text:p text:style-name="P6">annak ellenére, hogy sok szituációban ez a támadástípus nem veszélyezteti a rendszer</text:p>
      <text:p text:style-name="P6">biztonságát, mégis ezzel a támadással a digitális aláírási sémák alapvető jellemzője, a</text:p>
      <text:p text:style-name="P6">hamisíthatatlanság nem teljesül, hiszen bárki generálhat érvényes aláírást az aláíró fél</text:p>
      <text:p text:style-name="P6">nevében.</text:p>
      <text:p text:style-name="P6">Hasonlóan a kriptorendszerekhez, a digitális aláírási rendszerekkel szemben is</text:p>
      <text:p text:style-name="P6">többféle támadást különböztetünk meg. Passzív támadások esetén a támadó csak lehallgatja acsatornát, vagy esetleg valamilyen úton-módon (pl. aláíró mechanizmus, statisztikai</text:p>
      <text:p text:style-name="P6">elemzések futtatásával) hozzáfér további információkhoz és az így megszerzett adatok</text:p>
      <text:p text:style-name="P6">felhasználásával próbál aláírást hamisítani. Attól függően, hogy a támadónak milyen</text:p>
      <text:p text:style-name="P6">információk állhatnak rendelkezésére a támadásokat a következőképpen kategorizáljuk:</text:p>
      <text:p text:style-name="P6"> Csak a nyilvános kulcs ismert (key-only attack):</text:p>
      <text:p text:style-name="P6">A támadó rendelkezésére mindössze a nyilvános elérhető információk állnak, azaz az</text:p>
      <text:p text:style-name="P6">aláíró fél nyilvános kulcsa.</text:p>
      <text:p text:style-name="P6"> Ismert üzenet alapú támadás (known-message attack - KMA):</text:p>
      <text:p text:style-name="P6">A támadó rendelkezésére áll a nyilvános kulcson kívül egy üzenetekből és a hozzájuk</text:p>
      <text:p text:style-name="P6">tartozó aláírásokból álló lista. A listán szereplő üzeneteket nem a támadó választotta.</text:p>
      <text:p text:style-name="P6"> Választott üzenet alapú támadás (chosen-message attack - CMA):</text:p>
      <text:p text:style-name="P6"><text:soft-page-break/>A támadó rendelkezésére áll egy az aláíró fél nevében aláíró mechanizmus, mely képes</text:p>
      <text:p text:style-name="P6">a támadó által választott üzenetek aláírására úgy, hogy a támadó nem fér hozzá a titkos</text:p>
      <text:p text:style-name="P6">aláíró kulcshoz. A támadó az aláíró mechanizmustól kéri az általa előre kiválasztott</text:p>
      <text:p text:style-name="P6">üzenetek aláírását. Az így generált üzenet-aláírás elempárokból álló lista és a nyilvános</text:p>
      <text:p text:style-name="P6">információk alapján a támadó próbál egy a listán nem lévő üzenet aláírását elkészíteni.</text:p>
      <text:p text:style-name="P6"> Adaptívan választott üzenet alapú támadás (adaptive chosen-message attack):</text:p>
      <text:p text:style-name="P6">Ez a digitális aláírási séma elleni legerősebb támadási forma. Ebben az esetben a</text:p>
      <text:p text:style-name="P6">támadó hozzáférhet egy aláíró mechanizmushoz, amely az általa választott üzentekhez</text:p>
      <text:p text:style-name="P6">legenerálja az érvényes aláírásokat. A különbség a nem adaptívan és az adaptívan</text:p>
      <text:p text:style-name="P6">választott üzenet alapú támadás között, hogy adaptív esetben a támadó a már kapott</text:p>
      <text:p text:style-name="P6">aláírások alapján választja ki a következő üzenetet, melynek aláírását kéri. A támadó</text:p>
      <text:p text:style-name="P6">célja az így elkészült lista és a nyilvános kulcs ismeretében egy a listán nem szereplő</text:p>
      <text:p text:style-name="P6">üzenet érvényes aláírását kiszámítani az aláíró fél nevében.</text:p>
      <text:p text:style-name="P6">Akkor fogunk egy digitális aláírási sémát biztonságosnak mondani, ha a leggyengébb</text:p>
      <text:p text:style-name="P6">támadási cél esetén a legerősebb támadással szemben is védett, azaz, ha az egzisztenciális</text:p>
      <text:p text:style-name="P6">hamisításra irányuló adaptívan választott üzenet alapú támadással szemben védettséget mutat.</text:p>
      <text:p text:style-name="P6">Egy digitális aláírási séma biztonsági elemzésének megadása azt jelenti, hogy azt vizsgáljuk,</text:p>
      <text:p text:style-name="P6">hogy egy adott típusú támadási cél elérhető–e egy kiválasztott támadási formával szemben.</text:p>
      <text:p text:style-name="P6">Általában azt bebizonyítani nem tudjuk, hogy nem lehet sikeres támadást generálni</text:p>
      <text:p text:style-name="P6">egy adott digitális aláírási sémával szemben. Ehelyett a séma egy adott támadással szembeni</text:p>
      <text:p text:style-name="P6">védettségét egy nehéznek bizonyuló problémára vezetjük vissza, mint például a 8. fejezetben</text:p>
      <text:p text:style-name="P6">ismertetett prímfaktorizáció, illetve diszkrét logaritmus problémájára.</text:p>
      <text:p text:style-name="P6">Randomizált aláírások esetén, mivel az aláíró algoritmus nem determinisztikus</text:p>
      <text:p text:style-name="P6">ugyanannak az üzenetnek több érvényes aláírása is lehet. Az ilyen aláírásoknál a fent</text:p>
      <text:p text:style-name="P6">ismertetett biztonsági fogalmak könnyen félreérthetőek. Adaptívan és nem adaptívan</text:p>
      <text:p text:style-name="P6">választott üzenet alapú támadás esetén a szigorúbb megközelítés a cél, azaz az elvárás az,</text:p>
      <text:p text:style-name="P6">hogy a támadó egy a listán nem szereplő üzenet aláírását hamisítsa. Az engedékenyebb</text:p>
      <text:p text:style-name="P6">megközelítés az, hogy akár a listán szereplő üzenet aláírását is hamisíthatja, csak egy, a listán</text:p>
      <text:p text:style-name="P6">nem szereplő érvényes aláírást kell megadnia. Amennyiben a támadó képes egy a listánszereplő üzenethez egy új aláírást hamisítani, akkor azt mondjuk, hogy a digitális aláírás</text:p>
      <text:p text:style-name="P6">alakítható (malleable). A megfelelő biztonsági cél nem-alakíthatóság (non-malleability).</text:p>
      <text:p text:style-name="P6">Adaptív esetben még az is megengedhető, hogy a támadó ugyanazt az üzenetet többször</text:p>
      <text:p text:style-name="P6">kiválasztja és kéri a hozzátartozó érvényes aláírás legenerálását.</text:p>
      <text:p text:style-name="P6">Digitális aláírási séma kialakítható aszimmetrikus titkosító eljárásokból abban az</text:p>
      <text:p text:style-name="P6">esetben, ha egy tetszőleges m üzenetre vonatkozóan az Enc PK (Dec SK (m))=m teljesül.</text:p>
      <text:p text:style-name="P6">Nyilvánvalóan titkosító rendszereknél az alapvető elvárás az, hogy Dec SK (Enc PK (m))=m,</text:p>
      <text:p text:style-name="P6">amennyiben bármely üzenet esetén a titkosító és visszafejtő algoritmus tetszőleges sorrendben</text:p>
      <text:p text:style-name="P6">vett egymás utáni végrehajtásával az eredeti üzenetet kapjuk vissza, akkor alkalmazható</text:p>
      <text:p text:style-name="P6">digitális aláírásra is. Ilyen rendszer például az RSA titkosító eljárás, hiszen</text:p>
      <text:p text:style-name="P6">Enc PK (Dec SK (m))=(m d ) e =m (mod n). Viszont az ElGamal rendszer esetén ez a tulajdonság</text:p>
      <text:p text:style-name="P6">nem teljesül, hiszen a titkosító és a visszafejtő algoritmus nem ugyanazon a halmazon van</text:p>
      <text:p text:style-name="P6">értelmezve.</text:p>
      <text:p text:style-name="P6">Mint azt az 8.7 fejezetben kifejtettük az aszimmetrikus titkosításhoz szükséges</text:p>
      <text:p text:style-name="P6">kulcsok nagy bináris számok, ezért azokat nem lehet úgy memorizálni, mint a mindennapos</text:p>
      <text:p text:style-name="P6">PIN kódokat. A digitális aláíráshoz is ilyen kulcsokat használunk. Az ellenőrzéskor használt</text:p>
      <text:p text:style-name="P6">nyilvános kulcs elhelyezhető egy hitelesítő szervezet adatbázisában, tehát ugyanúgy, mint az</text:p>
      <text:p text:style-name="P6">aszimmetrikus titkosító rendszereknél, itt is szükséges a PKI (nyilvános kulcsú infrastruktúra)</text:p>
      <text:p text:style-name="P6">használata. A PKI-ről részletesen a 0 fejezetben olvashatunk. Az aláíró, titkos kulcsot</text:p>
      <text:p text:style-name="P6">azonban a tulajdonosának kell olyan könnyen kezelhető adathordozón tárolni és őrizni,</text:p>
      <text:p text:style-name="P6">amelyik egyszerűen felhasználható. Ezeknek a feltételeknek a smart kártyák vagy penndrive-</text:p>
      <text:p text:style-name="P6">ok felelnek meg. Normál biztonsági szintű digitális aláíráshoz használhatunk szoftkulcsot</text:p>
      <text:p text:style-name="P6">(softkey) is, amelyet a számítógép memóriájában, PIN kóddal védett állományban tárolunk.</text:p>
      <text:p text:style-name="P6"><text:soft-page-break/>A következő alfejezetek konkrét aláírási rendszereket részleteznek. Az itt megadott</text:p>
      <text:p text:style-name="P6">aláírási sémák mind aszimmetrikus kriptográfián alapulnak. Először a faktorizáció</text:p>
      <text:p text:style-name="P6">problémáján alapuló RSA aláírási sémával foglalkozunk, majd a diszkrét logaritmus</text:p>
      <text:p text:style-name="P6">problémáján alapuló ElGamal és DSA sémát részletezzük.</text:p>
      <text:p text:style-name="P6">Hash függvények</text:p>
      <text:p text:style-name="P6">9.1.1 Hash függvények fogalma</text:p>
      <text:p text:style-name="P6">A hash függvények fogalmával az informatika más területén már találkozhattunk,</text:p>
      <text:p text:style-name="P6">adatbázisok rendszerezésére alkalmaztuk. A kriptográfiában az adatok integritásának</text:p>
      <text:p text:style-name="P6">biztosítására szolgál. Ahelyett, hogy a tetszőleges hosszú és nagyméretű adatsor</text:p>
      <text:p text:style-name="P6">integritásának védelmét biztosítjuk, inkább mindössze egy fix hosszúságú, igen kisméretű</text:p>
      <text:p text:style-name="P6">bitsztringre (kb. 160 bit) koncentrálunk. A tetszőleges méretű üzenetre egy hash függvényt</text:p>
      <text:p text:style-name="P6">hajtunk végre, melynek eredményeként egy fix méretű hash értéket (üzenetkivonatot vagy</text:p>
      <text:p text:style-name="P6">lenyomatot) kapunk. A hash függvény tehát egy H:{0,1} * →{0,1} n függvény, azaz egy</text:p>
      <text:p text:style-name="P6">tetszőleges hosszúságú bitsorozatot egy fix hosszúságú bitsorozatba képez. Amennyiben</text:p>
      <text:p text:style-name="P6">sikerül az üzenetkivonat integritását megőrizni, akkor könnyen ellenőrizhető, hogy a</text:p>
      <text:p text:style-name="P6">nagyméretű eredeti üzenetünk változott–e. Az ellenőrző fél lefuttatja a hash függvényt az</text:p>
      <text:p text:style-name="P6">eredeti üzenetre és az eredményként kapott üzenetkivonatot összehasonlítja a korábbi</text:p>
      <text:p text:style-name="P6">üzenetkivonattal. Ha a lenyomatok megegyeznek, akkor az üzenet nem módosult. A hash</text:p>
      <text:p text:style-name="P6">függvények alkalmazásával a nyilvános, nem biztonságos csatornán integritásvédelmet lehet</text:p>
      <text:p text:style-name="P6">megvalósítani.</text:p>
      <text:p text:style-name="P6">Egy jó példa a hash függvény használatára, valamely programkód változatlanságának</text:p>
      <text:p text:style-name="P6">ellenőrzése. Tekintsünk például egy titkosító eljárást, melyet a kliens gép merevlemezén</text:p>
      <text:p text:style-name="P6">tárolunk. Első alkalommal kiszámítjuk a program kódjának lenyomatát és egy smart kártyára</text:p>
      <text:p text:style-name="P6">másoljuk, melyet állandóan magunknál tartunk. Későbbiekben minden egyes használat előtt</text:p>
      <text:p text:style-name="P6">kiszámítja a merevlemezen levő programkód hash értékét és összehasonlítja a smart kártyán</text:p>
      <text:p text:style-name="P6">levő lenyomattal. Ha megegyeznek, akkor a kód nem módosult és biztonságosan használható.</text:p>
      <text:p text:style-name="P6">Ahhoz, hogy ez a megoldás biztonságos legyen, garantálni kell, hogy az üzenet egyetlen</text:p>
      <text:p text:style-name="P6">bitjének módosulása maga után vonja a lenyomat változását. Ami valójában azt jelenti, hogy</text:p>
      <text:p text:style-name="P6">ne lehessen megadni két olyan üzenetet, melynek lenyomata megegyezik. A hash függvények</text:p>
      <text:p text:style-name="P6">nem injektívek, hiszen tetszőleges méretű üzenetekhez egy fix méretű bitsorozatot rendelünk.</text:p>
      <text:p text:style-name="P6">Amennyiben a lenyomat hossza k, akkor 2 k db különböző lenyomat lehetséges, míg az eredeti</text:p>
      <text:p text:style-name="P6">lehetséges üzenetek száma sokkal több. Ezért léteznek üzenetek, melyeknek lenyomata</text:p>
      <text:p text:style-name="P6">megegyezik. Ezek alapján célunk az, hogy nehéz (polinomiális idő alatt ne lehessen) legyen</text:p>
      <text:p text:style-name="P6">olyan üzeneteket találni, melyek hash értéke megegyezik. Az ilyen hash függvényeket</text:p>
      <text:p text:style-name="P6">ütközésmentes hash függvényeknek nevezzük. A különbség a kriptográfia, illetve általánosan</text:p>
      <text:p text:style-name="P6">az informatikában használt hash függvények között, hogy az előbbi esetben nehéz ütközéseket</text:p>
      <text:p text:style-name="P6">találni, míg az utóbbinál az ütközés előfordulása csak nem valószínű.</text:p>
      <text:p text:style-name="P6">A kriptográfiában használt hash függvényeket az elkötelezettségi rendszereknél</text:p>
      <text:p text:style-name="P6">(commitment scheme) is alkalmazzuk. Ha valaki szeretné elkötelezni magát egy x adathoz,</text:p>
      <text:p text:style-name="P6">anélkül, hogy megmondaná az x értékét, akkor kiszámítja H(x||r) értéket, ahol H egy hash</text:p>
      <text:p text:style-name="P6">függvény és r egy véletlen bitsorozat. Később felbontja elkötelezettségét, azaz megadja az xés az r értékeket. Az ilyen esetekben fontos az, hogy H(x||r) ismeretében az x értékről ne</text:p>
      <text:p text:style-name="P6">tudjunk meg hasznos információkat, azaz a H hash függvénynek egyirányúnak kell lennie. Az</text:p>
      <text:p text:style-name="P6">egyirányúság biztosítja, hogy a lenyomatból az eredeti üzenet kiszámítása nehéz. Az</text:p>
      <text:p text:style-name="P6">egyirányú hash függvény lehetővé teszi, hogy egy entitás az üzenet lenyomatának</text:p>
      <text:p text:style-name="P6">megadásával „borítékolja” az üzenetet, azaz elrejtse, de ugyanakkor elkötelezze magát</text:p>
      <text:p text:style-name="P6">amellett.</text:p>
      <text:p text:style-name="P6">Az elkötelezettségi rendszerek alkalmazására egy jó példa a pénzfeldobás telefonon. A</text:p>
      <text:p text:style-name="P6">játék lényege az, hogy a két résztvevő nem látja egymást, csak telefonon keresztül</text:p>
      <text:p text:style-name="P6">beszélgetnek. Az egyik fél feldob egy pénzérmét, és megkéri a másikat tippeljen, hogy fej</text:p>
      <text:p text:style-name="P6">avagy írást kapott. A másik fél megtippeli, hogy fej. A pénzt feldobó azt fogja mondani, hogy</text:p>
      <text:p text:style-name="P6">nem nyert, hiszen írás lett. Mi a garancia arra, hogy írás lett? A pénzt feldobó személy akár</text:p>
      <text:p text:style-name="P6"><text:soft-page-break/>füllenthetett is arról, hogy mit dobott. Ez a játék szabályossá válik, ha valamely</text:p>
      <text:p text:style-name="P6">elkötelezettségi rendszert használunk. Az egyik személy feldobja az érmét és az eredményt</text:p>
      <text:p text:style-name="P6">egy véletlen értékkel együtt hash-eli. Az így kapott lenyomatot megmondja a másik félnek és</text:p>
      <text:p text:style-name="P6">kéri, hogy tippeljen. A tipp után megadja az eredményt és a véletlen értéket is, melyek alapján</text:p>
      <text:p text:style-name="P6">a tippelő fél ellenőrizheti, hogy tényleg az lett–e a pénzfeldobás eredménye. A rendszer</text:p>
      <text:p text:style-name="P6">biztonságához két dolog is szükséges: az egyirányúság, illetve, hogy nehéz legyen a</text:p>
      <text:p text:style-name="P6">lenyomathoz egy másik megfelelő ősképet találni.</text:p>
      <text:p text:style-name="P6">9.1.2 Támadások</text:p>
      <text:p text:style-name="P6">A hash függvényekkel szembeni támadásokat két fő kategóriába sorolhatjuk: az őskép</text:p>
      <text:p text:style-name="P6">elleni és ütközéses támadások.</text:p>
      <text:p text:style-name="P6">1. Őskép elleni támadások</text:p>
      <text:p text:style-name="P6">Kétféle támadást különböztetünk meg, az első és a második őskép elleni támadást.</text:p>
      <text:p text:style-name="P6"> Az (első) őskép elleni támadás célja, hogy a támadó az y lenyomat esetén találjon egy</text:p>
      <text:p text:style-name="P6">olyan x értéket, hogy H(x)=y. Ha egy hash függvény az első őskép elleni támadással</text:p>
      <text:p text:style-name="P6">szemben biztonságos, akkor őskép ellenálló hash függvény, a függvény</text:p>
      <text:p text:style-name="P6">egyirányúságára utal.</text:p>
      <text:p text:style-name="P6"> A második őskép elleni támadás célja, egy adott x érték estén olyan x’ érték megadása,</text:p>
      <text:p text:style-name="P6">hogy H(x)=H(x’), ahol x’≠x. Amennyiben egy hash függvény a második őskép elleni</text:p>
      <text:p text:style-name="P6">támadással szemben védettséget ad, akkor gyengén ütközésmentes vagy második</text:p>
      <text:p text:style-name="P6">őskép ellenálló hash függvénynek nevezzük.</text:p>
      <text:p text:style-name="P6">2. Ütközéses támadások</text:p>
      <text:p text:style-name="P6">Az ütközéses támadás célja, hogy a támadó meghatározzon két különböző tetszőleges</text:p>
      <text:p text:style-name="P6">üzenetet, melyek hash értéke megegyezik, azaz találjon x és x’ bitsorozatot, ahol x’≠x és</text:p>
      <text:p text:style-name="P6">H(x)=H(x’). Jelentős különbség az ütközéses és az őskép elleni támadások között, hogy az</text:p>
      <text:p text:style-name="P6">ütközéses esetben a lenyomat sem és az inputok egyike sem áll a támadó rendelkezésére.</text:p>
      <text:p text:style-name="P6">Speciálisan adott prefixű ütközéses támadás célja, hogy a támadó meghatározzon két</text:p>
      <text:p text:style-name="P6">különböző p 1 és p 2 bitsorozathoz, ahol p 1 ≠p 2 , olyan m 1 és m 2 bitsorozatokat, hogyH(p 1 ||m 1 )=H(p 2 ||m 2 ). A || szimbólum a konkatenációt jelöli. Az ütközéses támadással</text:p>
      <text:p text:style-name="P6">szemben biztonságos hash függvényeket (erősen) ütközésmentesnek nevezzük.</text:p>
      <text:p text:style-name="P6">Különböző szituációkban a releváns támadások különbözőek. Integritásvédelem estén a</text:p>
      <text:p text:style-name="P6">támadó célja, hogy egy adott x üzenethez olyan x’ üzenetet találjon, melyek lenyomatai</text:p>
      <text:p text:style-name="P6">megegyeznek. Ez tipikusan a második őskép elleni támadás. Az elkötelezettségi rendszerek</text:p>
      <text:p text:style-name="P6">esetén, mint ahogy azt már fentebb részleteztük fontos az egyirányúság, azaz a támadó sikeres</text:p>
      <text:p text:style-name="P6">első őskép elleni támadást akar végrehajtani. Illetve, a támadó próbál azzal csalni, hogy az x</text:p>
      <text:p text:style-name="P6">üzenetet kicseréli egy x’ üzenetre még az elkötelezettség felfedése előtt, azaz ütközéses</text:p>
      <text:p text:style-name="P6">támadást végez. A fent részletezett pénzfeldobós játék esetén a támadó adott prefixű</text:p>
      <text:p text:style-name="P6">ütközéses támadást indít, hiszen célja az, hogy olyan „véletlen” m 1 és m 2 értékeket „találjon</text:p>
      <text:p text:style-name="P6">ki”, hogy H(„fej”||m 1 )=H(„írás”||m 2 ) teljesüljön.</text:p>
      <text:p text:style-name="P6">Bizonyítható, hogy az erősen ütközésmentes függvények gyengén ütközésmentesek, és</text:p>
      <text:p text:style-name="P6">bizonyos feltételek mellett őskép ellenállók is [1]. A digitális aláírásoknál erősen</text:p>
      <text:p text:style-name="P6">ütközésmentes, őskép ellenálló hash függvényeket alkalmazunk.</text:p>
      <text:p text:style-name="P6">9.1.3 MD5</text:p>
      <text:p text:style-name="P6">Az MD5 (Message-Digest algorithm 5) egy 128 bites hash értékkel rendelkező hash</text:p>
      <text:p text:style-name="P6">függvény. Az MD5-öt az RSA egyik alkotója Rivest fejlesztette ki 1991-ben. 2004-ben több</text:p>
      <text:p text:style-name="P6">biztonsági rést fedeztek fel az algoritmusban, mely alapján 2005 óta digitális aláírásoknál</text:p>
      <text:p text:style-name="P6">használata nem javasolt.</text:p>
      <text:p text:style-name="P6">Hash függvények készíthetőek kompressziós függvényekből. Az CF:{0,1} n →{0,1} m</text:p>
      <text:p text:style-name="P6">függvényt kompressziós függvénynek nevezzük, ha m&lt;n. Látható, hogy a kompressziós</text:p>
      <text:p text:style-name="P6">függvények egy fix hosszúságú üzenethez egy rövidebb fix hosszúságú üzenetet rendelnek.</text:p>
      <text:p text:style-name="P6">Az MD5 konstrukciójában is kompressziós függvényt alkalmazunk, melyet egymástól</text:p>
      <text:p text:style-name="P6">függetlenül Ralph Merkle és Ivan Damgard tervezett 1989-ben. Ennek a CF kompressziós</text:p>
      <text:p text:style-name="P6">függvénynek két inputja van, egy 128 bit hosszú Y sztring és egy 512 bit hosszú B blokk, a</text:p>
      <text:p text:style-name="P6"><text:soft-page-break/>függvényérték pedig egy 128 bites sztring. Egy tetszőleges hosszúságú x üzenet lenyomatának</text:p>
      <text:p text:style-name="P6">generálása a következőképpen történik:</text:p>
      <text:p text:style-name="P6">1. A tetszőleges hosszú m üzenetet kitöltjük úgy, hogy a hossza az a legkisebb érték</text:p>
      <text:p text:style-name="P6">legyen, mely osztható 512-vel. A kitöltést egy 1-es bittel kezdjük, majd</text:p>
      <text:p text:style-name="P6">tetszőleges számú 0-t írunk. A kitöltést az eredeti m üzenet 64 biten ábrázolt</text:p>
      <text:p text:style-name="P6">hosszával zárjuk. Az így kitöltött üzenetet jelöljük M-mel.</text:p>
      <text:p text:style-name="P6">2. Vágjuk fel az M üzenetet 512 bit hosszú blokkokra, jelölje B 1 , B 2 , ...B n az így</text:p>
      <text:p text:style-name="P6">keletkezett blokkokat.</text:p>
      <text:p text:style-name="P6">3. Vegyünk egy fix 128 bit hosszú kezdeti vektort: IV, és legyen Y 0 =IV.</text:p>
      <text:p text:style-name="P6">4. Kiszámítjuk Y i =CF(Y i-1 ,B i ) kompressziós függvényértékeket, ahol i=1,...,n.</text:p>
      <text:p text:style-name="P6">5. Az eredeti m üzenet lenyomata: H(m)=Y n , azaz a keletkezett hash érték az utolsó</text:p>
      <text:p text:style-name="P6">blokkra vonatkozó kompressziós függvényérték lesz, mely 128 bit.Meg kell, hogy jegyezzük, hogy ez a konstrukció maximálisan 2 64 bit hosszú</text:p>
      <text:p text:style-name="P6">üzenetekre alkalmazható, hiszen az üzenet hosszát 64 biten ábrázoljuk. Ez a gyakorlatban a</text:p>
      <text:p text:style-name="P6">szám nagysága miatt nem jelent megkötést.</text:p>
      <text:p text:style-name="P6">Bizonyítható, hogy az előbbi konstrukció esetén, ha a CF kompressziós függvény</text:p>
      <text:p text:style-name="P6">ütközésmentes, akkor a hash függvény is az.</text:p>
      <text:p text:style-name="P6">Az MD5 CF kompressziós függvénye a Davies-Meyer kódoló algoritmusán alapszik,</text:p>
      <text:p text:style-name="P6">mely egy 128 bites és egy 512 bites sztringet 128 bites sorozatba képez. Jelölje CF 0 ezt a</text:p>
      <text:p text:style-name="P6">kódoló algoritmust, Y=(A,B,C,D) a 128 bites input bitsztringet és B i az 512 bites blokkot.</text:p>
      <text:p text:style-name="P6">Ekkor CF(Y,B i )=CF 0 (Y,B i )+(A,B,C,D), ahol az összeadást modulo 2 32 végezzük. Első körben</text:p>
      <text:p text:style-name="P6">az A,B,C,D értékek definiált fix konstansok.</text:p>
      <text:p text:style-name="P6">A CF 0 kódoló algoritmus főbb lépéseit ismertetjük csak, a részletes leírást az RFC</text:p>
      <text:p text:style-name="P6">1321 szabvány [24] tartalmazza. Minden egyes B i blokkot 16 db 32 bites sztringre bontunk.</text:p>
      <text:p text:style-name="P6">Az algoritmus 4 körből áll. Minden egyes körben a következő transzformáció hajtódik végre:</text:p>
      <text:p text:style-name="P6">ROTL s (a+f i (b,c,d)+x+k)+b</text:p>
      <text:p text:style-name="P6">A ROTL s () bitenkénti balra történő rotációt jelöl, a felső indexben levő s érték a</text:p>
      <text:p text:style-name="P6">rotáció mértékét adja meg. Az s és k fix, definiált konstansok. Az x jelöli az 512 bites B i blokk</text:p>
      <text:p text:style-name="P6">32 bit hosszú részét. Az a,b,c,d kezdőértékei A,B,C,D, és az algoritmus befejezése után ez</text:p>
      <text:p text:style-name="P6">négy érték együttesen fogja adni a hash értéket. Az f i (i=1,...,4) bitenkénti logikai függvény,</text:p>
      <text:p text:style-name="P6">mely a következőképpen van definiálva:</text:p>
      <text:p text:style-name="P6"></text:p>
      <text:p text:style-name="P6"> f 1 (b,c,d)=(b AND c) OR ((NOT b)AND d)</text:p>
      <text:p text:style-name="P6">f 2 (b,c,d)= (d AND b) OR ((NOT d)AND c)</text:p>
      <text:p text:style-name="P6"> f 3 (b,c,d)=b XOR c XOR d</text:p>
      <text:p text:style-name="P6"> f 4 (b,c,d)=c XOR (b AND (NOT d))</text:p>
      <text:p text:style-name="P6">Az MD5 ellen több gyakorlatban is alkalmazható támadást is bemutattak. Az MD5</text:p>
      <text:p text:style-name="P6">nem mutat védettséget az ütközéses támadással szemben, illetve sikeres adott prefixű</text:p>
      <text:p text:style-name="P6">ütközéses támadást is végre lehet hajtani. 2005-ben sikeres támadást mutattak be</text:p>
      <text:p text:style-name="P6">tanúsítványokon, ugyanazon két különböző nyilvános kulcs MD5 lenyomata megegyezett.</text:p>
      <text:p text:style-name="P6">Tehát a gyakorlatban már nem javasolt alkalmazni.</text:p>
      <text:p text:style-name="P6">9.1.4 SHA</text:p>
      <text:p text:style-name="P6">A másik gyakorlatban elterjedt hash függvénycsalád az SHA (Secure Hash</text:p>
      <text:p text:style-name="P6">Algorithm). Az SHA az MD5 rendszeren alapszik, 1993-ban az amerikai FIPS 180</text:p>
      <text:p text:style-name="P6">szabványban lett ismertetve. Tipikusan digitális aláírási rendszereknél alkalmazzák. Az SHA</text:p>
      <text:p text:style-name="P6">lenyomat 160 bit hosszú, a Merkle-Damgard konstrukciót használja, a kompressziós függvény</text:p>
      <text:p text:style-name="P6">160 bites és 512 bites sztringhez 160 bitet rendel (160×512→160). A kompressziós függvény</text:p>
      <text:p text:style-name="P6">a következőképpen adott:</text:p>
      <text:p text:style-name="P6">CF(Y,B i )=CF 0 (Y,B i )+(A,B,C,D,E).Hasonlóan az MD5-höz az SHA is egy CF 0 kódoló függvényt futtat, mely egy 160 bit</text:p>
      <text:p text:style-name="P6">hosszú Y=(A,B,C,D,E) és 512 bites B i blokkhoz 160 bitet rendel. További részleteket a (3)</text:p>
      <text:p text:style-name="P6">dokumentumban olvashatunk.</text:p>
      <text:p text:style-name="P6"><text:soft-page-break/>Az amerikai szabvány az SHA és SHA-1 algoritmuson kívül tartalmazza az SHA224,</text:p>
      <text:p text:style-name="P6">SHA256, SHA384 és SHA512 algoritmusokat is, melyeket közös néven SHA-2-nek is</text:p>
      <text:p text:style-name="P6">neveznek. Ez a négy algoritmus nagyon hasonlít az SHA-hoz, csak komplexebb. Az</text:p>
      <text:p text:style-name="P6">elnevezésekben a háromjegyű számok az algoritmus által generált lenyomat hosszát jelzik. Az</text:p>
      <text:p text:style-name="P6">SHA256 egy 256 bit hosszú üzenetkivonatot eredményez. Az SHA384 és SHA512 a 32 bites</text:p>
      <text:p text:style-name="P6">részblokkok helyett 64 bitesekkel számol és az 512 bites blokkméret helyett 1024 bites</text:p>
      <text:p text:style-name="P6">üzenetblokkokat kezel.</text:p>
      <text:p text:style-name="P6">1997-ben a NIST (National Institute of Standard and Technology) pályázatot írt ki új</text:p>
      <text:p text:style-name="P6">szimmetrikus titkosító szabvány készítésére, amelyet Advanced Encryption Standardnak</text:p>
      <text:p text:style-name="P6">röviden AES-nek neveztek el. Eredményt 2000 őszén hirdettek, a győztes a Rijndael</text:p>
      <text:p text:style-name="P6">fantázianevű algoritmus lett, amelynek alkotói Vincent Rijmen és Joan Daemen, két belgamérnök. A Rijndael a DES-szel és a GOST-tal ellentétben nem Feistel, hanem SP hálózatot</text:p>
      <text:p text:style-name="P6">alkalmaz a titkosításra.</text:p>
      <text:p text:style-name="P6">Az AES 128/192/256 bites blokkokat 128/192/256 bites kulccsal titkosít, minden</text:p>
      <text:p text:style-name="P6">párosításban. Először csak a 128-128 bites párosítást, később mindegyiket elfogadták</text:p>
      <text:p text:style-name="P6">szabványnak. Az alábbiakban a 128 bites üzenetblokkokat, 128 bites kulccsal titkosító</text:p>
      <text:p text:style-name="P6">algoritmust ismertetjük. A Rijndaelról részletesen olvashatnak a Joan Daemen and Vincent</text:p>
      <text:p text:style-name="P6">Rijmen, "The Design of Rijndael: AES - The Advanced Encryption Standard." Springer-</text:p>
      <text:p text:style-name="P6">Verlag, 2002 könyvben.</text:p>
      <text:p text:style-name="P6">A Rijndael a 128 bites input szót 16 bájtra bontja és ezeket egy 4x4-es táblázatba rendezi,</text:p>
      <text:p text:style-name="P6">amelyet állapotnak (state) nevez. Az eljárás függvényei az állapottáblázatokon operálnak.</text:p>
      <text:p text:style-name="P6">Négy függvényt használ, úgymint:</text:p>
      <text:p text:style-name="P6">• ByteSub(State): az állapot minden bájtját kicseréli egy S-box által meghatározott</text:p>
      <text:p text:style-name="P6">bájtra. Az S-boxot matematikai függvényként is ki lehet számítani.</text:p>
      <text:p text:style-name="P6">• ShiftRow(State): az állapot i-dik sorát i-1 pozícióval ciklikusan balra tolja.</text:p>
      <text:p text:style-name="P6">• MixColumn(State): az állapot oszlopait, mint vektorokat megszorozza egy mátrixszal.</text:p>
      <text:p text:style-name="P6">• AddRoundKey(State, RoundKey): bitenkénti xor az aktuális állapot és a menetkulcs</text:p>
      <text:p text:style-name="P6">között.</text:p>
      <text:p text:style-name="P6">Az input szóra először az AddRoundKey függvényt alkalmazza, majd 9-szer a ByteSub,</text:p>
      <text:p text:style-name="P6">ShiftRow, MixColumn és AddRoundKey függvényekből álló blokkot. Az eljárást végül a</text:p>
      <text:p text:style-name="P6">ByteSub, ShiftRow és AddRoundKey blokk zárja. Látható, hogy az AES-nél a DES-szel</text:p>
      <text:p text:style-name="P6">szemben már az első lépésben megkezdődik a titkosítás a menetkulcs hozzáadásával. A</text:p>
      <text:p text:style-name="P6">kódolás során 11 menetkulcsot használ, amelyeket a mesterkulcsból számít ki. A paraméterek</text:p>
      <text:p text:style-name="P6">a fent idézett könyvben megtalálhatóak vagy az internetről letölthetőek.</text:p>
      <text:p text:style-name="P6">Megjegyezzük, hogy a ByteSub függvényhez használt S-box (helyettesítés táblázat)</text:p>
      <text:p text:style-name="P6">előállításának módja szintén része a szabványnak. Úgy választották ki, hogy a helyettesítés a</text:p>
      <text:p text:style-name="P6">lehető legtávolabb legyen a lineáris leképezésektől. A DES-nél alkalmazott S-boxok</text:p>
      <text:p text:style-name="P6">előállításának algoritmusa ezzel szemben máig ismeretlen, ami miatt sok szakértő kritizálta is</text:p>
      <text:p text:style-name="P6">a tervezőket.</text:p>
      <text:p text:style-name="P6">Az RSA algoritmus.</text:p>
      <text:p text:style-name="P6">Az RSA-t 1977-ben publikálta Ronald Rivest, Adi Shamir és Leonard Adleman és</text:p>
      <text:p text:style-name="P6">családi neveik kezdőbetűiből lett az RSA betűszó. Algoritmusuk elemi számelméleti ötleten</text:p>
      <text:p text:style-name="P6">alapszik.</text:p>
      <text:p text:style-name="P6">Legyenek p és q különböző prímszámok, azaz olyan természetes számok, amelyeknek</text:p>
      <text:p text:style-name="P6">1-en és önmagukon kívül nincs más osztójuk. Prímszámok például a 2,3,5,7,... Az ókori</text:p>
      <text:p text:style-name="P6">görög matematikus Eukleidész Elemek című könyvében szerepel annak bizonyítása, hogy</text:p>
      <text:p text:style-name="P6">végtelen sok prímszám létezik. A XIX. sz. vége óta azt is tudjuk, hogy a prímszámok elég</text:p>
      <text:p text:style-name="P6">gyakoriak. Annak a valószínűsége ugyanis, hogy egy véletlenszerűen kiválasztott x-nél kisebb</text:p>
      <text:p text:style-name="P6">szám prímszám legyen 1/ln x. A Miller-Rabin teszttel gyorsan eldönthető, hogy egy szám</text:p>
      <text:p text:style-name="P6">prímszám-e. (Pontosabban, ha egy szám átmegy a Miller-Rabin teszten, akkor csak azt</text:p>
      <text:p text:style-name="P6">mondhatjuk, hogy nagy valószínűséggel prímszám. Ez azonban a gyakorlatban elegendő.</text:p>
      <text:p text:style-name="P6">2002-ben Manindra Agrawal, Neeraj Kayal és Nitin Saxena indiai informatikusok publikáltak</text:p>
      <text:p text:style-name="P6"><text:soft-page-break/>egy polinom idejű determinisztikus prímszámtesztet, amelynek hatékonysága azonban ma</text:p>
      <text:p text:style-name="P6">még nem vetekedik a Miller-Rabin teszttel.)</text:p>
      <text:p text:style-name="P6">Nagy prímszámokat tehát könnyű találni, de ha két ilyet összeszorzunk, akkor csak a</text:p>
      <text:p text:style-name="P6">szorzatot ismerve nagyon nehéz a tényezőket megtalálni. Ezt a faktorizáció problémájának</text:p>
      <text:p text:style-name="P6">nevezik, ami mai tudásunk szerint egy nagyon nehéz algoritmikus probléma.</text:p>
      <text:p text:style-name="P6">Legyenek p és q különböző prímszámok és n=qp. Ekkor az n-nél kisebb, n-hez relatív</text:p>
      <text:p text:style-name="P6">prím természetes számok száma φ(n) = (p-1)(q-1). Ezt az értéket p és q ismeretében könnyű</text:p>
      <text:p text:style-name="P6">kiszámítani. A φ függvényt Euler függvénynek nevezzük. Legyen most e egy olyan φ(n)-hez</text:p>
      <text:p text:style-name="P6">relatív prím természetes szám, amelyik kisebb φ(n)-nél. Akkor pontosan egy olyan 1 ≤ d &lt;</text:p>
      <text:p text:style-name="P6">φ(n) természetes szám létezik, amelyre ed mod φ(n) = 1. Itt és a továbbiakban a mod m jelenti</text:p>
      <text:p text:style-name="P6">az a természetes szám maradékát m-mel osztva. Ezek után a nyilvános kulcs az (e,n) számpár,</text:p>
      <text:p text:style-name="P6">a titkos kulcs pedig a d szám. A kulcsok meghatározása után a p és q értékét is titokban kell</text:p>
      <text:p text:style-name="P6">tartani vagy ezeket a számokat meg kell semmisíteni.</text:p>
      <text:p text:style-name="P6">A kódolás során az üzenetet először számok sorozatává alakítjuk olyan módon, hogy a</text:p>
      <text:p text:style-name="P6">számok mindegyike kisebb legyen, mint n. Ez könnyen megtehető, hiszen az üzenetet a</text:p>
      <text:p text:style-name="P6">számítógépben bináris alakban tároljuk és most ezt a bináris sorozatot, mint egy kettes</text:p>
      <text:p text:style-name="P6">számrendszerben megadott szám számjegyeit értelmezzük. Ezután az egyes m számokat az</text:p>
      <text:p text:style-name="P6">M = m e mod n</text:p>
      <text:p text:style-name="P6">képlettel kódoljuk, előállítva a rejtjelezett M üzenetet. A kódoláshoz csak a nyilvános kulcsot,</text:p>
      <text:p text:style-name="P6">az e,n számpárt kell ismerni! A titkos M üzenetet azm = M d mod n</text:p>
      <text:p text:style-name="P6">képlet alapján lehet dekódolni. A visszafejtéshez tehát a titkos d kulcs ismerete kell!</text:p>
      <text:p text:style-name="P6">A kódolás és dekódolás során is moduláris hatványozást kell végezni, amelyik az</text:p>
      <text:p text:style-name="P6">„intelligens” hatványozó algoritmussal elfogadható gyorsasággal elvégezhető. Az elemi</text:p>
      <text:p text:style-name="P6">számelméletből jól ismert Euler-Fermat tételből következik, hogy a dekódolás után tényleg az</text:p>
      <text:p text:style-name="P6">eredeti üzenetdarabot kapjuk vissza.</text:p>
      <text:p text:style-name="P6">Az algoritmus ismertetése után néhány megjegyzést teszünk az RSA paraméterek</text:p>
      <text:p text:style-name="P6">megválasztásával kapcsolatban. A titkos kulcs – d – mai ismereteink szerint csak a φ(n)</text:p>
      <text:p text:style-name="P6">birtokában számítható ki, φ(n) meghatározása viszont ugyanolyan nehézségű, mint n</text:p>
      <text:p text:style-name="P6">prímtényezőkre bontása. Az RSA biztonsága tehát azon múlik, hogy milyen gyorsan tudjuk az</text:p>
      <text:p text:style-name="P6">n számot faktorizálni. Ha p és q és így n is kicsi, akkor ez egyszerű feladat. Növelve azonban</text:p>
      <text:p text:style-name="P6">p-t és q-t egyre nehezebb, ma még megoldhatatlan problémához jutunk. A felhasznált</text:p>
      <text:p text:style-name="P6">számoknak olyan nagyoknak kell lenniük, hogy az n számot ne lehessen prímtényezőkre</text:p>
      <text:p text:style-name="P6">bontani. Ma azt mondhatjuk, hogy n-nek legalább 1024 bináris, azaz kb. 308 decimális jegyű</text:p>
      <text:p text:style-name="P6">számnak kell lennie. A faktorizáló algoritmusok pillanatnyi csúcsteljesítménye az RSA-200,</text:p>
      <text:p text:style-name="P6">egy 200 decimális jegyű szám tényezőkre bontása, amelyet közel két év munka után 2005-ben</text:p>
      <text:p text:style-name="P6">fejezett be egy 80 számítógépből álló klaszter.</text:p>
      <text:p text:style-name="P6">A p és q megválasztása során nemcsak a nagyságukra kell figyelni, hanem arra is,</text:p>
      <text:p text:style-name="P6">hogy a különbségük is nagy legyen. Ellenkező esetben ugyanis a Fermat faktorizációs</text:p>
      <text:p text:style-name="P6">algoritmus gyorsan megtalálja a tényezőket. Feltéve, hogy az n 1024 bites szám, p és q-t 512</text:p>
      <text:p text:style-name="P6">bitesnek célszerű választani úgy, hogy a különbségük legalább 400 bit nagyságú legyen.</text:p>
      <text:p text:style-name="P6">Az n szám megválasztása után áttérünk e és d közelebbi elemzésére. Fentebb leírtuk,</text:p>
      <text:p text:style-name="P6">hogy d értékét az e és φ(n) egyértelműen meghatározza. Az is jól ismert, hogy d értékét a</text:p>
      <text:p text:style-name="P6">kiterjesztett euklideszi algoritmussal könnyen ki tudjuk számítani. A nyilvános kulcsdarab – e</text:p>
      <text:p text:style-name="P6">– megválasztására általában kétféle módszert követnek: az e-t véletlenszerűen választjuk ki az</text:p>
      <text:p text:style-name="P6">[1, φ(n)-1] intervallumból vagy olyan kis, páratlan számnak választjuk, amelynek bináris</text:p>
      <text:p text:style-name="P6">felírásában kevés 1-es számjegy található, például 17 vagy 65537. Az első esetben nem</text:p>
      <text:p text:style-name="P6">biztos, hogy rögtön olyan számot választunk, amelyik relatív prím φ(n)-hez, ilyenkor meg kell</text:p>
      <text:p text:style-name="P6">ismételni a választást, amíg ez a feltétel nem teljesül. Be lehet bizonyítani, hogy néhány</text:p>
      <text:p text:style-name="P6">választás után ez igen nagy valószínűséggel teljesül.</text:p>
      <text:p text:style-name="P6">Az aszimmetrikus titkosítás elvének megfogalmazása óta eltelt több, mint 30 évben</text:p>
      <text:p text:style-name="P6">számos más algoritmust is javasoltak, például a diszkrét logaritmus kiszámításának</text:p>
      <text:p text:style-name="P6">nehézségén alapuló ElGamal, a diszkrét elliptikus görbéket alkalmazó algoritmus vagy a</text:p>
      <text:p text:style-name="P6"><text:soft-page-break/>hibajavító kódok dekódolásának bonyolultságára építő Mc Ellise módszer. Ezekkel most nem</text:p>
      <text:p text:style-name="P6">foglalkozunk.</text:p>
      <text:p text:style-name="P6">A nyilvános kulcsú titkosítás előnye, hogy a titkos kulcsot csak egy ember ismeri, így</text:p>
      <text:p text:style-name="P6">titkosított üzenetet nyilvános csatornán is lehet vele küldeni. A gyakorlatban azonban ez az</text:p>
      <text:p text:style-name="P6">előny csak korlátozottan aknázható ki, mert a jelenleg ismert módszerekkel a kódolás (ésdekódolás) nagyságrendekkel tovább tart, mint a szimmetrikus algoritmusokkal. Ezért az</text:p>
      <text:p text:style-name="P6">aszimmetrikus módszereket csak rövid üzenetek kódolására célszerű alkalmazni. Ezen az</text:p>
      <text:p text:style-name="P6">észrevételen alapulnak az úgynevezett hibrid kriptorendszerek, amelyeknél egy szimmetrikus</text:p>
      <text:p text:style-name="P6">és egy aszimmetrikus módszert – pl. AES és RSA – kombinálnak a következőképpen:</text:p>
      <text:p text:style-name="P6">1. Kriszta választ egy K kulcsot a szimmetrikus algoritmushoz,</text:p>
      <text:p text:style-name="P6">2. K-t Aladár nyilvános kulcsával kódolva elküldi Aladárnak,</text:p>
      <text:p text:style-name="P6">3. Aladár a titkos kulcsával visszafejti K-t,</text:p>
      <text:p text:style-name="P6">4. A bizalmas információcsere K használatával a szimmetrikus algoritmussal történik.</text:p>
      <text:p text:style-name="P6">A kulcscserének vannak olyan variánsai is, amelyekben a szereplők egyforma</text:p>
      <text:p text:style-name="P6">mértékben veszik ki részüket a közös kulcs kiszámításában. A hibrid kriptorendszer</text:p>
      <text:p text:style-name="P6">működését úgy is felfoghatjuk, hogy a klasszikus szcenárióban alkalmazott futár szerepét az</text:p>
      <text:p text:style-name="P6">aszimmetrikus titkosítás veszi át. Ilyen elven működik a távoli számítógépre való biztonságos</text:p>
      <text:p text:style-name="P6">bejelentkezésre szolgáló ssh (secure shell) szabványcsalád.</text:p>
      <text:p text:style-name="P6">Az aszimmetrikus titkosításnak a kulcscserén kívül vannak más, fontos alkalmazásai</text:p>
      <text:p text:style-name="P6">is. Korábban már hangsúlyoztuk, hogy a titkos kulcsot csak egyetlen ember, a tulajdonosa</text:p>
      <text:p text:style-name="P6">ismeri, így a titkos kulcs alkalmas a tulajdonos egyértelmű azonosítására. A titkos kulcsot</text:p>
      <text:p text:style-name="P6">persze nem kérhetjük el igazoltatáskor a tulajdonosától, mert ha odaadná, akkor az igazoltató</text:p>
      <text:p text:style-name="P6">is megismerné azt és a tulajdonos többé már nem is használhatná. Olyan módszert kell tehát</text:p>
      <text:p text:style-name="P6">kitalálni, amely során a tulajdonos nem fedi fel titkos kulcsát, hanem csak bizonyítja, hogy ő</text:p>
      <text:p text:style-name="P6">rendelkezik a titkos kulccsal. Mivel az eljárás nagyon hasonlít a digitális aláírásnál</text:p>
      <text:p text:style-name="P6">alkalmazott módszerhez, ezért a következő fejezetben foglalkozunk vele.</text:p>
      <text:p text:style-name="P6">Nyilvános kulcs infrastruktúra, hitelesítő szervezetek.</text:p>
      <text:p text:style-name="P6">A fejezet a nyilvános kulcsú infrastruktúráról szól, amelyet angolul public key</text:p>
      <text:p text:style-name="P6">infrastructure-nak neveznek és általánosan használt rövidítése a PKI. Szó lesz arról, hogy</text:p>
      <text:p text:style-name="P6">hogyan épül fel a nyilvános kulcsú infrastruktúra, tárgyalásra kerülnek a különböző PKI</text:p>
      <text:p text:style-name="P6">modellek és persze az infrastruktúrát felépítő hitelesség szolgáltatók szerkezetéről,</text:p>
      <text:p text:style-name="P6">feladatairól és szervezeti egységeiről. Áttekintjük a jelenlegi jogi szabályozást, az elterjedtebb</text:p>
      <text:p text:style-name="P6">üzleti modelleket. Részletesen kifejtjük az egész infrastruktúra egyik legjellegzetesebb</text:p>
      <text:p text:style-name="P6">elemét, a tanúsítványokat szabályozó X509 szabványt. Az X509 tanúsítvány az az elem</text:p>
      <text:p text:style-name="P6">amivel a PKI kapcsolódik a nyilvános kulcsú kriptográfiához és gyakorlatilag tükröződik rajta</text:p>
      <text:p text:style-name="P6">a teljes infrastruktúra felépítése, lehetőségei, korlátai és fejlődése. Külön alfejezetet</text:p>
      <text:p text:style-name="P6">szentelünk a PKI gyakorlati alkalmazásainak, azoknak a környezeteknek ahol sikerrel</text:p>
      <text:p text:style-name="P6">alkalmazható a nyilvános kulcsú infrastruktúra. Ebben a bevezető részben mindazokról az</text:p>
      <text:p text:style-name="P6">általános tulajdonságokról lesz szó, amelyek a PKI-t jellemzik illetve azokról az</text:p>
      <text:p text:style-name="P6">információkról, amiket gazdasági döntéshozóként vagy akár végfelhasználóként tudni</text:p>
      <text:p text:style-name="P6">érdemes a nyilvános kulcsú infrastruktúráról. Habár a PKI fogalma és lehetőségei a publikus</text:p>
      <text:p text:style-name="P6">kulcsú kriptográfiával egy időben, több mint 20 évvel ezelőtt jelent meg, a gyakorlati</text:p>
      <text:p text:style-name="P6">megoldások csak napjainkban kezdenek széles körben elterjedni. A nyilvános kulcsú</text:p>
      <text:p text:style-name="P6">infrastruktúra erős azonosítást tesz lehetővé olyan feltételek mellett amely sok szervezet</text:p>
      <text:p text:style-name="P6">számára vonzóvá teszi az alkalmazását. Azonban a nyilvános kulcsú infrastruktúra üzembe</text:p>
      <text:p text:style-name="P6">helyezéséhez és üzemeltetéséhez a PKI-hez értő személyzetre is szükség van. Ez nem csak</text:p>
      <text:p text:style-name="P6">pár alapvető PKI tudással rendelkező adminisztrátort jelent, hanem magasan képzett</text:p>
      <text:p text:style-name="P6">szakembereket is, akik a rendszer megtervezését, a működési szabályzatot, az ezzel</text:p>
      <text:p text:style-name="P6">kapcsolatos dokumentumokat, a szabályzatok leképezését elkészítik, illetve elvégzik továbbá</text:p>
      <text:p text:style-name="P6">az esetleges kereszthitelesítéssel kapcsolatos döntéseket meghozzák és a folyamatot</text:p>
      <text:p text:style-name="P6">megtervezik illetve levezénylik.</text:p>
      <text:p text:style-name="P6">A PKI gyors elterjedésének útjában áll, hogy nem áll rendelkezésre ezen munkakörök</text:p>
      <text:p text:style-name="P6"><text:soft-page-break/>számára elegendő szakképzett munkaerő. A fejezet célja többek között, hogy a fent említett</text:p>
      <text:p text:style-name="P6">feladatokból ízelítőt adjon és a leendő PKI adminisztrátoroknak és tanácsadóknak egy alapos</text:p>
      <text:p text:style-name="P6">bevezetést jelentsen. A PKI terjedésének egy másik akadálya, hogy a PKI használatához nem</text:p>
      <text:p text:style-name="P6">elegendő egy nyilvános kulcsú infrastruktúrát üzemeltetni, természetesen szükség van a PKI-t</text:p>
      <text:p text:style-name="P6">használó alkalmazásokra is. A PKI képes alkalmazások száma egyre nő, de például az egyik</text:p>
      <text:p text:style-name="P6">mintapélda, a böngésző szerver architektúra is csupán részben tekinthető PKI képesnek,</text:p>
      <text:p text:style-name="P6">hiszen nem közvetlenül, hanem csupán egy alsóbb hálózati rétegben használják azt. Egy</text:p>
      <text:p text:style-name="P6">alkalmazás PKI képessé tételéhez szükség van az olyan alapvető műveletek implementációja</text:p>
      <text:p text:style-name="P6">mellett, mint például a digitális aláírás, az aláírás ellenőrzése, publikus kulcsú kódolás és</text:p>
      <text:p text:style-name="P6">dekódolás, a tanúsítványok kezelésére is. A fejezetben lévő anyag hasznos tudást jelent</text:p>
      <text:p text:style-name="P6">mindazon programozók és leendő programozók számára akik PKI képes alkalmazás</text:p>
      <text:p text:style-name="P6">fejlesztésével, vagy már meglévő alkalmazás PKI képessé tételével találkoznak pályájuk</text:p>
      <text:p text:style-name="P6">során. Szintén lassítja a PKI elterjedését a nyilvános kulcsú infrastruktúrát körülvevő vállalati</text:p>
      <text:p text:style-name="P6">szintű bizalmatlanság és értetlenség. A fejezet célja az is, hogy segítséget nyújtsonmindazoknak az (aktív vagy leendő) döntéshozóknak illetve asszisztenseknek, akik munkájuk</text:p>
      <text:p text:style-name="P6">során kapcsolatba kerülnek a nyilvános kulcsú infrastruktúrával.</text:p>
      <text:p text:style-name="P6">11.1 Bevezetés</text:p>
      <text:p text:style-name="P6">A PKI szerepe, hogy egy nevet kössön valamely kulcspárhoz a nyilvános kulcsú</text:p>
      <text:p text:style-name="P6">kriptográfiában. A nyilvános kulcsú infrastruktúra, mint ahogy a neve is jelzi egy olyan</text:p>
      <text:p text:style-name="P6">kiépített rendszer amit a felhasználók igénybe vehetnek. Az infrastruktúra szolgáltatói, a</text:p>
      <text:p text:style-name="P6">hitelességszolgáltatók biztosítják ezt a lehetőséget a felhasználók, fogyasztók számára, mint</text:p>
      <text:p text:style-name="P6">ahogy az áramszolgáltatók elektromos energiát biztosítanak az ügyfeleik részére.</text:p>
      <text:p text:style-name="P6">11.1.1 Nevek</text:p>
      <text:p text:style-name="P6">A nyilvános kulcsú infrastruktúra neveket köt az aszimmetrikus kriptográfiában</text:p>
      <text:p text:style-name="P6">alkalmazott algoritmusok és protokollok kulcspárjaihoz, ezért először a nevek fogalmát</text:p>
      <text:p text:style-name="P6">tisztázzuk és az ezzel kapcsolatos fogalmakat definiáljuk.</text:p>
      <text:p text:style-name="P6">A név tágabb értelemben valamilyen adat, vagy adatok együttese, amik az adott</text:p>
      <text:p text:style-name="P6">környezetben a többi szereplőtől megkülönböztetik, egyértelműen azonosítják a név</text:p>
      <text:p text:style-name="P6">birtokosát. A név az adott szereplő azonosítója. Az hogy az adott környezetben az egyértelmű</text:p>
      <text:p text:style-name="P6">azonosításhoz mennyi és milyen jellegű információ (mekkora adatmennyiség) szükséges vagy</text:p>
      <text:p text:style-name="P6">áll rendelkezésre ilyen célra, nagyban függ az adott környezet jellegétől. Az alkalmazott név</text:p>
      <text:p text:style-name="P6">nagyban függ a környezet méretétől (például család, osztály, város) illetve annak jellegétől is</text:p>
      <text:p text:style-name="P6">(más formátumú elnevezéseket használnak például egy operációs rendszeren, mást egy</text:p>
      <text:p text:style-name="P6">kormányzati adminisztrációs rendszerben és az e-mailezésnél), és a méret növekedésével az</text:p>
      <text:p text:style-name="P6">elnevezések egyediségének biztosítása is egyre nagyobb problémákat vet fel.</text:p>
      <text:p text:style-name="P6">Mint ahogy azt a későbbiekben látni fogjuk a fentiek alapján a név (nym) többféle</text:p>
      <text:p text:style-name="P6">dolgot takarhat a valós világbeli szereplőhöz való kapcsolatától függően. Lehet valamilyen</text:p>
      <text:p text:style-name="P6">azonosító, amelyet olyan szándékkal rendeltek az adott szereplőhöz, hogy a név és a valós</text:p>
      <text:p text:style-name="P6">világbeli tulajdonosa közötti kapcsolat ne legyen nyilvánvaló (pseudonym - álnév). Jelentheti</text:p>
      <text:p text:style-name="P6">továbbá az azonosító vagy név teljes hiányát (anonym - névtelen) illetve jelentheti a</text:p>
      <text:p text:style-name="P6">legkonvencionálisabb értelemben vett nevet, azaz olyan adatok összességét, amelyek alapján</text:p>
      <text:p text:style-name="P6">a tulajdonosa valós világbeli identitása egyértelműen meghatározható (veronym - igaz név).</text:p>
      <text:p text:style-name="P6">Nagyon gyakran a PKI-vel az a szándékunk, hogy az adott kulcsot valamely valós világbeli</text:p>
      <text:p text:style-name="P6">objektum identitásához, igaz nevéhez kössük, valójában azonban a PKI a kulcspárok</text:p>
      <text:p text:style-name="P6">bármilyen névhez való kötésére ad lehetőséget.</text:p>
      <text:p text:style-name="P6">Ezek alapján megkülönböztethetjük az azonosítást (identification) a hitelesítéstől</text:p>
      <text:p text:style-name="P6">(authentication). A hitelesítés esetében a partner valamilyen tágabb értelemben vett nevéről, a</text:p>
      <text:p text:style-name="P6">környezetében lévő többi szereplőtől egyértelműen megkülönböztető azonosító információról</text:p>
      <text:p text:style-name="P6">van szó. Az azonosítás ezzel szemben valamilyen valós világbeli eszközhöz vagy személyhez</text:p>
      <text:p text:style-name="P6">köti a szereplőt, akivel kommunikálni szándékozunk. Például ha a hitelesítés lépése során a</text:p>
      <text:p text:style-name="P6">név szerepét igaz név játssza, akkor az egyben azonosítás is.A nevek és azonosítók használata felveti az egyedi elnevezés illetve azonosító kiosztás</text:p>
      <text:p text:style-name="P6"><text:soft-page-break/>problémáját. Ezt az alkalmazások különböző területein különféleképpen oldják meg, az</text:p>
      <text:p text:style-name="P6">egyediséget más és másféleképpen biztosítják. A domain nevek esetében az egyes domain név</text:p>
      <text:p text:style-name="P6">regisztrátorok felelnek a felügyeletük alá tartozó domaineken az egyediség biztosításáért. Az</text:p>
      <text:p text:style-name="P6">e-mail címek esetében a vonatkozó domain kezelője hivatott a nevek egyediségét biztosítani.</text:p>
      <text:p text:style-name="P6">A gépek ip címét az adott alhálózatot felügyelő rendszergazda vagy a címeket kiosztó szerver</text:p>
      <text:p text:style-name="P6">felügyeli. Az egyes környezetekben az azonosítók a legkülönfélébbek lehetnek. A</text:p>
      <text:p text:style-name="P6">tanúsítványokról szóló fejezetben említett X500 Directory szintén bevezetett egy egyedi</text:p>
      <text:p text:style-name="P6">elnevezési konvenciót ám ez nem terjedt el, csupán a tanúsítványok DN mezőiben láthatjuk</text:p>
      <text:p text:style-name="P6">nyomait. A PKIX szabvány pedig egyenesen lehetővé teszi ezeknek a mezőknek a kihagyását.</text:p>
      <text:p text:style-name="P6">Az egyedi azonosítók, nevek kiosztása nem a PKI feladata. A nyilvános kulcsú infrastruktúra</text:p>
      <text:p text:style-name="P6">csupán összeköti az adott nevet valamely kulcspárral.</text:p>
      <text:p text:style-name="P6">11.1.2 Felhatalmazás</text:p>
      <text:p text:style-name="P6">Az azonosítással kapcsolatban gyakorta felmerülő fogalom a felhatalmazás</text:p>
      <text:p text:style-name="P6">(authorisation). A rendszerben az egyes szereplőknek különböző hatásköreik lehetnek, és egy</text:p>
      <text:p text:style-name="P6">tevékenységet, amit az egyik szereplő elvégezhet, nem feltétlenül megengedett egy másik</text:p>
      <text:p text:style-name="P6">szereplőnek. Az informatikai biztonsági rendszereknek az egyes szereplők jogköreire</text:p>
      <text:p text:style-name="P6">vonatkozó döntéseket is meg kell hozniuk és az ezzel kapcsolatosan felmerülő problémákat is</text:p>
      <text:p text:style-name="P6">kezelniük kell. Habár a PKI lehetővé teszi felhatalmazásra vonatkozó információk</text:p>
      <text:p text:style-name="P6">továbbítását ez a gyakorlat nem ajánlott. A nyilvános kulcsú infrastruktúra csupán összeköti</text:p>
      <text:p text:style-name="P6">az adott nevet valamely kulcspárral: a PKI önmagában nem ad választ a fenti kérdésre, a</text:p>
      <text:p text:style-name="P6">felhatalmazás jogosságára való vizsgálatokat a rendszernek más eszközökkel kell elvégeznie.</text:p>
      <text:p text:style-name="P6">11.1.3 Bizalom</text:p>
      <text:p text:style-name="P6">Mint ahogy arról majd a későbbi részfejezetekben is szó lesz, a PKI segítségével a</text:p>
      <text:p text:style-name="P6">bizalmat adhatjuk tovább és vezethetjük le a bizalmi horgonyoktól a végfelhasználókig. A</text:p>
      <text:p text:style-name="P6">bizalmat mint olyat szintén többféleképp értelmezhetjük. Tágabban vett értelemben a bizalom</text:p>
      <text:p text:style-name="P6">jelentheti magába a végfelhasználóba vetett bizalmat, valamiféle elvárást a protokoll során</text:p>
      <text:p text:style-name="P6">való viselkedésével kapcsolatban. A szűkebb értelemben vett bizalom egy adott kulcsba vetett</text:p>
      <text:p text:style-name="P6">bizalom, azaz annak az elfogadása, hogy az adott kulcs párja valóban annak a birtokában van</text:p>
      <text:p text:style-name="P6">akivel a tranzakciót végrehajtani szándékozzuk. A különbség a kétfajta bizalmi felfogás</text:p>
      <text:p text:style-name="P6">között nagyon fontos. A PKI csupán a szűkebb értelemben vett bizalom továbbítására szolgál,</text:p>
      <text:p text:style-name="P6">semmilyen biztosítékkal nem szolgál a tágabb értelemben vett bizalmat illetően. A nyilvános</text:p>
      <text:p text:style-name="P6">kulcsú infrastruktúra alkalmazása során a kezdetben egyetlen szereplőbe, a bizalmi horgonyba</text:p>
      <text:p text:style-name="P6">vetett bizalom vándorol a végfelhasználókig. (Ez egy leegyszerűsített szemléletmód, a bizalmi</text:p>
      <text:p text:style-name="P6">modellekről szóló részben ismertetésre kerülnek olyan modellek is ahol nem egyetlen pontból</text:p>
      <text:p text:style-name="P6">indul ki a bizalom) A nyilvános kulcsú infrastruktúra semmit nem mond a szereplők</text:p>
      <text:p text:style-name="P6">megbízhatóságáról, kizárólag az egyes kulcsokba vetett bizalmat hivatott megalapozni.11.1.4 Biztonság</text:p>
      <text:p text:style-name="P6">A PKI csupán az azonosítást segíti elő. Önmagában nem teszi varázslatos módon</text:p>
      <text:p text:style-name="P6">biztonságossá az egyes informatikai rendszereket, nem foltozza be a szoftverhibákat,</text:p>
      <text:p text:style-name="P6">biztonsági réseket, nem fogja megoldani a túlterheléses támadások problémáját és elfedni a</text:p>
      <text:p text:style-name="P6">rosszul konfigurált szoftverekből adódó gyengeségeket, nem véd meg a vírusoktól, trójaiaktól,</text:p>
      <text:p text:style-name="P6">férgektől. Továbbra is szükség van a biztonsági rendszer körültekintő megtervezésére,</text:p>
      <text:p text:style-name="P6">tűzfalakra, behatolás észlelő rendszerekre, és úgy általában mindarra, amiről a korábbi</text:p>
      <text:p text:style-name="P6">fejezetekben szó volt. Minden esetben egy a már ismertetett költség-hatékonyság elemzés</text:p>
      <text:p text:style-name="P6">illetve kockázatkezelés szükséges annak eldöntésére, hogy az azonosítást elősegítésére egy</text:p>
      <text:p text:style-name="P6">PKI rendszert állítanak üzembe, vagy inkább megpróbálkoznak a hagyományos, szimmetrikus</text:p>
      <text:p text:style-name="P6">kulcsú technikákkal. A nyilvános kulcsú infrastruktúra nem helyettesíti az egész biztonsági</text:p>
      <text:p text:style-name="P6">rendszert, csupán részét képezi annak.</text:p>
      <text:p text:style-name="P6">11.1.5 Megbízhatóság</text:p>
      <text:p text:style-name="P6">A PKI sem küszöböli ki a rendszeradminisztrátorok, illetve a felhasználók</text:p>
      <text:p text:style-name="P6">gondatlanságát, nemtörődömségét, lustaságát vagy éppen hiányos képzettségét. A nyilvános</text:p>
      <text:p text:style-name="P6">kulcsú infrastruktúra nem küszöböli ki az emberi hibákat és tehetetlen a rosszindulat ellen is.</text:p>
      <text:p text:style-name="P6"><text:soft-page-break/>A PKI által hitelesített egyén cselekedhet nem megfelelően, visszaélhet az azonosságához</text:p>
      <text:p text:style-name="P6">kapcsolt hatáskörrel. A nyilvános kulcsú infrastruktúra csupán a kulcsba vetett bizalmat</text:p>
      <text:p text:style-name="P6">alapozza meg, a kulcshoz tartozó név mögött lévő szereplő viselkedésével, gondosságával,</text:p>
      <text:p text:style-name="P6">szándékaival kapcsolatban semmilyen biztosítékot nem ad.</text:p>
      <text:p text:style-name="P6">11.1.6 A PKI előnyei</text:p>
      <text:p text:style-name="P6">A nyilvános kulcsú infrastruktúrának több előnye is van a hagyományos titkos kulcsú</text:p>
      <text:p text:style-name="P6">rendszerekkel szemben. Az első legszembeszökőbb előny, hogy lehetővé teszi az egyszeri</text:p>
      <text:p text:style-name="P6">bejelentkezést (Single Sign On). Nevezetesen, hogy a felhasználók a rendszer vagy éppen</text:p>
      <text:p text:style-name="P6">több rendszer használata során csupán egyetlen alkalommal jelentkezzenek be a biztonságos</text:p>
      <text:p text:style-name="P6">használat fenntartása mellett. Rendszerint ez azt jelenti, hogy a felhasználó PKI segítségével</text:p>
      <text:p text:style-name="P6">kerül azonosításra, az egyetlen jelszó amit meg kell jegyeznie a szimmetrikus titkosítással</text:p>
      <text:p text:style-name="P6">kódolt privát kulcs jelszava ahol rendszerint a jelszó egy hash értéke a tényleges titkos kulcs.</text:p>
      <text:p text:style-name="P6">(Emlékeztetőül: a privát kulcsot az aszimmetrikus kriptográfiában használjuk és a publikus</text:p>
      <text:p text:style-name="P6">kulcs párja, a titkos kulcs kifejezés pedig a szimmetrikus kriptográfiában használatos kulcsra</text:p>
      <text:p text:style-name="P6">vonatkozik) Ez jelentősen redukálja a rendszerben használatos jelszavak számát,</text:p>
      <text:p text:style-name="P6">megkönnyítve annak megjegyzését ezáltal könnyítve a felhasználók terhein illetve csökkentve</text:p>
      <text:p text:style-name="P6">annak a kockázatát, hogy a jelszavakat megjegyezni nem tudván papírlapokra jegyezzék fel</text:p>
      <text:p text:style-name="P6">amiket esetleg még a monitorra is kiragasztanak. A szervezet szempontjából ez a tulajdonság</text:p>
      <text:p text:style-name="P6">egy további előnyt is magában hordoz, hiszen a kevesebb jelszó nem csak a felhasználói</text:p>
      <text:p text:style-name="P6">oldalon csökkenti az adminisztratív terheket.</text:p>
      <text:p text:style-name="P6">A másik nagy előny, hogy a PKI használata közben jóval kisebb mennyiségű adatot</text:p>
      <text:p text:style-name="P6">kell titokban tartani, mint a szimmetrikus megoldások esetében. A teljes rendszerbiztonságának a szempontjából csupán két kritikus adat van és ezek a bizalmi horgony aláíró</text:p>
      <text:p text:style-name="P6">kulcs és a visszahívási listájának az aláíró kulcsa. Az egyes felhasználók és erőforrások a</text:p>
      <text:p text:style-name="P6">rendszeren belül felelősek a bizalmi horgony tanúsítványának tárolásáért, de ezeknek a</text:p>
      <text:p text:style-name="P6">kompromittálódása csupán az infrastruktúra érintett részére jelent veszélyt és nem az egész</text:p>
      <text:p text:style-name="P6">rendszerre nézve, másrészt ezeknek csupán az integritását kell biztosítani és nem a</text:p>
      <text:p text:style-name="P6">titkosságát, ami jóval könnyebb feladat.</text:p>
      <text:p text:style-name="P6">A PKI lehetővé teszi, hogy a privát kulcsokat való világbeli entitásokhoz kössük,</text:p>
      <text:p text:style-name="P6">ezáltal lehetőséget biztosít a rendszer szereplőinek azonosítására, kizárva ezzel a rendszer</text:p>
      <text:p text:style-name="P6">elemeinek megszemélyesítését illetve a közbülső ember (man-in-the-middle) típusú</text:p>
      <text:p text:style-name="P6">támadások lehetőségét. Ez természetesen mindaddig érvényes, amíg a rendszer szereplői</text:p>
      <text:p text:style-name="P6">titokban tartják a privát kulcsukat. Ezt a feladatot megkönnyíti, hogy a privát kulcsok</text:p>
      <text:p text:style-name="P6">sohasem közlekednek a hálózaton keresztül a tranzakciók során, és mint ahogy a publikus</text:p>
      <text:p text:style-name="P6">kulcsú titkosításról szóló részben erről már szó volt, a publikus kulcsból a privát kulcs</text:p>
      <text:p text:style-name="P6">kiszámítása praktikusan lehetetlen.</text:p>
      <text:p text:style-name="P6">Mindemellett, habár közvetlenül nem ajánlott a felhatalmazások (authorisation)</text:p>
      <text:p text:style-name="P6">kezelésére, megvalósítására használni (annak ellenére, hogy mint majd azt látni fogjuk, a</text:p>
      <text:p text:style-name="P6">szabványok lehetőséget nyújtanak rá), lehetőséget nyújt az aláírások révén a rendszer</text:p>
      <text:p text:style-name="P6">szereplőinek valamely felhatalmazásokat kezelő rendszerhez való kötésére. Íly módon</text:p>
      <text:p text:style-name="P6">megvalósítható például a végfelhasználók egy SAML szolgáltatóhoz való kötése, abban</text:p>
      <text:p text:style-name="P6">kiosztott attribútumaik igazolása.</text:p>
      <text:p text:style-name="P6">11.1.7 Tanúsítványok a gyakorlatban</text:p>
      <text:p text:style-name="P6">A nyilvános kulcsú infrastruktúra termékei és eszközei a tanúsítványok. A</text:p>
      <text:p text:style-name="P6">tanúsítványok kapcsolják össze a valós világbeli entitások igaz neveit az egyes kulcspárokkal.</text:p>
      <text:p text:style-name="P6">A tanúsítványok természetüknél fogva nem alkalmasak közvetlen emberi felhasználásra, nem</text:p>
      <text:p text:style-name="P6">is arra tervezték őket, mégis elképzelhetőek olyan esetek, amikor a végfelhasználónak</text:p>
      <text:p text:style-name="P6">közvetlenül kell tanúsítványokkal kapcsolatos döntéseket hoznia. Az ilyen esetek több oknál</text:p>
      <text:p text:style-name="P6">fogva sem szerencsések: egyrészt, mint ahogy az már említésre került a tanúsítványok</text:p>
      <text:p text:style-name="P6">formátuma és az egyes adatok jellege kifejezetten nehézkessé teszi az emberi feldolgozást,</text:p>
      <text:p text:style-name="P6">másrészt a végfelhasználók előképzettsége kevés kivételtől eltekintve elégtelen az ilyen</text:p>
      <text:p text:style-name="P6">jellegű döntések meghozatalára.</text:p>
      <text:p text:style-name="P6"><text:soft-page-break/>Az egyik ilyen tipikus eset a nyilvános kulcsú titkosítással titkosított, esetleg digitális</text:p>
      <text:p text:style-name="P6">aláírással ellátott levelezés. Ebben az esetben, ha a szoftver nem tudja a PKI-n keresztül</text:p>
      <text:p text:style-name="P6">megalapozni a szóban forgó kulcsba vetett bizalmat, akkor a döntést a felhasználóra bízza.</text:p>
      <text:p text:style-name="P6">Szerencsésebb esetekben a levél megjelenítése után teszi fel a kérdést. Ez esetben a</text:p>
      <text:p text:style-name="P6">felhasználó a levél tartalma alapján esetleg tud következtetni az levélíró valódi identitására.</text:p>
      <text:p text:style-name="P6">Ez az eset természetesen teret nyit a social engineering típusú támadásoknak. Ha a szoftver a</text:p>
      <text:p text:style-name="P6">döntést a levél megjelenítése előtt várja, akkor a helyzet még rosszabb: a felhasználónak</text:p>
      <text:p text:style-name="P6">semmilyen plusz információja sincs ami alapján a döntést meghozhatná, ilyenkor az átlagos</text:p>
      <text:p text:style-name="P6">felhasználó az OK gombra klikkel és ezáltal véglegesen hozzáadja a potenciálisan hamis</text:p>
      <text:p text:style-name="P6">tanúsítványt a megbízható tanúsítványok listájához.A másik eset ennél is gyakoribb és veszélyesebb. Az online fizetési tranzakciók és a</text:p>
      <text:p text:style-name="P6">személyes adatokat is érintő kérdőívek rendszerint PKI alapú technológiával közvetítik az</text:p>
      <text:p text:style-name="P6">adatokat (https). Ebből az átlagos felhasználó csak a böngésző sarkában található kis lakat</text:p>
      <text:p text:style-name="P6">ikont veszi észre. Ha nem ellenőrizhető tanúsítvánnyal találkozik, a böngésző szintén a</text:p>
      <text:p text:style-name="P6">felhasználóra hárítja a döntést, amit a felhasználó a megfelelő információk vagy képzés híján</text:p>
      <text:p text:style-name="P6">rendszerint az OK gomb lenyomásával elfogadja a potenciálisan rosszindulatú tanúsítványt.</text:p>
      <text:p text:style-name="P6">Minden olyan honlap, amely a böngészők által nem hitelesíthető tanúsítványt használ vagy</text:p>
      <text:p text:style-name="P6">csalás, vagy pedig potenciális veszélynek teszi ki a felhasználóit azzal, hogy a megbízhatatlan</text:p>
      <text:p text:style-name="P6">tanúsítványok elfogadására szokatja a látogatóit.</text:p>
      <text:p text:style-name="P6">Röviden összefoglalva: a PKI az azonosításban játszik szerepet, egy nevet köt egy</text:p>
      <text:p text:style-name="P6">kulcspárhoz. Ennyit biztosít. Nem többet, nem kevesebbet.</text:p>
      <text:p text:style-name="P6">11.2 A nyilvános kulcs infrastruktúra alkalmazásai</text:p>
      <text:p text:style-name="P6">Az aszimmetrikus kriptográfia lehetőségeire informatikai eszközök és megoldások</text:p>
      <text:p text:style-name="P6">széles rendszere épül. A nyilvános kulcsú protokollok megbízhatósága komoly matematikai</text:p>
      <text:p text:style-name="P6">háttéren alapszik és a gyakorlati megvalósítás és alkalmazás során sem szenvedett csorbát. Az</text:p>
      <text:p text:style-name="P6">aszimmetrikus kriptográfia széles eszköztára lehetővé teszi olyan biztonsági szempontból</text:p>
      <text:p text:style-name="P6">kényes ügyletek elektronikus lebonyolítását, amelyek mindez idáig csak papíron voltak</text:p>
      <text:p text:style-name="P6">lehetségesek, és amik legtöbb esetben a felek saját kezű aláírását is megkövetelték. A</text:p>
      <text:p text:style-name="P6">kriptográfiai algoritmusaink, protokolljaink azonban csak azt teszik lehetővé, hogy a</text:p>
      <text:p text:style-name="P6">résztvevő felek birtokában lévő kulcsokat azonosíthassuk. Ezt a hiányosságot hivatott</text:p>
      <text:p text:style-name="P6">orvosolni a nyilvános kulcs infrastruktúra (public key infrastructure, PKI), amely lehetővé</text:p>
      <text:p text:style-name="P6">teszi, hogy az egyes kulcsok birtokosainak személyazonosságáról is megbizonyosodhassunk.</text:p>
      <text:p text:style-name="P6">A PKI az ami lehetővé teszi ezen alkalmazások számára a megbízható működést. Mint ahogy</text:p>
      <text:p text:style-name="P6">az elektromos hálózat szolgáltatja az áramot villamos készülékeink számára, úgy biztosítja a</text:p>
      <text:p text:style-name="P6">PKI a kulcsok birtokosainak személyazonosságát a nyilvános kulcsú alkalmazásaink számára.</text:p>
      <text:p text:style-name="P6">A PKI egyik legelső alkalmazásával gyakran találkozhatunk webes környezetben:</text:p>
      <text:p text:style-name="P6">minden alkalommal, amikor a „biztonságos kapcsolat”-ként emlegetett lehetőséget választjuk,</text:p>
      <text:p text:style-name="P6">egy ilyen alkalmazással szembesülünk. Ez teszi lehetővé, hogy vásároljunk az interneten,</text:p>
      <text:p text:style-name="P6">hogy bankunk netbankár szolgáltatását igénybe véve, kényelmesen, otthonról intézhessük</text:p>
      <text:p text:style-name="P6">banki ügyeinket, és egyáltalában rendelkezésünkre áll, amikor érzékeny, személyes adatainkat</text:p>
      <text:p text:style-name="P6">akarjuk megadni valakinek az interneten keresztül és biztosak akarunk lenni abban, hogy a</text:p>
      <text:p text:style-name="P6">másik tényleg az akinek mondja magát. Valójában ez az úgynevezett „https” protokoll</text:p>
      <text:p text:style-name="P6">alkalmazását jelenti, ami tulajdonképpen annyit tesz, hogy az eredeti http protokollt</text:p>
      <text:p text:style-name="P6">különböző kriptográfiai módszerekkel biztonságos csomagokba zárjuk. Ezt a módszert széles</text:p>
      <text:p text:style-name="P6">körben alkalmazzák az informatika világában és gyakran veszünk igénybe olyan</text:p>
      <text:p text:style-name="P6">szolgáltatásokat, amikről észre sem vesszük, hogy a PKI is szerepet játszik a feladatok</text:p>
      <text:p text:style-name="P6">végrehajtásában. A PKI ezen alkalmazása egy ponton jelentősen eltér a későbbiekben sorra</text:p>
      <text:p text:style-name="P6">kerülő megoldásoktól. Nevezetesen, ebben az esetben a PKI -t nem jogi személyek, hanemegyes, a világhálón megtalálható szerverek azonosítására használjuk.</text:p>
      <text:p text:style-name="P6">Ha a tanúsítvány nem hitelesíthető, akkor a használt alkalmazás rendszerint</text:p>
      <text:p text:style-name="P6">figyelmezteti a felhasználót.</text:p>
      <text:p text:style-name="P6">11.1 ábra A Mozilla Firefox figyelmeztetése</text:p>
      <text:p text:style-name="P6"><text:soft-page-break/>Legtöbb alkalmazás a tanúsítvány megtekintését is lehetővé teszi és felkínálja, hogy ha</text:p>
      <text:p text:style-name="P6">az adott tanúsítványt a felhasználó valamilyen okból a hitelesítési problémák ellenére is</text:p>
      <text:p text:style-name="P6">elfogadhatónak minősíti, akkor biztonsági kivételt adjon hozzá:11.2 ábra A Mozilla Firefox felkínálja a biztonsági kivétel hozzáadását</text:p>
      <text:p text:style-name="P6">Ahhoz, hogy a felhasználó döntsön az adott tanúsítvány megbízhatóságának</text:p>
      <text:p text:style-name="P6">megítéléséről, a felhasználónak szüksége van a tanúsítvány adataira is. Némely alkalmazás az</text:p>
      <text:p text:style-name="P6">alapvető információkon kívül a teljes tanúsítvány megtekintését lehetővé teszi.11.3 ábra A Mozilla Firefox megjeleníti a tanúsítvány alapvető információit11.4 ábra A Mozilla Firefox megjeleníti a teljes tanúsítványt</text:p>
      <text:p text:style-name="P6">A PKI nem csak hálózati elemek és szereplők azonosítására használható. A PKI széleskörű</text:p>
      <text:p text:style-name="P6">alkalmazási lehetőségeit illusztrálják az alábbi példák:</text:p>
      <text:p text:style-name="P6"> cégbejegyzési kérelmek beadása,</text:p>
      <text:p text:style-name="P6"> a PSZÁF adatközlésekre és tőkepiaci közzétételre kötelezettek elektronikus</text:p>
      <text:p text:style-name="P6">közzétételei,</text:p>
      <text:p text:style-name="P6"> a szakmai vizsgák szervezőinek elektronikus teljesítésű adatközlési kötelezettségei,</text:p>
      <text:p text:style-name="P6"> szerződések elektronikus aláírása,</text:p>
      <text:p text:style-name="P6"> elektronikus számlázás,</text:p>
      <text:p text:style-name="P6"> elektronikus levelezés,</text:p>
      <text:p text:style-name="P6"> elektronikus adóbevallás.Ehhez természetesen elengedhetetlen a kérelmeket benyújtó személyazonosságának a</text:p>
      <text:p text:style-name="P6">meghatározása, ez, tekintettel a folyamat elektronikus jellegére minden esetben a PKI</text:p>
      <text:p text:style-name="P6">segítségével történik.</text:p>
      <text:p text:style-name="P6">11.2.1 PKI képes szolgáltatások</text:p>
      <text:p text:style-name="P6">A korábbi részekben áttekintettük a nyilvános kulcsú infrastruktúra felépítését és</text:p>
      <text:p text:style-name="P6">lehetőségeit. Ebben a részben azokról a szolgáltatásokról lesz szó, amelyek valamilyen módon</text:p>
      <text:p text:style-name="P6">a PKI segítségével is kivitelezhetőek.</text:p>
      <text:p text:style-name="P6">11.2.1.1 Biztonságos kommunikáció</text:p>
      <text:p text:style-name="P6">A biztonságos kommunikáció során két fél közötti adatátvitel történik, a korábbi</text:p>
      <text:p text:style-name="P6">fejezetekben már ismertetett feltételek: a hitelesség, az integritás és a bizalmasság</text:p>
      <text:p text:style-name="P6">megvalósítása mellett. Mint ahogy korábban arról már szó volt a PKI csupán a hitelesítést</text:p>
      <text:p text:style-name="P6">(ezen belül is első sorban az azonosítást) teszi lehetővé. A kommunikáció során az adatátvitelt</text:p>
      <text:p text:style-name="P6">már rendszerint hagyományos, titkos kulcsú technikákkal valósítják meg. Tipikus alkalmazása</text:p>
      <text:p text:style-name="P6">például a webes kommunikáció során az egyes weboldalakhoz való kapcsolódás. Ezt</text:p>
      <text:p text:style-name="P6">rendszerint valamilyen biztonságos protokollréteg alkalmazásával oldják meg, mint például a</text:p>
      <text:p text:style-name="P6">TLS vagy az SSL. Ezek a protokollok a hálózati protokollverem szállítási rétege felett</text:p>
      <text:p text:style-name="P6">működnek és így bármilyen felettük lévő rétegben tevékenykedő alkalmazás vagy protokoll</text:p>
      <text:p text:style-name="P6">számára biztosítani lehet általuk a biztonságos kommunikációt. Manapság bevett gyakorlat</text:p>
      <text:p text:style-name="P6">például, hogy a levelezőszerverekhez is ilyen módon védett kapcsolaton keresztül</text:p>
      <text:p text:style-name="P6">csatlakoznak a levelezőkliensek. A levelezést a PKI technikákkal ennél közvetlenebb módon</text:p>
      <text:p text:style-name="P6">is biztonságossá tehetjük: a levél tartalmát valamilyen biztonságos levelezési protokoll</text:p>
      <text:p text:style-name="P6">segítségével küldjük el, mint például az S/MIME valamelyik verziója. A vezeték nélküli</text:p>
      <text:p text:style-name="P6">hálózatoknál illetve némely vezetékes vállalati rendszereknél is széles körben alkalmazott</text:p>
      <text:p text:style-name="P6">virtuális privát hálózatok (VPN - Virtual Private Network) is felhasználhatják a nyilvános</text:p>
      <text:p text:style-name="P6">kulcsú infrastruktúra által nyújtott szolgáltatásokat.</text:p>
      <text:p text:style-name="P6">11.2.1.2 Biztonságos időbélyegzés</text:p>
      <text:p text:style-name="P6">A digitálisan aláírt szerződések esete mellett, több kriptográfiai protokoll vagy eljárás</text:p>
      <text:p text:style-name="P6">esetén is szükségünk lehet megbízható időbélyegek használatára. Az a megoldás, hogy</text:p>
      <text:p text:style-name="P6">minden egyes szereplő számára saját biztonságos órát biztosítsunk meglehetősen problémás</text:p>
      <text:p text:style-name="P6">és nehezen kivitelezhető. A nyilvános kulcsú kriptográfia használatával elegendő csupán</text:p>
      <text:p text:style-name="P6">néhány szereplőt ellátni hiteles és biztonságos órával és ezek, mint időbélyegző hatóságok</text:p>
      <text:p text:style-name="P6">szolgáltatják a hiteles időt mindenki más számára. Az időbélyegzés rendszerint az adatok</text:p>
      <text:p text:style-name="P6">valamilyen kriptográfiai hash értékének és a pontos időnek az időbélyegző hatóság által való</text:p>
      <text:p text:style-name="P6"><text:soft-page-break/>aláírását jelenti.11.2.1.3 Adathitelesítés (Notarization)</text:p>
      <text:p text:style-name="P6">Valamely alkalmazásban valamely adat hitelesítése. Azaz a rendszer valamely</text:p>
      <text:p text:style-name="P6">szereplője tanúsítja, illetve kezeskedik azért, hogy a szóban forgó adatok, hitelesek,</text:p>
      <text:p text:style-name="P6">érvényesek, valamilyen szempontból korrektnek mondhatóak. Az itt említett hitelesség,</text:p>
      <text:p text:style-name="P6">érvényesség fogalma, az aktuális alkalmazástól és az adott környezettől függően bármit</text:p>
      <text:p text:style-name="P6">magában foglalhat. A korrektséget a rendszerben valamely megbízható, a közjegyző (notary)</text:p>
      <text:p text:style-name="P6">szerepét ellátó entitás ellenőrzi, és annak fennállásáról a saját digitális aláírásával nyilatkozik.</text:p>
      <text:p text:style-name="P6">Az ilyen jellegű alkalmazásoknál rendszerint szükség van hiteles időbélyegre is, hogy</text:p>
      <text:p text:style-name="P6">bizonyítani lehessen, hogy az adatok azon korrekt formában legalább mióta léteznek.</text:p>
      <text:p text:style-name="P6">11.2.1.4 Letagadhatatlanság</text:p>
      <text:p text:style-name="P6">Ez a szolgáltatás a rendszerek emberi komponensének őszinteségét hivatott szavatolni,</text:p>
      <text:p text:style-name="P6">elősegíteni illetve ellenőrizni. A probléma természeténél fogva igen komplex és a technológia</text:p>
      <text:p text:style-name="P6">csupán elősegíti illetve lehetőséget ad az ellenőrzésre bizonyos esetekben, de az emberi</text:p>
      <text:p text:style-name="P6">tényező viselkedését természetesen nem tudja meghatározni. A letagadhatatlanság több célt</text:p>
      <text:p text:style-name="P6">szolgálhat: beszélhetünk az eredet, a kézhezvétel, az elkészítés, leszállítás illetve hozzájárulás</text:p>
      <text:p text:style-name="P6">letagadhatatlanságáról.</text:p>
      <text:p text:style-name="P6">A szolgáltatáshoz szükség van a biztonságos és hiteles tárolás lehetőségére, hiszen</text:p>
      <text:p text:style-name="P6">ahhoz, hogy valamely tett letagadhatatlanságát igazoljuk egy későbbi időpontban, a céltól és a</text:p>
      <text:p text:style-name="P6">körülményektől függően több különböző hiteles adatra is szükség lehet. Ezek az adatok</text:p>
      <text:p text:style-name="P6">jellemzően az adott akcióra vonatkozó időbélyegzett tanúsítványok visszavonási listák és</text:p>
      <text:p text:style-name="P6">tanúsítványláncok lehetnek, de a konkrét esettől függően tetszőleges egyéb hiteles adatot is</text:p>
      <text:p text:style-name="P6">letárolhatunk a bizonyíthatóság érdekében.</text:p>
      <text:p text:style-name="P6">A technológia azt teszi lehetővé, hogy vitás helyzetben az egyik fél hanyagságát vagy</text:p>
      <text:p text:style-name="P6">rosszindulatú magatartását bizonyítsuk. Nevezetesen, hogy vagy valaki a tudtán kívül</text:p>
      <text:p text:style-name="P6">megszerezte a titkos kulcsát, vagy pedig hazudik az adott eseménnyel kapcsolatban. Ahhoz,</text:p>
      <text:p text:style-name="P6">hogy a technológia által nyújtott bizonyítékokat kiértékeljük, legtöbb esetben emberi</text:p>
      <text:p text:style-name="P6">közreműködésre van szükség (például mi a helyzet abban az esetben, ha a kérdéses kulcs</text:p>
      <text:p text:style-name="P6">tulajdonosa bizonyítani tudja, hogy csak a szóban forgó eset után jött rá, hogy már előtte</text:p>
      <text:p text:style-name="P6">ellopták a titkos kulcsát, esetleg azt is alá tudja támasztani, hogy mindez annak ellenére</text:p>
      <text:p text:style-name="P6">történt, hogy betartotta az előírásokat).</text:p>
      <text:p text:style-name="P6">11.2.1.5 Jogosultságkezelés</text:p>
      <text:p text:style-name="P6">A nyilvános kulcsú infrastruktúra önmagában csupán a hitelesítésért felelős, semmit</text:p>
      <text:p text:style-name="P6">nem mond az egyes résztvevők jogosultságairól. Jogosultságok alatt azon szabályok</text:p>
      <text:p text:style-name="P6">összességét, azt az eljárásrendet értjük, amely meghatározza, hogy az adott szereplő a</text:p>
      <text:p text:style-name="P6">rendszer mely elemeihez, mely részeihez férhet hozzá, és azokkal milyen műveleteket</text:p>
      <text:p text:style-name="P6">végezhet. A szóban forgó jogosultságok a fájlok egyszerű olvasási írási és futtatási</text:p>
      <text:p text:style-name="P6">jogosultságaitól kezdve az egyes alhálózatokhoz való hozzáférésen át akár a pénzügyi</text:p>
      <text:p text:style-name="P6">műveletekre való felhatalmazásig illetve az ezekre vonatkozó korlátokig terjedhetnek. Ajogosultságkezelés (privilige management, authorisation) feladata ezen jogok entitásokhoz</text:p>
      <text:p text:style-name="P6">rendelése és betartatása. A jogosultságkezeléshez az esetek többségében az egyedek előzetes</text:p>
      <text:p text:style-name="P6">hitelesítésére van szükség. A PKI kapcsolt jogosultságkezelés alkalmazása esetén a nyilvános</text:p>
      <text:p text:style-name="P6">kulcsú infrastruktúra végzi az entitások hitelesítését.</text:p>
      <text:p text:style-name="P6">Ahol erre lehetőség van a jogosultságokat elegendő lehet letárolni valamely védett</text:p>
      <text:p text:style-name="P6">helyen. Erre azonban csak a legritkább esetben van lehetőség és a jogosultságok kezeléséhez</text:p>
      <text:p text:style-name="P6">és a hálózaton való biztonságos továbbításához erős kriptográfiára van szükség. A</text:p>
      <text:p text:style-name="P6">bonyolultabb üzleti környezetekben ráadásul a szükséges jogosultságok és a szabályozások</text:p>
      <text:p text:style-name="P6">rendszere is nagy összetettséget érhet el. Ilyen esetekben a jogosultságokat egy vagy több</text:p>
      <text:p text:style-name="P6">felhatalmazó szervezet kezeli és tartatja be. A több felhatalmazó hatóságot tartalmazó</text:p>
      <text:p text:style-name="P6">rendszerek esetében a szervezetek az egy konkrét esetre vonatkozó jogosultságokat szükség</text:p>
      <text:p text:style-name="P6">szerint egymás között kommunikálva határozzák meg a saját szabályozásaik alapján.</text:p>
      <text:p text:style-name="P6">A rendszerek működése során szükség lehet a jogok átruházására is. Ennek</text:p>
      <text:p text:style-name="P6">megvalósítására alkalmazható a vak vagy a nemvak delegálás. Vak delegálás esetén a</text:p>
      <text:p text:style-name="P6"><text:soft-page-break/>felhatalmazó hatóság számára rejtve marad, hogy az adott jogosultság delegálásra került</text:p>
      <text:p text:style-name="P6">illetve az is, hogy ki ruházta át a szóban forgó jogokat. A nemvak vagy más néven a</text:p>
      <text:p text:style-name="P6">vizsgálható delegálás esetén a felhatalmazó hatóság számára átlátható a jogosultság átadása</text:p>
      <text:p text:style-name="P6">illetve a teljes átadási útvonalat fel tudja építeni. Üzleti környezetben ez lehetővé teszi az</text:p>
      <text:p text:style-name="P6">anyagi károkat okozó tranzakciók és tevékenységek felelőseinek a meghatározását.</text:p>
      <text:p text:style-name="P6">11.2.1.6 Személyes adatok biztonsága</text:p>
      <text:p text:style-name="P6">A nyilvános kulcsú infrastruktúra segítségével biztonságosan hitelesíthetőek nem csak</text:p>
      <text:p text:style-name="P6">az igaz nevek, de az álnevek vagy a névtelen szereplők is. Ehhez csupán annyi szükséges,</text:p>
      <text:p text:style-name="P6">hogy az entitások tanúsítványaiban az igaz név helyett az álnév vagy az anonim azonosító</text:p>
      <text:p text:style-name="P6">szerepeljen. Ezáltal van lehetőség a PKI-ban a hitelesítés és az azonosítás szétválasztására. A</text:p>
      <text:p text:style-name="P6">névtelen hitelesítésre van szükség az olyan bonyolultabb kriptográfiai protokollokban, mint</text:p>
      <text:p text:style-name="P6">például az elektronikus szavazás vagy az elektronikus vizsgáztatás, illetve akkor is, ha a</text:p>
      <text:p text:style-name="P6">hitelesítést egyidejűleg több fél felé kell biztosítani, mint például az egyszeri bejelentkezés</text:p>
      <text:p text:style-name="P6">(Single Sign On - SSO) esetében. A PKI segítségével minden ilyen alkalmazásban</text:p>
      <text:p text:style-name="P6">megőrizhető a szereplők személyazonosságának, személyes adatainak illetve bejelentkezési</text:p>
      <text:p text:style-name="P6">információinak a biztonsága, titkossága.</text:p>
      <text:p text:style-name="P4"/>
      <text:p text:style-name="P4"/>
      <text:p text:style-name="P4"/>
      <text:p text:style-name="P4"/>
      <text:p text:style-name="P4">10. Az eljárásorientált programozás alapjai. Adattípusok, konstans, változó. Kifejezések, operandusok és operátorok. Deklarációs utasítások. Két- és többirányú elágaztatás. Ciklusszervező utasítások. Vezérlő utasítások. Alprogramok (eljárás, függvény). Paraméterkiértékelés, paraméterátadás. I/O, állománykezelés. Kivételkezelés.</text:p>
      <text:p text:style-name="P4"/>
      <text:p text:style-name="P6">A POP a programozás szokásos módja. Az eljárási programozás során az elsődleges hangsúly a feladat sorrendben történő elvégzésére irányul. A folyamatábra megszervezi a program irányításának folyamatát. Ha a program kiterjedt, akkor néhány kisebb egységben felépíti, úgynevezett függvényekben, amelyek megosztják a globális adatokat. Itt felmerül az adatbiztonság aggodalma, mivel a programot véletlenül változtatják meg a funkciók szerint.</text:p>
      <text:h text:style-name="P21" text:outline-level="2"><text:bookmark text:name="RTHY5UQKSJ"/>POP jellemzői</text:h>
      <text:list xml:id="list3981198420" text:style-name="L3">
        <text:list-item>
          <text:p text:style-name="P19">A program kidolgozása során a POP felülről lefelé programozási megközelítést követ. </text:p>
        </text:list-item>
        <text:list-item>
          <text:p text:style-name="P19">A funkciók többsége lehetővé teszi a globális adatok megosztását. </text:p>
        </text:list-item>
        <text:list-item>
          <text:p text:style-name="P19">Azt is felosztja a nagyobb programokat kisebb részekre, amelyeket funkcióknak hívnak. </text:p>
        </text:list-item>
        <text:list-item>
          <text:p text:style-name="P19">Ez lehetővé teszi az adatok szabad mozgását a rendszer körül a funkcióktól a funkciókig. </text:p>
        </text:list-item>
        <text:list-item>
          <text:p text:style-name="P19">Az adatokat a függvények átalakítják egyik formaból a másikba. </text:p>
        </text:list-item>
        <text:list-item>
          <text:p text:style-name="P14">Fontosnak tartja a funkciók fogalmát. </text:p>
        </text:list-item>
      </text:list>
      <text:list xml:id="list1599527631" text:style-name="L4">
        <text:list-item>
          <text:p text:style-name="P20">A POP eljárásorientált programozás, míg az OOP objektumorientált programozás. </text:p>
        </text:list-item>
        <text:list-item>
          <text:p text:style-name="P20">A POP fő hangsúlya a „<text:span text:style-name="Strong_20_Emphasis">hogyan lehet elvégezni a feladatot</text:span>”A folyamatábrát követi a feladat elvégzéséhez. Az OOP fő hangsúlya <text:span text:style-name="Strong_20_Emphasis">adatbiztonság</text:span> mivel csak egy osztály objektumai férhetnek hozzá az osztály attribútumaihoz vagy funkciójához. </text:p>
        </text:list-item>
        <text:list-item>
          <text:p text:style-name="P20">A <text:span text:style-name="Strong_20_Emphasis">funkciók</text:span> a nagy programok vagy alprogramok kis egységei, amelyek végrehajtják a fő feladat elvégzését. Ezzel szemben az osztály OOP attribútumai és funkciói meg vannak osztva az osztályok között <text:span text:style-name="Strong_20_Emphasis">tárgyak</text:span>. </text:p>
        </text:list-item>
        <text:list-item>
          <text:p text:style-name="P20">A POP-ban nincs specifikus hozzáférési mód az attribútumok vagy funkciók elérésére a programban. Ezzel szemben az OOP-ban három „nyilvános”, „magán”, „védett” hozzáférési mód létezik, amelyeket hozzáférési módszerként használnak attribútumok vagy funkciók eléréséhez. </text:p>
        </text:list-item>
        <text:list-item>
          <text:p text:style-name="P20"><text:soft-page-break/>A POP nem támogatja a túlterhelés / polimorfizmus fogalmát. Éppen ellenkezőleg, az OOP támogatja a túlterhelést / polimorfizmust, ami azt jelenti, hogy ugyanazt a funkciónevet kell használni a különböző funkciók végrehajtásához. Túlterhelhetjük a funkciókat, a kivitelezőket és az operátorokat az OOP-ban. </text:p>
        </text:list-item>
        <text:list-item>
          <text:p text:style-name="P20">A POP-ban nincs fogalom az öröklésről, míg az OOP támogatja az öröklést, amely lehetővé teszi más osztály attribútumainak és funkcióinak használatát az öröklés útján. </text:p>
        </text:list-item>
        <text:list-item>
          <text:p text:style-name="P20">A POP kevésbé biztonságos az OOP-hoz képest, mivel az OOP-ban a hozzáférési specifikátor korlátozza a hozzáférést olyan attribútumokhoz vagy funkciókhoz, amelyek növelik a biztonságot. </text:p>
        </text:list-item>
        <text:list-item>
          <text:p text:style-name="P20">Ha a POP-ban valamilyen adatot meg kell osztani a program összes funkciója között, akkor azt globálisan minden funkción kívül deklarálják. Míg az OOP-ban az osztály adattagjai az osztály tagfunkcióin keresztül érhetők el. </text:p>
        </text:list-item>
        <text:list-item>
          <text:p text:style-name="P20">A POP-ban nincs a barát funkció fogalma. Ezzel szemben az OOP-ban van egy olyan barát funkció fogalma, amely nem tagja az osztálynak, de mivel barát tag, hozzáférhet az osztály adat tagjának és tag funkcióinak eléréséhez. </text:p>
        </text:list-item>
        <text:list-item>
          <text:p text:style-name="P15">A POP-ban nincs fogalom a virtuális osztályokról, míg az OOP-ban a virtuális függvények támogatják a polimorfizmust. </text:p>
        </text:list-item>
      </text:list>
      <text:p text:style-name="P7"><text:span text:style-name="T6">Adattípusok</text:span> </text:p>
      <text:p text:style-name="P7"><text:span text:style-name="T2">Az információ valamely jelenségre vonatkozó értelmes közlés, amely új ismereteket szolgáltat a felhasználónak. Az adat az információnak a számítógépes rendszerben való konkrét megjelenési formája. A feldolgozásban az információ helyett az adatokkal végezzük el a kívánt mûveleteket. Egy program bemenõ adatait inputnak, eredményét pedig outputnak nevezzük.</text:span> <text:line-break/>Mind az algoritmus-leíró eszközök, mind a programozási nyelvek meghatározott adattípusokkal és meghatározott típusú mûveletekkel dolgoznak. </text:p>
      <text:p text:style-name="P7"/>
      <text:p text:style-name="Text_20_body">Egy adattípus megadása az értékkészletének, a rajta végezhetõ mûveleteknek, az értékek jelölésének rögzítését jelenti. Az adattípusok kétfélék lehetnek: elemiek, melyeknek nincs belsõ szerkezete, valamint összetettek, melyek elemi adatokból épülnek fel. Ezek az adatszerkezetek. </text:p>
      <text:p text:style-name="Text_20_body"><text:span text:style-name="T2">Elemi adattípusok</text:span> </text:p>
      <text:p text:style-name="Text_20_body"><text:span text:style-name="T2">Numerikus adatok</text:span> </text:p>
      <text:p text:style-name="Text_20_body">Ebbe az adattípusba tartoznak az egész számok és a valós számok. A programnyelvektõl függ, hogy hány byte-on kerülnek tárolásra a különbözõ numerikus adatok. </text:p>
      <text:p text:style-name="Text_20_body"><text:span text:style-name="T2">Logikai érték</text:span> </text:p>
      <text:p text:style-name="Text_20_body">Több programozási nyelv megkülönbözteti a logikai adattípust. Ennek értéke igaz, vagy hamis lehet. Tárolására általában egy byte-ot tartanak fenn. A logikai értékekkel logikai mûveleteket lehet végrehajtani. </text:p>
      <text:p text:style-name="Text_20_body"><text:span text:style-name="T2">Karakter</text:span> </text:p>
      <text:p text:style-name="Text_20_body">A legtöbb programozási nyelv ismeri a karakteres adattípust. A karaktereket kódolt formában tárolják, a személyi számítógépeken általában ASCII kódban, nagygépeken elõfordul az EBCDIC kód is. Egy karaktert egy byte-on ábrázolnak. </text:p>
      <text:p text:style-name="Text_20_body"><text:soft-page-break/><text:span text:style-name="T2">Dátum</text:span> </text:p>
      <text:p text:style-name="Text_20_body">Néhány programozási nyelv külön adattípusként kezeli a dátumot. A dátum típusú adatokkal speciális mûveleteket lehet végezni, például két dátum különbsége a két idõpont között eltelt napok száma. </text:p>
      <text:p text:style-name="Text_20_body"><text:span text:style-name="T2">Változók</text:span> </text:p>
      <text:p text:style-name="Text_20_body">Az éppen futó program adatai a memóriában tárolódnak. A memóriaterületekkel az operációs rendszer gazdálkodik. Így az, hogy egy-egy adat milyen memóriacímen kerül elhelyezésre, csak a program futása közben derül ki. A programozás egyébként is nagyon kényelmetlen lenne, ha memóriacímekkel kellene dolgozni. Ezért a programokban a memóriacímek helyett változókat használunk. A változó egy név, az adatot tároló memóriaegység azonosítója. A változókban tárolt adatokra a változó nevével lehet hivatkozni. </text:p>
      <text:p text:style-name="P6"/>
      <text:p text:style-name="P4"/>
      <text:p text:style-name="P4">11. Az objektumorientált programozás alapjai. Osztály, objektum, leszármaztatás. Attribútumok és metódusok. Hierarchia, egyszeres- és többszörös öröklődés. Polimorfizmus.</text:p>
      <text:p text:style-name="P7">Az <text:span text:style-name="T2">objektumorientált</text:span> vagy <text:span text:style-name="T2">objektumelvű programozás</text:span> (angolul <text:span text:style-name="T2">object-oriented programming</text:span>, röviden <text:span text:style-name="T2">OOP</text:span>) az objektumok fogalmán alapuló programozási paradigma. Az objektumok egységbe foglalják az adatokat és a hozzájuk tartozó műveleteket. Az adatokat ismerik mezők, attribútumok, tulajdonságok néven, a műveleteket metódusokként szokták emlegetni. Az objektum által tartalmazott adatokon általában az objektum metódusai végeznek műveletet. A program egymással kommunikáló objektumok összességéből áll.<text:bookmark text:name="cite_ref-1"/><text:a xlink:type="simple" xlink:href="https://hu.wikipedia.org/wiki/Objektumorientált_programozás#cite_note-1" text:style-name="Internet_20_link" text:visited-style-name="Visited_20_Internet_20_Link">[1]</text:a><text:bookmark text:name="cite_ref-2"/><text:a xlink:type="simple" xlink:href="https://hu.wikipedia.org/wiki/Objektumorientált_programozás#cite_note-2" text:style-name="Internet_20_link" text:visited-style-name="Visited_20_Internet_20_Link">[2]</text:a> A legtöbb objektumorientált nyelv osztály alapú, azaz az objektumok osztályok példányai, és típusuk az osztály. </text:p>
      <text:p text:style-name="Text_20_body">Például egy hétköznapi fogalom, a „<text:span text:style-name="T5">kutya”</text:span> felfogható egy osztály (a kutyák osztálya) tagjaként, annak egyik objektumaként. Minden kutya objektum rendelkezik a kutyákra jellemző tulajdonságokkal (például szőrszín, méret stb.) és cselekvési képességekkel (például futás, ugatás). </text:p>
      <text:p text:style-name="Text_20_body">A legtöbb széles körben alkalmazott nyelv többek között az objektumorientált programozást is támogatja, tipikusan az imperatív, procedurális programozással együtt. A legfontosabb objektumorientált nyelvek: <text:a xlink:type="simple" xlink:href="https://hu.wikipedia.org/wiki/Java_(programozási_nyelv)" text:style-name="Internet_20_link" text:visited-style-name="Visited_20_Internet_20_Link">Java</text:a>, <text:a xlink:type="simple" xlink:href="https://hu.wikipedia.org/wiki/C%2B%2B" text:style-name="Internet_20_link" text:visited-style-name="Visited_20_Internet_20_Link">C++</text:a>, <text:a xlink:type="simple" xlink:href="https://hu.wikipedia.org/wiki/C_Sharp" text:style-name="Internet_20_link" text:visited-style-name="Visited_20_Internet_20_Link">C#</text:a>, <text:a xlink:type="simple" xlink:href="https://hu.wikipedia.org/wiki/Python_(programozási_nyelv)" text:style-name="Internet_20_link" text:visited-style-name="Visited_20_Internet_20_Link">Python</text:a>, <text:a xlink:type="simple" xlink:href="https://hu.wikipedia.org/wiki/PHP" text:style-name="Internet_20_link" text:visited-style-name="Visited_20_Internet_20_Link">PHP</text:a>, <text:a xlink:type="simple" xlink:href="https://hu.wikipedia.org/wiki/Ruby_(programozási_nyelv)" text:style-name="Internet_20_link" text:visited-style-name="Visited_20_Internet_20_Link">Ruby</text:a>, <text:a xlink:type="simple" xlink:href="https://hu.wikipedia.org/wiki/Perl_(programozási_nyelv)" text:style-name="Internet_20_link" text:visited-style-name="Visited_20_Internet_20_Link">Perl</text:a>, <text:a xlink:type="simple" xlink:href="https://hu.wikipedia.org/w/index.php?title=Object_Pascal_(programozási_nyelv)&amp;action=edit&amp;redlink=1" text:style-name="Internet_20_link" text:visited-style-name="Visited_20_Internet_20_Link">Object Pascal</text:a>, <text:a xlink:type="simple" xlink:href="https://hu.wikipedia.org/wiki/Objective-C" text:style-name="Internet_20_link" text:visited-style-name="Visited_20_Internet_20_Link">Objective-C</text:a>, <text:a xlink:type="simple" xlink:href="https://hu.wikipedia.org/wiki/Dart_(programozási_nyelv)" text:style-name="Internet_20_link" text:visited-style-name="Visited_20_Internet_20_Link">Dart</text:a>, <text:a xlink:type="simple" xlink:href="https://hu.wikipedia.org/wiki/Swift_(programozási_nyelv)" text:style-name="Internet_20_link" text:visited-style-name="Visited_20_Internet_20_Link">Swift</text:a>, <text:a xlink:type="simple" xlink:href="https://hu.wikipedia.org/w/index.php?title=Scala_(programozási_nyelv)&amp;action=edit&amp;redlink=1" text:style-name="Internet_20_link" text:visited-style-name="Visited_20_Internet_20_Link">Scala</text:a>, <text:a xlink:type="simple" xlink:href="https://hu.wikipedia.org/wiki/Common_Lisp" text:style-name="Internet_20_link" text:visited-style-name="Visited_20_Internet_20_Link">Common Lisp</text:a>, és <text:a xlink:type="simple" xlink:href="https://hu.wikipedia.org/w/index.php?title=Smalltalk_(programozási_nyelv)&amp;action=edit&amp;redlink=1" text:style-name="Internet_20_link" text:visited-style-name="Visited_20_Internet_20_Link">Smalltalk</text:a>. </text:p>
      <text:p text:style-name="P6">Objektumorientált programozás alapfogalmak</text:p>
      <text:p text:style-name="P6">Programozási paradigma</text:p>
      <text:p text:style-name="P6">Programming Paradigm Programozási mód. Alapvetően a program felépítésére használt eszközkészletet</text:p>
      <text:p text:style-name="P6">jelenti, vagyis milyen egységek képezik a program alkotóelemeit. (moduláris</text:p>
      <text:p text:style-name="P6">programozás, objektumorientált programozás, általánosított programozás,</text:p>
      <text:p text:style-name="P6">aspektusorientált programozás stb.)</text:p>
      <text:p text:style-name="P6">Absztrakt adattípus</text:p>
      <text:p text:style-name="P6">Abstract Data Type (ADT) Az adattípus leírásának legmagasabb szintje, amelyben az adattípust úgy</text:p>
      <text:p text:style-name="P6">specifikáljuk, hogy az adatok ábrázolására és a műveletek implementációjára</text:p>
      <text:p text:style-name="P6">semmilyen előírást nem adunk. Lehetőleg matematikai fogalmakat használva írjuk</text:p>
      <text:p text:style-name="P6">le az adattípust (halmazok és ezeken értelmezett műveletek).</text:p>
      <text:p text:style-name="P6">Absztrakció</text:p>
      <text:p text:style-name="P6">Abstraction Elvonatkoztatás. Segítségével privát implementációkat rejthetünk el egy nyilvános</text:p>
      <text:p text:style-name="P6">interfész mögé.</text:p>
      <text:p text:style-name="P6">Példa: java.util csomagban List interfész és az interfészt implementáló</text:p>
      <text:p text:style-name="P6"><text:soft-page-break/>ArrayList, illetve LinkedList osztályok. Az absztrakció lehetővé teszi, hogy</text:p>
      <text:p text:style-name="P6">mindkét osztály példányait ugyanazon List interfész műveletein keresztül</text:p>
      <text:p text:style-name="P6">kezeljük.</text:p>
      <text:p text:style-name="P6">Objektumorientált programozás</text:p>
      <text:p text:style-name="P6">Object Oriented Programming Olyan programozási paradigma, amely a programokat objektumokból építi fel. A</text:p>
      <text:p text:style-name="P6">program működése tulajdonképpen objektumok kommunikációját jelenti.</text:p>
      <text:p text:style-name="P6">Legfontosabb alapelvei: egységbezárás, öröklődés, polimorfizmus.</text:p>
      <text:p text:style-name="P6">Osztály</text:p>
      <text:p text:style-name="P6">Class Az osztály egy felhasználói típus, amelynek alapján példányok (objektumok)</text:p>
      <text:p text:style-name="P6">hozhatók létre. Az osztály alapvetően adat és metódus (művelet) definíciókat</text:p>
      <text:p text:style-name="P6">tartalmaz.</text:p>
      <text:p text:style-name="P6">Objektum (példány)</text:p>
      <text:p text:style-name="P6">Object (Instance) Információt (adatokat) tárol és kérésre műveleteket végez. Van állapota,</text:p>
      <text:p text:style-name="P6">viselkedése és futásidőben azonosítható.</text:p>
      <text:p text:style-name="P6">Üzenet</text:p>
      <text:p text:style-name="P6">Message Objektumhoz továbbított kérés. Válaszként az objektum végrehajtja a kért</text:p>
      <text:p text:style-name="P6">műveletet.</text:p>
      <text:p text:style-name="P6">Egységbezárás</text:p>
      <text:p text:style-name="P6">Encapsulation Az adatok és a metódusok osztályba való összezárását jelenti. Tulajdonképpen az</text:p>
      <text:p text:style-name="P6">objektum egységbezárja az állapotot (adattagok értékei) a viselkedésmóddal</text:p>
      <text:p text:style-name="P6">(műveletekkel). Következmény: az objektum állapotát csak a műveletein keresztül</text:p>
      <text:p text:style-name="P6">módosíthatjuk.</text:p>
      <text:p text:style-name="P6">Információ elrejtése</text:p>
      <text:p text:style-name="P6">Information Hiding Az objektum elrejti az adatait és bizonyos műveleteit. Ez azt jelenti, hogy nem</text:p>
      <text:p text:style-name="P6">tudjuk pontosan, hogy egy objektumban hogyan vannak az adatok ábrázolva, sőt a</text:p>
      <text:p text:style-name="P6">műveletek implementációit sem ismerjük. Az információk elrejtése az objektum</text:p>
      <text:p text:style-name="P6">biztonságát szolgálja, amelyeket csak a ellenőrzött műveleteken keresztül érhetünk</text:p>
      <text:p text:style-name="P6">el.</text:p>
      <text:p text:style-name="P6">Származtatás (örökítés)</text:p>
      <text:p text:style-name="P6">Inheritance Olyan osztályok között értelmezett viszony, amely segítségével egy általánosabb</text:p>
      <text:p text:style-name="P6">típusból (ősosztály) egy sajátosabb típust tudunk létrehozni (utódosztály). Az</text:p>
      <text:p text:style-name="P6">utódosztály adatokat és műveleteket (viselkedésmódot) örököl, kiegészíti ezeket</text:p>
      <text:p text:style-name="P6">saját adatokkal és műveletekkel, illetve felülírhat bizonyos műveleteket. A kód</text:p>
      <text:p text:style-name="P6">újrafelhasználásának egyik módja. Megkülönböztetünk egyszeres és többszörös</text:p>
      <text:p text:style-name="P6">örökítést.</text:p>
      <text:p text:style-name="P6">Kód újrafelhasználása Adott osztály felhasználása származtatás, aggregáció, illetve kompozíció révén újObjektumorientált programozás alapfogalmak</text:p>
      <text:p text:style-name="P6">Code Reuse osztályok létrehozására.</text:p>
      <text:p text:style-name="P6">Dinamikus (késői) kötés</text:p>
      <text:p text:style-name="P6">Dynamic (Late) Binding Futásidejű hozzárendelése a hívott metódusnak az objektumhoz. (Pl. C++: virtuális</text:p>
      <text:p text:style-name="P6">függvények, Java: példánymetódusok) (Lassú)</text:p>
      <text:p text:style-name="P6">Helyettesíthetőség</text:p>
      <text:p text:style-name="P6">Substitutability Ha S altípusa a T típusnak (S osztályt a T osztályból származtatjuk), akkor a T</text:p>
      <text:p text:style-name="P6">osztálybeli példányokat helyettesíthetjük S osztálybeli példányokkal, anélkül, hogy</text:p>
      <text:p text:style-name="P6">programunk helyességét veszélyeztetnénk.</text:p>
      <text:p text:style-name="P6">Szoftver újrafelhasználása</text:p>
      <text:p text:style-name="P6">Software Reuse Függvénykönyvtárak. Osztálykönyvtárak. Keretrendszerek.</text:p>
      <text:p text:style-name="P6">Statikus (korai) kötés</text:p>
      <text:p text:style-name="P6">Static (Early) Binding Fordításidejű hozzárendelése a hívott metódusnak az objektumhoz. (Pl. C++: nem</text:p>
      <text:p text:style-name="P6"><text:soft-page-break/>virtuális függvények, Java: osztálymetódusok- statikus metódusok) (Gyors)</text:p>
      <text:p text:style-name="P6">Metódusok túlterhelése</text:p>
      <text:p text:style-name="P6">Methods Overloading Több azonos nevű, különböző szignatúrájú függvény. A függvényhívás aktuális</text:p>
      <text:p text:style-name="P6">paraméterei meghatározzák, hogy melyik függvény fog meghívódni. Ezt már a</text:p>
      <text:p text:style-name="P6">fordításidőben eldől (statikus, fordításidejű kötés).</text:p>
      <text:p text:style-name="P6">Metódusok felülírása</text:p>
      <text:p text:style-name="P6">Methods Overriding Egy osztályhierarchián belül az utódosztály újradefiniálja az ősosztály metódusát.</text:p>
      <text:p text:style-name="P6">(azonos név, azonos szignatúra). Ha ősosztály típusú mutatón vagy referencián</text:p>
      <text:p text:style-name="P6">keresztül érjük el az osztályhierarchia példányait és ezen keresztül meghívjuk a</text:p>
      <text:p text:style-name="P6">felülírt metódust, akkor futási időben dől el, hogy pontosan melyik metódus kerül</text:p>
      <text:p text:style-name="P6">meghívásra. (dinamikus, futásidejű kötés).</text:p>
      <text:p text:style-name="P6">Absztrakt osztály</text:p>
      <text:p text:style-name="P6">Abstract Class Olyan osztály, amelynek van legalább egy absztrakt művelete. Felületet határoz</text:p>
      <text:p text:style-name="P6">meg és nem lehet példányosítani. Absztrakt osztály az absztrakt műveleteinek</text:p>
      <text:p text:style-name="P6">implementálását az utódosztályokra bízza.</text:p>
      <text:p text:style-name="P6">Konkrét osztály</text:p>
      <text:p text:style-name="P6">Concrete Class Olyan osztály, amely nem tartalmaz absztrakt műveletet. Példányosítható.</text:p>
      <text:p text:style-name="P6">Interfész (Java)</text:p>
      <text:p text:style-name="P6">Interface Viselkedésmódot definiál. Gyakorlatilag egy művelethalmaz deklarációját jelenti.</text:p>
      <text:p text:style-name="P6">Ha egy osztály implementál egy adott interfészt, akkor példányai az interfészben</text:p>
      <text:p text:style-name="P6">meghatározott viselkedéssel fognak rendelkezni. Csak konstans adattagokat</text:p>
      <text:p text:style-name="P6">tartalmazhat és minden tagja nyilvános.</text:p>
      <text:p text:style-name="P6">Objektum intefész</text:p>
      <text:p text:style-name="P6">Object Interface Meghatározza az objektummal végezhető műveletek halmazát.</text:p>
      <text:p text:style-name="P6">Polimorfizmus</text:p>
      <text:p text:style-name="P6">Polymorphism Többalakúság. Egy típuselméleti fogalom, amely szerint egy ősosztály típusú</text:p>
      <text:p text:style-name="P6">változó hivatkozhat ugyanazon közös ősosztályból származó (vagy ugyanazon</text:p>
      <text:p text:style-name="P6">interfészt megvalósító) osztályok példányaira.</text:p>
      <text:p text:style-name="P6">A polimorfizmus lehet statikus és dinamikus.</text:p>
      <text:p text:style-name="P6">(a) statikus polimorfizmus: metódusok túlterhelése, függvénysablonok,</text:p>
      <text:p text:style-name="P6">osztálysablonok. Satikus, fordításidejű kötés.</text:p>
      <text:p text:style-name="P6">(b) dinamikus polimorfizmus: metódusok felülírása. Dinamikus, futásidejű kötés.Objektumorientált programozás alapfogalmak</text:p>
      <text:p text:style-name="P6">Konstruktor</text:p>
      <text:p text:style-name="P6">Constructor Az a művelet, amely inicializálja az objektumot. Automatikusan hívódik. Egy</text:p>
      <text:p text:style-name="P6">osztályhoz annyiféle konstruktort készítünk, ahányféle képpen lehetővé tesszük a</text:p>
      <text:p text:style-name="P6">példányok inicializálását .</text:p>
      <text:p text:style-name="P6">Destruktor</text:p>
      <text:p text:style-name="P6">Destructor A konstruktorral ellentétes művelet, általában a konstruktorban lekötött</text:p>
      <text:p text:style-name="P6">erőforrásokat szabadítja fel. Az objektum megsemmisítése előtt hajtódik végre és</text:p>
      <text:p text:style-name="P6">automatikusan hívódik.</text:p>
      <text:p text:style-name="P6">Függőség</text:p>
      <text:p text:style-name="P6">Coupling Komponensek közötti függőség mértéke. Megkülönböztetünk laza és szoros</text:p>
      <text:p text:style-name="P6">csatolású rendszereket. A laza csatolású rendszerek esetében, a rendszer valamely</text:p>
      <text:p text:style-name="P6">komponensének változása nem vonja maga után a többi komponenes módosítását.</text:p>
      <text:p text:style-name="P6">Osztályszintű (statikus) tagok</text:p>
      <text:p text:style-name="P6">Class (Static) Members Statikus tagok= statikus adattagok + statikus metódustagok</text:p>
      <text:p text:style-name="P6">A statikus adattagok, olyan adatok, amelyeket az adott osztály példányai közösen</text:p>
      <text:p text:style-name="P6">használnak (osztott). A statikus műveletek olyan műveletek, amelyek az</text:p>
      <text:p text:style-name="P6">argumentumaikon illetve az osztály statikus adattagjain dolgoznak. Ezek a tagok</text:p>
      <text:p text:style-name="P6"><text:soft-page-break/>már példányok létrehozása előtt használhatók.</text:p>
      <text:p text:style-name="P6">Aggregáció</text:p>
      <text:p text:style-name="P6">Aggregation Rész-egész kapcsolat. A részek alkotják az egészet. Például az autó motor, váz és</text:p>
      <text:p text:style-name="P6">kerekek aggregációja. A részek túlélhetik az egészet.</text:p>
      <text:p text:style-name="P6">Kompozíció</text:p>
      <text:p text:style-name="P6">Composition Sajátos aggregáció, amikor a rész szorosan hozzátartozik az egészhez. A részek</text:p>
      <text:p text:style-name="P6">nem élik túl az egészet. Például az emberi agy szorosan hozzátartozik az emberhez.</text:p>
      <text:p text:style-name="P6">Delegálás</text:p>
      <text:p text:style-name="P6">Delegation Implementációs mechanizmus, melynek során egy objektum továbbítja (delegálja)</text:p>
      <text:p text:style-name="P6">a kérést egy másik objektum fele. A delegált objektum fogja feldolgozni a kérést.</text:p>
      <text:p text:style-name="P6">Példa: Java eseménykezelés (az eseményfigyelő fele továbbítódik a kérés)</text:p>
      <text:p text:style-name="P6">Tároló (Konténer)</text:p>
      <text:p text:style-name="P6">Container Olyan típus, amely objektumok tárolását biztosítja. A tárolási funkció mellett</text:p>
      <text:p text:style-name="P6">karbantartó műveleteket is biztosít.</text:p>
      <text:p text:style-name="P6">Bejáró (Iterátor):</text:p>
      <text:p text:style-name="P6">Iterator Olyan típus, amely pozíciót határoz meg egy halmazban (tároló, adatfolyam).</text:p>
      <text:p text:style-name="P6">Műveletein keresztül biztosítja a tároló bejárását, azaz a tárolt elemek egymás</text:p>
      <text:p text:style-name="P6">utáni feldolgozását.</text:p>
      <text:p text:style-name="P6">C++ concepts</text:p>
      <text:p text:style-name="P6">Algoritmus</text:p>
      <text:p text:style-name="P6">Algorithm Általánosan megvalósított függvény, amely minimális követelményt támaszt azon</text:p>
      <text:p text:style-name="P6">adatokkal szemben, amelyeken végrehajtódik.</text:p>
      <text:p text:style-name="P6">Függvényobjektum</text:p>
      <text:p text:style-name="P6">Function Object Függvényként viselkedő objektum. Az az előnye a függvénymutatóhoz képest,</text:p>
      <text:p text:style-name="P6">hogy mint objektum, állapotot is tárol, nemcsak függvényként viselkedik.</text:p>
      <text:p text:style-name="P6">Megvalósítás: olyan osztállyal, amelyben értelmezzük a függvényhívás operátort.</text:p>
      <text:p text:style-name="P6">Ezen kívül az osztály tartalmazhat adattagokat és más segédműveleteket is.</text:p>
      <text:p text:style-name="P6">Sorozat típusú tároló</text:p>
      <text:p text:style-name="P6">Sequence Olyan tároló, amelyben minden elemnek van egy rögzített pozíciója, amelyet a</text:p>
      <text:p text:style-name="P6">beszúrás helye és ideje határoz meg.</text:p>
      <text:p text:style-name="P6">Asszociatív tároló</text:p>
      <text:p text:style-name="P6">Associative Container Olyan tároló, amelyben az elemek valamilyen rendezettségi kritérium szerint</text:p>
      <text:p text:style-name="P6">vannak tárolva. A beszúrás helyét nem a beszúrás ideje, hanem a beszúrt elemObjektumorientált programozás alapfogalmak</text:p>
      <text:p text:style-name="P6">értéke határozza meg.</text:p>
      <text:p text:style-name="P6">Függvénysablon</text:p>
      <text:p text:style-name="P6">Function Template Típusparaméterekkel ellátott függvény, amely egy függvénycsaládot határoz meg.</text:p>
      <text:p text:style-name="P6">Osztálysablon</text:p>
      <text:p text:style-name="P6">Class Template Típusparaméterekkel ellátott osztály, amely egy típuscsaládot határoz meg.</text:p>
      <text:p text:style-name="P6">Virtuális függvény</text:p>
      <text:p text:style-name="P6">Virtual Function Polimorfikus viselkedést megvalósító függvény. A virtual kulcsszó segítségével</text:p>
      <text:p text:style-name="P6">kell bekapcsolni egy adott művelet többalakúságát.</text:p>
      <text:p text:style-name="P6">Tiszta virtuális függvény</text:p>
      <text:p text:style-name="P6">Pure Virtual Function Virtuális függvénydeklaráció. Absztrakt művelet, amelynek az adott szinten nincs</text:p>
      <text:p text:style-name="P6">megadva az implementációja. Felületet meghatározó osztályokban használjuk és az</text:p>
      <text:p text:style-name="P6">utódosztályok fogják implementálni.</text:p>
      <text:p text:style-name="P6">Inline függvények:</text:p>
      <text:p text:style-name="P6">Inline Function Olyan függvények, amelyeket a fordító a hívás helyén kifejt, vagyis nem történik</text:p>
      <text:p text:style-name="P6">függvényhívás, hanem a hívás helyére behelyettesítődik a függvény kódja.</text:p>
      <text:p text:style-name="P6">Konstans tagfüggvények</text:p>
      <text:p text:style-name="P6"><text:soft-page-break/>Constant Functions Olyan függvények, amelyek nem módosítják az objektum állapotát. Például a</text:p>
      <text:p text:style-name="P6">getAttribute típusú metódusok.</text:p>
      <text:p text:style-name="P6">Privát örökítés</text:p>
      <text:p text:style-name="P6">Private Inheritance Hozzáférés-szűkítő hatása van. Az ősosztálytól átvett adat és metódustagok privát</text:p>
      <text:p text:style-name="P6">tagokká alakulnak, ezáltal az utódosztály már nem biztosítja az ősosztály által</text:p>
      <text:p text:style-name="P6">meghatározott viselkedésmódot. Az utódosztály az ősosztály implementációját</text:p>
      <text:p text:style-name="P6">örökli és nem annak interfészét.</text:p>
      <text:p text:style-name="P6">Barát osztály</text:p>
      <text:p text:style-name="P6">Friend Class Ha A osztály barátja a B osztálynak, akkor az A osztályban ugyanúgy hozzáférünk</text:p>
      <text:p text:style-name="P6">a B osztály tagjaihoz (privát és nem privát), mint magában a B osztályban.</text:p>
      <text:p text:style-name="P6">Sablonspecializáció</text:p>
      <text:p text:style-name="P6">Template Specialization Egy osztálysablon sajátosítása adott típusra, amelynek célja vagy az adott típusra</text:p>
      <text:p text:style-name="P6">való optimalizálás, vagy az adott típusra előállt rendellenes viselkedés kikerülése.</text:p>
      <text:p text:style-name="P6">2.4. Adattípusok</text:p>
      <text:p text:style-name="P6">Az adatabsztrakció első megjelenési formája az adattípus a programozási nyelvekben. Az</text:p>
      <text:p text:style-name="P6">adattípus maga egy absztrakt programozási eszköz, amely mindig más, konkrét programozási</text:p>
      <text:p text:style-name="P6">eszköz egy komponenseként jelenik meg. Az adattípusnak neve van, ami egy azonosító.</text:p>
      <text:p text:style-name="P6">A programozási nyelvek egy része ismeri ezt az eszközt, más része nem. Ennek megfelelően</text:p>
      <text:p text:style-name="P6">beszélünk típusos és nem típusos nyelvekről. Az eljárásorientált nyelvek típusosak.</text:p>
      <text:p text:style-name="P6">Egy adattípust három dolog határoz meg, ezek:</text:p>
      <text:p text:style-name="P6">– tartomány</text:p>
      <text:p text:style-name="P6">– műveletek</text:p>
      <text:p text:style-name="P6">– reprezentáció</text:p>
      <text:p text:style-name="P6">Az adattípusok tartománya azokat az elemeket tartalmazza, amelyeket az adott típusú konkrét</text:p>
      <text:p text:style-name="P6">programozási eszköz fölvehet értékként. Bizonyos típusok esetén a tartomány elemei</text:p>
      <text:p text:style-name="P6">jelenhetnek meg a programban literálként.</text:p>
      <text:p text:style-name="P6">Az adattípushoz hozzátartoznak azok a műveletek, amelyeket a tartomány elemein végre</text:p>
      <text:p text:style-name="P6">tudunk hajtani.</text:p>
      <text:p text:style-name="P6">Minden adattípus mögött van egy megfelelő belső ábrázolási mód. A reprezentáció az egyes</text:p>
      <text:p text:style-name="P6">típusok tartományába tartozó értékek tárban való megjelenését határozza meg, tehát azt, hogy</text:p>
      <text:p text:style-name="P6">az egyes elemek hány bájtra és milyen bitkombinációra képződnek le.</text:p>
      <text:p text:style-name="P6">Minden típusos nyelv rendelkezik beépített (standard) típusokkal.</text:p>
      <text:p text:style-name="P6">Egyes nyelvek lehetővé teszik azt, hogy a programozó is definiálhasson típusokat. A saját</text:p>
      <text:p text:style-name="P6">típus definiálási lehetőség az adatabsztrakciónak egy magasabb szintjét jelenti, segítségével a</text:p>
      <text:p text:style-name="P6">valós világ egyedeinek tulajdonságait jobban tudjuk modellezni.</text:p>
      <text:p text:style-name="P6">A saját típus definiálása általában szorosan kötődik az absztrakt adatszerkezetekhez (l.</text:p>
      <text:p text:style-name="P6">Adatszerkezetek és algoritmusok).</text:p>
      <text:p text:style-name="P6">Saját típust úgy tudunk létrehozni, hogy megadjuk a tartományát, a műveleteit és a</text:p>
      <text:p text:style-name="P6">reprezentációját. Szokásos, hogy saját típust a beépített és a már korábban definiált saját</text:p>
      <text:p text:style-name="P6">típusok segítségével adjuk meg. Általános, hogy a reprezentáció megadásánál így járunk el.</text:p>
      <text:p text:style-name="P6">28Csak nagyon kevés nyelvben lehet saját reprezentációt megadni (pl. ilyen az Ada). Kérdés,</text:p>
      <text:p text:style-name="P6">hogy egy nyelvben lehet-e a saját típushoz saját műveleteket és saját operátorokat megadni.</text:p>
      <text:p text:style-name="P6">Van, ahol igen, de az is lehetséges, hogy a műveleteket alprogramok realizálják. A tartomány</text:p>
      <text:p text:style-name="P6">megadásánál is alkalmazható a visszavezetés technikája, de van olyan lehetőség is, hogy</text:p>
      <text:p text:style-name="P6">explicit módon adjuk meg az elemeket.</text:p>
      <text:p text:style-name="P6">Az egyes adattípusok, mint programozási eszközök önállóak, egymástól különböznek. Van</text:p>
      <text:p text:style-name="P6">azonban egy speciális eset, amikor egy típusból (ez az alaptípus) úgy tudunk származtatni egy</text:p>
      <text:p text:style-name="P6">másik típust (ez lesz az altípus), hogy leszűkítjük annak tartományát, változatlanul hagyva</text:p>
      <text:p text:style-name="P6">műveleteit és reprezentációját. Az alaptípus és az altípus tehát nem különböző típusok.</text:p>
      <text:p text:style-name="P6">Az adattípusoknak két nagy csoportjuk van:</text:p>
      <text:p text:style-name="P6"><text:soft-page-break/>A skalár vagy egyszerű adattípus tartománya atomi értékeket tartalmaz, minden érték egyedi,</text:p>
      <text:p text:style-name="P6">közvetlenül nyelvi eszközökkel tovább nem bontható. A skalár típusok tartományaiból vett</text:p>
      <text:p text:style-name="P6">értékek jelenhetnek meg literálként a program szövegében.</text:p>
      <text:p text:style-name="P6">A strukturált vagy összetett adattípusok tartományának elemei maguk is valamilyen típussal</text:p>
      <text:p text:style-name="P6">rendelkeznek. Az elemek egy-egy értékcsoportot képviselnek, nem atomiak, az értékcsoport</text:p>
      <text:p text:style-name="P6">elemeihez külön-külön is hozzáférhetünk. Általában valamilyen absztrakt adatszerkezet</text:p>
      <text:p text:style-name="P6">programnyelvi megfelelői.</text:p>
      <text:p text:style-name="P6">2.4.1. Egyszerű típusok</text:p>
      <text:p text:style-name="P6">Minden nyelvben létezik az egész típus, sőt általában egész típusok. Ezek belső ábrázolása</text:p>
      <text:p text:style-name="P6">fixpontos. Az egyes egész típusok az ábrázoláshoz szükséges bájtok számában térnek el és</text:p>
      <text:p text:style-name="P6">nyilván ez határozza meg a tartományukat is. Néhány nyelv ismeri az előjel nélküli egész</text:p>
      <text:p text:style-name="P6">típust, ennek belső ábrázolása előjel nélküli (direkt).</text:p>
      <text:p text:style-name="P6">Alapvetőek a valós típusok, belső ábrázolásuk általában lebegőpontos. A tartomány itt is az</text:p>
      <text:p text:style-name="P6">alkalmazott ábrázolás függvénye, ez viszont általában implementációfüggő.</text:p>
      <text:p text:style-name="P6">Az egész és valós típusokra közös néven mint numerikus típusokra hivatkozunk. A numerikus</text:p>
      <text:p text:style-name="P6">típusok értékein a numerikus és hasonlító műveletek hajthatók végre.</text:p>
      <text:p text:style-name="P6">29A karakteres típus tartományának elemei karakterek, a karakterlánc vagy sztring típuséi</text:p>
      <text:p text:style-name="P6">pedig karaktersorozatok. Ábrázolásuk karakteres (karakterenként egy vagy két bájt, az</text:p>
      <text:p text:style-name="P6">alkalmazott kódtáblától függően), műveleteik a szöveges és hasonlító műveletek.</text:p>
      <text:p text:style-name="P6">Egyes nyelvek ismerik a logikai típust. Ennek tartománya a hamis és igaz értékekből áll,</text:p>
      <text:p text:style-name="P6">műveletei a logikai és hasonlító műveletek, belső ábrázolása logikai.</text:p>
      <text:p text:style-name="P6">Speciális egyszerű típus a felsorolásos típus. A felsorolásos típust saját típusként kell</text:p>
      <text:p text:style-name="P6">létrehozni. A típus definiálása úgy történik, hogy megadjuk a tartomány elemeit. Ezek</text:p>
      <text:p text:style-name="P6">azonosítók lehetnek. Az elemekre alkalmazhatók a hasonlító műveletek.</text:p>
      <text:p text:style-name="P6">Egyes nyelvek értelmezik az egyszerű típusok egy speciális csoportját a sorszámozott típust.</text:p>
      <text:p text:style-name="P6">Ebbe a csoportba tartoznak általában az egész, karakteres, logikai és felsorolásos típusok. A</text:p>
      <text:p text:style-name="P6">sorszámozott típus tartományának elemei listát alkotnak, azaz van első és utolsó elem, minden</text:p>
      <text:p text:style-name="P6">elemnek van megelőzője (kivéve az elsőt) és minden elemnek van rákövetkezője (kivéve az</text:p>
      <text:p text:style-name="P6">utolsót). Tehát az elemek között egyértelmű sorrend értelmezett. A tartomány elemeihez</text:p>
      <text:p text:style-name="P6">kölcsönösen egyértelműen hozzá vannak rendelve a 0, 1, 2, ... sorszámok. Ez alól kivételt</text:p>
      <text:p text:style-name="P6">képeznek az egész típusok, ahol a tartomány minden eleméhez önmaga mint sorszám van</text:p>
      <text:p text:style-name="P6">hozzárendelve.</text:p>
      <text:p text:style-name="P6">Egy sorszámozott típus esetén mindig értelmezhetők a következő műveletek:</text:p>
      <text:p text:style-name="P6">– ha adott egy érték, meg kell tudni mondani a sorszámát és viszont</text:p>
      <text:p text:style-name="P6">– bármely értékhez meg kell tudni mondani a megelőzőjét és a rákövetkezőjét</text:p>
      <text:p text:style-name="P6">A sorszámozott típus az egész típus egyfajta általánosításának tekinthető.</text:p>
      <text:p text:style-name="P6">Egy sorszámozott típus altípusaként lehet származtatni az intervallum típust.</text:p>
      <text:p text:style-name="P6">2.4.2. Összetett típusok</text:p>
      <text:p text:style-name="P6">Az eljárásorientált nyelvek két legfontosabb összetett típusa a tömb (melyet minden nyelv</text:p>
      <text:p text:style-name="P6">ismer) és a rekord (melyet csak a FORTRAN nem ismer).</text:p>
      <text:p text:style-name="P6">A tömb típus a tömb absztrakt adatszerkezet (l. Adatszerkezetek és algoritmusok)</text:p>
      <text:p text:style-name="P6">megjelenése típus szinten. A tömb statikus és homogén összetett típus, vagyis tartományának</text:p>
      <text:p text:style-name="P6">30elemei olyan értékcsoportok, amelyekben az elemek száma ugyanannyi és az elemek azonos</text:p>
      <text:p text:style-name="P6">típusúak.</text:p>
      <text:p text:style-name="P6">A tömböt, mint típust meghatározza:</text:p>
      <text:p text:style-name="P6">− dimenzióinak száma</text:p>
      <text:p text:style-name="P6">− indexkészletének típusa és tartománya</text:p>
      <text:p text:style-name="P6">− elemeinek a típusa</text:p>
      <text:p text:style-name="P6">Egyes nyelvek (pl. a C) nem ismerik a többdimenziós tömböket. Ezek a nyelvek a</text:p>
      <text:p text:style-name="P6">többdimenziós tömböket olyan egydimenziós tömbökként kezelik, amelyek elemei</text:p>
      <text:p text:style-name="P6">egydimenziós tömbök.</text:p>
      <text:p text:style-name="P6">Többdimenziós tömbök reprezentációja lehet sor- vagy oszlopfolytonos. Ez általában</text:p>
      <text:p text:style-name="P6"><text:soft-page-break/>implementációfüggő, a sorfolytonos a gyakoribb.</text:p>
      <text:p text:style-name="P6">Ha van egy tömb típusú programozási eszközünk, akkor a nevével az összes elemre együtt,</text:p>
      <text:p text:style-name="P6">mint egy értékcsoportra tudunk hivatkozni (ez alól kivétel a mutatóorientáltsága miatt a C), az</text:p>
      <text:p text:style-name="P6">elemek sorrendjét a reprezentáció határozza meg. Az értékcsoport egyes elemeire a</text:p>
      <text:p text:style-name="P6">programozási eszköz neve után megadott indexek segítségével hivatkozunk. Az indexek a</text:p>
      <text:p text:style-name="P6">nyelvek egy részében szögletes, másik részében kerek zárójelek között állnak. Egyes nyelvek</text:p>
      <text:p text:style-name="P6">(pl. COBOL, PL/I) megengedik azt is, hogy a tömb egy adott dimenziójának összes elemét</text:p>
      <text:p text:style-name="P6">(pl. egy kétdimenziós tömb egy sorát) együtt hivatkozhassuk.</text:p>
      <text:p text:style-name="P6">A nyelveknek a tömb típussal kapcsolatban a következő kérdéseket kell megválaszolniuk:</text:p>
      <text:p text:style-name="P6">1. Milyen típusúak lehetnek az elemek?</text:p>
      <text:p text:style-name="P6">• Minden nyelv bármelyik skalár típust megengedi.</text:p>
      <text:p text:style-name="P6">• A modernebb nyelvek összetett típusokat is megengednek.</text:p>
      <text:p text:style-name="P6">2. Milyen típusú lehet az index?</text:p>
      <text:p text:style-name="P6">• Minden nyelv megengedi, hogy egész típusú legyen.</text:p>
      <text:p text:style-name="P6">• A Pascalban és az Adában sorszámozott típusú is lehet.</text:p>
      <text:p text:style-name="P6">3. Amikor egy tömb típust definiálunk, hogyan kell megadni az indextartományt?</text:p>
      <text:p text:style-name="P6">31• Lehet intervallum típusú értékkel (pl. Pascal, Ada), azaz meg kell adni az alsó és a felső</text:p>
      <text:p text:style-name="P6">határt.</text:p>
      <text:p text:style-name="P6">• Más nyelveknél (pl. PL/I) az indextartomány alsó határa a nyelv által rögzített</text:p>
      <text:p text:style-name="P6">(általában 1), és csak a tartomány felső határát kell megadni.</text:p>
      <text:p text:style-name="P6">• A nyelvek egy szűkebb csoportja szerint csak a felső határt kell megadni, de az alsót</text:p>
      <text:p text:style-name="P6">nem a nyelv rögzíti, hanem a programozó.</text:p>
      <text:p text:style-name="P6">• Ritkán (pl. C) az adott dimenzióban lévő elemek darabszámát kell megadni, az indexek</text:p>
      <text:p text:style-name="P6">tartományát ez alapján a nyelv határozza meg.</text:p>
      <text:p text:style-name="P6">4. Hogyan lehet megadni az alsó és a felső határt illetve a darabszámot?</text:p>
      <text:p text:style-name="P6">• Literállal vagy nevesített konstanssal (pl. FORTRAN, COBOL, Pascal), vagy konstans</text:p>
      <text:p text:style-name="P6">kifejezéssel (pl. C). Ezek a statikus tömbhatárokkal dolgozó nyelvek. Itt fordítási időben</text:p>
      <text:p text:style-name="P6">eldől az értékcsoport elemeinek darabszáma.</text:p>
      <text:p text:style-name="P6">• Kifejezéssel. (pl. PL/I, Ada). Ezek a dinamikus tömbhatárt alkalmazó nyelvek. Itt futási</text:p>
      <text:p text:style-name="P6">időben dől el a darabszám, de ezután természetesen az nem változik.</text:p>
      <text:p text:style-name="P6">A tömb típus alapvető szerepet játszik az absztrakt adatszerkezetek folytonos ábrázolását</text:p>
      <text:p text:style-name="P6">megvalósító implementációknál.</text:p>
      <text:p text:style-name="P6">A rekord típus a rekord absztrakt adatszerkezet (l. Adatszerkezetek és algoritmusok)</text:p>
      <text:p text:style-name="P6">megjelenése típus szinten. A rekord típus minden esetben heterogén, a tartományának elemei</text:p>
      <text:p text:style-name="P6">olyan értékcsoportok, amelyeknek elemei különböző típusúak lehetnek. Az értékcsoporton</text:p>
      <text:p text:style-name="P6">belül az egyes elemeket mezőnek nevezzük. Minden mezőnek saját, önálló neve (ami egy</text:p>
      <text:p text:style-name="P6">azonosító) és saját típusa van. A különböző rekord típusok mezőinek neve megegyezhet.</text:p>
      <text:p text:style-name="P6">A nyelvek egy részében (pl. C) a rekord típus statikus, tehát a mezők száma minden</text:p>
      <text:p text:style-name="P6">értékcsoportban azonos. Más nyelvek esetén (pl. Ada) lehet egy olyan mezőegyüttes, amely</text:p>
      <text:p text:style-name="P6">minden értékcsoportban szerepel (a rekord fix része) és lehet egy olyan mezőegyüttes,</text:p>
      <text:p text:style-name="P6">amelynek mezői közül az értékcsoportokban csak bizonyosak szerepelnek (a rekord változó</text:p>
      <text:p text:style-name="P6">része). Egy külön nyelvi eszköz (a diszkriminátor) szolgál annak megadására, hogy az adott</text:p>
      <text:p text:style-name="P6">konkrét esetben a változó rész mezői közül melyik jelenjen meg.</text:p>
      <text:p text:style-name="P6">32Az ősnyelvek (pl. PL/I, COBOL) többszintű rekord típussal dogoznak. Ez azt jelenti, hogy</text:p>
      <text:p text:style-name="P6">egy mező felosztható újabb mezőkre, tetszőleges mélységig és típus csak a legalsó szintű</text:p>
      <text:p text:style-name="P6">mezőkhöz rendelhető, de az csak egyszerű típus lehet. A későbbi nyelvek (pl. Pascal, C, Ada)</text:p>
      <text:p text:style-name="P6">rekord típusa egyszintű, azaz nincsenek almezők, viszont a mezők típusa összetett is lehet.</text:p>
      <text:p text:style-name="P6">Egy rekord típusú programozási eszköz esetén az eszköz nevével az értékcsoport összes</text:p>
      <text:p text:style-name="P6">mezőjére hivatkozunk egyszerre (a megadás sorrendjében).</text:p>
      <text:p text:style-name="P6">Az egyes mezőkre külön minősített névvel tudunk hivatkozni, ennek alakja:</text:p>
      <text:p text:style-name="P6">eszköznév.mezőnév</text:p>
      <text:p text:style-name="P6">Az eszköz nevével történő minősítésre azért van szükség, mert a mezők nevei nem</text:p>
      <text:p text:style-name="P6"><text:soft-page-break/>szükségszerűen egyediek.</text:p>
      <text:p text:style-name="P6">A rekord típus alapvető szerepet játszik az input-outputnál.</text:p>
      <text:p text:style-name="P6">2.4.3. Mutató típus</text:p>
      <text:p text:style-name="P6">A mutató típus lényegében egyszerű típus, specialitását az adja, hogy tartományának elemei</text:p>
      <text:p text:style-name="P6">tárcímek. A mutató típus segítségével valósítható meg a programnyelvekben az indirekt</text:p>
      <text:p text:style-name="P6">címzés. A mutató típusú programozási eszköz értéke tehát egy tárbeli cím, így azt</text:p>
      <text:p text:style-name="P6">mondhatjuk, hogy az adott eszköz a tár adott területét címzi, az adott tárterületre „mutat”. A</text:p>
      <text:p text:style-name="P6">mutató típus egyik legfontosabb művelete a megcímzett tárterületen elhelyezkedő érték</text:p>
      <text:p text:style-name="P6">elérése.</text:p>
      <text:p text:style-name="P6">A mutató típus tartományának van egy speciális eleme, amely nem valódi tárcím. Tehát az</text:p>
      <text:p text:style-name="P6">ezzel az értékkel rendelkező mutató típusú programozási eszköz „nem mutat sehova”. A</text:p>
      <text:p text:style-name="P6">nyelvek ezt az értéket általában beépített nevesített konstanssal kezelik (az Adában és a C-ben</text:p>
      <text:p text:style-name="P6">ennek neve NULL).</text:p>
      <text:p text:style-name="P6">A mutató típus alapvető szerepet játszik az absztrakt adatszerkezetek szétszórt</text:p>
      <text:p text:style-name="P6">reprezentációját kezelő implementációknál.</text:p>
      <text:p text:style-name="P6">332.5. A nevesített konstans</text:p>
      <text:p text:style-name="P6">A nevesített konstans olyan programozási eszköz, amelynek 3 komponense van:</text:p>
      <text:p text:style-name="P6">– név</text:p>
      <text:p text:style-name="P6">– típus</text:p>
      <text:p text:style-name="P6">– érték</text:p>
      <text:p text:style-name="P6">A nevesített konstanst deklarálni kell.</text:p>
      <text:p text:style-name="P6">A program szövegében a nevesített konstans a nevével jelenik meg, és az mindig az</text:p>
      <text:p text:style-name="P6">értékkomponenst jelenti. A nevesített konstans értékkomponense a deklarációnál eldől és nem</text:p>
      <text:p text:style-name="P6">változtatható meg a futás folyamán.</text:p>
      <text:p text:style-name="P6">A nevesített konstans szerepe egyrészt az, hogy bizonyos sokszor előforduló értékeket</text:p>
      <text:p text:style-name="P6">„beszélő” nevekkel látunk el és ily módon az érték szerepkörére tudunk utalni a szövegben.</text:p>
      <text:p text:style-name="P6">Másrészt viszont, ha a program szövegében meg akarjuk változtatni ezt az értéket, akkor nem</text:p>
      <text:p text:style-name="P6">kell annak valamennyi előfordulását megkeresni és átírni, hanem elegendő egy helyen, a</text:p>
      <text:p text:style-name="P6">deklarációs utasításban végrehajtani a módosítást.</text:p>
      <text:p text:style-name="P6">A nevesített konstanssal kapcsolatban az egyes nyelveknek a következő kérdéseket kell</text:p>
      <text:p text:style-name="P6">megválaszolniuk:</text:p>
      <text:p text:style-name="P6">1. Létezik-e a nyelvben beépített nevesített konstans?</text:p>
      <text:p text:style-name="P6">2. A programozó definiálhat-e saját nevesített konstanst?</text:p>
      <text:p text:style-name="P6">3. Ha igen, milyen típusút?</text:p>
      <text:p text:style-name="P6">4. Hogyan adható meg a nevesített konstans értéke?</text:p>
      <text:p text:style-name="P6">A válaszok:</text:p>
      <text:p text:style-name="P6">FORTRAN-ban és PL/I-ben nincs nevesített konstans, COBOL-ban pedig csak beépített van.</text:p>
      <text:p text:style-name="P6">A C-ben van beépített nevesített konstans és a programozó többféleképpen tud létrehozni</text:p>
      <text:p text:style-name="P6">sajátot. A legegyszerűbb az előfordítónak szóló</text:p>
      <text:p text:style-name="P6">#define név literál</text:p>
      <text:p text:style-name="P6">34makró használata. Ekkor az előfordító a forrásprogramban a név minden előfordulását</text:p>
      <text:p text:style-name="P6">helyettesíti a literállal.</text:p>
      <text:p text:style-name="P6">Pascalban és Adában van beépített nevesített konstans és a programozó is definiálhat saját</text:p>
      <text:p text:style-name="P6">nevesített konstanst, egyszerű és összetett típusút egyaránt. A Pascalban az értéket literállal,</text:p>
      <text:p text:style-name="P6">Adában kifejezés segítségével tudjuk megadni.</text:p>
      <text:p text:style-name="P6">2.6. A változó</text:p>
      <text:p text:style-name="P6">A változó olyan programozási eszköz, amelynek 4 komponense van:</text:p>
      <text:p text:style-name="P6">– név</text:p>
      <text:p text:style-name="P6">– attribútumok</text:p>
      <text:p text:style-name="P6">– cím</text:p>
      <text:p text:style-name="P6">– érték</text:p>
      <text:p text:style-name="P6">A név egy azonosító. A program szövegében a változó mindig a nevével jelenik meg, az</text:p>
      <text:p text:style-name="P6"><text:soft-page-break/>viszont bármely komponenst jelentheti. Szemlélhetjük úgy a dolgokat, hogy a másik három</text:p>
      <text:p text:style-name="P6">komponenst a névhez rendeljük hozzá.</text:p>
      <text:p text:style-name="P6">Az attribútumok olyan jellemzők, amelyek a változó futás közbeni viselkedését határozzák</text:p>
      <text:p text:style-name="P6">meg. Az eljárásorientált nyelvekben (általában a típusos nyelvekben) a legfőbb attribútum a</text:p>
      <text:p text:style-name="P6">típus, amely a változó által felvehető értékek körét határolja be. Változóhoz attribútumok</text:p>
      <text:p text:style-name="P6">deklaráció segítségével rendelődnek. A deklarációnak különböző fajtáit ismerjük.</text:p>
      <text:p text:style-name="P6">Explicit deklaráció: A programozó végzi explicit deklarációs utasítás segítségével. A változó</text:p>
      <text:p text:style-name="P6">teljes nevéhez kell az attribútumokat megadni. A nyelvek általában megengedik, hogy több</text:p>
      <text:p text:style-name="P6">változónévhez ugyanazokat az attribútumokat rendeljük hozzá.</text:p>
      <text:p text:style-name="P6">Implicit deklaráció: A programozó végzi, betűkhöz rendel attribútumokat egy külön</text:p>
      <text:p text:style-name="P6">deklarációs utasításban. Ha egy változó neve nem szerepel explicit deklarációs utasításban,</text:p>
      <text:p text:style-name="P6">akkor a változó a nevének kezdőbetűjéhez rendelt attribútumokkal fog rendelkezni, tehát az</text:p>
      <text:p text:style-name="P6">azonos kezdőbetűjű változók ugyanolyan attribútumúak lesznek.</text:p>
      <text:p text:style-name="P6">35Automatikus deklaráció: A fordítóprogram rendel attribútumot azokhoz a változókhoz,</text:p>
      <text:p text:style-name="P6">amelyek nincsenek explicit módon deklarálva, és kezdőbetűjükhöz nincs attribútum rendelve</text:p>
      <text:p text:style-name="P6">egy implicit deklarációs utasításban. Az attribútum hozzárendelése a név valamelyik</text:p>
      <text:p text:style-name="P6">karaktere (gyakran az első) alapján történik.</text:p>
      <text:p text:style-name="P6">Az eljárásorientált nyelvek mindegyike ismeri az explicit deklarációt, és egyesek csak azt</text:p>
      <text:p text:style-name="P6">ismerik. Az utóbbiak általánosságban azt mondják, hogy minden névvel rendelkező</text:p>
      <text:p text:style-name="P6">programozói eszközt explicit módon deklarálni kell.</text:p>
      <text:p text:style-name="P6">A változó címkomponense a tárnak azt a részét határozza meg, ahol a változó értéke</text:p>
      <text:p text:style-name="P6">elhelyezkedik. A futási idő azon részét, amikor egy változó rendelkezik címkomponenssel, a</text:p>
      <text:p text:style-name="P6">változó élettartamának hívjuk.</text:p>
      <text:p text:style-name="P6">Egy változóhoz cím rendelhető az alábbi módokon.</text:p>
      <text:p text:style-name="P6">Statikus tárkiosztás: A futás előtt eldől a változó címe és a futás alatt az nem változik. Amikor</text:p>
      <text:p text:style-name="P6">a program betöltődik a tárba, a statikus tárkiosztású változók fix tárhelyre kerülnek.</text:p>
      <text:p text:style-name="P6">Dinamikus tárkiosztás: A cím hozzárendelését a futtató rendszer végzi. A változó akkor kap</text:p>
      <text:p text:style-name="P6">címkomponenst, amikor aktivizálódik az a programegység, amelynek ő lokális változója, és a</text:p>
      <text:p text:style-name="P6">címkomponens megszűnik, ha az adott programegység befejezi a működését. A</text:p>
      <text:p text:style-name="P6">címkomponens a futás során változhat, sőt vannak olyan időintervallumok, amikor a</text:p>
      <text:p text:style-name="P6">változónak nincs is címkomponense.</text:p>
      <text:p text:style-name="P6">A programozó által vezérelt tárkiosztás: A változóhoz a programozó rendel címkomponenst</text:p>
      <text:p text:style-name="P6">futási időben. A címkomponens változhat, és az is elképzelhető, hogy bizonyos</text:p>
      <text:p text:style-name="P6">időintervallumokban nincs is címkomponens. Három alapesete van:</text:p>
      <text:p text:style-name="P6">–</text:p>
      <text:p text:style-name="P6">A programozó abszolút címet rendel a változóhoz, konkrétan megadja, hogy hol</text:p>
      <text:p text:style-name="P6">helyezkedjen el.</text:p>
      <text:p text:style-name="P6">–</text:p>
      <text:p text:style-name="P6">Egy már korábban a tárban elhelyezett programozási eszköz címéhez képest mondja meg,</text:p>
      <text:p text:style-name="P6">hogy hol legyen a változó elhelyezve, vagyis relatív címet ad meg. Lehet, hogy a</text:p>
      <text:p text:style-name="P6">programozó az abszolút címet nem is ismeri.</text:p>
      <text:p text:style-name="P6">36–</text:p>
      <text:p text:style-name="P6">A programozó csak azt adja meg, hogy mely időpillanattól kezdve legyen az adott</text:p>
      <text:p text:style-name="P6">változónak címkomponense, az elhelyezést a futtató rendszer végzi. A programozó nem</text:p>
      <text:p text:style-name="P6">ismeri az abszolút címet.</text:p>
      <text:p text:style-name="P6">Mindhárom esetben lennie kell olyan eszköznek, amivel a programozó megszüntetheti a</text:p>
      <text:p text:style-name="P6">címkomponenst.</text:p>
      <text:p text:style-name="P6">A programozási nyelvek általában többféle címhozzárendelést ismernek, az eljárásorientált</text:p>
      <text:p text:style-name="P6">nyelveknél általános a dinamikus tárkiosztás. A változók címkomponensével kapcsolatos a</text:p>
      <text:p text:style-name="P6">többszörös tárhivatkozás esete. Erről akkor beszélünk, amikor két különböző névvel, esetleg</text:p>
      <text:p text:style-name="P6">különböző attribútumokkal rendelkező változónak a futási idő egy adott pillanatában azonos a</text:p>
      <text:p text:style-name="P6">címkomponense és így értelemszerűen az értékkomponense is. Így ha az egyik változó értékét</text:p>
      <text:p text:style-name="P6"><text:soft-page-break/>módosítjuk, akkor a másiké is megváltozik. A korai nyelvekben (pl. FORTRAN, PL/I) erre</text:p>
      <text:p text:style-name="P6">explicit nyelvi eszközök álltak rendelkezésre, mert bizonyos problémák megoldása csak így</text:p>
      <text:p text:style-name="P6">volt lehetséges. A szituáció viszont előidézhető (akár véletlenül is) más nyelvekben is, és ez</text:p>
      <text:p text:style-name="P6">nem biztonságos kódhoz vezethet.</text:p>
      <text:p text:style-name="P6">A változó értékkomponense mindig a címen elhelyezett bitkombinációként jelenik meg. A</text:p>
      <text:p text:style-name="P6">bitkombináció felépítését a típus által meghatározott reprezentáció dönti el.</text:p>
      <text:p text:style-name="P6">Egy változó értékkomponensének meghatározására a következő lehetőségek állnak</text:p>
      <text:p text:style-name="P6">rendelkezésünkre:</text:p>
      <text:p text:style-name="P6">Értékadó utasítás: Az eljárásorientált nyelvek leggyakoribb utasítása, az algoritmusok</text:p>
      <text:p text:style-name="P6">kódolásánál alapvető. Alakja az egyes nyelvekben:</text:p>
      <text:p text:style-name="P6">FORTRAN:</text:p>
      <text:p text:style-name="P6">változónév = kifejezés</text:p>
      <text:p text:style-name="P6">COBOL:</text:p>
      <text:p text:style-name="P6">MOVE érték TO változónév [, változónév ]...</text:p>
      <text:p text:style-name="P6">PL/I:</text:p>
      <text:p text:style-name="P6">változónév [, változónév ]... = kifejezés;</text:p>
      <text:p text:style-name="P6">Pascal:</text:p>
      <text:p text:style-name="P6">változónév := kifejezés</text:p>
      <text:p text:style-name="P6">37C:</text:p>
      <text:p text:style-name="P6">változónév = kifejezés;</text:p>
      <text:p text:style-name="P6">Ada:</text:p>
      <text:p text:style-name="P6">változónév := kifejezés;</text:p>
      <text:p text:style-name="P6">Az értékadó utasítás bal oldalán a változó neve általában a címkomponenst, kifejezésben az</text:p>
      <text:p text:style-name="P6">értékkomponenst jelenti. Az étrtékadó utasítás esetén a műveletek elvégzésének sorrendje</text:p>
      <text:p text:style-name="P6">implementációfüggő. Általában a baloldali változó címkomponense dől el először.</text:p>
      <text:p text:style-name="P6">A típusegyenértékűséget (l. 3. fejezet) valló nyelvekben a kifejezés típusának azonosnak kell</text:p>
      <text:p text:style-name="P6">lennie a változó típusával, a típuskényszerítést valló nyelveknél pedig mindig a kifejezés</text:p>
      <text:p text:style-name="P6">típusa konvertálódik a változó típusára.</text:p>
      <text:p text:style-name="P6">Input: A változó értékkomponensét egy perifériáról kapott adat határozza meg. Részletesen l.</text:p>
      <text:p text:style-name="P6">13. fejezet.</text:p>
      <text:p text:style-name="P6">Kezdőértékadás: Két fajtája van. Explicit kezdőértékadásnál a programozó explicit</text:p>
      <text:p text:style-name="P6">deklarációs utasításban a változó értékkomponensét is megadja. Amikor a változó</text:p>
      <text:p text:style-name="P6">címkomponenst kap, akkor egyben az értéket reprezentáló bitsorozat is beállítódik Megadható</text:p>
      <text:p text:style-name="P6">az értékkomponens literál vagy kifejezés segítségével.</text:p>
      <text:p text:style-name="P6">A hivatkozási nyelvek egy része azt mondja, hogy mindaddig, amíg a programozó valamilyen</text:p>
      <text:p text:style-name="P6">módon nem határozza meg egy változó értékkomponensét, az határozatlan, tehát nem</text:p>
      <text:p text:style-name="P6">használható föl. Ez azért van, mert amikor egy változó címkomponenst kap, akkor az adott</text:p>
      <text:p text:style-name="P6">memóriaterületen tetszőleges bitkombináció („szemét”) állhat, amivel nem lehet mit kezdeni.</text:p>
      <text:p text:style-name="P6">Van olyan hivatkozási nyelv, amely az automatikus kezdőértékadás elvét vallja. Ezeknél a</text:p>
      <text:p text:style-name="P6">nyelveknél, ha a programozó nem adott explicit kezdőértéket, akkor a címkomponens</text:p>
      <text:p text:style-name="P6">hozzárendelésekor a hivatkozási nyelv által meghatározott bitkombináció kerül beállításra</text:p>
      <text:p text:style-name="P6">(„nullázódnak a változók”). A hivatkozási nyelvek harmadik része nem mond semmit erről a</text:p>
      <text:p text:style-name="P6">dologról. Viszont az implementációk túlnyomó része megvalósítja az automatikus</text:p>
      <text:p text:style-name="P6">kezdőértékadást, akár még a hivatkozási nyelv ellenében is.</text:p>
      <text:p text:style-name="P6">KIFEJEZÉSEK</text:p>
      <text:p text:style-name="P6">A kifejezések szintaktikai eszközök. Arra valók, hogy a program egy adott pontján ott már</text:p>
      <text:p text:style-name="P6">ismert értékekből új értéket határozzunk meg. Két komponensük van, érték és típus.</text:p>
      <text:p text:style-name="P6">Egy kifejezés formálisan a következő összetevőkből áll:</text:p>
      <text:p text:style-name="P6">− operandusok: Az operandus literál, nevesített konstans, változó vagy függvényhívás lehet.</text:p>
      <text:p text:style-name="P6">Az értéket képviseli.</text:p>
      <text:p text:style-name="P6">− operátorok: Műveleti jelek. Az értékekkel végrehajtandó műveleteket határozzák meg.</text:p>
      <text:p text:style-name="P6">− kerek zárójelek: A műveletek végrehajtási sorrendjét befolyásolják. Minden nyelv</text:p>
      <text:p text:style-name="P6"><text:soft-page-break/>megengedi a redundáns zárójelek alkalmazását.</text:p>
      <text:p text:style-name="P6">A legegyszerűbb kifejezés egyetlen operandusból áll.</text:p>
      <text:p text:style-name="P6">Attól függően, hogy egy operátor hány operandussal végzi a műveletet, beszélünk</text:p>
      <text:p text:style-name="P6">egyoperandusú (unáris), kétoperandusú (bináris), vagy háromoperandusú (ternáris)</text:p>
      <text:p text:style-name="P6">operátorokról.</text:p>
      <text:p text:style-name="P6">A kifejezésnek három alakja lehet attól függően, hogy kétoperandusú operátorok esetén az</text:p>
      <text:p text:style-name="P6">operandusok és az operátor sorrendje milyen. A lehetséges esetek:</text:p>
      <text:p text:style-name="P6">− prefix, az operátor az operandusok előtt áll (* 3 5)</text:p>
      <text:p text:style-name="P6">− infix, az operátor az operandusok között áll (3 * 5)</text:p>
      <text:p text:style-name="P6">− postfix, az operátor az operandusok mögött áll (3 5 *)</text:p>
      <text:p text:style-name="P6">Az egyoperandusú operátorok általában az operandus előtt, ritkán mögötte állnak. A</text:p>
      <text:p text:style-name="P6">háromoperandusú operátorok általában infixek.</text:p>
      <text:p text:style-name="P6">Azt a folyamatot, amikor a kifejezés értéke és típusa meghatározódik, a kifejezés</text:p>
      <text:p text:style-name="P6">kiértékelésének nevezzük. A kiértékelés során adott sorrendben elvégezzük a műveleteket,</text:p>
      <text:p text:style-name="P6">előáll az érték, és hozzárendelődik a típus.</text:p>
      <text:p text:style-name="P6">A műveletek végrehajtási sorrendje a következő lehet:</text:p>
      <text:p text:style-name="P6">− A műveletek felírási sorrendje, azaz balról-jobbra.</text:p>
      <text:p text:style-name="P6">− A felírási sorrenddel ellentétesen, azaz jobbról-balra.</text:p>
      <text:p text:style-name="P6">46− Balról-jobbra a precedencia táblázat figyelembevételével.</text:p>
      <text:p text:style-name="P6">Az infix alak nem egyértelmű (l. Adatszerkezetek és algoritmusok). Az ilyen alakot</text:p>
      <text:p text:style-name="P6">használó nyelvekben az operátorok nem azonos erősségűek. Az ilyen nyelvek operátoraikat</text:p>
      <text:p text:style-name="P6">egy precedencia táblázatban adják meg. A precedencia táblázat sorokból áll, az egy sorban</text:p>
      <text:p text:style-name="P6">megadott operátorok azonos erősségűek (prioritásúak, precedenciájúak), az előrébb szereplők</text:p>
      <text:p text:style-name="P6">erősebbek. Minden sorban meg van adva még a kötési irány, amely megmondja, hogy az adott</text:p>
      <text:p text:style-name="P6">sorban szereplő operátorokat milyen sorrendben kell kiértékelni, ha azok egymás mellett</text:p>
      <text:p text:style-name="P6">állnak egy kifejezésben. A kötési irány lehet balról jobbra, vagy jobbról balra.</text:p>
      <text:p text:style-name="P6">Egy infix alakú kifejezés kiértékelése a következőképpen történik:</text:p>
      <text:p text:style-name="P6">Indulunk a kifejezés elején (balról-jobbra szabály) és összehasonlítjuk az 1. és 2. operátor</text:p>
      <text:p text:style-name="P6">precedenciáját (ha csak egyetlen operátor van, akkor az általa kijelölt műveletet végezzük el,</text:p>
      <text:p text:style-name="P6">ha csak egyetlen operandus van, akkor annak értéke adja a kifejezés értékét, típusa a típusát).</text:p>
      <text:p text:style-name="P6">Ha a baloldali erősebb, vagy azonos erősségűek és a precedencia táblázat adott sorában balról</text:p>
      <text:p text:style-name="P6">jobbra kötési irány van, akkor végrehajtódik a baloldali operátor által kijelölt művelet,</text:p>
      <text:p text:style-name="P6">különben továbblépünk a kifejezésben (ha még van operátor) és hasonlítjuk a következő két</text:p>
      <text:p text:style-name="P6">operátor precedenciáját. Ez alapján az elsőnek elvégzendő művelet egyértelműen</text:p>
      <text:p text:style-name="P6">meghatározható, a folytatás viszont implementációfüggő. Ugyanis az első művelet</text:p>
      <text:p text:style-name="P6">végrehajtása után vagy visszalépünk a kifejezés elejére és megint az első operátorral kezdjük</text:p>
      <text:p text:style-name="P6">a további vizsgálatokat, vagy a kifejezésben továbblépünk és csak akkor lépünk vissza az</text:p>
      <text:p text:style-name="P6">elejére, amikor a kifejezés végére értünk.</text:p>
      <text:p text:style-name="P6">Megjegyzés: A kifejezés értékének meghatározása természetesen futási idejű</text:p>
      <text:p text:style-name="P6">tevékenység. A fordítóprogramok általában az infix kifejezésekből postfix kifejezéseket</text:p>
      <text:p text:style-name="P6">állítanak elő, és ezek tényleges kiértékelése történik meg. A fentebb leírt lépések tehát</text:p>
      <text:p text:style-name="P6">igazában az infix kifejezések átírására vonatkoznak.</text:p>
      <text:p text:style-name="P6">A műveletek elvégzése előtt meg kell határozni az operandusok értékét. Ennek sorrendjét a</text:p>
      <text:p text:style-name="P6">hivatkozási nyelvek egy része szabályozza (általában előbb a baloldaliét), más része nem</text:p>
      <text:p text:style-name="P6">mond róla semmit, a C pedig azt mondja, hogy tetszőleges (tehát implementációfüggő).</text:p>
      <text:p text:style-name="P6">Az infix kifejezések esetén kell használni a zárójeleket, amelyek a precedencia táblázat</text:p>
      <text:p text:style-name="P6">alapján következő végrehajtási sorrendet tudják felülbírálni. Egy bezárójelezett részkifejezést</text:p>
      <text:p text:style-name="P6">47mindig előbb kell kiértékelni. Egyes nyelvek a kerek zárójeleket is szerepeltetik a precedencia</text:p>
      <text:p text:style-name="P6">táblázatban, az első sorban.</text:p>
      <text:p text:style-name="P6">A teljesen zárójelezett infix kifejezés egyértelmű, kiértékelésénél egyetlen sorrend létezik.</text:p>
      <text:p text:style-name="P6">Az eljárásorientált nyelvek az infix alakot használják.</text:p>
      <text:p text:style-name="P6">A kiértékelés szempontjából speciálisak azok a kifejezések, amelyekben logikai operátorok</text:p>
      <text:p text:style-name="P6"><text:soft-page-break/>szerepelnek. Ezeknél ugyanis úgyis eldőlhet a kifejezés értéke, hogy nem végezzük el az</text:p>
      <text:p text:style-name="P6">összes kijelölt műveletet. Például egy ÉS művelet esetén, ha az első operandus értéke hamis,</text:p>
      <text:p text:style-name="P6">az eredmény hamis lesz, függetlenül a második operandus értékétől (bármilyen bonyolult</text:p>
      <text:p text:style-name="P6">részkifejezéssel is adtuk meg azt).</text:p>
      <text:p text:style-name="P6">A nyelvek az ilyen kifejezésekkel kapcsolatban a következőket vallják:</text:p>
      <text:p text:style-name="P6">– Az ilyen kifejezést is végig kell értékelni (pl. FORTRAN), ez a teljes kiértékelés.</text:p>
      <text:p text:style-name="P6">– Csak addig kell kiértékelni a kifejezést, amíg egyértelműen el nem dől az eredmény. Ez a</text:p>
      <text:p text:style-name="P6">rövidzár kiértékelés (pl. PL/I).</text:p>
      <text:p text:style-name="P6">–</text:p>
      <text:p text:style-name="P6">A nyelvben vannak rövidzár illetve nem rövidzár operátorok, a programozó döntheti el a</text:p>
      <text:p text:style-name="P6">kiértékelés módját (pl. Adában nem rövidzár : and, or; rövidzár: and then, or</text:p>
      <text:p text:style-name="P6">else).</text:p>
      <text:p text:style-name="P6">–</text:p>
      <text:p text:style-name="P6">A kifejezés kiértékelését futási üzemmódként lehet beállítani (pl. Turbo Pascal).</text:p>
      <text:p text:style-name="P6">A kifejezés típusának meghatározásánál kétféle elvet követnek a nyelvek. Vannak a</text:p>
      <text:p text:style-name="P6">típusegyenértékűséget és vannak a típuskényszerítést vallók. Ugyanez a kérdéskör fölmerül az</text:p>
      <text:p text:style-name="P6">értékadó utasításnál (l. 2.6. alfejezet) és a paraméterkiértékelésnél (l. 5.4. alfejezet) is.</text:p>
      <text:p text:style-name="P6">A típusegyenértékűséget valló nyelvek azt mondják, hogy egy kifejezésben egy</text:p>
      <text:p text:style-name="P6">kétoperandusú vagy háromoperandusú operátornak csak azonos típusú operandusai lehetnek.</text:p>
      <text:p text:style-name="P6">Ilyenkor nincs konverzió, az eredmény típusa vagy az operandusok közös típusa, vagy azt az</text:p>
      <text:p text:style-name="P6">operátor dönti el (például hasonlító műveletek esetén az eredmény logikai típusú lesz).</text:p>
      <text:p text:style-name="P6">A különböző nyelvek szerint két programozási eszköz típusa azonos, ha azoknál fönnáll a</text:p>
      <text:p text:style-name="P6">− deklaráció egyenértékűség: az adott eszközöket azonos deklarációs utasításban, együtt,</text:p>
      <text:p text:style-name="P6">azonos típusnévvel deklaráltuk.</text:p>
      <text:p text:style-name="P6">48− név egyenértékűség: az adott eszközöket azonos típusnévvel deklaráltuk (esetleg</text:p>
      <text:p text:style-name="P6">különböző deklarációs utasításban).</text:p>
      <text:p text:style-name="P6">− struktúra egyenértékűség: a két eszköz összetett típusú és a két típus szerkezete</text:p>
      <text:p text:style-name="P6">megegyezik (például két 10-10 egész értéket tartalmazó tömb típus, függetlenül az</text:p>
      <text:p text:style-name="P6">indexek tartományától).</text:p>
      <text:p text:style-name="P6">A típuskényszerítés elvét valló nyelvek esetén különböző típusú operandusai lehetnek az</text:p>
      <text:p text:style-name="P6">operátornak. A műveletek viszont csak az azonos belső ábrázolású operandusok között</text:p>
      <text:p text:style-name="P6">végezhetők el, tehát különböző típusú operandusok esetén konverzió van. Ilyen esetben a</text:p>
      <text:p text:style-name="P6">nyelv definiálja, hogy egy adott operátor esetén egyrészt milyen típuskombinációk</text:p>
      <text:p text:style-name="P6">megengedettek, másrészt, hogy mi lesz a művelet eredményének a típusa.</text:p>
      <text:p text:style-name="P6">A kifejezés kiértékelésénél minden művelet elvégzése után eldől az adott részkifejezés típusa</text:p>
      <text:p text:style-name="P6">és az utoljára végrehajtott műveletnél pedig a kifejezés típusa.</text:p>
      <text:p text:style-name="P6">Egyes nyelvek (pl. Pascal, C) a numerikus típusoknál megengedik a típuskényszerítés egy</text:p>
      <text:p text:style-name="P6">speciális fajtáját még akkor is, ha egyébként a típusegyenértékűséget vallják. Ezeknél a</text:p>
      <text:p text:style-name="P6">nyelveknél beszélünk a bővítés és szűkítés esetéről. A bővítés olyan típuskényszerítés, amikor</text:p>
      <text:p text:style-name="P6">a konvertálandó típus tartományának minden eleme egyben eleme a céltípus tartományának is</text:p>
      <text:p text:style-name="P6">(pl. egész →</text:p>
      <text:p text:style-name="P6">valós). Ekkor a konverzió minden további nélkül, értékvesztés nélkül</text:p>
      <text:p text:style-name="P6">végrehajtható. A szűkítés ennek a fordítottja (pl. valós → egész), ekkor a konverziónál</text:p>
      <text:p text:style-name="P6">értékcsonkítás, esetleg kerekítés történik.</text:p>
      <text:p text:style-name="P6">A nyelvek közül az Adában semmiféle típuskeveredés nem lehet, a PL/I viszont a teljes</text:p>
      <text:p text:style-name="P6">konverzió híve.</text:p>
      <text:p text:style-name="P6">Konstans kifejezés</text:p>
      <text:p text:style-name="P6">Azt a kifejezést, amelynek értéke fordítási időben eldől, amelynek kiértékelését a fordító</text:p>
      <text:p text:style-name="P6">végzi, konstans kifejezésnek hívjuk. Operandusai általában literálok és nevesített konstansok</text:p>
      <text:p text:style-name="P6">lehetnek.</text:p>
      <text:p text:style-name="P6">4. UTASÍTÁSOK</text:p>
      <text:p text:style-name="P6">Az utasítások alkotják az eljárásorientált nyelveken megírt programok olyan egységeit,</text:p>
      <text:p text:style-name="P6"><text:soft-page-break/>amelyekkel egyrészt az algoritmusok egyes lépéseit megadjuk, másrészt a fordítóprogram</text:p>
      <text:p text:style-name="P6">ezek segítségével generálja a tárgyprogramot. Két nagy csoportjuk van: a deklarációs és a</text:p>
      <text:p text:style-name="P6">végrehajtható utasítások.</text:p>
      <text:p text:style-name="P6">A deklarációs utasítások mögött nem áll tárgykód. Ezen utasítások teljes mértékben a</text:p>
      <text:p text:style-name="P6">fordítóprogramnak szólnak, attól kérnek valamilyen szolgáltatást, üzemmódot állítanak be,</text:p>
      <text:p text:style-name="P6">illetve olyan információkat szolgáltatnak, melyeket a fordítóprogram felhasznál a tárgykód</text:p>
      <text:p text:style-name="P6">generálásánál. Alapvetően befolyásolják a tárgykódot, de maguk nem kerülnek lefordításra. A</text:p>
      <text:p text:style-name="P6">programozó a névvel rendelkező saját programozási eszközeit tudja deklarálni.</text:p>
      <text:p text:style-name="P6">A végrehajtható utasításokból generálja a fordítóprogram a tárgykódot. Általában a</text:p>
      <text:p text:style-name="P6">magasszintű nyelvek végrehajtható utasításaiból több (néha sok) gépi kódú utasítás áll elő.</text:p>
      <text:p text:style-name="P6">A végrehajtható utasításokat az alábbiak szerint csoportosíthatjuk:</text:p>
      <text:p text:style-name="P6">1. Értékadó utasítás</text:p>
      <text:p text:style-name="P6">2. Üres utasítás</text:p>
      <text:p text:style-name="P6">3. Ugró utasítás</text:p>
      <text:p text:style-name="P6">4. Elágaztató utasítások</text:p>
      <text:p text:style-name="P6">5. Ciklusszervező utasítások</text:p>
      <text:p text:style-name="P6">6. Hívó utasítás</text:p>
      <text:p text:style-name="P6">7. Vezérlésátadó utasítások</text:p>
      <text:p text:style-name="P6">8. I/O utasítások</text:p>
      <text:p text:style-name="P6">9. Egyéb utasítások</text:p>
      <text:p text:style-name="P6">A 3-7. utasítások az ún. vezérlési szerkezetet megvalósító utasítások. Az eljárásorientált</text:p>
      <text:p text:style-name="P6">nyelvek általában tartalmazzák az 1-5. utasításokat, egy részük pedig ismeri a 6-8. utasítás</text:p>
      <text:p text:style-name="P6">fajtákat. A legnagyobb eltérés az egyéb utasítások terén tapasztalható. A nyelvek egy</text:p>
      <text:p text:style-name="P6">részében nincs ilyen utasítás (pl. C), némelyikben viszont sok van belőlük (pl. PL/I).</text:p>
      <text:p text:style-name="P6">56Vegyük sorra a végrehajtható utasításokat.</text:p>
      <text:p text:style-name="P6">4.1. Értékadó utasítás</text:p>
      <text:p text:style-name="P6">Feladata beállítani vagy módosítani egy (esetleg több) változó értékkomponensét a program</text:p>
      <text:p text:style-name="P6">futásának bármely pillanatában. Ezt az utasítást már tárgyaltuk a változónál (l. 2.6. alfejezet).</text:p>
      <text:p text:style-name="P6">4.2. Üres utasítás</text:p>
      <text:p text:style-name="P6">Az eljárásorientált programnyelvek általában tartalmaznak üres utasítást, és vannak olyan</text:p>
      <text:p text:style-name="P6">nyelvek (a korai nyelvek), melyekben a szintaktika olyan, hogy elengedhetetlen ennek</text:p>
      <text:p text:style-name="P6">használata. Jelentősége viszont általánosságban abban áll, hogy segítségével egyértelmű</text:p>
      <text:p text:style-name="P6">programszerkezet alakítható ki.</text:p>
      <text:p text:style-name="P6">Az üres utasítás hatására a processzor egy üres gépi utasítást hajt végre.</text:p>
      <text:p text:style-name="P6">Egyes nyelvekben az üres utasításnak van külön alapszava (pl. Adában a NULL), máshol</text:p>
      <text:p text:style-name="P6">nincsen. Ez utóbbi nyelvekben az üres utasítást nem jelöljük (pl. két utasítás végjel között</text:p>
      <text:p text:style-name="P6">nem áll semmi).</text:p>
      <text:p text:style-name="P6">4.3. Ugró utasítás</text:p>
      <text:p text:style-name="P6">Az ugró (vagy feltétel nélküli vezérlésátadó) utasítás segítségével a program egy adott</text:p>
      <text:p text:style-name="P6">pontjáról egy adott címkével ellátott végrehajtható utasításra adhatjuk át a vezérlést.</text:p>
      <text:p text:style-name="P6">Általánosan használt alakja:</text:p>
      <text:p text:style-name="P6">GOTO címke</text:p>
      <text:p text:style-name="P6">A korai nyelvekben (FORTRAN, PL/I) GOTO nélkül gyakorlatilag nem lehet programot írni.</text:p>
      <text:p text:style-name="P6">A későbbi nyelvekben viszont minden program vezérlési szerkezete felírható a GOTO utasítás</text:p>
      <text:p text:style-name="P6">57használata nélkül, bár a nyelvek tartalmazzák azt. Az ugró utasítás nem fegyelmezett módon</text:p>
      <text:p text:style-name="P6">történő használata veszélyeket hordoz magában, mert nem biztonságos, átláthatatlan, struktúra</text:p>
      <text:p text:style-name="P6">nélküli kódot eredményezhet.</text:p>
      <text:p text:style-name="P6">4.4. Elágaztató utasítások</text:p>
      <text:p text:style-name="P6">4.4.1. Kétirányú elágaztató utasítás (feltételes utasítás)</text:p>
      <text:p text:style-name="P6">A kétirányú elágaztató utasítás arra szolgál, hogy a program egy adott pontján két</text:p>
      <text:p text:style-name="P6">tevékenység közül válasszunk, illetve egy adott tevékenységet végrehajtsunk vagy sem. A</text:p>
      <text:p text:style-name="P6">nyelvekben meglehetősen általános a feltételes utasítás következő szerkezete:</text:p>
      <text:p text:style-name="P6"><text:soft-page-break/>IF feltétel THEN tevékenység [ ELSE tevékenység ]</text:p>
      <text:p text:style-name="P6">A feltétel egy logikai (vagy annak megfelelő típusú) kifejezés.</text:p>
      <text:p text:style-name="P6">Kérdés, hogy egy nyelv mit mond a tevékenység megadásáról. Egyes nyelvek (pl.</text:p>
      <text:p text:style-name="P6">Pascal) szerint itt csak egyetlen végrehajtható utasítás állhat. Ha viszont a tevékenység olyan</text:p>
      <text:p text:style-name="P6">összetett, hogy csak több utasítással tudjuk leírni, akkor utasítás zárójeleket kell alkalmazni.</text:p>
      <text:p text:style-name="P6">Az utasítás zárójel a Pascal esetén BEGIN és END. Egy ilyen módon bezárójelezett</text:p>
      <text:p text:style-name="P6">utasítássorozatot hívunk utasítás csoportnak. Az utasítás csoport formálisan egyetlen</text:p>
      <text:p text:style-name="P6">utasításnak tekintendő. Más nyelvek (speciális szintaktikájuk miatt) megengedik, hogy a</text:p>
      <text:p text:style-name="P6">tevékenység leírására tetszőleges végrehajtható utasítássorozatot alkalmazzunk (pl. Ada). A</text:p>
      <text:p text:style-name="P6">kétirányú elágaztató utasításnál beszélünk rövid (nem szerepel az ELSE-ág) és hosszú</text:p>
      <text:p text:style-name="P6">(szerepel az ELSE-ág) alakról.</text:p>
      <text:p text:style-name="P6">A kétirányú elágaztató utasítás szemantikája a következő:</text:p>
      <text:p text:style-name="P6">Kiértékelődik a feltétel. Ha az igaz, akkor végrehajtódik a THEN utáni tevékenység, és a</text:p>
      <text:p text:style-name="P6">program az IF-utasítást követő utasításon folytatódik. Ha a feltétel értéke hamis, és van</text:p>
      <text:p text:style-name="P6">ELSE-ág, akkor az ott megadott tevékenység hajtódik végre, majd a program az IF-utasítást</text:p>
      <text:p text:style-name="P6">követő utasításon folytatódik, végül ha nincs ELSE-ág, akkor ez egy üres utasítás.</text:p>
      <text:p text:style-name="P6">58Az IF-utasítások tetszőlegesen egymásba ágyazhatók és természetesen akár az IF-ágban, akár</text:p>
      <text:p text:style-name="P6">az ELSE-ágban újabb feltételes utasítás állhat. Ilyenkor felmerülhet a „csellengő ELSE”</text:p>
      <text:p text:style-name="P6">problémája, amikoris a kérdés a következő: egy</text:p>
      <text:p text:style-name="P6">IF ... THEN IF ... THEN ... ELSE ...</text:p>
      <text:p text:style-name="P6">konstrukciójú feltételes utasítás esetén melyik IF-hez tartozik az ELSE-ág? Vagyis itt egy</text:p>
      <text:p text:style-name="P6">olyan rövid IF-utasítás áll, amelybe be van ágyazva egy hosszú, vagy pedig egy hosszú IF-</text:p>
      <text:p text:style-name="P6">utasítás THEN-ágában szerepel egy rövid?</text:p>
      <text:p text:style-name="P6">A válasz többféle lehet:</text:p>
      <text:p text:style-name="P6">a. A „csellengő ELSE” probléma kiküszöbölhető, ha mindig hosszú IF-utasítást írunk</text:p>
      <text:p text:style-name="P6">fel, úgy, hogy abban az ágban, amelyet elhagytunk volna, üres utasítás szerepel.</text:p>
      <text:p text:style-name="P6">b. Ha a hivatkozási nyelv erről nem mond semmit, akkor a dolog implementációfüggő.</text:p>
      <text:p text:style-name="P6">Az implementációk többsége azt mondja, hogy egy szabad ELSE a legközelebbi,</text:p>
      <text:p text:style-name="P6">ELSE-el még nem párosított THEN-hez tartozik, vagyis az értelmezés bentről kifelé</text:p>
      <text:p text:style-name="P6">történik. Eszerint a fenti példánkban egy rövid IF-utasításba ágyaztunk egy hosszút.</text:p>
      <text:p text:style-name="P6">c. A nyelv szintaktikája olyan, hogy egyértelmű a skatulyázás. Az Ada feltételes</text:p>
      <text:p text:style-name="P6">utasítása a következő:</text:p>
      <text:p text:style-name="P6">IF feltétel THEN végrehajtható_utasítások</text:p>
      <text:p text:style-name="P6">[ ELSEIF feltétel THEN végrehajtható_utasítások ]...</text:p>
      <text:p text:style-name="P6">[ ELSE végrehajtható_utasítások ]</text:p>
      <text:p text:style-name="P6">END IF;</text:p>
      <text:p text:style-name="P6">Végül megjegyezzük, hogy a C-ben a feltétel zárójelek között szerepel és nincs THEN</text:p>
      <text:p text:style-name="P6">alapszó.</text:p>
      <text:p text:style-name="P6">4.4.2. Többirányú elágaztató utasítás</text:p>
      <text:p text:style-name="P6">A többirányú elágaztató utasítás arra szolgál, hogy a program egy adott pontján egymást</text:p>
      <text:p text:style-name="P6">kölcsönösen kizáró akárhány tevékenység közül egyet (vagy esetleg egyet sem)</text:p>
      <text:p text:style-name="P6">59végrehajtsunk. A tevékenységek közötti választást egy kifejezés értékei szerint tehetjük meg.</text:p>
      <text:p text:style-name="P6">Szintaktikája és szemantikája nyelvenként különböző. Nézzük a lehetséges megoldásokat.</text:p>
      <text:p text:style-name="P6">Turbo Pascal:</text:p>
      <text:p text:style-name="P6">CASE kifejezés OF</text:p>
      <text:p text:style-name="P6">konstanslista : tevékenység</text:p>
      <text:p text:style-name="P6">[ konstanslista : tevékenység ]...</text:p>
      <text:p text:style-name="P6">[ ELSE tevékenység ]</text:p>
      <text:p text:style-name="P6">END;</text:p>
      <text:p text:style-name="P6">A konstanslista literálok, vagy intervallumok vesszővel elválasztott sorozata. Egy literál</text:p>
      <text:p text:style-name="P6">csak egy konstanslistában szerepelhet. A kifejezés és ennek megfelelően a</text:p>
      <text:p text:style-name="P6">konstanslista sorszámozott típusú lehet. Nem kötelező a kifejezés minden lehetséges</text:p>
      <text:p text:style-name="P6"><text:soft-page-break/>értékére előírni tevékenységet. A tevékenység egy utasítás vagy egy utasítás csoport</text:p>
      <text:p text:style-name="P6">lehet.</text:p>
      <text:p text:style-name="P6">Működése:</text:p>
      <text:p text:style-name="P6">A kifejezés kiértékelődik, és az értéke a felírás sorrendjében hasonlításra kerül a</text:p>
      <text:p text:style-name="P6">konstansokkal. Ha van egyezés, végrehajtódik a megfelelő konstanslista utáni</text:p>
      <text:p text:style-name="P6">tevékenység, majd a CASE-utasítást követő utasítással folytatódik a program. Ha egyetlen</text:p>
      <text:p text:style-name="P6">konstanssal sincs egyezés, de van ELSE-ág, akkor végrehajtódik az abban magadott</text:p>
      <text:p text:style-name="P6">tevékenység, majd a CASE-utasítást követő utasítással folytatódik a program. Ha nincs</text:p>
      <text:p text:style-name="P6">ELSE-ág, akkor ez egy üres utasítás.</text:p>
      <text:p text:style-name="P6">Ada:</text:p>
      <text:p text:style-name="P6">CASE kifejezés1 IS</text:p>
      <text:p text:style-name="P6">WHEN { kifejezés | tartomány| } [ |{kifejezés | tartomány }]...</text:p>
      <text:p text:style-name="P6">=&gt; végrehajtható_utasítások</text:p>
      <text:p text:style-name="P6">[ WHEN { kifejezés | tartomány } [ |{kifejezés | tartomány }]...</text:p>
      <text:p text:style-name="P6">=&gt; végrehajtható_utasítások ]...</text:p>
      <text:p text:style-name="P6">[ WHEN OTHERS =&gt; végrehajtható_utasítások ]</text:p>
      <text:p text:style-name="P6">END CASE;</text:p>
      <text:p text:style-name="P6">60A WHEN-ágakban szereplő kifejezések és a tartományok értékeinek különbözniük kell. A</text:p>
      <text:p text:style-name="P6">kifejezés1 skalár típusú lehet. A kifejezés1 minden lehetséges értékére elő kell írni</text:p>
      <text:p text:style-name="P6">valamilyen tevékenységet.</text:p>
      <text:p text:style-name="P6">Működése:</text:p>
      <text:p text:style-name="P6">A kifejezés1 kiértékelődik, és értéke a felírás sorrendjében hasonlításra kerül a WHEN-</text:p>
      <text:p text:style-name="P6">ágakban megadott kifejezések és tartományok értékeihez. Ha van egyezés, akkor</text:p>
      <text:p text:style-name="P6">végrehajtódnak a WHEN-ágban lévő utasítások, és a CASE-utasítást követő utasítással</text:p>
      <text:p text:style-name="P6">folytatódik a program. Ha nincs egyezés sehol, de van WHEN OTHERS ág, akkor az abban</text:p>
      <text:p text:style-name="P6">megadott utasítások hajtódnak végre és a CASE-utasítást követő utasítással folytatódik a</text:p>
      <text:p text:style-name="P6">program. Ha nincs WHEN OTHERS ág, akkor viszont futási hiba (kivétel) következik be. Ha</text:p>
      <text:p text:style-name="P6">valamely értékekre nem akarunk csinálni semmit, akkor egy olyan WHEN OTHERS ágat kell</text:p>
      <text:p text:style-name="P6">szerepeltetnünk, amely egy üres utasítást tartalmaz.</text:p>
      <text:p text:style-name="P6">C:</text:p>
      <text:p text:style-name="P6">SWITCH (kifejezés) {</text:p>
      <text:p text:style-name="P6">CASE egész_konstans_kifejezés : [ tevékenység ]</text:p>
      <text:p text:style-name="P6">[ CASE egész_konstans_kifejezés : [tevékenység ]]...</text:p>
      <text:p text:style-name="P6">[ DEFAULT: tevékenység]</text:p>
      <text:p text:style-name="P6">};</text:p>
      <text:p text:style-name="P6">A kifejezés típusának egészre konvertálhatónak kell lennie. A CASE-ágak értékei nem</text:p>
      <text:p text:style-name="P6">lehetnek azonosak. A tevékenység végrehajtható utasításokból állhat, vagy blokk lehet. A</text:p>
      <text:p text:style-name="P6">DEFAULT-ág akárhol elhelyezkedhet.</text:p>
      <text:p text:style-name="P6">Működése:</text:p>
      <text:p text:style-name="P6">Kiértékelődik a kifejezés, majd értéke a felírás sorrendjében hasonlításra kerül a CASE-</text:p>
      <text:p text:style-name="P6">ágak értékeivel. Ha van egyezés, akkor végrehajtódik az adott ágban megadott tevékenység,</text:p>
      <text:p text:style-name="P6">majd a program a következő ágakban megadott tevékenységeket is végrehajtja, ha még van</text:p>
      <text:p text:style-name="P6">ág. Ha nincs egyezés, de van DEFAULT-ág, akkor az ott megadott tevékenység hajtódik</text:p>
      <text:p text:style-name="P6">61végre, majd a program a következő ágakban megadott tevékenységeket is végrehajtja, ha még</text:p>
      <text:p text:style-name="P6">van ág. Ha nincs DEFAULT-ág, akkor ez egy üres utasítás. Tehát a C-ben külön utasítás kell</text:p>
      <text:p text:style-name="P6">ahhoz, hogy kilépjünk a SWITCH-utasításból, ha egy ág tevékenységét végrehajtottuk (l.</text:p>
      <text:p text:style-name="P6">BREAK-utasítás - 4.7. alfejezet).</text:p>
      <text:p text:style-name="P6">PL/I:</text:p>
      <text:p text:style-name="P6">SELECT [ (kifejezés1) ] ;</text:p>
      <text:p text:style-name="P6">WHEN (kifejezés [, kifejezés ]...) tevékenység</text:p>
      <text:p text:style-name="P6">[ WHEN (kifejezés [, kifejezés ]... ) tevékenység ]...</text:p>
      <text:p text:style-name="P6">[ OTHERWISE tevékenység ]</text:p>
      <text:p text:style-name="P6"><text:soft-page-break/>END;</text:p>
      <text:p text:style-name="P6">A kifejezések típusa tetszőleges. A tevékenység egy utasítás, egy utasításcsoport, vagy</text:p>
      <text:p text:style-name="P6">egy blokk lehet.</text:p>
      <text:p text:style-name="P6">Működése:</text:p>
      <text:p text:style-name="P6">Ha szerepel a kifejezés1, akkor működése megegyezik az Adáéval. Tehát a PL/I-ben is a</text:p>
      <text:p text:style-name="P6">kifejezés1 minden lehetséges értékére elő kell írni valamilyen tevékenységet. Ha nem</text:p>
      <text:p text:style-name="P6">szerepel, akkor a WHEN-ágakban megadott kifejezések értékét bitlánccá konvertálja és az</text:p>
      <text:p text:style-name="P6">első olyan ágat választja ki, amelynek a bitjei nem csupa nullák. </text:p>
      <text:p text:style-name="P6">4.5. Ciklusszervező utasítások</text:p>
      <text:p text:style-name="P6">A ciklusszervező utasítások lehetővé teszik, hogy a program egy adott pontján egy bizonyos</text:p>
      <text:p text:style-name="P6">tevékenységet akárhányszor megismételjünk.</text:p>
      <text:p text:style-name="P6">Egy ciklus általános felépítése a következő:</text:p>
      <text:p text:style-name="P6">62fej</text:p>
      <text:p text:style-name="P6">mag</text:p>
      <text:p text:style-name="P6">vég</text:p>
      <text:p text:style-name="P6">Az ismétlésre vonatkozó információk vagy a fejben vagy a végben szerepelnek.</text:p>
      <text:p text:style-name="P6">A mag az ismétlendő végrehajtható utasításokat tartalmazza.</text:p>
      <text:p text:style-name="P6">A ciklusok működésénél megkülönböztetünk két szélsőséges esetet. Az egyik az, amikor a</text:p>
      <text:p text:style-name="P6">mag egyszer sem fut le, ezt hívjuk üres ciklusnak. A másik az, amikor az ismétlődés soha nem</text:p>
      <text:p text:style-name="P6">áll le, ez a végtelen ciklus. A működés szerinti végtelen ciklus a programban nyilván</text:p>
      <text:p text:style-name="P6">szemantikai hibát jelent, hiszen az sohasem fejeződik be.</text:p>
      <text:p text:style-name="P6">A programozási nyelvekben a következő ciklusfajtákat különböztetjük meg: feltételes, előírt</text:p>
      <text:p text:style-name="P6">lépésszámú, felsorolásos, végtelen és összetett ciklus.</text:p>
      <text:p text:style-name="P6">Lássuk ezeket egyenként.</text:p>
      <text:p text:style-name="P6">4.5.1. Feltételes ciklus</text:p>
      <text:p text:style-name="P6">Ennél a ciklusnál az ismétlődést egy feltétel igaz vagy hamis értéke szabályozza. A feltétel</text:p>
      <text:p text:style-name="P6">maga vagy a fejben vagy a végben szerepel. Szemantikájuk alapján beszélünk kezdőfeltételes</text:p>
      <text:p text:style-name="P6">és végfeltételes ciklusról.</text:p>
      <text:p text:style-name="P6">Kezdőfeltételes ciklus:</text:p>
      <text:p text:style-name="P6">A feltétel a fejben jelenik meg.</text:p>
      <text:p text:style-name="P6">Működése:</text:p>
      <text:p text:style-name="P6">Kiértékelődik a feltétel. Ha igaz, végrehajtódik a ciklusmag, majd újra kiértékelődik a feltétel,</text:p>
      <text:p text:style-name="P6">és a ciklusmag mindaddig újra és újra lefut, amíg a feltétel hamissá nem válik. Tehát, ha</text:p>
      <text:p text:style-name="P6">egyszer beléptünk a magba, akkor ott kell valamikor olyan utasításnak végrehajtódnia, amely</text:p>
      <text:p text:style-name="P6">megváltoztatja a feltétel értékét.</text:p>
      <text:p text:style-name="P6">A kezdőfeltételes ciklus lehet üres ciklus, ha a feltétel a legelső esetben hamis. Lehet végtelen</text:p>
      <text:p text:style-name="P6">ciklus is, ha a feltétel a legelső esetben igaz és mindig igaz is marad.</text:p>
      <text:p text:style-name="P6">63Végfeltételes ciklus:</text:p>
      <text:p text:style-name="P6">A feltétel általában a végben van, de vannak nyelvek, amelyekben a fej tartalmazza azt.</text:p>
      <text:p text:style-name="P6">Működése:</text:p>
      <text:p text:style-name="P6">Először végrehajtódik a mag, majd ezután kiértékelődik a feltétel. Általában ha a feltétel</text:p>
      <text:p text:style-name="P6">hamis, újra végrehajtódik a mag. Tehát az ismétlődés mindaddig tart, míg a feltétel igazzá</text:p>
      <text:p text:style-name="P6">nem válik. Vannak viszont olyan nyelvek, amelyek igazra ismételnek. Nyilván itt is a magban</text:p>
      <text:p text:style-name="P6">kell gondoskodni a feltétel értékének megváltoztatásáról.</text:p>
      <text:p text:style-name="P6">A végfeltételes ciklus soha nem lehet üres ciklus, a mag egyszer mindenféleképpen lefut.</text:p>
      <text:p text:style-name="P6">Végtelen ciklus viszont lehet, ha a feltétel értéke a második ismétlés után nem változik meg..</text:p>
      <text:p text:style-name="P6">4.5.2. Előírt lépésszámú ciklus</text:p>
      <text:p text:style-name="P6">Ennél a ciklusfajtánál az ismétlődésre vonatkozó információk (az ún. ciklusparaméterek) a</text:p>
      <text:p text:style-name="P6">fejben vannak. Minden esetben tartozik hozzá egy változó, a ciklusváltozó. A változó által</text:p>
      <text:p text:style-name="P6">felvett értékekre fut le a ciklusmag. A változó az értékeit egy tartományból veheti föl. Ezt a</text:p>
      <text:p text:style-name="P6">tartományt a fejben adjuk meg kezdő- és végértékével. A ciklusváltozó a tartománynak vagy</text:p>
      <text:p text:style-name="P6">minden elemét fölveheti (beleértve a kezdő- és végértéket is), vagy csak a tartományban</text:p>
      <text:p text:style-name="P6"><text:soft-page-break/>szabályosan (ekvidisztánsan) elhelyezkedő bizonyos értékeket. Ekkor meg kell adni a</text:p>
      <text:p text:style-name="P6">tartományban a felvehető elemek távolságát meghatározó lépésközt. A változó az adott</text:p>
      <text:p text:style-name="P6">tartományt befuthatja növekvőleg, illetve csökkenőleg, ezt határozza meg az irány.</text:p>
      <text:p text:style-name="P6">Az előírt lépésszámú ciklussal kapcsolatban a nyelveknek a következő kérdéseket kell</text:p>
      <text:p text:style-name="P6">megválaszolniuk:</text:p>
      <text:p text:style-name="P6">1. Milyen típusú lehet a ciklusváltozó?</text:p>
      <text:p text:style-name="P6">• Minden nyelv megengedi az egész típust.</text:p>
      <text:p text:style-name="P6">• Egyes nyelveknél sorszámozott típusú lehet.</text:p>
      <text:p text:style-name="P6">• Van néhány nyelv, amelyik megengedi a valósat is.</text:p>
      <text:p text:style-name="P6">• A kezdőérték, a végérték és a lépésköz típusa meg kell, hogy egyezzen a ciklusváltozó</text:p>
      <text:p text:style-name="P6">típusával, vagy arra konvertálhatónak kell lennie.</text:p>
      <text:p text:style-name="P6">642. Milyen formában lehet megadni a kezdőértéket, végértéket és a lépésközt?</text:p>
      <text:p text:style-name="P6">• Minden nyelv esetén megengedett a literál, változó és nevesített konstans.</text:p>
      <text:p text:style-name="P6">• Későbbi nyelveknél kifejezéssel is megadható.</text:p>
      <text:p text:style-name="P6">3. Hogyan határozódik meg az irány?</text:p>
      <text:p text:style-name="P6">• A lépésköz előjele dönti el – ha pozitív, akkor növekvő, ha negatív, akkor csökkenő.</text:p>
      <text:p text:style-name="P6">Általában azok a nyelvek vallják ezt, melyekben a ciklusváltozó csak numerikus típusú</text:p>
      <text:p text:style-name="P6">lehet.</text:p>
      <text:p text:style-name="P6">• Külön alapszót kell használni.</text:p>
      <text:p text:style-name="P6">4. Hányszor értékelődnek ki a ciklusparaméterek?</text:p>
      <text:p text:style-name="P6">• Általában egyszer, amikor a vezérlés a ciklushoz ér, és a ciklus működése alatt nem</text:p>
      <text:p text:style-name="P6">változnak.</text:p>
      <text:p text:style-name="P6">• Minden ciklusmag-végrehajtás előtt újra meghatározódnak.</text:p>
      <text:p text:style-name="P6">5. Hogyan fejeződhet be a ciklus?</text:p>
      <text:p text:style-name="P6">• Szabályos lefutás</text:p>
      <text:p text:style-name="P6">- a ciklusparaméterek által meghatározott módon.</text:p>
      <text:p text:style-name="P6">- a ciklus magjában külön utasítással.</text:p>
      <text:p text:style-name="P6">• GOTO-utasítással, általában nem tekintjük szabályos befejezésnek.</text:p>
      <text:p text:style-name="P6">6. Mi lesz a ciklusváltozó értéke a ciklus lefutása után?</text:p>
      <text:p text:style-name="P6">• Ha GOTO-val ugrunk ki a ciklusból, akkor a ciklusváltozó értéke az utoljára felvett</text:p>
      <text:p text:style-name="P6">érték lesz.</text:p>
      <text:p text:style-name="P6">• Szabályos befejezés esetén a hivatkozási nyelvek egy része nem nyilatkozik erről a</text:p>
      <text:p text:style-name="P6">kérdésről, másik része azt mondja, hogy a ciklusváltozó értéke határozatlan.</text:p>
      <text:p text:style-name="P6">• Az implementációk viszont a következőket mondják:</text:p>
      <text:p text:style-name="P6">- A ciklusváltozó értéke az az érték, amelyre utoljára futott le a ciklus.</text:p>
      <text:p text:style-name="P6">- A ciklusváltozó értéke az az érték, amire már éppen nem futott le a ciklus.</text:p>
      <text:p text:style-name="P6">- A ciklusváltozó értéke határozatlan.</text:p>
      <text:p text:style-name="P6">65Működését tekintve az előírt lépésszámú ciklus lehet előltesztelő, vagy hátultesztelő. A</text:p>
      <text:p text:style-name="P6">hivatkozási nyelveknek csak egy része definiálja ezt, ezért a működés gyakran</text:p>
      <text:p text:style-name="P6">implementációfüggő. Az implementációk többsége inkább az előltesztelő változatot valósítja</text:p>
      <text:p text:style-name="P6">meg.</text:p>
      <text:p text:style-name="P6">Működés előltesztelő esetben:</text:p>
      <text:p text:style-name="P6">A működés kezdetén meghatározódnak a ciklusparaméterek. Ezután a futtató rendszer</text:p>
      <text:p text:style-name="P6">megvizsgálja, hogy a megadott iránynak megfelelően a megadott tartomány nem üres-e. Ha</text:p>
      <text:p text:style-name="P6">üres (pl. a [10..1] tartomány növekvőleg), akkor ez egy üres ciklus. Különben a ciklusváltozó</text:p>
      <text:p text:style-name="P6">felveszi a kezdőértéket, és a mag lefut. Majd a futtató rendszer megvizsgálja, hogy az adott</text:p>
      <text:p text:style-name="P6">tartományban, az adott irányban, az adott lépésköznek megfelelően, a ciklusváltozó</text:p>
      <text:p text:style-name="P6">pillanatnyi értékéhez képest van-e még olyan érték, amit a ciklusváltozó felvehet. Ha van,</text:p>
      <text:p text:style-name="P6">akkor felveszi a következő ilyen értéket, és újra lefut a mag, ha nincs ilyen érték, akkor</text:p>
      <text:p text:style-name="P6">befejeződik a ciklus (szabályos befejezés).</text:p>
      <text:p text:style-name="P6">Működés hátultesztelő esetben:</text:p>
      <text:p text:style-name="P6">A működés kezdetén meghatározódnak a ciklusparaméterek. Ezután a ciklusváltozó felveszi a</text:p>
      <text:p text:style-name="P6"><text:soft-page-break/>kezdőértéket, és a mag lefut. Majd a futtató rendszer megvizsgálja, hogy az adott</text:p>
      <text:p text:style-name="P6">tartományban, az adott irányban, az adott lépésköznek megfelelően, a ciklusváltozó</text:p>
      <text:p text:style-name="P6">pillanatnyi értékéhez képest van-e még olyan érték, amit a ciklusváltozó felvehet. Ha van,</text:p>
      <text:p text:style-name="P6">akkor felveszi a következő ilyen értéket, és újra lefut a mag, ha nincs ilyen érték, akkor</text:p>
      <text:p text:style-name="P6">befejeződik a ciklus.</text:p>
      <text:p text:style-name="P6">Általában az eljárásorientált nyelvek megengedik, hogy a ciklusváltozónak értéket adjunk a</text:p>
      <text:p text:style-name="P6">magban.</text:p>
      <text:p text:style-name="P6">Az előltesztelő előírt lépésszámú ciklus lehet üres ciklus, a hátultesztelő viszont nem. Egyes</text:p>
      <text:p text:style-name="P6">nyelvekben mindkét fajta lehet viszont végtelen ciklus (miért?).</text:p>
      <text:p text:style-name="P6">664.5.3. Felsorolásos ciklus</text:p>
      <text:p text:style-name="P6">A felsorolásos ciklus az előírt lépésszámú ciklus egyfajta általánosításának tekinthető. Van</text:p>
      <text:p text:style-name="P6">ciklusváltozója, amely explicit módon megadott értékeket vesz fel és minden felvett érték</text:p>
      <text:p text:style-name="P6">mellett lefut a mag. A ciklusváltozót és az értékeket a fejben adjuk meg, ez utóbbiakat</text:p>
      <text:p text:style-name="P6">kifejezéssel. A ciklusváltozó típusa általában tetszőleges. Nem lehet sem üres, sem végtelen</text:p>
      <text:p text:style-name="P6">ciklus.</text:p>
      <text:p text:style-name="P6">4.5.4. Végtelen ciklus</text:p>
      <text:p text:style-name="P6">A végtelen ciklus az a ciklusfajta, ahol sem a fejben, sem a végben nincs információ az</text:p>
      <text:p text:style-name="P6">ismétlődésre vonatkozóan. Működését tekintve definíció szerint végtelen ciklus, üres ciklus</text:p>
      <text:p text:style-name="P6">nem lehet. Használatánál a magban kell olyan utasítást alkalmazni, amelyik befejezteti a</text:p>
      <text:p text:style-name="P6">ciklust. Nagyon hatékony lehet eseményvezérelt alkalmazások implementálásánál.</text:p>
      <text:p text:style-name="P6">4.5.5. Összetett ciklus</text:p>
      <text:p text:style-name="P6">Az előző négy ciklusfajta kombinációiból áll össze. A ciklusfejben tetszőlegesen sok</text:p>
      <text:p text:style-name="P6">ismétlődésre vonatkozó információ sorolható föl, szemantikájuk pedig szuperponálódik.</text:p>
      <text:p text:style-name="P6">Nagyon bonyolult működésű ciklusok építhetők fel a segítségével.</text:p>
      <text:p text:style-name="P6">A nyelvek egy részében vannak olyan vezérlésátadó utasítások, amelyeket bármilyen fajta</text:p>
      <text:p text:style-name="P6">ciklus magjában kiadva, a ciklus szabályos befejezését eredményezik. Végtelen ciklus</text:p>
      <text:p text:style-name="P6">szabályosan csak így fejeztethető be.</text:p>
      <text:p text:style-name="P6">4.7. Vezérlő utasítások a C-ben</text:p>
      <text:p text:style-name="P6">A C-ben három vezérlő utasítás van még az eddigiekben tárgyalt végrehajtható utasításokon</text:p>
      <text:p text:style-name="P6">kívül:</text:p>
      <text:p text:style-name="P6">CONTINUE;</text:p>
      <text:p text:style-name="P6">Ciklus magjában alkalmazható. A ciklus magjának hátralévő utasításait nem hajtja végre,</text:p>
      <text:p text:style-name="P6">hanem az ismétlődés feltételeit vizsgálja meg és vagy újabb cikluslépésbe kezd, vagy befejezi</text:p>
      <text:p text:style-name="P6">a ciklust.</text:p>
      <text:p text:style-name="P6">BREAK;</text:p>
      <text:p text:style-name="P6">71Ciklus magjában, vagy többszörös elágaztató utasítás CASE-ágában helyezhető el. A ciklust</text:p>
      <text:p text:style-name="P6">szabályosan befejezteti, illetőleg kilép a többszörös elágaztató utasításból.</text:p>
      <text:p text:style-name="P6">RETURN [ kifejezés];</text:p>
      <text:p text:style-name="P6">Szabályosan befejezteti a függvényt és visszaadja a vezérlést a hívónak (l. 5.1. alfejezet).</text:p>
      <text:p text:style-name="P6">725. A PROGRAMO</text:p>
      <text:p text:style-name="P4">5.1. Alprogramok</text:p>
      <text:p text:style-name="P4">Az alprogram az eljárásorientált nyelvekben a procedurális absztrakció első megjelenési</text:p>
      <text:p text:style-name="P4">formája, alapvető szerepet játszik ebben a paradigmában, sőt meghatározója annak. Az</text:p>
      <text:p text:style-name="P4">alprogram mint absztrakciós eszköz egy bemeneti adatcsoportot képez le egy kimeneti</text:p>
      <text:p text:style-name="P4">adatcsoportra úgy, hogy egy specifikáció megadja az adatok leírását, de semmit nem tudunk</text:p>
      <text:p text:style-name="P4">magáról a tényleges leképezésről. Ismerjük a specifikációt, de nem ismerjük az</text:p>
      <text:p text:style-name="P4">implementációt.</text:p>
      <text:p text:style-name="P4">Az alprogram, mint programozási eszköz az újrafelhasználás eszköze. Akkor alkalmazható,</text:p>
      <text:p text:style-name="P4">ha a program különböző pontjain ugyanaz a programrész megismétlődik. Ez az ismétlődő</text:p>
      <text:p text:style-name="P4">programrész kiemelhető, egyszer kell megírni, és a program azon pontjain, ahol ez a</text:p>
      <text:p text:style-name="P4">programrész szerepelt volna, csak hivatkozni kell rá – az alprogram az adott helyeken</text:p>
      <text:p text:style-name="P4">meghívható, aktivizálható.</text:p>
      <text:p text:style-name="P4"><text:soft-page-break/>Az alprogram attól lesz absztrakciós eszköz, hogy a kiemelt programrészt formális</text:p>
      <text:p text:style-name="P4">paraméterekkel látjuk el, vagyis általánosabban írjuk meg, mint ahogyan az adott helyeken</text:p>
      <text:p text:style-name="P4">szerepelt volna.</text:p>
      <text:p text:style-name="P4">Formálisan az alprogram a következőképpen épül fel:</text:p>
      <text:p text:style-name="P4">– fej vagy specifikáció</text:p>
      <text:p text:style-name="P4">– törzs vagy implementáció</text:p>
      <text:p text:style-name="P4">74– vég</text:p>
      <text:p text:style-name="P4">Az alprogram, mint programozási eszköz négy komponensből áll:</text:p>
      <text:p text:style-name="P4">− név</text:p>
      <text:p text:style-name="P4">− formális paraméter lista</text:p>
      <text:p text:style-name="P4">− törzs</text:p>
      <text:p text:style-name="P4">− környezet</text:p>
      <text:p text:style-name="P4">A név egy azonosító, amely mindig a fejben szerepel. A formális paraméter lista is a</text:p>
      <text:p text:style-name="P4">specifikáció része. A formális paraméter listában azonosítók szerepelnek, ezek a törzsben</text:p>
      <text:p text:style-name="P4">saját programozási eszközök nevei lehetnek, és egy általános szerepkört írnak le, amelyet a</text:p>
      <text:p text:style-name="P4">hívás helyén konkretizálni kell az aktuális paraméterek segítségével.</text:p>
      <text:p text:style-name="P4">A korai nyelvekben a formális paraméter listán csak a paraméterek nevei szerepelhettek, a</text:p>
      <text:p text:style-name="P4">későbbi nyelvekben viszont itt megadhatók további olyan információk, melyek a paraméterek</text:p>
      <text:p text:style-name="P4">futás közbeni viselkedését szabályozzák.</text:p>
      <text:p text:style-name="P4">A formális paraméter lista kerek zárójelek között áll. A nyelvek egy része szerint a zárójelek a</text:p>
      <text:p text:style-name="P4">formális paraméter listához, mások szerint a névhez tartoznak.</text:p>
      <text:p text:style-name="P4">A formális paraméter lista lehet üres is, ekkor paraméter nélküli alprogramról beszélünk.</text:p>
      <text:p text:style-name="P4">A törzsben deklarációs és végrehajtható utasítások szerepelnek. A nyelvek egy része azt</text:p>
      <text:p text:style-name="P4">mondja, hogy ezeket el kell különíteni egymástól, tehát a törzsnek van egy deklarációs és egy</text:p>
      <text:p text:style-name="P4">végrehajtható része. Más nyelvek szerint viszont a kétféle utasítás tetszőlegesen keverhető.</text:p>
      <text:p text:style-name="P4">Az alprogramban deklarált programozási eszközök az alprogram lokális eszközei, ezek nevei</text:p>
      <text:p text:style-name="P4">az alprogram lokális nevei. A lokális nevek az alprogramon kívülről nem láthatók, azokat az</text:p>
      <text:p text:style-name="P4">alprogram elrejti a külvilág elől. Ezzel szemben léteznek a globális nevek, melyeket nem az</text:p>
      <text:p text:style-name="P4">adott alprogramban deklaráltunk, hanem valahol rajta kívül, de a törzsben szabályosan</text:p>
      <text:p text:style-name="P4">hivatkozhatunk rájuk.</text:p>
      <text:p text:style-name="P4">Egy alprogram környezete alatt a globális változók együttesét értjük.</text:p>
      <text:p text:style-name="P4">Az alprogramoknak két fajtája van: eljárás és függvény.</text:p>
      <text:p text:style-name="P4">75Az eljárás olyan alprogram, amely valamilyen tevékenységet hajt végre. A hívás helyén ezen</text:p>
      <text:p text:style-name="P4">tevékenység eredményét használhatjuk fel. Az eljárás a hatását a paramétereinek vagy a</text:p>
      <text:p text:style-name="P4">környezetének megváltoztatásával illetve a törzsben elhelyezett végrehajtható utasítások által</text:p>
      <text:p text:style-name="P4">meghatározott tevékenység elvégzésével fejti ki.</text:p>
      <text:p text:style-name="P4">A függvény olyan alprogram, amelynek az a feladata, hogy egyetlen értéket határozzon meg.</text:p>
      <text:p text:style-name="P4">Ez az érték általában tetszőleges típusú lehet. A függvény visszatérési értékének a típusa egy</text:p>
      <text:p text:style-name="P4">további olyan információ, amely hozzátartozik a függvény specifikációjához. A függvény</text:p>
      <text:p text:style-name="P4">visszatérési értékét mindig a neve hordozza, formálisan az közvetíti vissza a hívás helyére. A</text:p>
      <text:p text:style-name="P4">függvény törzsének végrehajtható utasításai a visszatérési érték meghatározását szolgálják.</text:p>
      <text:p text:style-name="P4">Azt a szituációt, amikor a függvény megváltoztatja paramétereit, vagy környezetét, a</text:p>
      <text:p text:style-name="P4">függvény mellékhatásának nevezzük. A mellékhatást általában károsnak tartják.</text:p>
      <text:p text:style-name="P4">Egy eljárást aktivizálni utasításszerűen lehet, azaz az eljáráshívás elhelyezhető bárhol, ahol</text:p>
      <text:p text:style-name="P4">végrehajtható utasítás állhat. Egyes nyelvekben van külön eljáráshívásra szolgáló alapszó (ez</text:p>
      <text:p text:style-name="P4">nagyon gyakran a CALL). Más nyelvekben nincs külön alapszó. Híváskor a vezérlés átadódik</text:p>
      <text:p text:style-name="P4">az eljárásra.</text:p>
      <text:p text:style-name="P4">Formálisan a hívás a következőképpen néz ki:</text:p>
      <text:p text:style-name="P4">[alapszó] eljárásnév(aktuális_paraméter_lista)</text:p>
      <text:p text:style-name="P4">Egy eljárás szabályosan befejeződhet a különböző nyelvekben, ha</text:p>
      <text:p text:style-name="P4">- elérjük a végét,</text:p>
      <text:p text:style-name="P4">- külön utasítással befejeztetjük, ez bárhol kiadható az eljárás törzsében.</text:p>
      <text:p text:style-name="P4"><text:soft-page-break/>Szabályos befejeződés esetén a program a hívást követő utasításon folytatódik.</text:p>
      <text:p text:style-name="P4">Általában nem szabályos befejezésnek tekintjük a következőket:</text:p>
      <text:p text:style-name="P4">- A nyelvek általában megengedik, hogy az eljárásból GOTO-utasítással kilépjünk, a</text:p>
      <text:p text:style-name="P4">megadott címkén folytatva a programot.</text:p>
      <text:p text:style-name="P4">- Van olyan eszköz a nyelvben, amely hatására a teljes program befejeződik, ekkor nyilván</text:p>
      <text:p text:style-name="P4">az eljárás maga is véget ér, és a vezérlés az operációs rendszerhez kerül vissza.</text:p>
      <text:p text:style-name="P4">76Függvényt meghívni csak kifejezésben lehet, a hívás alakja:</text:p>
      <text:p text:style-name="P4">függvénynév(aktuális_paraméter_lista)</text:p>
      <text:p text:style-name="P4">A függvényhívás után normális befejeződést feltételezve a vezérlés a kifejezésbe tér vissza és</text:p>
      <text:p text:style-name="P4">továbbfolytatódik annak a kiértékelése.</text:p>
      <text:p text:style-name="P4">Egy függvény a következő módokon határozhatja meg a visszatérési értékét:</text:p>
      <text:p text:style-name="P4">- A függvény törzsében változóként használható a függvény neve (pl. FORTRAN). A</text:p>
      <text:p text:style-name="P4">törzsben tetszőlegesen felhasználható és változtatható annak értéke. A visszatérési érték a</text:p>
      <text:p text:style-name="P4">legutoljára kapott érték lesz.</text:p>
      <text:p text:style-name="P4">- A függvény törzsében a függvény nevéhez értéket kell hozzárendelni. A függvény neve</text:p>
      <text:p text:style-name="P4">azt az értéket hordozza, amit utoljára kapott.</text:p>
      <text:p text:style-name="P4">- Külön utasítás szolgál a visszatérési érték meghatározására, amely egyben be is fejezteti a</text:p>
      <text:p text:style-name="P4">függvényt.</text:p>
      <text:p text:style-name="P4">A függvény szabályosan befejeződhet, ha</text:p>
      <text:p text:style-name="P4">- elérjük a végét és már van visszatérési érték,</text:p>
      <text:p text:style-name="P4">- befejeztető utasítást alkalmazunk és már van visszatérési érték,</text:p>
      <text:p text:style-name="P4">- olyan befejeztető utasítást alkalmazunk, amely egyben meghatározza a visszatérési értéket</text:p>
      <text:p text:style-name="P4">is.</text:p>
      <text:p text:style-name="P4">Nem szabályos a befejeződés, ha</text:p>
      <text:p text:style-name="P4">- elérjük a végét és nem határoztuk meg a visszatérési értéket,</text:p>
      <text:p text:style-name="P4">- olyan befejeztető utasítást alkalmazunk, amely nem határozza meg a visszatérési értéket</text:p>
      <text:p text:style-name="P4">és más módon sincs megadva az,</text:p>
      <text:p text:style-name="P4">- GOTO-utasítással lépünk ki.</text:p>
      <text:p text:style-name="P4">Az utolsó esetben a vezérlés a címkére adódik, tehát egyáltalán nem térünk vissza a kifejezés</text:p>
      <text:p text:style-name="P4">kiértékeléséhez. Kerülendő megoldás, nem biztonságos kódot eredményez. Az első két</text:p>
      <text:p text:style-name="P4">esetben a vezérlés visszatér a kifejezés kiértékeléséhez, azonban a függvény visszatérési</text:p>
      <text:p text:style-name="P4">értéke határozatlan. Egyes nyelvekben (pl. C) ez bizonyos szituációkban nem jelent</text:p>
      <text:p text:style-name="P4">problémát, általában viszont szemantikai hiba.</text:p>
      <text:p text:style-name="P4">77Az eljárásorientált programozási nyelvekben megírt minden programban kötelezően lennie</text:p>
      <text:p text:style-name="P4">kell egy speciális programegységnek, amit főprogramnak hívunk. Ez alprogram jellegű, a</text:p>
      <text:p text:style-name="P4">betöltő neki adja át a vezérlést és az összes többi programegység működését ő koordinálja.</text:p>
      <text:p text:style-name="P4">Egy program szabályos befejeződése a főprogram befejeződésével történik meg, ekkor a</text:p>
      <text:p text:style-name="P4">vezérlés visszakerül az operációs rendszerhez.</text:p>
      <text:p text:style-name="P4">5.2. Hívási lánc, rekurzió</text:p>
      <text:p text:style-name="P4">Egy programegység bármikor meghívhat egy másik programegységet, az egy újabb</text:p>
      <text:p text:style-name="P4">programegységet, és így tovább. Így kialakul egy hívási lánc. A hívási lánc első tagja mindig</text:p>
      <text:p text:style-name="P4">a főprogram.</text:p>
      <text:p text:style-name="P4">A hívási lánc minden tagja aktív, de csak a legutoljára meghívott</text:p>
      <text:p text:style-name="P4">programegység működik. Szabályos esetben mindig az utoljára meghívott programegység</text:p>
      <text:p text:style-name="P4">fejezi be legelőször a működését, és a vezérlés visszatér az őt meghívó programegységbe. A</text:p>
      <text:p text:style-name="P4">hívási lánc futás közben dinamikusan épül föl és bomlik le.</text:p>
      <text:p text:style-name="P4">Azt a szituációt, amikor egy aktív alprogramot hívunk meg, rekurziónak nevezzük.</text:p>
      <text:p text:style-name="P4">A rekurzió kétféle lehet:</text:p>
      <text:p text:style-name="P4">− közvetlen: egy alprogram önmagát hívja meg, vagyis a törzsben van egy hivatkozás saját</text:p>
      <text:p text:style-name="P4">magára.</text:p>
      <text:p text:style-name="P4">− közvetett: a hívási láncban már korábban szereplő alprogramot hívunk meg.</text:p>
      <text:p text:style-name="P4">A rekurzióval megvalósított algoritmus mindig átírható iteratív algoritmussá.</text:p>
      <text:p text:style-name="P4"><text:soft-page-break/>Egyes nyelvek nem ismerik a rekurziót (pl. FORTRAN), mások azt mondják, hogy minden</text:p>
      <text:p text:style-name="P4">alprogram alapértelmezett módon rekurzív, végül a nyelvek harmadik csoportjában a</text:p>
      <text:p text:style-name="P4">programozó döntheti el, hogy egy adott alprogram rekurzív legyen-e, vagy sem.</text:p>
      <text:p text:style-name="P4">5.3. Másodlagos belépési pontok</text:p>
      <text:p text:style-name="P4">Egyes nyelvek megengedik, hogy egy alprogramot meghívni ne csak a fejen keresztül</text:p>
      <text:p text:style-name="P4">lehessen, hanem a törzsben ki lehessen alakítani ún. másodlagos belépési pontokat, így vagy a</text:p>
      <text:p text:style-name="P4">78fejben megadott névvel vagy a másodlagos belépési pont nevével lehet hivatkozni az</text:p>
      <text:p text:style-name="P4">alprogramra. A másodlagos belépési pont képzése formálisan meg kell feleljen a</text:p>
      <text:p text:style-name="P4">specifikációnak. Ha függvényről van szó, akkor a típusnak meg kell egyeznie. Ha az adott</text:p>
      <text:p text:style-name="P4">alprogramba a fejen keresztül lépünk be, akkor az alprogram teljes törzse végrehajtódik,</text:p>
      <text:p text:style-name="P4">másodlagos belépési pont használata esetén a törzsnek csupán egy része hajtódik végre.</text:p>
      <text:p text:style-name="P4">5.4. Paraméterkiértékelés</text:p>
      <text:p text:style-name="P4">Paraméterkiértékelés alatt értjük azt a folyamatot, amikor egy alprogram hívásánál</text:p>
      <text:p text:style-name="P4">egymáshoz rendelődnek a formális- és aktuális paraméterek, és meghatározódnak azok az</text:p>
      <text:p text:style-name="P4">információk, amelyek a paraméterátadásnál a kommunikációt szolgáltatják.</text:p>
      <text:p text:style-name="P4">A paraméterkiértékelésnél mindig a formális paraméter lista az elsődleges, ezt az alprogram</text:p>
      <text:p text:style-name="P4">specifikációja tartalmazza, egy darab van belőle. Aktuális paraméter lista viszont annyi lehet,</text:p>
      <text:p text:style-name="P4">ahányszor meghívjuk az alprogramot. Tehát az egymáshoz rendelésnél mindig a formális</text:p>
      <text:p text:style-name="P4">paraméter lista a meghatározó, mindig az aktuális paramétereket rendeljük a formálisakhoz.</text:p>
      <text:p text:style-name="P4">A paraméterkiértékelésnek három aspektusa van, ezek az alábbi kérdésekre adnak választ.</text:p>
      <text:p text:style-name="P4">1. Melyik formális paraméterhez melyik aktuális paraméter fog hozzárendelődni?</text:p>
      <text:p text:style-name="P4">Ez történhet sorrendi kötés vagy névszerinti kötés szerint.</text:p>
      <text:p text:style-name="P4">Sorrendi kötés esetén a formális paraméterekhez a felsorolás sorrendjében rendelődnek hozzá</text:p>
      <text:p text:style-name="P4">az aktuális paraméterek: az elsőhöz az első, a másodikhoz a második, és így tovább. Ezt a</text:p>
      <text:p text:style-name="P4">lehetőséget minden nyelv ismeri, és általában ez az alapértelmezés.</text:p>
      <text:p text:style-name="P4">A névszerinti kötés esetén az aktuális paraméter listában határozhatjuk meg az egymáshoz</text:p>
      <text:p text:style-name="P4">rendelést úgy, hogy megadjuk a formális paraméter nevét és mellette valamilyen</text:p>
      <text:p text:style-name="P4">szintaktikával az aktuális paramétert. Ilyenkor lényegtelen a formális paraméterek sorrendje.</text:p>
      <text:p text:style-name="P4">Néhány nyelv ismeri.</text:p>
      <text:p text:style-name="P4">Alkalmazható a sorrendi és névszerinti kötés kombinációja együtt is úgy, hogy az aktuális</text:p>
      <text:p text:style-name="P4">paraméter lista elején sorrendi kötés, utána névszerinti kötés van.</text:p>
      <text:p text:style-name="P4">792. Hány darab aktuális paramétert kell megadni?</text:p>
      <text:p text:style-name="P4">Lehetséges, hogy a formális paraméterek száma fix, a formális paraméter lista adott számú</text:p>
      <text:p text:style-name="P4">paramétert tartalmaz. Ekkor a paraméterkiértékelés kétféle módon mehet végbe:</text:p>
      <text:p text:style-name="P4">- Az aktuális paraméterek számának meg kell egyeznie a formális paraméterek számával.</text:p>
      <text:p text:style-name="P4">- Az aktuális paraméterek száma kevesebb lehet, mint a formális paraméterek száma. Ez</text:p>
      <text:p text:style-name="P4">csak</text:p>
      <text:p text:style-name="P4">érték</text:p>
      <text:p text:style-name="P4">szerinti</text:p>
      <text:p text:style-name="P4">paraméterátadási</text:p>
      <text:p text:style-name="P4">mód</text:p>
      <text:p text:style-name="P4">esetén</text:p>
      <text:p text:style-name="P4">lehetséges.</text:p>
      <text:p text:style-name="P4">Azon</text:p>
      <text:p text:style-name="P4">formális</text:p>
      <text:p text:style-name="P4">paraméterekhez, amelyekhez nem tartozik aktuális paraméter, a formális paraméter</text:p>
      <text:p text:style-name="P4">listában alapértelmezett módon rendelődik érték</text:p>
      <text:p text:style-name="P4">Lehet olyan eset, amikor a formális paraméterek száma nem rögzített, tetszőleges. Ekkor az</text:p>
      <text:p text:style-name="P4">aktuális paraméterek száma is tetszőleges. Létezik olyan megoldás is, hogy a paraméterek</text:p>
      <text:p text:style-name="P4">számára van alsó korlát, tehát legalább ennyi aktuális paramétert szerepeltetni kell.</text:p>
      <text:p text:style-name="P4">3. Mi a viszony a formális és aktuális paraméterek típusai között?</text:p>
      <text:p text:style-name="P4">A nyelvek egyik része a típusegyenértékűséget vallja, ekkor az aktuális paraméter típusának</text:p>
      <text:p text:style-name="P4"><text:soft-page-break/>azonosnak kell lennie a formális paraméter típusával. A nyelvek másik része a</text:p>
      <text:p text:style-name="P4">típuskényszerítés alapján azt mondja, hogy az aktuális paraméter típusának konvertálhatónak</text:p>
      <text:p text:style-name="P4">kell lennie a formális paraméter típusára.</text:p>
      <text:p text:style-name="P4">5.5. Paraméterátadás</text:p>
      <text:p text:style-name="P4">A paraméterátadás az alprogramok és más programegységek közötti kommunikáció egy</text:p>
      <text:p text:style-name="P4">formája. A paraméterátadásnál mindig van egy hívó, ez tetszőleges programegység és egy</text:p>
      <text:p text:style-name="P4">hívott, amelyik mindig alprogram. Kérdés, hogy melyik irányban és milyen információ</text:p>
      <text:p text:style-name="P4">mozog?</text:p>
      <text:p text:style-name="P4">80A nyelvek a következő paraméterátadási módokat ismerik:</text:p>
      <text:p text:style-name="P4">– érték szerinti</text:p>
      <text:p text:style-name="P4">– cím szerinti</text:p>
      <text:p text:style-name="P4">– eredmény szerinti</text:p>
      <text:p text:style-name="P4">– érték-eredmény szerinti</text:p>
      <text:p text:style-name="P4">– név szerinti</text:p>
      <text:p text:style-name="P4">– szöveg szerinti</text:p>
      <text:p text:style-name="P4">Az érték szerinti paraméterátadás esetén a formális paramétereknek van címkomponensük a</text:p>
      <text:p text:style-name="P4">hívott alprogram területén. Az aktuális paraméternek rendelkeznie kell értékkomponenssel a</text:p>
      <text:p text:style-name="P4">hívó oldalon. Ez az érték meghatározódik a paraméterkiértékelés folyamán, majd átkerül a</text:p>
      <text:p text:style-name="P4">hívott alprogram területén lefoglalt címkomponensre. A formális paraméter kap egy</text:p>
      <text:p text:style-name="P4">kezdőértéket, és az alprogram ezzel az értékkel dolgozik a saját területén. Az</text:p>
      <text:p text:style-name="P4">információáramlás egyirányú, a hívótól a hívott felé irányul. A hívott alprogram semmit sem</text:p>
      <text:p text:style-name="P4">tud a hívóról, a saját területén dolgozik. Mindig van egy értékmásolás, és ez az érték</text:p>
      <text:p text:style-name="P4">tetszőleges bonyolultságú lehet. Ha egy egész adatcsoportot kell átmásolni, az hosszadalmas.</text:p>
      <text:p text:style-name="P4">Lényeges, hogy a két programegység egymástól függetlenül működik, és egymás működését</text:p>
      <text:p text:style-name="P4">az érték meghatározáson túl nem befolyásolják.</text:p>
      <text:p text:style-name="P4">Az aktuális paraméter kifejezés lehet.</text:p>
      <text:p text:style-name="P4">A cím szerinti paraméterátadásnál a formális paramétereknek nincs címkomponensük a hívott</text:p>
      <text:p text:style-name="P4">alprogram területén. Az aktuális paraméternek viszont rendelkeznie kell címkomponenssel a</text:p>
      <text:p text:style-name="P4">hívó területén. Paraméterkiértékeléskor meghatározódik az aktuális paraméter címe és</text:p>
      <text:p text:style-name="P4">átadódik a hívott alprogramnak, ez lesz a formális paraméter címkomponense. Tehát a</text:p>
      <text:p text:style-name="P4">meghívott alprogram a hívó területén dolgozik. Az információátadás kétirányú, az alprogram</text:p>
      <text:p text:style-name="P4">a hívó területéről átvehet értéket, és írhat is oda. Az alprogram átnyúl a hívó területre. Időben</text:p>
      <text:p text:style-name="P4">gyors, mert nincs értékmásolás, de veszélyes lehet, mivel a hívott alprogram hozzáfér a hívó</text:p>
      <text:p text:style-name="P4">területén lévő információkhoz, és szabálytalanul használhatja föl azokat.</text:p>
      <text:p text:style-name="P4">Az aktuális paraméter változó lehet.</text:p>
      <text:p text:style-name="P4">Az eredmény szerinti paraméterátadásnál a formális paraméternek van címkomponense a</text:p>
      <text:p text:style-name="P4">hívott alprogram területén, az aktuális paraméternek pedig lennie kell címkomponensének.</text:p>
      <text:p text:style-name="P4">81Paraméterkiértékeléskor meghatározódik az aktuális paraméter címe és átadódik a hívott</text:p>
      <text:p text:style-name="P4">alprogramnak, azonban az alprogram a saját területén dolgozik, és a futás közben nem</text:p>
      <text:p text:style-name="P4">használja ezt a címet. A működésének befejeztekor viszont átmásolja a formális paraméter</text:p>
      <text:p text:style-name="P4">értékét erre a címkomponensre. A kommunikáció egyirányú, a hívottól a hívó felé irányul.</text:p>
      <text:p text:style-name="P4">Van értékmásolás.</text:p>
      <text:p text:style-name="P4">Az aktuális paraméter változó lehet.</text:p>
      <text:p text:style-name="P4">Az érték-eredmény szerinti paraméterátadásnál a formális paraméternek van címkomponense</text:p>
      <text:p text:style-name="P4">a hívott területén és az aktuális paraméternek rendelkeznie kell érték- és címkomponenssel. A</text:p>
      <text:p text:style-name="P4">paraméterkiértékelésnél meghatározódik az aktuális paraméter értéke és címe és mindkettő</text:p>
      <text:p text:style-name="P4">átkerül a hívotthoz. Az alprogram a kapott értékkel, mint kezdőértékkel kezd el dolgozni a</text:p>
      <text:p text:style-name="P4">saját területén és a címet nem használja. Miután viszont befejeződik, a formális paraméter</text:p>
      <text:p text:style-name="P4">értéke átmásolódik az aktuális paraméter címére. A kommunikáció kétirányú, kétszer van</text:p>
      <text:p text:style-name="P4"><text:soft-page-break/>értékmásolás.</text:p>
      <text:p text:style-name="P4">Az aktuális paraméter változó lehet.</text:p>
      <text:p text:style-name="P4">Név szerinti paraméterátadásnál az aktuális paraméter egy, az adott szövegkörnyezetben</text:p>
      <text:p text:style-name="P4">értelmezhető tetszőleges szimbólumsorozat lehet. A paraméterkiértékelésnél rögzítődik az</text:p>
      <text:p text:style-name="P4">alprogram szövegkörnyezete, itt értelmezésre kerül az aktuális paraméter, majd a</text:p>
      <text:p text:style-name="P4">szimbólumsorozat a formális paraméter nevének minden előfordulását felülírja az alprogram</text:p>
      <text:p text:style-name="P4">szövegében és ezután fut le az. Az információáramlás iránya az aktuális paraméter adott</text:p>
      <text:p text:style-name="P4">szövegkörnyezetbeli értelmezésétől függ.</text:p>
      <text:p text:style-name="P4">A szöveg szerinti paraméterátadás a név szerintinek egy változata, annyiban különbözik tőle,</text:p>
      <text:p text:style-name="P4">hogy a hívás után az alprogram elkezd működni, az aktuális paraméter értelmező</text:p>
      <text:p text:style-name="P4">szövegkörnyezetének rögzítése és a formális paraméter felülírása csak akkor következik be,</text:p>
      <text:p text:style-name="P4">amikor a formális paraméter neve először fordul elő az alprogram szövegében a végrehajtás</text:p>
      <text:p text:style-name="P4">folyamán.</text:p>
      <text:p text:style-name="P4">Alprogramok esetén típust paraméterként átadni nem lehet.</text:p>
      <text:p text:style-name="P4">Egy adott esetben a paraméterátadás módját az alábbiak döntik el:</text:p>
      <text:p text:style-name="P4">- a nyelv csak egyetlen paraméterátadási módot ismer (pl. C)</text:p>
      <text:p text:style-name="P4">82- a formális paraméter listában explicit módon meg kell adni a paraméterátadási módot (pl.</text:p>
      <text:p text:style-name="P4">Ada)</text:p>
      <text:p text:style-name="P4">- az aktuális és formális paraméter típusa együttesen dönti el (pl. PL/I)</text:p>
      <text:p text:style-name="P4">- a formális paraméter típusa dönti el (pl. FORTRAN)</text:p>
      <text:p text:style-name="P4">Az alprogramok formális paramétereit három csoportra oszthatjuk:</text:p>
      <text:p text:style-name="P4">- Input paraméterek: ezek segítségével az alprogram kap információt a hívótól (pl. érték</text:p>
      <text:p text:style-name="P4">szerinti paraméterátadás).</text:p>
      <text:p text:style-name="P4">- Output paraméterek: a hívott alprogram ad át információt a hívónak (pl. eredmény szerinti</text:p>
      <text:p text:style-name="P4">paraméterátadás).</text:p>
      <text:p text:style-name="P4">- Input-output paraméterek: az információ mindkét irányba mozog (pl. érték-eredmény</text:p>
      <text:p text:style-name="P4">szerinti paraméterátadás).</text:p>
      <text:p text:style-name="P6">KIVÉTELKEZELÉS</text:p>
      <text:p text:style-name="P6">A kivételkezelési eszközrendszer azt teszi lehetővé, hogy az operációs rendszertől átvegyük a</text:p>
      <text:p text:style-name="P6">megszakítások kezelését, felhozzuk azt a program szintjére. A kivételek olyan események,</text:p>
      <text:p text:style-name="P6">amelyek megszakítást okoznak. A kivételkezelés az a tevékenység, amelyet a program végez,</text:p>
      <text:p text:style-name="P6">ha egy kivétel következik be. Kivételkezelő alatt egy olyan programrészt fogunk érteni, amely</text:p>
      <text:p text:style-name="P6">működésbe lép egy adott kivétel bekövetkezte után, reagálva az eseményre.</text:p>
      <text:p text:style-name="P6">A kivételkezelés az eseményvezérlés lehetőségét teszi lehetővé a programozásban.</text:p>
      <text:p text:style-name="P6">Operációs rendszer szinten lehetőség van bizonyos megszakítások maszkolására. Ez a</text:p>
      <text:p text:style-name="P6">lehetőség megvan nyelvi szinten is. Egyes kivételek figyelése letiltható vagy engedélyezhető.</text:p>
      <text:p text:style-name="P6">Egy kivétel figyelésének letiltása a legegyszerűbb kivételkezelés. Ekkor az esemény hatására</text:p>
      <text:p text:style-name="P6">a megszakítás bekövetkezik, feljön programszintre, kiváltódik a kivétel, de a program nem</text:p>
      <text:p text:style-name="P6">vesz róla tudomást, fut tovább. Természetesen nem tudjuk, hogy ennek milyen hatása lesz a</text:p>
      <text:p text:style-name="P6">program további működésére, lehet, hogy az rosszul, vagy sehogy sem tudja folytatni</text:p>
      <text:p text:style-name="P6">munkáját.</text:p>
      <text:p text:style-name="P6">A kivételeknek általában van neve (vagy egy kapcsolódó sztring, amely gyakran az</text:p>
      <text:p text:style-name="P6">eseményhez kapcsolódó üzenet szerepét játssza) és kódja (ami általában egy egész szám).</text:p>
      <text:p text:style-name="P6">A kivételkezelés a PL/I-ben jelenik meg és az Ada is rendelkezik vele. A két nyelv kétfajta</text:p>
      <text:p text:style-name="P6">kivételkezelési filozófiát vall. A PL/I azt mondja, hogy ha egy program futása folyamán</text:p>
      <text:p text:style-name="P6">bekövetkezik egy kivétel, akkor az azért van, mert a program által realizált algoritmust nem</text:p>
      <text:p text:style-name="P6">készítettük föl az adott esemény kezelésére, olyan szituáció következett be, amelyre speciális</text:p>
      <text:p text:style-name="P6">módon kell reagálni. Ekkor keressük meg az esemény bekövetkeztének az okát, szüntessük</text:p>
      <text:p text:style-name="P6">meg a speciális szituációt és térjünk vissza a program normál működéséhez, folytassuk a</text:p>
      <text:p text:style-name="P6">programot ott, ahol a kivétel kiváltódott.</text:p>
      <text:p text:style-name="P6">Az Ada szerint viszont, ha bekövetkezik a speciális szituáció, akkor hagyjuk ott az eredeti</text:p>
      <text:p text:style-name="P6">tevékenységet, végezzünk olyan tevékenységet, ami adekvát a bekövetkezett eseménnyel és</text:p>
      <text:p text:style-name="P6"><text:soft-page-break/>ne térjünk vissza oda, ahol a kivétel kiváltódott.</text:p>
      <text:p text:style-name="P6">A kivételkezelési eszközrendszerrel kapcsolatban a nyelveknek a következő kérdéseket kell</text:p>
      <text:p text:style-name="P6">megválaszolni:</text:p>
      <text:p text:style-name="P6">1131. Milyen beépített kivételek vannak a nyelvben?</text:p>
      <text:p text:style-name="P6">2. Definiálhat-e a programozó saját kivételt?</text:p>
      <text:p text:style-name="P6">3. Milyenek a kivételkezelő hatásköri szabályai?</text:p>
      <text:p text:style-name="P6">4. A kivételkezelés köthető-e programelemekhez (kifejezés, utasítás, programegység)?</text:p>
      <text:p text:style-name="P6">5. Hogyan folytatódik a program a kivételkezelés után?</text:p>
      <text:p text:style-name="P6">6. Mi történik, ha kivételkezelőben következik be kivétel?</text:p>
      <text:p text:style-name="P6">7. Van-e a nyelvben beépített kivételkezelő?</text:p>
      <text:p text:style-name="P6">8. Van-e lehetőség arra, hogy bármely kivételt kezelő (általános) kivételkezelőt írjunk?</text:p>
      <text:p text:style-name="P6">9. Lehet-e parametrizálni a kivételkezelőt?</text:p>
      <text:p text:style-name="P6">Sem a PL/I-ben, sem az Adában nincs parametrizált és beépített kivételkezelő, a részleteket</text:p>
      <text:p text:style-name="P6">illetően pedig az alábbiakat mondják.</text:p>
      <text:p text:style-name="P4"/>
      <text:p text:style-name="P4">12. Az operációs rendszer feladata, csoportosításainak szempontjai. Felhasználókezelés,</text:p>
      <text:p text:style-name="P5">folyamatkezelés, fájlrendszerek tulajdonságai, eszközkezelés, kimentés, hálózatkezelés, biztonsági kérdések, telepítési lehetőségek. Virtuális gépek fogalma, egy konkrét virtuális gép ismertetése. </text:p>
      <text:p text:style-name="P5"/>
      <text:p text:style-name="P3">Gazdaságtudományi tételek:</text:p>
      <text:p text:style-name="P3"/>
      <text:p text:style-name="P4">13. A pénz időértéke, a jelenérték-számítás alapjai. Annuitás, örökjáradék, belső megtérülési ráta, kötvények és értékelésük.</text:p>
      <text:p text:style-name="P4"/>
      <text:p text:style-name="P4"/>
      <text:p text:style-name="P4">14. Részvények és értékelésük. Pénzügyi beszámolón alapuló mutatócsaládok (likviditás, tőkeáttétel, hatékonyság, jövedelmezőség és piaci mutatók).</text:p>
      <text:p text:style-name="P4"/>
      <text:p text:style-name="P4"/>
      <text:p text:style-name="P4">15. A mérleg tartalma, a mérlegtételek értékelése, valamint az eredménykimutatás tartalma, típusai a Számviteli törvény szerint. A Nemzetközi Pénzügyi Beszámolási Standardok (IFRS-ek) rendszere. A pénzügyi kimutatások fő részei. A magyar szabályozás és az IFRS-ek fontosabb eltérései.</text:p>
      <text:p text:style-name="P5"/>
      <text:p text:style-name="P4"/>
      <text:p text:style-name="P4">16. Termékpolitika, Árpolitika.</text:p>
      <text:p text:style-name="P4"/>
      <text:p text:style-name="P4"/>
      <text:p text:style-name="P4">17. Promóció, Disztribúció.</text:p>
      <text:p text:style-name="P4"/>
      <text:p text:style-name="P4"/>
      <text:p text:style-name="P4">18. A vezetés fogalma, funkciói. A vezetéselméletek főbb csoportjai és jellemzőik.</text:p>
      <text:p text:style-name="P4"/>
      <text:p text:style-name="P4"/>
      <text:p text:style-name="P4">19. A szervezeti struktúra kialakítását befolyásoló tényezők, struktúra típusok és jellemzőik.</text:p>
      <text:p text:style-name="P4">20. Az Európai Integráció elvi és elméleti alapjai. Az EU intézményrendszerének legfontosabb</text:p>
      <text:p text:style-name="P4">intézményei és főbb jellemzőik, döntéshozatal.</text:p>
      <text:p text:style-name="P4"/>
      <text:p text:style-name="P4"/>
      <text:p text:style-name="P4">21. A menedzsmentkontroll-rendszerek sajátosságai. A menedzsmentkontroll határai, a kontroll, vezetés és rendszerek fogalmainak meghatározása. Célkongruencia, szervezeti <text:soft-page-break/>struktúra típusok, következmények a kontrollrendszer megtervezése szempontjából, a kontroller helye a szervezetben.</text:p>
      <text:p text:style-name="P4"/>
      <text:p text:style-name="P4"/>
      <text:p text:style-name="P4"/>
      <text:p text:style-name="P4">22. Felelősségi egységek. Felelősségi egységek jellemzői, típusai. A költségközpont típusai,</text:p>
      <text:p text:style-name="P4">standardköltség-központ, diszkrecionálisköltség-központ. Eredményközpont, illetve</text:p>
      <text:p text:style-name="P4">jövedelmezőségének méré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3:02:02.220131831</meta:creation-date>
    <dc:date>2020-11-01T19:00:24.518654845</dc:date>
    <meta:editing-duration>PT1H45M36S</meta:editing-duration>
    <meta:editing-cycles>9</meta:editing-cycles>
    <meta:generator>LibreOffice/6.0.7.3$Linux_x86 LibreOffice_project/00m0$Build-3</meta:generator>
    <meta:document-statistic meta:table-count="0" meta:image-count="0" meta:object-count="0" meta:page-count="78" meta:paragraph-count="3532" meta:word-count="35679" meta:character-count="266960" meta:non-whitespace-character-count="234752"/>
  </office:meta>
</office:document-meta>
</file>